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57.22mm"/>
    </style:style>
    <style:style style:name="co12" style:family="table-column">
      <style:table-column-properties fo:break-before="auto" style:column-width="55.3mm"/>
    </style:style>
    <style:style style:name="co13" style:family="table-column">
      <style:table-column-properties fo:break-before="auto" style:column-width="44.71mm"/>
    </style:style>
    <style:style style:name="co14" style:family="table-column">
      <style:table-column-properties fo:break-before="auto" style:column-width="37.57mm"/>
    </style:style>
    <style:style style:name="co15" style:family="table-column">
      <style:table-column-properties fo:break-before="auto" style:column-width="66.62mm"/>
    </style:style>
    <style:style style:name="co16" style:family="table-column">
      <style:table-column-properties fo:break-before="auto" style:column-width="72.81mm"/>
    </style:style>
    <style:style style:name="co17" style:family="table-column">
      <style:table-column-properties fo:break-before="auto" style:column-width="40.16mm"/>
    </style:style>
    <style:style style:name="co18" style:family="table-column">
      <style:table-column-properties fo:break-before="auto" style:column-width="109.29mm"/>
    </style:style>
    <style:style style:name="co19" style:family="table-column">
      <style:table-column-properties fo:break-before="auto" style:column-width="12.91mm"/>
    </style:style>
    <style:style style:name="co20" style:family="table-column">
      <style:table-column-properties fo:break-before="auto" style:column-width="22.67mm"/>
    </style:style>
    <style:style style:name="co21" style:family="table-column">
      <style:table-column-properties fo:break-before="auto" style:column-width="65.69mm"/>
    </style:style>
    <style:style style:name="co22" style:family="table-column">
      <style:table-column-properties fo:break-before="auto" style:column-width="34.31mm"/>
    </style:style>
    <style:style style:name="co23" style:family="table-column">
      <style:table-column-properties fo:break-before="auto" style:column-width="9.23mm"/>
    </style:style>
    <style:style style:name="co24" style:family="table-column">
      <style:table-column-properties fo:break-before="auto" style:column-width="80.75mm"/>
    </style:style>
    <style:style style:name="co25" style:family="table-column">
      <style:table-column-properties fo:break-before="auto" style:column-width="62.76mm"/>
    </style:style>
    <style:style style:name="co26" style:family="table-column">
      <style:table-column-properties fo:break-before="auto" style:column-width="62.02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84" style:family="table-column">
      <style:table-column-properties fo:break-before="auto" style:column-width="39.53mm"/>
    </style:style>
    <style:style style:name="co85" style:family="table-column">
      <style:table-column-properties fo:break-before="auto" style:column-width="49.42mm"/>
    </style:style>
    <style:style style:name="co86" style:family="table-column">
      <style:table-column-properties fo:break-before="auto" style:column-width="40.04mm"/>
    </style:style>
    <style:style style:name="co87" style:family="table-column">
      <style:table-column-properties fo:break-before="auto" style:column-width="19.93mm"/>
    </style:style>
    <style:style style:name="co88" style:family="table-column">
      <style:table-column-properties fo:break-before="auto" style:column-width="22.79mm"/>
    </style:style>
    <style:style style:name="co89" style:family="table-column">
      <style:table-column-properties fo:break-before="auto" style:column-width="141.48mm"/>
    </style:style>
    <style:style style:name="co90" style:family="table-column">
      <style:table-column-properties fo:break-before="auto" style:column-width="158.4mm"/>
    </style:style>
    <style:style style:name="co91" style:family="table-column">
      <style:table-column-properties fo:break-before="auto" style:column-width="41.28mm"/>
    </style:style>
    <style:style style:name="co92" style:family="table-column">
      <style:table-column-properties fo:break-before="auto" style:column-width="25.08mm"/>
    </style:style>
    <style:style style:name="co93" style:family="table-column">
      <style:table-column-properties fo:break-before="auto" style:column-width="44.13mm"/>
    </style:style>
    <style:style style:name="co94" style:family="table-column">
      <style:table-column-properties fo:break-before="auto" style:column-width="67.27mm"/>
    </style:style>
    <style:style style:name="co95" style:family="table-column">
      <style:table-column-properties fo:break-before="auto" style:column-width="7.99mm"/>
    </style:style>
    <style:style style:name="co96" style:family="table-column">
      <style:table-column-properties fo:break-before="auto" style:column-width="8.29mm"/>
    </style:style>
    <style:style style:name="co97" style:family="table-column">
      <style:table-column-properties fo:break-before="auto" style:column-width="6.69mm"/>
    </style:style>
    <style:style style:name="co98" style:family="table-column">
      <style:table-column-properties fo:break-before="auto" style:column-width="104.26mm"/>
    </style:style>
    <style:style style:name="co99" style:family="table-column">
      <style:table-column-properties fo:break-before="auto" style:column-width="4.3mm"/>
    </style:style>
    <style:style style:name="co100" style:family="table-column">
      <style:table-column-properties fo:break-before="auto" style:column-width="10.76mm"/>
    </style:style>
    <style:style style:name="co101" style:family="table-column">
      <style:table-column-properties fo:break-before="auto" style:column-width="10.44mm"/>
    </style:style>
    <style:style style:name="co102" style:family="table-column">
      <style:table-column-properties fo:break-before="auto" style:column-width="18.45mm"/>
    </style:style>
    <style:style style:name="co103" style:family="table-column">
      <style:table-column-properties fo:break-before="auto" style:column-width="14.13mm"/>
    </style:style>
    <style:style style:name="co104" style:family="table-column">
      <style:table-column-properties fo:break-before="auto" style:column-width="6.76mm"/>
    </style:style>
    <style:style style:name="co105" style:family="table-column">
      <style:table-column-properties fo:break-before="auto" style:column-width="7.67mm"/>
    </style:style>
    <style:style style:name="co106" style:family="table-column">
      <style:table-column-properties fo:break-before="auto" style:column-width="6.14mm"/>
    </style:style>
    <style:style style:name="co107" style:family="table-column">
      <style:table-column-properties fo:break-before="auto" style:column-width="5.52mm"/>
    </style:style>
    <style:style style:name="co108" style:family="table-column">
      <style:table-column-properties fo:break-before="auto" style:column-width="4.45mm"/>
    </style:style>
    <style:style style:name="co109" style:family="table-column">
      <style:table-column-properties fo:break-before="auto" style:column-width="43.96mm"/>
    </style:style>
    <style:style style:name="co110" style:family="table-column">
      <style:table-column-properties fo:break-before="auto" style:column-width="39.95mm"/>
    </style:style>
    <style:style style:name="co111" style:family="table-column">
      <style:table-column-properties fo:break-before="auto" style:column-width="113.42mm"/>
    </style:style>
    <style:style style:name="co112" style:family="table-column">
      <style:table-column-properties fo:break-before="auto" style:column-width="44.98mm"/>
    </style:style>
    <style:style style:name="co113" style:family="table-column">
      <style:table-column-properties fo:break-before="auto" style:column-width="20.94mm"/>
    </style:style>
    <style:style style:name="co114" style:family="table-column">
      <style:table-column-properties fo:break-before="auto" style:column-width="23.44mm"/>
    </style:style>
    <style:style style:name="co115" style:family="table-column">
      <style:table-column-properties fo:break-before="auto" style:column-width="23.69mm"/>
    </style:style>
    <style:style style:name="co116" style:family="table-column">
      <style:table-column-properties fo:break-before="auto" style:column-width="32.61mm"/>
    </style:style>
    <style:style style:name="co117" style:family="table-column">
      <style:table-column-properties fo:break-before="auto" style:column-width="59.43mm"/>
    </style:style>
    <style:style style:name="co118" style:family="table-column">
      <style:table-column-properties fo:break-before="auto" style:column-width="29.53mm"/>
    </style:style>
    <style:style style:name="co119" style:family="table-column">
      <style:table-column-properties fo:break-before="auto" style:column-width="5.49mm"/>
    </style:style>
    <style:style style:name="co120" style:family="table-column">
      <style:table-column-properties fo:break-before="auto" style:column-width="60.48mm"/>
    </style:style>
    <style:style style:name="co121" style:family="table-column">
      <style:table-column-properties fo:break-before="auto" style:column-width="19.86mm"/>
    </style:style>
    <style:style style:name="co122" style:family="table-column">
      <style:table-column-properties fo:break-before="auto" style:column-width="8.47mm"/>
    </style:style>
    <style:style style:name="co123" style:family="table-column">
      <style:table-column-properties fo:break-before="auto" style:column-width="7.55mm"/>
    </style:style>
    <style:style style:name="co124" style:family="table-column">
      <style:table-column-properties fo:break-before="auto" style:column-width="13.78mm"/>
    </style:style>
    <style:style style:name="co125" style:family="table-column">
      <style:table-column-properties fo:break-before="auto" style:column-width="40.11mm"/>
    </style:style>
    <style:style style:name="co126" style:family="table-column">
      <style:table-column-properties fo:break-before="auto" style:column-width="10.3mm"/>
    </style:style>
    <style:style style:name="co127" style:family="table-column">
      <style:table-column-properties fo:break-before="auto" style:column-width="8.93mm"/>
    </style:style>
    <style:style style:name="co128" style:family="table-column">
      <style:table-column-properties fo:break-before="auto" style:column-width="9.95mm"/>
    </style:style>
    <style:style style:name="co129" style:family="table-column">
      <style:table-column-properties fo:break-before="auto" style:column-width="5.7mm"/>
    </style:style>
    <style:style style:name="co130" style:family="table-column">
      <style:table-column-properties fo:break-before="auto" style:column-width="8.8mm"/>
    </style:style>
    <style:style style:name="co131" style:family="table-column">
      <style:table-column-properties fo:break-before="auto" style:column-width="5.03mm"/>
    </style:style>
    <style:style style:name="co132" style:family="table-column">
      <style:table-column-properties fo:break-before="auto" style:column-width="48.68mm"/>
    </style:style>
    <style:style style:name="co133" style:family="table-column">
      <style:table-column-properties fo:break-before="auto" style:column-width="128.22mm"/>
    </style:style>
    <style:style style:name="co134" style:family="table-column">
      <style:table-column-properties fo:break-before="auto" style:column-width="109.77mm"/>
    </style:style>
    <style:style style:name="co135" style:family="table-column">
      <style:table-column-properties fo:break-before="auto" style:column-width="97.88mm"/>
    </style:style>
    <style:style style:name="co136" style:family="table-column">
      <style:table-column-properties fo:break-before="auto" style:column-width="27.66mm"/>
    </style:style>
    <style:style style:name="co137" style:family="table-column">
      <style:table-column-properties fo:break-before="auto" style:column-width="24.99mm"/>
    </style:style>
    <style:style style:name="co138" style:family="table-column">
      <style:table-column-properties fo:break-before="auto" style:column-width="18.24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19.97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169" style:family="table-column">
      <style:table-column-properties fo:break-before="auto" style:column-width="94.63mm"/>
    </style:style>
    <style:style style:name="co170" style:family="table-column">
      <style:table-column-properties fo:break-before="auto" style:column-width="54.26mm"/>
    </style:style>
    <style:style style:name="co171" style:family="table-column">
      <style:table-column-properties fo:break-before="auto" style:column-width="45.42mm"/>
    </style:style>
    <style:style style:name="co172" style:family="table-column">
      <style:table-column-properties fo:break-before="auto" style:column-width="63.71mm"/>
    </style:style>
    <style:style style:name="co173" style:family="table-column">
      <style:table-column-properties fo:break-before="auto" style:column-width="70.96mm"/>
    </style:style>
    <style:style style:name="co174" style:family="table-column">
      <style:table-column-properties fo:break-before="auto" style:column-width="64.54mm"/>
    </style:style>
    <style:style style:name="co175" style:family="table-column">
      <style:table-column-properties fo:break-before="auto" style:column-width="28.8mm"/>
    </style:style>
    <style:style style:name="co176" style:family="table-column">
      <style:table-column-properties fo:break-before="auto" style:column-width="101.56mm"/>
    </style:style>
    <style:style style:name="co177" style:family="table-column">
      <style:table-column-properties fo:break-before="auto" style:column-width="31.03mm"/>
    </style:style>
    <style:style style:name="co178" style:family="table-column">
      <style:table-column-properties fo:break-before="auto" style:column-width="121.66mm"/>
    </style:style>
    <style:style style:name="co179" style:family="table-column">
      <style:table-column-properties fo:break-before="auto" style:column-width="184.33mm"/>
    </style:style>
    <style:style style:name="ro1" style:family="table-row">
      <style:table-row-properties style:row-height="4.96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21.57mm" fo:break-before="auto" style:use-optimal-row-height="true"/>
    </style:style>
    <style:style style:name="ro5" style:family="table-row">
      <style:table-row-properties style:row-height="13.16mm" fo:break-before="auto" style:use-optimal-row-height="true"/>
    </style:style>
    <style:style style:name="ro6" style:family="table-row">
      <style:table-row-properties style:row-height="4.52mm" fo:break-before="auto" style:use-optimal-row-height="false"/>
    </style:style>
    <style:style style:name="ro7" style:family="table-row">
      <style:table-row-properties style:row-height="30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1.06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9.74mm" fo:break-before="auto" style:use-optimal-row-height="true"/>
    </style:style>
    <style:style style:name="ro13" style:family="table-row">
      <style:table-row-properties style:row-height="10mm" fo:break-before="auto" style:use-optimal-row-height="false"/>
    </style:style>
    <style:style style:name="ro14" style:family="table-row">
      <style:table-row-properties style:row-height="8.98mm" fo:break-before="auto" style:use-optimal-row-height="true"/>
    </style:style>
    <style:style style:name="ro15" style:family="table-row">
      <style:table-row-properties style:row-height="4.52mm" fo:break-before="auto" style:use-optimal-row-height="true"/>
    </style:style>
    <style:style style:name="ro16" style:family="table-row">
      <style:table-row-properties style:row-height="4.5mm" fo:break-before="auto" style:use-optimal-row-height="false"/>
    </style:style>
    <style:style style:name="ro17" style:family="table-row">
      <style:table-row-properties style:row-height="44.45mm" fo:break-before="auto" style:use-optimal-row-height="true"/>
    </style:style>
    <style:style style:name="ro18" style:family="table-row">
      <style:table-row-properties style:row-height="13.21mm" fo:break-before="auto" style:use-optimal-row-height="true"/>
    </style:style>
    <style:style style:name="ro19" style:family="table-row">
      <style:table-row-properties style:row-height="17.44mm" fo:break-before="auto" style:use-optimal-row-height="true"/>
    </style:style>
    <style:style style:name="ro20" style:family="table-row">
      <style:table-row-properties style:row-height="10.78mm" fo:break-before="auto" style:use-optimal-row-height="true"/>
    </style:style>
    <style:style style:name="ro21" style:family="table-row">
      <style:table-row-properties style:row-height="21.68mm" fo:break-before="auto" style:use-optimal-row-height="true"/>
    </style:style>
    <style:style style:name="ro22" style:family="table-row">
      <style:table-row-properties style:row-height="9.47mm" fo:break-before="auto" style:use-optimal-row-height="true"/>
    </style:style>
    <style:style style:name="ro23" style:family="table-row">
      <style:table-row-properties style:row-height="17.37mm" fo:break-before="auto" style:use-optimal-row-height="true"/>
    </style:style>
    <style:style style:name="ro24" style:family="table-row">
      <style:table-row-properties style:row-height="36.69mm" fo:break-before="auto" style:use-optimal-row-height="false"/>
    </style:style>
    <style:style style:name="ro25" style:family="table-row">
      <style:table-row-properties style:row-height="22.52mm" fo:break-before="auto" style:use-optimal-row-height="false"/>
    </style:style>
    <style:style style:name="ro26" style:family="table-row">
      <style:table-row-properties style:row-height="19.74mm" fo:break-before="auto" style:use-optimal-row-height="false"/>
    </style:style>
    <style:style style:name="ro27" style:family="table-row">
      <style:table-row-properties style:row-height="33.66mm" fo:break-before="auto" style:use-optimal-row-height="false"/>
    </style:style>
    <style:style style:name="ro28" style:family="table-row">
      <style:table-row-properties style:row-height="11.38mm" fo:break-before="auto" style:use-optimal-row-height="false"/>
    </style:style>
    <style:style style:name="ro29" style:family="table-row">
      <style:table-row-properties style:row-height="72.13mm" fo:break-before="auto" style:use-optimal-row-height="true"/>
    </style:style>
    <style:style style:name="ro30" style:family="table-row">
      <style:table-row-properties style:row-height="67.65mm" fo:break-before="auto" style:use-optimal-row-height="true"/>
    </style:style>
    <style:style style:name="ro31" style:family="table-row">
      <style:table-row-properties style:row-height="58.7mm" fo:break-before="auto" style:use-optimal-row-height="true"/>
    </style:style>
    <style:style style:name="ro32" style:family="table-row">
      <style:table-row-properties style:row-height="5.73mm" fo:break-before="auto" style:use-optimal-row-height="false"/>
    </style:style>
    <style:style style:name="ro33" style:family="table-row">
      <style:table-row-properties style:row-height="20.5mm" fo:break-before="auto" style:use-optimal-row-height="false"/>
    </style:style>
    <style:style style:name="ro34" style:family="table-row">
      <style:table-row-properties style:row-height="15.95mm" fo:break-before="auto" style:use-optimal-row-height="false"/>
    </style:style>
    <style:style style:name="ro35" style:family="table-row">
      <style:table-row-properties style:row-height="14.68mm" fo:break-before="auto" style:use-optimal-row-height="false"/>
    </style:style>
    <style:style style:name="ro36" style:family="table-row">
      <style:table-row-properties style:row-height="9.61mm" fo:break-before="auto" style:use-optimal-row-height="false"/>
    </style:style>
    <style:style style:name="ro37" style:family="table-row">
      <style:table-row-properties style:row-height="55.28mm" fo:break-before="auto" style:use-optimal-row-height="true"/>
    </style:style>
    <style:style style:name="ro38" style:family="table-row">
      <style:table-row-properties style:row-height="5.26mm" fo:break-before="auto" style:use-optimal-row-height="true"/>
    </style:style>
    <style:style style:name="ro39" style:family="table-row">
      <style:table-row-properties style:row-height="54.22mm" fo:break-before="auto" style:use-optimal-row-height="true"/>
    </style:style>
    <style:style style:name="ro40" style:family="table-row">
      <style:table-row-properties style:row-height="18.42mm" fo:break-before="auto" style:use-optimal-row-height="true"/>
    </style:style>
    <style:style style:name="ro41" style:family="table-row">
      <style:table-row-properties style:row-height="36.32mm" fo:break-before="auto" style:use-optimal-row-height="true"/>
    </style:style>
    <style:style style:name="ro42" style:family="table-row">
      <style:table-row-properties style:row-height="4.99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40.8mm" fo:break-before="auto" style:use-optimal-row-height="true"/>
    </style:style>
    <style:style style:name="ro46" style:family="table-row">
      <style:table-row-properties style:row-height="5.61mm" fo:break-before="auto" style:use-optimal-row-height="true"/>
    </style:style>
    <style:style style:name="ro47" style:family="table-row">
      <style:table-row-properties style:row-height="28.17mm" fo:break-before="auto" style:use-optimal-row-height="true"/>
    </style:style>
    <style:style style:name="ro48"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81" style:family="table-cell" style:parent-style-name="Default">
      <style:table-cell-properties fo:background-color="#cccccc"/>
      <style:text-properties fo:font-weight="bold" style:font-weight-asian="bold" style:font-weight-complex="bold"/>
    </style:style>
    <style:style style:name="ce182" style:family="table-cell" style:parent-style-name="Default">
      <style:text-properties fo:font-size="10pt" style:font-size-asian="10pt" style:font-size-complex="10pt"/>
    </style:style>
    <style:style style:name="ce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4"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5"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6"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9"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50"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51"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5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5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6"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7"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8"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59"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64"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67"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9"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1"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2"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5"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77"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8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8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8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8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9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9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9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97"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398"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9"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0"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0.06pt solid #000000"/>
    </style:style>
    <style:style style:name="ce401" style:family="table-cell" style:parent-style-name="Default">
      <style:table-cell-properties fo:border="0.06pt solid #000000"/>
    </style:style>
    <style:style style:name="ce402" style:family="table-cell" style:parent-style-name="Default">
      <style:table-cell-properties fo:background-color="#ff3333"/>
    </style:style>
    <style:style style:name="ce403" style:family="table-cell" style:parent-style-name="Default">
      <style:table-cell-properties fo:background-color="#66ffff"/>
    </style:style>
    <style:style style:name="ce40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05" style:family="table-cell" style:parent-style-name="Default">
      <style:table-cell-properties fo:background-color="#00ffff"/>
      <style:text-properties fo:font-size="6pt" style:font-size-asian="6pt" style:font-size-complex="6pt"/>
    </style:style>
    <style:style style:name="ce34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6"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7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8"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9"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410" style:family="table-cell" style:parent-style-name="Default">
      <style:table-cell-properties fo:background-color="#00ffff"/>
    </style:style>
    <style:style style:name="ce41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2"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4"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5"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6"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7"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18"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19"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0"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1"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4"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7"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9"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30"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1"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32"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3" style:family="table-cell" style:parent-style-name="Default">
      <style:table-cell-properties fo:background-color="#ff0000"/>
    </style:style>
    <style:style style:name="ce434"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35"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6" style:family="table-cell" style:parent-style-name="Default">
      <style:table-cell-properties fo:border="0.06pt solid #000000"/>
      <style:text-properties style:use-window-font-color="true" fo:font-size="10pt" style:font-size-asian="10pt" style:font-size-complex="10pt"/>
    </style:style>
    <style:style style:name="ce437" style:family="table-cell" style:parent-style-name="Default">
      <style:table-cell-properties fo:border="0.06pt solid #000000"/>
      <style:text-properties fo:font-weight="bold" style:font-weight-asian="bold" style:font-weight-complex="bold"/>
    </style:style>
    <style:style style:name="ce438" style:family="table-cell" style:parent-style-name="Default">
      <style:table-cell-properties fo:background-color="transparent" fo:border="0.06pt solid #000000"/>
    </style:style>
    <style:style style:name="ce439" style:family="table-cell" style:parent-style-name="Default">
      <style:table-cell-properties fo:background-color="#ff0000" fo:border="0.06pt solid #000000"/>
    </style:style>
    <style:style style:name="ce440" style:family="table-cell" style:parent-style-name="Default">
      <style:text-properties fo:font-size="6pt" style:font-size-asian="6pt" style:font-size-complex="6pt"/>
    </style:style>
    <style:style style:name="ce441"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2"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291"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92"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3"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4"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5"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97"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9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57"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02"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303"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04" style:family="table-cell" style:parent-style-name="Default">
      <style:table-cell-properties fo:border="0.06pt solid #000000"/>
      <style:text-properties style:font-name-complex="Arial"/>
    </style:style>
    <style:style style:name="ce305"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06" style:family="table-cell" style:parent-style-name="Default">
      <style:table-cell-properties fo:background-color="#ff3300"/>
    </style:style>
    <style:style style:name="ce307" style:family="table-cell" style:parent-style-name="Default">
      <style:table-cell-properties fo:background-color="#ff00ff"/>
    </style:style>
    <style:style style:name="ce464"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5"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8"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9"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0"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71"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473" style:family="table-cell" style:parent-style-name="Default">
      <style:table-cell-properties fo:background-color="#00ff00"/>
    </style:style>
    <style:style style:name="ce474"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5"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6"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77"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8"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9"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0"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1"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2" style:family="table-cell" style:parent-style-name="Default">
      <style:table-cell-properties fo:background-color="transparent"/>
    </style:style>
    <style:style style:name="ce48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48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5"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9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9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9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9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94"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5"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96" style:family="table-cell" style:parent-style-name="Default">
      <style:table-cell-properties fo:background-color="#e6ff00" fo:border="0.06pt solid #000000"/>
    </style:style>
    <style:style style:name="ce497"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9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9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00"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50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02" style:family="table-cell" style:parent-style-name="Default">
      <style:text-properties fo:font-weight="bold" style:font-weight-asian="bold" style:font-weight-complex="bold"/>
    </style:style>
    <style:style style:name="ce503"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0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05"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06"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07"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08"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09" style:family="table-cell" style:parent-style-name="Default">
      <style:table-cell-properties style:text-align-source="fix" style:repeat-content="false" fo:border="0.06pt solid #000000"/>
      <style:paragraph-properties fo:text-align="end" fo:margin-left="0mm"/>
    </style:style>
    <style:style style:name="ce510"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75"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76"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177"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78"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18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181" office:value-type="string" calcext:value-type="string">
            <text:p>NomOnglet</text:p>
          </table:table-cell>
          <table:table-cell table:style-name="ce181" office:value-type="string" calcext:value-type="string">
            <text:p>NumLigneDebut</text:p>
          </table:table-cell>
          <table:table-cell table:style-name="ce181" office:value-type="string" calcext:value-type="string">
            <text:p>NumLigneFin</text:p>
          </table:table-cell>
          <table:table-cell table:style-name="ce181" office:value-type="string" calcext:value-type="string">
            <text:p>NumColCode</text:p>
          </table:table-cell>
          <table:table-cell table:style-name="ce181" office:value-type="string" calcext:value-type="string">
            <text:p>NumColJSON</text:p>
          </table:table-cell>
          <table:table-cell table:style-name="ce181" office:value-type="string" calcext:value-type="string">
            <text:p>Nom fichier export</text:p>
          </table:table-cell>
          <table:table-cell table:style-name="ce181" office:value-type="string" calcext:value-type="string">
            <text:p>nomObjetJSON</text:p>
          </table:table-cell>
          <table:table-cell table:style-name="ce181" office:value-type="string" calcext:value-type="string">
            <text:p>nomObjetHashJSON</text:p>
          </table:table-cell>
          <table:table-cell table:style-name="ce181" office:value-type="string" calcext:value-type="string">
            <text:p>NumColHash</text:p>
          </table:table-cell>
          <table:table-cell table:style-name="ce18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4])" office:value-type="float" office:value="64" calcext:value-type="float">
            <text:p>64</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182"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3"/>
          <table:table-cell table:style-name="ce9" office:value-type="string" calcext:value-type="string" table:number-columns-spanned="10" table:number-rows-spanned="1">
            <text:p>Déchets</text:p>
          </table:table-cell>
          <table:covered-table-cell table:style-name="ce9"/>
          <table:covered-table-cell table:number-columns-repeated="8"/>
          <table:table-cell table:number-columns-repeated="12"/>
          <table:table-cell table:style-name="ce403"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236"/>
        </table:table-row>
        <table:table-row table:style-name="ro1">
          <table:table-cell table:style-name="ce4" table:number-columns-spanned="11" table:number-rows-spanned="1"/>
          <table:covered-table-cell table:number-columns-repeated="10"/>
          <table:table-cell table:style-name="ce4"/>
          <table:table-cell table:style-name="ce383" table:number-columns-repeated="5"/>
          <table:table-cell/>
          <table:table-cell table:style-name="ce69" office:value-type="string" calcext:value-type="string" table:number-columns-spanned="2" table:number-rows-spanned="1">
            <text:p>Champs calculés</text:p>
          </table:table-cell>
          <table:covered-table-cell table:style-name="ce69"/>
          <table:table-cell table:style-name="ce401"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5" office:value-type="string" calcext:value-type="string">
            <text:p>code</text:p>
          </table:table-cell>
          <table:table-cell table:style-name="ce10" office:value-type="string" calcext:value-type="string">
            <text:p>libellé</text:p>
          </table:table-cell>
          <table:table-cell table:style-name="ce10" office:value-type="string" calcext:value-type="string">
            <text:p>libellé_en</text:p>
          </table:table-cell>
          <table:table-cell table:style-name="ce10" office:value-type="string" calcext:value-type="string">
            <text:p>catégorie (ou sous-catégories) usuelles</text:p>
          </table:table-cell>
          <table:table-cell table:style-name="ce10" office:value-type="string" calcext:value-type="string">
            <text:p>catégorie de traitement</text:p>
          </table:table-cell>
          <table:table-cell table:style-name="ce10" office:value-type="string" calcext:value-type="string">
            <text:p>modes de collecte</text:p>
          </table:table-cell>
          <table:table-cell table:style-name="ce10" office:value-type="string" calcext:value-type="string">
            <text:p>concerne</text:p>
          </table:table-cell>
          <table:table-cell table:style-name="ce10" office:value-type="string" calcext:value-type="string">
            <text:p>concerne_en</text:p>
          </table:table-cell>
          <table:table-cell table:style-name="ce10" office:value-type="string" calcext:value-type="string">
            <text:p>Mots clés autre</text:p>
          </table:table-cell>
          <table:table-cell table:style-name="ce10" office:value-type="string" calcext:value-type="string">
            <text:p>mots clés autres en</text:p>
          </table:table-cell>
          <table:table-cell table:style-name="ce28" office:value-type="string" calcext:value-type="string">
            <text:p>conseils</text:p>
          </table:table-cell>
          <table:table-cell table:style-name="ce38" office:value-type="string" calcext:value-type="string">
            <text:p>Images</text:p>
          </table:table-cell>
          <table:table-cell table:style-name="ce351" office:value-type="string" calcext:value-type="string">
            <text:p>Image secondaire</text:p>
          </table:table-cell>
          <table:table-cell table:style-name="ce360" office:value-type="string" calcext:value-type="string">
            <text:p>Source</text:p>
          </table:table-cell>
          <table:table-cell table:style-name="ce360" office:value-type="string" calcext:value-type="string">
            <text:p>Parrain</text:p>
          </table:table-cell>
          <table:table-cell table:style-name="ce360" office:value-type="string" calcext:value-type="string">
            <text:p>Mot du parrain</text:p>
          </table:table-cell>
          <table:table-cell table:style-name="ce360"/>
          <table:table-cell/>
          <table:table-cell table:style-name="ce401" office:value-type="string" calcext:value-type="string">
            <text:p>Grande image pour groovy</text:p>
          </table:table-cell>
          <table:table-cell table:style-name="ce401" office:value-type="string" calcext:value-type="string">
            <text:p>Mots_cles_complet</text:p>
          </table:table-cell>
          <table:table-cell table:style-name="ce401" office:value-type="string" calcext:value-type="string">
            <text:p>Mots_cles_complet_en</text:p>
          </table:table-cell>
          <table:table-cell table:style-name="ce401" office:value-type="string" calcext:value-type="string">
            <text:p><text:s/></text:p>
          </table:table-cell>
          <table:table-cell/>
          <table:table-cell table:style-name="ce404"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cides</text:p>
          </table:table-cell>
          <table:table-cell table:style-name="ce339" office:value-type="string" calcext:value-type="string">
            <text:p>Acides</text:p>
          </table:table-cell>
          <table:table-cell table:style-name="ce339" office:value-type="string" calcext:value-type="string">
            <text:p>Acids</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acide, base, produit chimique</text:p>
          </table:table-cell>
          <table:table-cell table:style-name="ce339" office:value-type="string" calcext:value-type="string">
            <text:p>acid, base, chemical</text:p>
          </table:table-cell>
          <table:table-cell table:style-name="ce339" table:number-columns-repeated="2"/>
          <table:table-cell table:style-name="ce362"/>
          <table:table-cell table:style-name="ce371" office:value-type="string" calcext:value-type="string">
            <text:p>bouteille_acide_chlorhydrique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405" table:formula="of:=JSONDECHETS([Dechets.A5];[Dechets.B5];[Dechets.C5];[Dechets.D5];[Dechets.E5];[Dechets.F5];[Dechets.T5];[Dechets.U5];[Dechets.G5];[Dechets.H5];[Dechets.K5];[Dechets.L5];[Dechets.M5];[Dechets.N5];[Dechets.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erosols</text:p>
          </table:table-cell>
          <table:table-cell table:style-name="ce339" office:value-type="string" calcext:value-type="string">
            <text:p>Aérosols</text:p>
          </table:table-cell>
          <table:table-cell table:style-name="ce339" office:value-type="string" calcext:value-type="string">
            <text:p>Aerosols</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58" office:value-type="string" calcext:value-type="string">
            <text:p>aérosol, bombe aérosol, déodorant, laque</text:p>
          </table:table-cell>
          <table:table-cell table:style-name="ce358" office:value-type="string" calcext:value-type="string">
            <text:p>spray, aerosol spray, deodorant, hairspray</text:p>
          </table:table-cell>
          <table:table-cell table:style-name="ce358" table:number-columns-repeated="2"/>
          <table:table-cell table:style-name="ce363" office:value-type="string" calcext:value-type="string">
            <text:p>cons_sansbouchon,cons_bouchonamour</text:p>
          </table:table-cell>
          <table:table-cell table:style-name="ce371" office:value-type="string" calcext:value-type="string">
            <text:p>aerosol_mini.png</text:p>
          </table:table-cell>
          <table:table-cell table:style-name="ce351"/>
          <table:table-cell table:style-name="ce387" office:value-type="string" calcext:value-type="string">
            <text:p>MieuxTrierANantes 02/2015</text:p>
          </table:table-cell>
          <table:table-cell table:style-name="ce397" office:value-type="string" calcext:value-type="string">
            <text:p>Damien Mérienne (dam_sense) étant donné qu'on ne se rappelle jamais comment faire avec les aérosols, bah on a décidé de les parrainer.</text:p>
          </table:table-cell>
          <table:table-cell table:style-name="ce398" office:value-type="string" calcext:value-type="string">
            <text:p>dam_sense</text:p>
          </table:table-cell>
          <table:table-cell table:style-name="ce387"/>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405" table:formula="of:=JSONDECHETS([Dechets.A6];[Dechets.B6];[Dechets.C6];[Dechets.D6];[Dechets.E6];[Dechets.F6];[Dechets.T6];[Dechets.U6];[Dechets.G6];[Dechets.H6];[Dechets.K6];[Dechets.L6];[Dechets.M6];[Dechets.N6];[Dechets.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genda</text:p>
          </table:table-cell>
          <table:table-cell table:style-name="ce339" office:value-type="string" calcext:value-type="string">
            <text:p>Agenda</text:p>
          </table:table-cell>
          <table:table-cell table:style-name="ce339" office:value-type="string" calcext:value-type="string">
            <text:p>Diary</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59" office:value-type="string" calcext:value-type="string">
            <text:p>acide,agenda</text:p>
          </table:table-cell>
          <table:table-cell table:style-name="ce359" office:value-type="string" calcext:value-type="string">
            <text:p>acid agenda</text:p>
          </table:table-cell>
          <table:table-cell table:style-name="ce359" table:number-columns-repeated="2"/>
          <table:table-cell table:style-name="ce362"/>
          <table:table-cell table:style-name="ce371" office:value-type="string" calcext:value-type="string">
            <text:p>agenda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60"/>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405" table:formula="of:=JSONDECHETS([Dechets.A7];[Dechets.B7];[Dechets.C7];[Dechets.D7];[Dechets.E7];[Dechets.F7];[Dechets.T7];[Dechets.U7];[Dechets.G7];[Dechets.H7];[Dechets.K7];[Dechets.L7];[Dechets.M7];[Dechets.N7];[Dechets.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mpouleBasseConso</text:p>
          </table:table-cell>
          <table:table-cell table:style-name="ce339" office:value-type="string" calcext:value-type="string">
            <text:p>Ampoule basse consommation</text:p>
          </table:table-cell>
          <table:table-cell table:style-name="ce339" office:value-type="string" calcext:value-type="string">
            <text:p>Energy Efficient Lightbulb</text:p>
          </table:table-cell>
          <table:table-cell table:style-name="ce339" office:value-type="string" calcext:value-type="string">
            <text:p>cu_divers</text:p>
          </table:table-cell>
          <table:table-cell table:style-name="ce349" office:value-type="string" calcext:value-type="string">
            <text:p>cat_ampouleseco</text:p>
          </table:table-cell>
          <table:table-cell table:style-name="ce339"/>
          <table:table-cell table:style-name="ce339" office:value-type="string" calcext:value-type="string">
            <text:p>ampoule basse consommation, ampoule à économie d'énergie, lampe à économie d'énergie</text:p>
          </table:table-cell>
          <table:table-cell table:style-name="ce339" office:value-type="string" calcext:value-type="string">
            <text:p>energy saving bulb, energy saving bulb, energy saving lamp</text:p>
          </table:table-cell>
          <table:table-cell table:style-name="ce339" table:number-columns-repeated="2"/>
          <table:table-cell table:style-name="ce362" office:value-type="string" calcext:value-type="string">
            <text:p>cons_ampoulemercure,cons_recuppdv2</text:p>
          </table:table-cell>
          <table:table-cell table:style-name="ce371" office:value-type="string" calcext:value-type="string">
            <text:p>ampoules_basse_consommation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405" table:formula="of:=JSONDECHETS([Dechets.A8];[Dechets.B8];[Dechets.C8];[Dechets.D8];[Dechets.E8];[Dechets.F8];[Dechets.T8];[Dechets.U8];[Dechets.G8];[Dechets.H8];[Dechets.K8];[Dechets.L8];[Dechets.M8];[Dechets.N8];[Dechets.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mpouleClassique</text:p>
          </table:table-cell>
          <table:table-cell table:style-name="ce339" office:value-type="string" calcext:value-type="string">
            <text:p>Ampoule classique</text:p>
          </table:table-cell>
          <table:table-cell table:style-name="ce339" office:value-type="string" calcext:value-type="string">
            <text:p>Conventional bulb</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ampoule classique, ampoule à incandescence, ampoule à filament</text:p>
          </table:table-cell>
          <table:table-cell table:style-name="ce339" office:value-type="string" calcext:value-type="string">
            <text:p>conventional bulb, incandescent bulb, filament bulb</text:p>
          </table:table-cell>
          <table:table-cell table:style-name="ce339" table:number-columns-repeated="2"/>
          <table:table-cell table:style-name="ce362"/>
          <table:table-cell table:style-name="ce371" office:value-type="string" calcext:value-type="string">
            <text:p>ampoul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405" table:formula="of:=JSONDECHETS([Dechets.A9];[Dechets.B9];[Dechets.C9];[Dechets.D9];[Dechets.E9];[Dechets.F9];[Dechets.T9];[Dechets.U9];[Dechets.G9];[Dechets.H9];[Dechets.K9];[Dechets.L9];[Dechets.M9];[Dechets.N9];[Dechets.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nnuaire</text:p>
          </table:table-cell>
          <table:table-cell table:style-name="ce339" office:value-type="string" calcext:value-type="string">
            <text:p>Annuaire</text:p>
          </table:table-cell>
          <table:table-cell table:style-name="ce339" office:value-type="string" calcext:value-type="string">
            <text:p>Yearbook</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annuaire</text:p>
          </table:table-cell>
          <table:table-cell table:style-name="ce339" office:value-type="string" calcext:value-type="string">
            <text:p>directory</text:p>
          </table:table-cell>
          <table:table-cell table:style-name="ce339" table:number-columns-repeated="2"/>
          <table:table-cell table:style-name="ce362"/>
          <table:table-cell table:style-name="ce371" office:value-type="string" calcext:value-type="string">
            <text:p>annuaire_mini.png</text:p>
          </table:table-cell>
          <table:table-cell table:style-name="ce371"/>
          <table:table-cell table:style-name="ce387" office:value-type="string" calcext:value-type="string">
            <text:p>MieuxTrierANantes 02/2015</text:p>
          </table:table-cell>
          <table:table-cell table:style-name="ce387"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405" table:formula="of:=JSONDECHETS([Dechets.A10];[Dechets.B10];[Dechets.C10];[Dechets.D10];[Dechets.E10];[Dechets.F10];[Dechets.T10];[Dechets.U10];[Dechets.G10];[Dechets.H10];[Dechets.K10];[Dechets.L10];[Dechets.M10];[Dechets.N10];[Dechets.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ntiFourmis</text:p>
          </table:table-cell>
          <table:table-cell table:style-name="ce344" office:value-type="string" calcext:value-type="string">
            <text:p>Anti-fourmis</text:p>
          </table:table-cell>
          <table:table-cell table:style-name="ce344" office:value-type="string" calcext:value-type="string">
            <text:p>Ant</text:p>
          </table:table-cell>
          <table:table-cell table:style-name="ce339"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Anti-fourmi</text:p>
          </table:table-cell>
          <table:table-cell table:style-name="ce344" office:value-type="string" calcext:value-type="string">
            <text:p>Ant</text:p>
          </table:table-cell>
          <table:table-cell table:style-name="ce344" table:number-columns-repeated="2"/>
          <table:table-cell table:style-name="ce364"/>
          <table:table-cell table:style-name="ce372" office:value-type="string" calcext:value-type="string">
            <text:p>images_non_libres_temp/antifourmi_jardinbio_mini.png</text:p>
          </table:table-cell>
          <table:table-cell table:style-name="ce373"/>
          <table:table-cell table:style-name="ce389" office:value-type="string" calcext:value-type="string">
            <text:p>MieuxTrierANantes 02/2015</text:p>
          </table:table-cell>
          <table:table-cell table:style-name="ce389" table:number-columns-repeated="2"/>
          <table:table-cell table:style-name="ce399"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405" table:formula="of:=JSONDECHETS([Dechets.A11];[Dechets.B11];[Dechets.C11];[Dechets.D11];[Dechets.E11];[Dechets.F11];[Dechets.T11];[Dechets.U11];[Dechets.G11];[Dechets.H11];[Dechets.K11];[Dechets.L11];[Dechets.M11];[Dechets.N11];[Dechets.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ntigel</text:p>
          </table:table-cell>
          <table:table-cell table:style-name="ce344" office:value-type="string" calcext:value-type="string">
            <text:p>Antigel</text:p>
          </table:table-cell>
          <table:table-cell table:style-name="ce344" office:value-type="string" calcext:value-type="string">
            <text:p>Antifreeze</text:p>
          </table:table-cell>
          <table:table-cell table:style-name="ce344"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antigel</text:p>
          </table:table-cell>
          <table:table-cell table:style-name="ce344" office:value-type="string" calcext:value-type="string">
            <text:p>antifreeze</text:p>
          </table:table-cell>
          <table:table-cell table:style-name="ce344" table:number-columns-repeated="2"/>
          <table:table-cell table:style-name="ce364"/>
          <table:table-cell table:style-name="ce373" office:value-type="string" calcext:value-type="string">
            <text:p>images_non_libres_temp/antigel_mini.png</text:p>
          </table:table-cell>
          <table:table-cell table:style-name="ce373"/>
          <table:table-cell table:style-name="ce387" office:value-type="string" calcext:value-type="string">
            <text:p>MieuxTrierANantes 02/2015</text:p>
          </table:table-cell>
          <table:table-cell table:style-name="ce387"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405" table:formula="of:=JSONDECHETS([Dechets.A12];[Dechets.B12];[Dechets.C12];[Dechets.D12];[Dechets.E12];[Dechets.F12];[Dechets.T12];[Dechets.U12];[Dechets.G12];[Dechets.H12];[Dechets.K12];[Dechets.L12];[Dechets.M12];[Dechets.N12];[Dechets.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ppareilElectronique</text:p>
          </table:table-cell>
          <table:table-cell table:style-name="ce344" office:value-type="string" calcext:value-type="string">
            <text:p>Appareil électronique</text:p>
          </table:table-cell>
          <table:table-cell table:style-name="ce344" office:value-type="string" calcext:value-type="string">
            <text:p>Electronic device</text:p>
          </table:table-cell>
          <table:table-cell table:style-name="ce344" office:value-type="string" calcext:value-type="string">
            <text:p>cu_encombrantelectronique</text:p>
          </table:table-cell>
          <table:table-cell table:style-name="ce344" office:value-type="string" calcext:value-type="string">
            <text:p>cat_d3e</text:p>
          </table:table-cell>
          <table:table-cell table:style-name="ce344"/>
          <table:table-cell table:style-name="ce344" office:value-type="string" calcext:value-type="string">
            <text:p>appareil électronique,outillage alimenté par électricité</text:p>
          </table:table-cell>
          <table:table-cell table:style-name="ce344" office:value-type="string" calcext:value-type="string">
            <text:p>electronic equipment, tools powered by Electricité</text:p>
          </table:table-cell>
          <table:table-cell table:style-name="ce344" table:number-columns-repeated="2"/>
          <table:table-cell table:style-name="ce364"/>
          <table:table-cell table:style-name="ce372" office:value-type="string" calcext:value-type="string">
            <text:p>images_non_libres_temp/outillage_electrique_mini.png</text:p>
          </table:table-cell>
          <table:table-cell table:style-name="ce373"/>
          <table:table-cell table:style-name="ce389" office:value-type="string" calcext:value-type="string">
            <text:p>MieuxTrierANantes 02/2015</text:p>
          </table:table-cell>
          <table:table-cell table:style-name="ce393" office:value-type="string" calcext:value-type="string">
            <text:p>Vanessa Viavant (Vns)</text:p>
          </table:table-cell>
          <table:table-cell table:style-name="ce393" office:value-type="string" calcext:value-type="string">
            <text:p>Vns</text:p>
          </table:table-cell>
          <table:table-cell table:style-name="ce389"/>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405"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0pour1&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0pour1",</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ppareilsChauffant</text:p>
          </table:table-cell>
          <table:table-cell table:style-name="ce339" office:value-type="string" calcext:value-type="string">
            <text:p>Appareil chauffant</text:p>
          </table:table-cell>
          <table:table-cell table:style-name="ce339" office:value-type="string" calcext:value-type="string">
            <text:p>Heating devices</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appareil chauffant, appareil de chauffage, chauffage, appareil de cuisson, four</text:p>
          </table:table-cell>
          <table:table-cell table:style-name="ce339" office:value-type="string" calcext:value-type="string">
            <text:p>heating devices, heating equipment, heating, cooking appliance, oven</text:p>
          </table:table-cell>
          <table:table-cell table:style-name="ce339" table:number-columns-repeated="2"/>
          <table:table-cell table:style-name="ce362"/>
          <table:table-cell table:style-name="ce371" office:value-type="string" calcext:value-type="string">
            <text:p>chauffage_soufflant_mini.png</text:p>
          </table:table-cell>
          <table:table-cell table:style-name="ce371"/>
          <table:table-cell table:style-name="ce390" office:value-type="string" calcext:value-type="string">
            <text:p>MieuxTrierANantes 02/2015</text:p>
          </table:table-cell>
          <table:table-cell table:style-name="ce390"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405" table:formula="of:=JSONDECHETS([Dechets.A14];[Dechets.B14];[Dechets.C14];[Dechets.D14];[Dechets.E14];[Dechets.F14];[Dechets.T14];[Dechets.U14];[Dechets.G14];[Dechets.H14];[Dechets.K14];[Dechets.L14];[Dechets.M14];[Dechets.N14];[Dechets.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0pour1&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appareilsElectromenager</text:p>
          </table:table-cell>
          <table:table-cell table:style-name="ce339" office:value-type="string" calcext:value-type="string">
            <text:p>Appareil électroménager</text:p>
          </table:table-cell>
          <table:table-cell table:style-name="ce339" office:value-type="string" calcext:value-type="string">
            <text:p>Domestic appliance</text:p>
          </table:table-cell>
          <table:table-cell table:style-name="ce339" office:value-type="string" calcext:value-type="string">
            <text:p>cu_encombrantelectronique</text:p>
          </table:table-cell>
          <table:table-cell table:style-name="ce339" office:value-type="string" calcext:value-type="string">
            <text:p>cat_encombrant</text:p>
          </table:table-cell>
          <table:table-cell table:style-name="ce339"/>
          <table:table-cell table:style-name="ce339" office:value-type="string" calcext:value-type="string">
            <text:p>appareil électroménager,petit électroménager</text:p>
          </table:table-cell>
          <table:table-cell table:style-name="ce339" office:value-type="string" calcext:value-type="string">
            <text:p>household appliances, small appliances</text:p>
          </table:table-cell>
          <table:table-cell table:style-name="ce339" table:number-columns-repeated="2"/>
          <table:table-cell table:style-name="ce362"/>
          <table:table-cell table:style-name="ce371" office:value-type="string" calcext:value-type="string">
            <text:p>machine_a_cafe_mini.png</text:p>
          </table:table-cell>
          <table:table-cell table:style-name="ce371"/>
          <table:table-cell table:style-name="ce388" office:value-type="string" calcext:value-type="string">
            <text:p>MieuxTrierANantes 02/2015</text:p>
          </table:table-cell>
          <table:table-cell table:style-name="ce388"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405"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arilLessive</text:p>
          </table:table-cell>
          <table:table-cell table:style-name="ce339" office:value-type="string" calcext:value-type="string">
            <text:p>Baril lessive</text:p>
          </table:table-cell>
          <table:table-cell table:style-name="ce339" office:value-type="string" calcext:value-type="string">
            <text:p>Laundry barrel</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baril de lessive, paquet de lessives, baril en carton</text:p>
          </table:table-cell>
          <table:table-cell table:style-name="ce339" office:value-type="string" calcext:value-type="string">
            <text:p>barrel of laundry detergents packets, cardboard barrels</text:p>
          </table:table-cell>
          <table:table-cell table:style-name="ce339" table:number-columns-repeated="2"/>
          <table:table-cell table:style-name="ce362"/>
          <table:table-cell table:style-name="ce371" office:value-type="string" calcext:value-type="string">
            <text:p>baril_lessiv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405" table:formula="of:=JSONDECHETS([Dechets.A16];[Dechets.B16];[Dechets.C16];[Dechets.D16];[Dechets.E16];[Dechets.F16];[Dechets.T16];[Dechets.U16];[Dechets.G16];[Dechets.H16];[Dechets.K16];[Dechets.L16];[Dechets.M16];[Dechets.N16];[Dechets.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arquetteAluminium</text:p>
          </table:table-cell>
          <table:table-cell table:style-name="ce339" office:value-type="string" calcext:value-type="string">
            <text:p>Barquette aluminium</text:p>
          </table:table-cell>
          <table:table-cell table:style-name="ce339" office:value-type="string" calcext:value-type="string">
            <text:p>Aluminum tray</text:p>
          </table:table-cell>
          <table:table-cell table:style-name="ce339" office:value-type="string" calcext:value-type="string">
            <text:p>cu_metal</text:p>
          </table:table-cell>
          <table:table-cell table:style-name="ce339" office:value-type="string" calcext:value-type="string">
            <text:p>cat_allu</text:p>
          </table:table-cell>
          <table:table-cell table:style-name="ce339"/>
          <table:table-cell table:style-name="ce339" office:value-type="string" calcext:value-type="string">
            <text:p>barquette aluminium, barquette pizza, barquette quiche</text:p>
          </table:table-cell>
          <table:table-cell table:style-name="ce339" office:value-type="string" calcext:value-type="string">
            <text:p>aluminum tray, tray pizza, quiche tray</text:p>
          </table:table-cell>
          <table:table-cell table:style-name="ce339" table:number-columns-repeated="2"/>
          <table:table-cell table:style-name="ce362"/>
          <table:table-cell table:style-name="ce371" office:value-type="string" calcext:value-type="string">
            <text:p>barquette_aluminium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405" table:formula="of:=JSONDECHETS([Dechets.A17];[Dechets.B17];[Dechets.C17];[Dechets.D17];[Dechets.E17];[Dechets.F17];[Dechets.T17];[Dechets.U17];[Dechets.G17];[Dechets.H17];[Dechets.K17];[Dechets.L17];[Dechets.M17];[Dechets.N17];[Dechets.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arquettePolystyrene</text:p>
          </table:table-cell>
          <table:table-cell table:style-name="ce339" office:value-type="string" calcext:value-type="string">
            <text:p>Barquette polystyrène</text:p>
          </table:table-cell>
          <table:table-cell table:style-name="ce339" office:value-type="string" calcext:value-type="string">
            <text:p>Polystyrene tray</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barquette polystyrène, barquette plastique</text:p>
          </table:table-cell>
          <table:table-cell table:style-name="ce339" office:value-type="string" calcext:value-type="string">
            <text:p>polystyrene, plastic tray tray</text:p>
          </table:table-cell>
          <table:table-cell table:style-name="ce339" table:number-columns-repeated="2"/>
          <table:table-cell table:style-name="ce362"/>
          <table:table-cell table:style-name="ce371" office:value-type="string" calcext:value-type="string">
            <text:p>barquette_polystyrene_mini.png</text:p>
          </table:table-cell>
          <table:table-cell table:style-name="ce371"/>
          <table:table-cell table:style-name="ce360" office:value-type="string" calcext:value-type="string">
            <text:p>MieuxTrierANantes 02/2015</text:p>
          </table:table-cell>
          <table:table-cell table:style-name="ce360"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405"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atteriesVoiture</text:p>
          </table:table-cell>
          <table:table-cell table:style-name="ce339" office:value-type="string" calcext:value-type="string">
            <text:p>Batteries voiture</text:p>
          </table:table-cell>
          <table:table-cell table:style-name="ce339" office:value-type="string" calcext:value-type="string">
            <text:p>Car Batteries</text:p>
          </table:table-cell>
          <table:table-cell table:style-name="ce339" office:value-type="string" calcext:value-type="string">
            <text:p>cu_toxique</text:p>
          </table:table-cell>
          <table:table-cell table:style-name="ce339" office:value-type="string" calcext:value-type="string">
            <text:p>cat_batterie</text:p>
          </table:table-cell>
          <table:table-cell table:style-name="ce339"/>
          <table:table-cell table:style-name="ce339" office:value-type="string" calcext:value-type="string">
            <text:p>batterie de voiture</text:p>
          </table:table-cell>
          <table:table-cell table:style-name="ce339" office:value-type="string" calcext:value-type="string">
            <text:p>car battery</text:p>
          </table:table-cell>
          <table:table-cell table:style-name="ce339" table:number-columns-repeated="2"/>
          <table:table-cell table:style-name="ce362"/>
          <table:table-cell table:style-name="ce371" office:value-type="string" calcext:value-type="string">
            <text:p>batterie_voiture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405" table:formula="of:=JSONDECHETS([Dechets.A19];[Dechets.B19];[Dechets.C19];[Dechets.D19];[Dechets.E19];[Dechets.F19];[Dechets.T19];[Dechets.U19];[Dechets.G19];[Dechets.H19];[Dechets.K19];[Dechets.L19];[Dechets.M19];[Dechets.N19];[Dechets.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idonDHuileMoteurVide</text:p>
          </table:table-cell>
          <table:table-cell table:style-name="ce344" office:value-type="string" calcext:value-type="string">
            <text:p>Bidon d'huile moteur vide</text:p>
          </table:table-cell>
          <table:table-cell table:style-name="ce344" office:value-type="string" calcext:value-type="string">
            <text:p>Empty motor oil can</text:p>
          </table:table-cell>
          <table:table-cell table:style-name="ce344" office:value-type="string" calcext:value-type="string">
            <text:p>cu_toxique</text:p>
          </table:table-cell>
          <table:table-cell table:style-name="ce344" office:value-type="string" calcext:value-type="string">
            <text:p>cat_omr</text:p>
          </table:table-cell>
          <table:table-cell table:style-name="ce344"/>
          <table:table-cell table:style-name="ce344" office:value-type="string" calcext:value-type="string">
            <text:p>bidon d'huile moteur vide</text:p>
          </table:table-cell>
          <table:table-cell table:style-name="ce344" office:value-type="string" calcext:value-type="string">
            <text:p>empty can of engine oil</text:p>
          </table:table-cell>
          <table:table-cell table:style-name="ce344" table:number-columns-repeated="2"/>
          <table:table-cell table:style-name="ce364"/>
          <table:table-cell table:style-name="ce373" office:value-type="string" calcext:value-type="string">
            <text:p>huile_moteur.png</text:p>
          </table:table-cell>
          <table:table-cell table:style-name="ce384"/>
          <table:table-cell table:style-name="ce391" office:value-type="string" calcext:value-type="string">
            <text:p>MieuxTrierANantes 02/2015</text:p>
          </table:table-cell>
          <table:table-cell table:style-name="ce391"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405"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idonMetal</text:p>
          </table:table-cell>
          <table:table-cell table:style-name="ce339" office:value-type="string" calcext:value-type="string">
            <text:p>Bidon métal vide</text:p>
          </table:table-cell>
          <table:table-cell table:style-name="ce339" office:value-type="string" calcext:value-type="string">
            <text:p>Canister vacuum metal</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idon de métal vide</text:p>
          </table:table-cell>
          <table:table-cell table:style-name="ce339" office:value-type="string" calcext:value-type="string">
            <text:p>empty metal container</text:p>
          </table:table-cell>
          <table:table-cell table:style-name="ce339" table:number-columns-repeated="2"/>
          <table:table-cell table:style-name="ce362"/>
          <table:table-cell table:style-name="ce371" office:value-type="string" calcext:value-type="string">
            <text:p>bidon_metal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405" table:formula="of:=JSONDECHETS([Dechets.A21];[Dechets.B21];[Dechets.C21];[Dechets.D21];[Dechets.E21];[Dechets.F21];[Dechets.T21];[Dechets.U21];[Dechets.G21];[Dechets.H21];[Dechets.K21];[Dechets.L21];[Dechets.M21];[Dechets.N21];[Dechets.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calEnVerre</text:p>
          </table:table-cell>
          <table:table-cell table:style-name="ce339" office:value-type="string" calcext:value-type="string">
            <text:p>Bocal verre</text:p>
          </table:table-cell>
          <table:table-cell table:style-name="ce339" office:value-type="string" calcext:value-type="string">
            <text:p>Glass jar</text:p>
          </table:table-cell>
          <table:table-cell table:style-name="ce339" office:value-type="string" calcext:value-type="string">
            <text:p>cu_verrevaisselle</text:p>
          </table:table-cell>
          <table:table-cell table:style-name="ce339" office:value-type="string" calcext:value-type="string">
            <text:p>cat_verre</text:p>
          </table:table-cell>
          <table:table-cell table:style-name="ce339"/>
          <table:table-cell table:style-name="ce339" office:value-type="string" calcext:value-type="string">
            <text:p>bocal en verre, nutella, pâte a tartiner, pot en verre</text:p>
          </table:table-cell>
          <table:table-cell table:style-name="ce339" office:value-type="string" calcext:value-type="string">
            <text:p>glass jar, chocolate, spreadable paste, glass jar</text:p>
          </table:table-cell>
          <table:table-cell table:style-name="ce339" table:number-columns-repeated="2"/>
          <table:table-cell table:style-name="ce362" office:value-type="string" calcext:value-type="string">
            <text:p>cons_sansbouchon,cons_couverclemetal,cons_potsmoutarde</text:p>
          </table:table-cell>
          <table:table-cell table:style-name="ce371" office:value-type="string" calcext:value-type="string">
            <text:p>bocal_verr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405" table:formula="of:=JSONDECHETS([Dechets.A22];[Dechets.B22];[Dechets.C22];[Dechets.D22];[Dechets.E22];[Dechets.F22];[Dechets.T22];[Dechets.U22];[Dechets.G22];[Dechets.H22];[Dechets.K22];[Dechets.L22];[Dechets.M22];[Dechets.N22];[Dechets.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iteAOeufsEnPlastique</text:p>
          </table:table-cell>
          <table:table-cell table:style-name="ce339" office:value-type="string" calcext:value-type="string">
            <text:p>Boîte à œufs plastique</text:p>
          </table:table-cell>
          <table:table-cell table:style-name="ce339" office:value-type="string" calcext:value-type="string">
            <text:p>Plastic Egg Box</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boîte à œuf en plastique</text:p>
          </table:table-cell>
          <table:table-cell table:style-name="ce339" office:value-type="string" calcext:value-type="string">
            <text:p>plastic egg carton</text:p>
          </table:table-cell>
          <table:table-cell table:style-name="ce339" table:number-columns-repeated="2"/>
          <table:table-cell table:style-name="ce362"/>
          <table:table-cell table:style-name="ce371" office:value-type="string" calcext:value-type="string">
            <text:p>boite_a_oeufs_plastiqu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405"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iteCamembertEnBois</text:p>
          </table:table-cell>
          <table:table-cell table:style-name="ce339" office:value-type="string" calcext:value-type="string">
            <text:p>Boîte camembert bois</text:p>
          </table:table-cell>
          <table:table-cell table:style-name="ce339" office:value-type="string" calcext:value-type="string">
            <text:p>Wooden box camembert</text:p>
          </table:table-cell>
          <table:table-cell table:style-name="ce339" office:value-type="string" calcext:value-type="string">
            <text:p>cu_vertbois</text:p>
          </table:table-cell>
          <table:table-cell table:style-name="ce339" office:value-type="string" calcext:value-type="string">
            <text:p>cat_omr</text:p>
          </table:table-cell>
          <table:table-cell table:style-name="ce339"/>
          <table:table-cell table:style-name="ce339" office:value-type="string" calcext:value-type="string">
            <text:p>boîte camembert en bois</text:p>
          </table:table-cell>
          <table:table-cell table:style-name="ce339" office:value-type="string" calcext:value-type="string">
            <text:p>box wooden camembert</text:p>
          </table:table-cell>
          <table:table-cell table:style-name="ce339" table:number-columns-repeated="2"/>
          <table:table-cell table:style-name="ce362"/>
          <table:table-cell table:style-name="ce371" office:value-type="string" calcext:value-type="string">
            <text:p>boite_camembert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405"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iteConserve</text:p>
          </table:table-cell>
          <table:table-cell table:style-name="ce339" office:value-type="string" calcext:value-type="string">
            <text:p>Boîte conserve</text:p>
          </table:table-cell>
          <table:table-cell table:style-name="ce339" office:value-type="string" calcext:value-type="string">
            <text:p>Box preserves</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îte de conserve, conserve</text:p>
          </table:table-cell>
          <table:table-cell table:style-name="ce339" office:value-type="string" calcext:value-type="string">
            <text:p>tin, canned</text:p>
          </table:table-cell>
          <table:table-cell table:style-name="ce339" table:number-columns-repeated="2"/>
          <table:table-cell table:style-name="ce362"/>
          <table:table-cell table:style-name="ce371" office:value-type="string" calcext:value-type="string">
            <text:p>conserve_ratatouill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405" table:formula="of:=JSONDECHETS([Dechets.A25];[Dechets.B25];[Dechets.C25];[Dechets.D25];[Dechets.E25];[Dechets.F25];[Dechets.T25];[Dechets.U25];[Dechets.G25];[Dechets.H25];[Dechets.K25];[Dechets.L25];[Dechets.M25];[Dechets.N25];[Dechets.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iteMetallique</text:p>
          </table:table-cell>
          <table:table-cell table:style-name="ce339" office:value-type="string" calcext:value-type="string">
            <text:p>Boite métallique</text:p>
          </table:table-cell>
          <table:table-cell table:style-name="ce339" office:value-type="string" calcext:value-type="string">
            <text:p>Metal box</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ite métallique</text:p>
          </table:table-cell>
          <table:table-cell table:style-name="ce339" office:value-type="string" calcext:value-type="string">
            <text:p>metal box</text:p>
          </table:table-cell>
          <table:table-cell table:style-name="ce339" table:number-columns-repeated="2"/>
          <table:table-cell table:style-name="ce362"/>
          <table:table-cell table:style-name="ce371" office:value-type="string" calcext:value-type="string">
            <text:p>boite_metal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405" table:formula="of:=JSONDECHETS([Dechets.A26];[Dechets.B26];[Dechets.C26];[Dechets.D26];[Dechets.E26];[Dechets.F26];[Dechets.T26];[Dechets.U26];[Dechets.G26];[Dechets.H26];[Dechets.K26];[Dechets.L26];[Dechets.M26];[Dechets.N26];[Dechets.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iteOeufsEnCarton</text:p>
          </table:table-cell>
          <table:table-cell table:style-name="ce339" office:value-type="string" calcext:value-type="string">
            <text:p>Boîte œufs carton</text:p>
          </table:table-cell>
          <table:table-cell table:style-name="ce339" office:value-type="string" calcext:value-type="string">
            <text:p>Cardboard egg box</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boîte à œuf en carton</text:p>
          </table:table-cell>
          <table:table-cell table:style-name="ce339" office:value-type="string" calcext:value-type="string">
            <text:p>egg carton</text:p>
          </table:table-cell>
          <table:table-cell table:style-name="ce339" table:number-columns-repeated="2"/>
          <table:table-cell table:style-name="ce362"/>
          <table:table-cell table:style-name="ce371" office:value-type="string" calcext:value-type="string">
            <text:p>boite_a_oeufs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405" table:formula="of:=JSONDECHETS([Dechets.A27];[Dechets.B27];[Dechets.C27];[Dechets.D27];[Dechets.E27];[Dechets.F27];[Dechets.T27];[Dechets.U27];[Dechets.G27];[Dechets.H27];[Dechets.K27];[Dechets.L27];[Dechets.M27];[Dechets.N27];[Dechets.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mbeMousseARaser</text:p>
          </table:table-cell>
          <table:table-cell table:style-name="ce339" office:value-type="string" calcext:value-type="string">
            <text:p>Bombe mousse à raser</text:p>
          </table:table-cell>
          <table:table-cell table:style-name="ce339" office:value-type="string" calcext:value-type="string">
            <text:p>Bomb shaving foam</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mbe mousse à raser</text:p>
          </table:table-cell>
          <table:table-cell table:style-name="ce339" office:value-type="string" calcext:value-type="string">
            <text:p>shaving foam bomb</text:p>
          </table:table-cell>
          <table:table-cell table:style-name="ce339" table:number-columns-repeated="2"/>
          <table:table-cell table:style-name="ce341" office:value-type="string" calcext:value-type="string">
            <text:p>cons_sansbouchon</text:p>
          </table:table-cell>
          <table:table-cell table:style-name="ce371" office:value-type="string" calcext:value-type="string">
            <text:p>mousse_a_raser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405" table:formula="of:=JSONDECHETS([Dechets.A28];[Dechets.B28];[Dechets.C28];[Dechets.D28];[Dechets.E28];[Dechets.F28];[Dechets.T28];[Dechets.U28];[Dechets.G28];[Dechets.H28];[Dechets.K28];[Dechets.L28];[Dechets.M28];[Dechets.N28];[Dechets.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mbePeinture</text:p>
          </table:table-cell>
          <table:table-cell table:style-name="ce339" office:value-type="string" calcext:value-type="string">
            <text:p>Bombe peinture</text:p>
          </table:table-cell>
          <table:table-cell table:style-name="ce339" office:value-type="string" calcext:value-type="string">
            <text:p>Paint bomb</text:p>
          </table:table-cell>
          <table:table-cell table:style-name="ce339" office:value-type="string" calcext:value-type="string">
            <text:p>cu_toxique</text:p>
          </table:table-cell>
          <table:table-cell table:style-name="ce339" office:value-type="string" calcext:value-type="string">
            <text:p>cat_ddm</text:p>
          </table:table-cell>
          <table:table-cell/>
          <table:table-cell table:style-name="ce339" office:value-type="string" calcext:value-type="string">
            <text:p>bombe de peinture, peinture aérosol</text:p>
          </table:table-cell>
          <table:table-cell table:style-name="ce339" office:value-type="string" calcext:value-type="string">
            <text:p>spray paint, spray paint</text:p>
          </table:table-cell>
          <table:table-cell table:style-name="ce339" table:number-columns-repeated="2"/>
          <table:table-cell table:style-name="ce341" office:value-type="string" calcext:value-type="string">
            <text:p>cons_sansbouchon,cons_pastoxique</text:p>
          </table:table-cell>
          <table:table-cell table:style-name="ce371" office:value-type="string" calcext:value-type="string">
            <text:p>peinture_aerosol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405" table:formula="of:=JSONDECHETS([Dechets.A29];[Dechets.B29];[Dechets.C29];[Dechets.D29];[Dechets.E29];[Dechets.F29];[Dechets.T29];[Dechets.U29];[Dechets.G29];[Dechets.H29];[Dechets.K29];[Dechets.L29];[Dechets.M29];[Dechets.N29];[Dechets.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chonLiege</text:p>
          </table:table-cell>
          <table:table-cell table:style-name="ce339" office:value-type="string" calcext:value-type="string">
            <text:p>Bouchon liège</text:p>
          </table:table-cell>
          <table:table-cell table:style-name="ce339" office:value-type="string" calcext:value-type="string">
            <text:p>Cork</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bouchon de liège</text:p>
          </table:table-cell>
          <table:table-cell table:style-name="ce339" office:value-type="string" calcext:value-type="string">
            <text:p>Cork</text:p>
          </table:table-cell>
          <table:table-cell table:style-name="ce339" table:number-columns-repeated="2"/>
          <table:table-cell table:style-name="ce347" office:value-type="string" calcext:value-type="string">
            <text:p>cons_bouchonliege</text:p>
          </table:table-cell>
          <table:table-cell table:style-name="ce371" office:value-type="string" calcext:value-type="string">
            <text:p>bouchon_lieg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405" table:formula="of:=JSONDECHETS([Dechets.A30];[Dechets.B30];[Dechets.C30];[Dechets.D30];[Dechets.E30];[Dechets.F30];[Dechets.T30];[Dechets.U30];[Dechets.G30];[Dechets.H30];[Dechets.K30];[Dechets.L30];[Dechets.M30];[Dechets.N30];[Dechets.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chonPlastique</text:p>
          </table:table-cell>
          <table:table-cell table:style-name="ce339" office:value-type="string" calcext:value-type="string">
            <text:p>Bouchon plastique</text:p>
          </table:table-cell>
          <table:table-cell table:style-name="ce339" office:value-type="string" calcext:value-type="string">
            <text:p>Plastic cap</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chon plastique</text:p>
          </table:table-cell>
          <table:table-cell table:style-name="ce339" office:value-type="string" calcext:value-type="string">
            <text:p>plastic cap</text:p>
          </table:table-cell>
          <table:table-cell table:style-name="ce339" table:number-columns-repeated="2"/>
          <table:table-cell table:style-name="ce362" office:value-type="string" calcext:value-type="string">
            <text:p>cons_bouchonamour</text:p>
          </table:table-cell>
          <table:table-cell office:value-type="string" calcext:value-type="string">
            <text:p>bouchon_plastiqu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405" table:formula="of:=JSONDECHETS([Dechets.A31];[Dechets.B31];[Dechets.C31];[Dechets.D31];[Dechets.E31];[Dechets.F31];[Dechets.T31];[Dechets.U31];[Dechets.G31];[Dechets.H31];[Dechets.K31];[Dechets.L31];[Dechets.M31];[Dechets.N31];[Dechets.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gie</text:p>
          </table:table-cell>
          <table:table-cell table:style-name="ce339" office:value-type="string" calcext:value-type="string">
            <text:p>Bougie</text:p>
          </table:table-cell>
          <table:table-cell table:style-name="ce339" office:value-type="string" calcext:value-type="string">
            <text:p>Candl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bougie</text:p>
          </table:table-cell>
          <table:table-cell table:style-name="ce339" office:value-type="string" calcext:value-type="string">
            <text:p>candle</text:p>
          </table:table-cell>
          <table:table-cell table:style-name="ce339" table:number-columns-repeated="2"/>
          <table:table-cell table:style-name="ce362"/>
          <table:table-cell table:style-name="ce372" office:value-type="string" calcext:value-type="string">
            <text:p>images_non_libres_temp/bougie_mini.png</text:p>
          </table:table-cell>
          <table:table-cell table:style-name="ce351"/>
          <table:table-cell table:style-name="ce360" office:value-type="string" calcext:value-type="string">
            <text:p>07/2015</text:p>
          </table:table-cell>
          <table:table-cell table:style-name="ce360"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405" table:formula="of:=JSONDECHETS([Dechets.A32];[Dechets.B32];[Dechets.C32];[Dechets.D32];[Dechets.E32];[Dechets.F32];[Dechets.T32];[Dechets.U32];[Dechets.G32];[Dechets.H32];[Dechets.K32];[Dechets.L32];[Dechets.M32];[Dechets.N32];[Dechets.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DhuileAlimentaire</text:p>
          </table:table-cell>
          <table:table-cell table:style-name="ce339" office:value-type="string" calcext:value-type="string">
            <text:p>Bouteille d'huile</text:p>
          </table:table-cell>
          <table:table-cell table:style-name="ce339" office:value-type="string" calcext:value-type="string">
            <text:p>Oil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teille d'huile, bouteille d'eau</text:p>
          </table:table-cell>
          <table:table-cell table:style-name="ce339" office:value-type="string" calcext:value-type="string">
            <text:p>oil bottle, water bottle</text:p>
          </table:table-cell>
          <table:table-cell table:style-name="ce339" table:number-columns-repeated="2"/>
          <table:table-cell table:style-name="ce362" office:value-type="string" calcext:value-type="string">
            <text:p>cons_bouchon,cons_bouchonamour</text:p>
          </table:table-cell>
          <table:table-cell table:style-name="ce371" office:value-type="string" calcext:value-type="string">
            <text:p>grande_bouteille_huil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405"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DhuileEnVerre</text:p>
          </table:table-cell>
          <table:table-cell table:style-name="ce344" office:value-type="string" calcext:value-type="string">
            <text:p>Bouteille d'huile verre</text:p>
          </table:table-cell>
          <table:table-cell table:style-name="ce344" office:value-type="string" calcext:value-type="string">
            <text:p>Glass oil bottle</text:p>
          </table:table-cell>
          <table:table-cell table:style-name="ce344" office:value-type="string" calcext:value-type="string">
            <text:p>cu_verrevaisselle</text:p>
          </table:table-cell>
          <table:table-cell table:style-name="ce344" office:value-type="string" calcext:value-type="string">
            <text:p>cat_verre</text:p>
          </table:table-cell>
          <table:table-cell table:style-name="ce344"/>
          <table:table-cell table:style-name="ce344" office:value-type="string" calcext:value-type="string">
            <text:p>bouteille d'huile en verre</text:p>
          </table:table-cell>
          <table:table-cell table:style-name="ce344" office:value-type="string" calcext:value-type="string">
            <text:p>glass oil bottle</text:p>
          </table:table-cell>
          <table:table-cell table:style-name="ce344" table:number-columns-repeated="2"/>
          <table:table-cell table:style-name="ce364" office:value-type="string" calcext:value-type="string">
            <text:p>,cons_sansbouchon</text:p>
          </table:table-cell>
          <table:table-cell table:style-name="ce373" office:value-type="string" calcext:value-type="string">
            <text:p>bouteille_huile_olive_mini.png</text:p>
          </table:table-cell>
          <table:table-cell table:style-name="ce384"/>
          <table:table-cell table:style-name="ce388" office:value-type="string" calcext:value-type="string">
            <text:p>MieuxTrierANantes 02/2015</text:p>
          </table:table-cell>
          <table:table-cell table:style-name="ce388"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405"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Gaz</text:p>
          </table:table-cell>
          <table:table-cell table:style-name="ce344" office:value-type="string" calcext:value-type="string">
            <text:p>Bouteille de gaz</text:p>
          </table:table-cell>
          <table:table-cell table:style-name="ce344" office:value-type="string" calcext:value-type="string">
            <text:p>Gas cylinder</text:p>
          </table:table-cell>
          <table:table-cell table:style-name="ce339" office:value-type="string" calcext:value-type="string">
            <text:p>cu_metal</text:p>
          </table:table-cell>
          <table:table-cell table:style-name="ce339" office:value-type="string" calcext:value-type="string">
            <text:p>cat_ddm_gros</text:p>
          </table:table-cell>
          <table:table-cell table:style-name="ce355"/>
          <table:table-cell table:style-name="ce344" office:value-type="string" calcext:value-type="string">
            <text:p>bouteille de gaz</text:p>
          </table:table-cell>
          <table:table-cell table:style-name="ce344" office:value-type="string" calcext:value-type="string">
            <text:p>gas cylinder</text:p>
          </table:table-cell>
          <table:table-cell table:style-name="ce344" table:number-columns-repeated="2"/>
          <table:table-cell table:style-name="ce364"/>
          <table:table-cell table:style-name="ce373" office:value-type="string" calcext:value-type="string">
            <text:p>bouteille_gaz_mini.png</text:p>
          </table:table-cell>
          <table:table-cell table:style-name="ce384"/>
          <table:table-cell table:style-name="ce388" office:value-type="string" calcext:value-type="string">
            <text:p>MieuxTrierANantes 12/2014</text:p>
          </table:table-cell>
          <table:table-cell table:style-name="ce388"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405" table:formula="of:=JSONDECHETS([Dechets.A35];[Dechets.B35];[Dechets.C35];[Dechets.D35];[Dechets.E35];[Dechets.F35];[Dechets.T35];[Dechets.U35];[Dechets.G35];[Dechets.H35];[Dechets.K35];[Dechets.L35];[Dechets.M35];[Dechets.N35];[Dechets.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Lait</text:p>
          </table:table-cell>
          <table:table-cell table:style-name="ce339" office:value-type="string" calcext:value-type="string">
            <text:p>Bouteille lait</text:p>
          </table:table-cell>
          <table:table-cell table:style-name="ce339" office:value-type="string" calcext:value-type="string">
            <text:p>Milk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teille de lait</text:p>
          </table:table-cell>
          <table:table-cell table:style-name="ce339" office:value-type="string" calcext:value-type="string">
            <text:p>bottle of milk</text:p>
          </table:table-cell>
          <table:table-cell table:style-name="ce339" table:number-columns-repeated="2"/>
          <table:table-cell table:style-name="ce362" office:value-type="string" calcext:value-type="string">
            <text:p>cons_bouchon,cons_bouchonamour,cons_capsulelait,cons_bouteillepaspet</text:p>
          </table:table-cell>
          <table:table-cell table:style-name="ce371" office:value-type="string" calcext:value-type="string">
            <text:p>bouteille_lait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405" table:formula="of:=JSONDECHETS([Dechets.A36];[Dechets.B36];[Dechets.C36];[Dechets.D36];[Dechets.E36];[Dechets.F36];[Dechets.T36];[Dechets.U36];[Dechets.G36];[Dechets.H36];[Dechets.K36];[Dechets.L36];[Dechets.M36];[Dechets.N36];[Dechets.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Plastique</text:p>
          </table:table-cell>
          <table:table-cell table:style-name="ce339" office:value-type="string" calcext:value-type="string">
            <text:p>Bouteille plastique</text:p>
          </table:table-cell>
          <table:table-cell table:style-name="ce339" office:value-type="string" calcext:value-type="string">
            <text:p>Plastic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teille en plastique, bouteille de soda</text:p>
          </table:table-cell>
          <table:table-cell table:style-name="ce339" office:value-type="string" calcext:value-type="string">
            <text:p>plastic bottle, bottle of soda</text:p>
          </table:table-cell>
          <table:table-cell table:style-name="ce339" table:number-columns-repeated="2"/>
          <table:table-cell table:style-name="ce362" office:value-type="string" calcext:value-type="string">
            <text:p>cons_bouchon,cons_bouchonamour</text:p>
          </table:table-cell>
          <table:table-cell table:style-name="ce371" office:value-type="string" calcext:value-type="string">
            <text:p>bouteille_transparente_mini.png</text:p>
          </table:table-cell>
          <table:table-cell table:style-name="ce351" office:value-type="string" calcext:value-type="string">
            <text:p>ketchup_mini.png</text:p>
          </table:table-cell>
          <table:table-cell table:style-name="ce388" office:value-type="string" calcext:value-type="string">
            <text:p>MieuxTrierANantes 02/2015</text:p>
          </table:table-cell>
          <table:table-cell table:style-name="ce388"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405" table:formula="of:=JSONDECHETS([Dechets.A37];[Dechets.B37];[Dechets.C37];[Dechets.D37];[Dechets.E37];[Dechets.F37];[Dechets.T37];[Dechets.U37];[Dechets.G37];[Dechets.H37];[Dechets.K37];[Dechets.L37];[Dechets.M37];[Dechets.N37];[Dechets.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ProduitMenagerNonVide</text:p>
          </table:table-cell>
          <table:table-cell table:style-name="ce344" office:value-type="string" calcext:value-type="string">
            <text:p>Bouteille produit ménager non vide</text:p>
          </table:table-cell>
          <table:table-cell table:style-name="ce344" office:value-type="string" calcext:value-type="string">
            <text:p>Bottle household product not empty</text:p>
          </table:table-cell>
          <table:table-cell table:style-name="ce344" office:value-type="string" calcext:value-type="string">
            <text:p>cu_plastique</text:p>
          </table:table-cell>
          <table:table-cell table:style-name="ce339" office:value-type="string" calcext:value-type="string">
            <text:p>cat_omr_plastique</text:p>
          </table:table-cell>
          <table:table-cell table:style-name="ce344"/>
          <table:table-cell table:style-name="ce344" office:value-type="string" calcext:value-type="string">
            <text:p>bouteille produit ménager non vide</text:p>
          </table:table-cell>
          <table:table-cell table:style-name="ce344" office:value-type="string" calcext:value-type="string">
            <text:p>household product bottles not empty</text:p>
          </table:table-cell>
          <table:table-cell table:style-name="ce344" table:number-columns-repeated="2"/>
          <table:table-cell table:style-name="ce364" office:value-type="string" calcext:value-type="string">
            <text:p>cons_bouchon,cons_bouchonamour</text:p>
          </table:table-cell>
          <table:table-cell table:style-name="ce372" office:value-type="string" calcext:value-type="string">
            <text:p>images_non_libres_temp/bouteille_produit_menager_mini.png</text:p>
          </table:table-cell>
          <table:table-cell table:style-name="ce384"/>
          <table:table-cell table:style-name="ce387" office:value-type="string" calcext:value-type="string">
            <text:p>MieuxTrierANantes 02/2015</text:p>
          </table:table-cell>
          <table:table-cell table:style-name="ce387"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405"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ProduitMenagerVide</text:p>
          </table:table-cell>
          <table:table-cell table:style-name="ce344" office:value-type="string" calcext:value-type="string">
            <text:p>Bouteille produit ménager vide</text:p>
          </table:table-cell>
          <table:table-cell table:style-name="ce344" office:value-type="string" calcext:value-type="string">
            <text:p>Bottle empty household product</text:p>
          </table:table-cell>
          <table:table-cell table:style-name="ce344" office:value-type="string" calcext:value-type="string">
            <text:p>cu_plastique</text:p>
          </table:table-cell>
          <table:table-cell table:style-name="ce344" office:value-type="string" calcext:value-type="string">
            <text:p>cat_emr</text:p>
          </table:table-cell>
          <table:table-cell table:style-name="ce344"/>
          <table:table-cell table:style-name="ce344" office:value-type="string" calcext:value-type="string">
            <text:p>bouteille produit ménager vide</text:p>
          </table:table-cell>
          <table:table-cell table:style-name="ce344" office:value-type="string" calcext:value-type="string">
            <text:p>bottle empty household product</text:p>
          </table:table-cell>
          <table:table-cell table:style-name="ce344" table:number-columns-repeated="2"/>
          <table:table-cell table:style-name="ce364" office:value-type="string" calcext:value-type="string">
            <text:p>cons_bouchon,cons_bouchonamour</text:p>
          </table:table-cell>
          <table:table-cell table:style-name="ce372" office:value-type="string" calcext:value-type="string">
            <text:p>images_non_libres_temp/bouteille_produit_menager_vide_mini.png</text:p>
          </table:table-cell>
          <table:table-cell table:style-name="ce384"/>
          <table:table-cell table:style-name="ce388" office:value-type="string" calcext:value-type="string">
            <text:p>MieuxTrierANantes 02/2015</text:p>
          </table:table-cell>
          <table:table-cell table:style-name="ce388"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405"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sSirop</text:p>
          </table:table-cell>
          <table:table-cell table:style-name="ce339" office:value-type="string" calcext:value-type="string">
            <text:p>Bouteilles sirop (métal)</text:p>
          </table:table-cell>
          <table:table-cell table:style-name="ce339" office:value-type="string" calcext:value-type="string">
            <text:p>Syrup bottles (metal)</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uteille de sirop métal</text:p>
          </table:table-cell>
          <table:table-cell table:style-name="ce339" office:value-type="string" calcext:value-type="string">
            <text:p>syrup bottles (metal)</text:p>
          </table:table-cell>
          <table:table-cell table:style-name="ce339" table:number-columns-repeated="2"/>
          <table:table-cell table:style-name="ce362" office:value-type="string" calcext:value-type="string">
            <text:p>cons_bouchon,cons_bouchonamour</text:p>
          </table:table-cell>
          <table:table-cell table:style-name="ce371" office:value-type="string" calcext:value-type="string">
            <text:p>bouteille_sirop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405" table:formula="of:=JSONDECHETS([Dechets.A40];[Dechets.B40];[Dechets.C40];[Dechets.D40];[Dechets.E40];[Dechets.F40];[Dechets.T40];[Dechets.U40];[Dechets.G40];[Dechets.H40];[Dechets.K40];[Dechets.L40];[Dechets.M40];[Dechets.N40];[Dechets.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outeilleVerre</text:p>
          </table:table-cell>
          <table:table-cell table:style-name="ce339" office:value-type="string" calcext:value-type="string">
            <text:p>Bouteille verre</text:p>
          </table:table-cell>
          <table:table-cell table:style-name="ce339" office:value-type="string" calcext:value-type="string">
            <text:p>Glass Bottle</text:p>
          </table:table-cell>
          <table:table-cell table:style-name="ce339" office:value-type="string" calcext:value-type="string">
            <text:p>cu_verrevaisselle</text:p>
          </table:table-cell>
          <table:table-cell table:style-name="ce339" office:value-type="string" calcext:value-type="string">
            <text:p>cat_verre</text:p>
          </table:table-cell>
          <table:table-cell table:style-name="ce339"/>
          <table:table-cell table:style-name="ce339" office:value-type="string" calcext:value-type="string">
            <text:p>bouteille en verre, bouteille de vin, bouteille de bière</text:p>
          </table:table-cell>
          <table:table-cell table:style-name="ce339" office:value-type="string" calcext:value-type="string">
            <text:p>glass bottle, wine bottle, beer bottle</text:p>
          </table:table-cell>
          <table:table-cell table:style-name="ce339" table:number-columns-repeated="2"/>
          <table:table-cell table:style-name="ce365" office:value-type="string" calcext:value-type="string">
            <text:p>cons_sansbouchon</text:p>
          </table:table-cell>
          <table:table-cell table:style-name="ce371" office:value-type="string" calcext:value-type="string">
            <text:p>bouteille_mini.png</text:p>
          </table:table-cell>
          <table:table-cell table:style-name="ce351"/>
          <table:table-cell table:style-name="ce388" office:value-type="string" calcext:value-type="string">
            <text:p>MieuxTrierANantes 02/2015</text:p>
          </table:table-cell>
          <table:table-cell table:style-name="ce395" office:value-type="string" calcext:value-type="string">
            <text:p>Françoise Renoulin (fsefleur).Je souhaite parrainer la canette de bière en verre, pour lui offrir une seconde vie et si possible qu'elle retrouve un jour le chemin du frigo.</text:p>
          </table:table-cell>
          <table:table-cell table:style-name="ce395" office:value-type="string" calcext:value-type="string">
            <text:p>fsefleur</text:p>
          </table:table-cell>
          <table:table-cell table:style-name="ce388"/>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405" table:formula="of:=JSONDECHETS([Dechets.A41];[Dechets.B41];[Dechets.C41];[Dechets.D41];[Dechets.E41];[Dechets.F41];[Dechets.T41];[Dechets.U41];[Dechets.G41];[Dechets.H41];[Dechets.K41];[Dechets.L41];[Dechets.M41];[Dechets.N41];[Dechets.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ranchage</text:p>
          </table:table-cell>
          <table:table-cell table:style-name="ce339" office:value-type="string" calcext:value-type="string">
            <text:p>Branchage feuillage</text:p>
          </table:table-cell>
          <table:table-cell table:style-name="ce339" office:value-type="string" calcext:value-type="string">
            <text:p>Foliage branches</text:p>
          </table:table-cell>
          <table:table-cell table:style-name="ce339" office:value-type="string" calcext:value-type="string">
            <text:p>cu_vertbois</text:p>
          </table:table-cell>
          <table:table-cell table:style-name="ce352" office:value-type="string" calcext:value-type="string">
            <text:p>cat_organiquegros</text:p>
          </table:table-cell>
          <table:table-cell table:style-name="ce339"/>
          <table:table-cell table:style-name="ce339" office:value-type="string" calcext:value-type="string">
            <text:p>branchage, feuillage, taille d'arbre</text:p>
          </table:table-cell>
          <table:table-cell table:style-name="ce339" office:value-type="string" calcext:value-type="string">
            <text:p>branches, foliage, tree size</text:p>
          </table:table-cell>
          <table:table-cell table:style-name="ce339" table:number-columns-repeated="2"/>
          <table:table-cell table:style-name="ce362"/>
          <table:table-cell table:style-name="ce371" office:value-type="string" calcext:value-type="string">
            <text:p>feuillages_mini.png</text:p>
          </table:table-cell>
          <table:table-cell table:style-name="ce351"/>
          <table:table-cell table:style-name="ce387" office:value-type="string" calcext:value-type="string">
            <text:p>MieuxTrierANantes 12/2014</text:p>
          </table:table-cell>
          <table:table-cell table:style-name="ce387"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405" table:formula="of:=JSONDECHETS([Dechets.A42];[Dechets.B42];[Dechets.C42];[Dechets.D42];[Dechets.E42];[Dechets.F42];[Dechets.T42];[Dechets.U42];[Dechets.G42];[Dechets.H42];[Dechets.K42];[Dechets.L42];[Dechets.M42];[Dechets.N42];[Dechets.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briqueAlimentaire</text:p>
          </table:table-cell>
          <table:table-cell table:style-name="ce339" office:value-type="string" calcext:value-type="string">
            <text:p>Brique alimentaire</text:p>
          </table:table-cell>
          <table:table-cell table:style-name="ce339" office:value-type="string" calcext:value-type="string">
            <text:p>Food Brick</text:p>
          </table:table-cell>
          <table:table-cell table:style-name="ce339" office:value-type="string" calcext:value-type="string">
            <text:p>cu_plastique</text:p>
          </table:table-cell>
          <table:table-cell table:style-name="ce339" office:value-type="string" calcext:value-type="string">
            <text:p>cat_ela</text:p>
          </table:table-cell>
          <table:table-cell table:style-name="ce339"/>
          <table:table-cell table:style-name="ce339" office:value-type="string" calcext:value-type="string">
            <text:p>brique alimentaire, brique de lait, tétra pack</text:p>
          </table:table-cell>
          <table:table-cell table:style-name="ce339" office:value-type="string" calcext:value-type="string">
            <text:p>Food brick milk carton tetra pack</text:p>
          </table:table-cell>
          <table:table-cell table:style-name="ce339" table:number-columns-repeated="2"/>
          <table:table-cell table:style-name="ce362" office:value-type="string" calcext:value-type="string">
            <text:p>bouchon_brique,cons_tetrapak,cons_bouchon,cons_bouchonamour</text:p>
          </table:table-cell>
          <table:table-cell table:style-name="ce371" office:value-type="string" calcext:value-type="string">
            <text:p>brique_alimentair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405" table:formula="of:=JSONDECHETS([Dechets.A43];[Dechets.B43];[Dechets.C43];[Dechets.D43];[Dechets.E43];[Dechets.F43];[Dechets.T43];[Dechets.U43];[Dechets.G43];[Dechets.H43];[Dechets.K43];[Dechets.L43];[Dechets.M43];[Dechets.N43];[Dechets.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getteBois</text:p>
          </table:table-cell>
          <table:table-cell table:style-name="ce339" office:value-type="string" calcext:value-type="string">
            <text:p>Cagette bois</text:p>
          </table:table-cell>
          <table:table-cell table:style-name="ce339" office:value-type="string" calcext:value-type="string">
            <text:p>Wooden crates</text:p>
          </table:table-cell>
          <table:table-cell table:style-name="ce339" office:value-type="string" calcext:value-type="string">
            <text:p>cu_vertbois</text:p>
          </table:table-cell>
          <table:table-cell table:style-name="ce339" office:value-type="string" calcext:value-type="string">
            <text:p>cat_omr</text:p>
          </table:table-cell>
          <table:table-cell/>
          <table:table-cell table:style-name="ce339" office:value-type="string" calcext:value-type="string">
            <text:p>cagette bois, cageot</text:p>
          </table:table-cell>
          <table:table-cell table:style-name="ce339" office:value-type="string" calcext:value-type="string">
            <text:p>crate wood crate</text:p>
          </table:table-cell>
          <table:table-cell table:style-name="ce339" table:number-columns-repeated="2"/>
          <table:table-cell table:style-name="ce362"/>
          <table:table-cell table:style-name="ce371" office:value-type="string" calcext:value-type="string">
            <text:p>cagett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405" table:formula="of:=JSONDECHETS([Dechets.A44];[Dechets.B44];[Dechets.C44];[Dechets.D44];[Dechets.E44];[Dechets.F44];[Dechets.T44];[Dechets.U44];[Dechets.G44];[Dechets.H44];[Dechets.K44];[Dechets.L44];[Dechets.M44];[Dechets.N44];[Dechets.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hier</text:p>
          </table:table-cell>
          <table:table-cell table:style-name="ce339" office:value-type="string" calcext:value-type="string">
            <text:p>Cahier</text:p>
          </table:table-cell>
          <table:table-cell table:style-name="ce339" office:value-type="string" calcext:value-type="string">
            <text:p>Notebook</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hier, cahier, bloc note sans spirale, carnet</text:p>
          </table:table-cell>
          <table:table-cell table:style-name="ce339" office:value-type="string" calcext:value-type="string">
            <text:p>notebook, notebook, notebook (no spiral), notebook</text:p>
          </table:table-cell>
          <table:table-cell table:style-name="ce339" office:value-type="string" calcext:value-type="string">
            <text:p>spirale</text:p>
          </table:table-cell>
          <table:table-cell table:style-name="ce339" office:value-type="string" calcext:value-type="string">
            <text:p>spiral</text:p>
          </table:table-cell>
          <table:table-cell table:style-name="ce366" office:value-type="string" calcext:value-type="string">
            <text:p>cons_spirale</text:p>
          </table:table-cell>
          <table:table-cell table:style-name="ce371" office:value-type="string" calcext:value-type="string">
            <text:p>bloc_note_mini.png</text:p>
          </table:table-cell>
          <table:table-cell table:style-name="ce351" office:value-type="string" calcext:value-type="string">
            <text:p>cahier_mini.png</text:p>
          </table:table-cell>
          <table:table-cell table:style-name="ce360" office:value-type="string" calcext:value-type="string">
            <text:p>MieuxTrierANantes 02/2015</text:p>
          </table:table-cell>
          <table:table-cell table:style-name="ce360"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405" table:formula="of:=JSONDECHETS([Dechets.A45];[Dechets.B45];[Dechets.C45];[Dechets.D45];[Dechets.E45];[Dechets.F45];[Dechets.T45];[Dechets.U45];[Dechets.G45];[Dechets.H45];[Dechets.K45];[Dechets.L45];[Dechets.M45];[Dechets.N45];[Dechets.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lendrier</text:p>
          </table:table-cell>
          <table:table-cell table:style-name="ce339" office:value-type="string" calcext:value-type="string">
            <text:p>Calendrier</text:p>
          </table:table-cell>
          <table:table-cell table:style-name="ce339" office:value-type="string" calcext:value-type="string">
            <text:p>Calendar</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lendrier</text:p>
          </table:table-cell>
          <table:table-cell table:style-name="ce339" office:value-type="string" calcext:value-type="string">
            <text:p>calendar</text:p>
          </table:table-cell>
          <table:table-cell table:style-name="ce339" table:number-columns-repeated="2"/>
          <table:table-cell table:style-name="ce362"/>
          <table:table-cell table:style-name="ce371" office:value-type="string" calcext:value-type="string">
            <text:p>calendrier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405" table:formula="of:=JSONDECHETS([Dechets.A46];[Dechets.B46];[Dechets.C46];[Dechets.D46];[Dechets.E46];[Dechets.F46];[Dechets.T46];[Dechets.U46];[Dechets.G46];[Dechets.H46];[Dechets.K46];[Dechets.L46];[Dechets.M46];[Dechets.N46];[Dechets.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netteSoda</text:p>
          </table:table-cell>
          <table:table-cell table:style-name="ce339" office:value-type="string" calcext:value-type="string">
            <text:p>Canette soda</text:p>
          </table:table-cell>
          <table:table-cell table:style-name="ce339" office:value-type="string" calcext:value-type="string">
            <text:p>Soda cans</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canette de soda</text:p>
          </table:table-cell>
          <table:table-cell table:style-name="ce339" office:value-type="string" calcext:value-type="string">
            <text:p>can of soda</text:p>
          </table:table-cell>
          <table:table-cell table:style-name="ce339" table:number-columns-repeated="2"/>
          <table:table-cell table:style-name="ce362"/>
          <table:table-cell table:style-name="ce374" office:value-type="string" calcext:value-type="string">
            <text:p>cannett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405" table:formula="of:=JSONDECHETS([Dechets.A47];[Dechets.B47];[Dechets.C47];[Dechets.D47];[Dechets.E47];[Dechets.F47];[Dechets.T47];[Dechets.U47];[Dechets.G47];[Dechets.H47];[Dechets.K47];[Dechets.L47];[Dechets.M47];[Dechets.N47];[Dechets.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psuleCafe</text:p>
          </table:table-cell>
          <table:table-cell table:style-name="ce339" office:value-type="string" calcext:value-type="string">
            <text:p>capsule café</text:p>
          </table:table-cell>
          <table:table-cell table:style-name="ce339" office:value-type="string" calcext:value-type="string">
            <text:p>capsule coffee</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41"/>
          <table:table-cell table:style-name="ce339" office:value-type="string" calcext:value-type="string">
            <text:p>capsule de café, capsule métal ou plastique dosette café</text:p>
          </table:table-cell>
          <table:table-cell table:style-name="ce339" office:value-type="string" calcext:value-type="string">
            <text:p>coffee capsule, metal or plastic capsule coffee pod</text:p>
          </table:table-cell>
          <table:table-cell table:number-columns-repeated="2" table:style-name="ce339" office:value-type="string" calcext:value-type="string">
            <text:p>nespresso</text:p>
          </table:table-cell>
          <table:table-cell table:style-name="ce362" office:value-type="string" calcext:value-type="string">
            <text:p>cons_nespresso,cons_trop_petit</text:p>
          </table:table-cell>
          <table:table-cell table:style-name="ce371" office:value-type="string" calcext:value-type="string">
            <text:p>dosette_cafe_plastiqu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405" table:formula="of:=JSONDECHETS([Dechets.A48];[Dechets.B48];[Dechets.C48];[Dechets.D48];[Dechets.E48];[Dechets.F48];[Dechets.T48];[Dechets.U48];[Dechets.G48];[Dechets.H48];[Dechets.K48];[Dechets.L48];[Dechets.M48];[Dechets.N48];[Dechets.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horsnantes,modco_bacbleunantes,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rtePostale</text:p>
          </table:table-cell>
          <table:table-cell table:style-name="ce339" office:value-type="string" calcext:value-type="string">
            <text:p>Carte postale</text:p>
          </table:table-cell>
          <table:table-cell table:style-name="ce339" office:value-type="string" calcext:value-type="string">
            <text:p>Post card</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rte postale</text:p>
          </table:table-cell>
          <table:table-cell table:style-name="ce339" office:value-type="string" calcext:value-type="string">
            <text:p>Post card</text:p>
          </table:table-cell>
          <table:table-cell table:style-name="ce339" table:number-columns-repeated="2"/>
          <table:table-cell table:style-name="ce362"/>
          <table:table-cell table:style-name="ce371" office:value-type="string" calcext:value-type="string">
            <text:p>carte_postal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405" table:formula="of:=JSONDECHETS([Dechets.A49];[Dechets.B49];[Dechets.C49];[Dechets.D49];[Dechets.E49];[Dechets.F49];[Dechets.T49];[Dechets.U49];[Dechets.G49];[Dechets.H49];[Dechets.K49];[Dechets.L49];[Dechets.M49];[Dechets.N49];[Dechets.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rtonPetitsOuGrands</text:p>
          </table:table-cell>
          <table:table-cell table:style-name="ce339" office:value-type="string" calcext:value-type="string">
            <text:p>Carton (petits ou grands)</text:p>
          </table:table-cell>
          <table:table-cell table:style-name="ce339" office:value-type="string" calcext:value-type="string">
            <text:p>Cardboard (small or large)</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rton (petit ou grands)</text:p>
          </table:table-cell>
          <table:table-cell table:style-name="ce339" office:value-type="string" calcext:value-type="string">
            <text:p>cardboard (small or large)</text:p>
          </table:table-cell>
          <table:table-cell table:style-name="ce339" table:number-columns-repeated="2"/>
          <table:table-cell table:style-name="ce362"/>
          <table:table-cell table:style-name="ce371" office:value-type="string" calcext:value-type="string">
            <text:p>carton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405"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artouchesEncres</text:p>
          </table:table-cell>
          <table:table-cell table:style-name="ce339" office:value-type="string" calcext:value-type="string">
            <text:p>Cartouches encres</text:p>
          </table:table-cell>
          <table:table-cell table:style-name="ce339" office:value-type="string" calcext:value-type="string">
            <text:p>Ink cartridges</text:p>
          </table:table-cell>
          <table:table-cell table:style-name="ce339" office:value-type="string" calcext:value-type="string">
            <text:p>cu_toxique</text:p>
          </table:table-cell>
          <table:table-cell table:style-name="ce352" office:value-type="string" calcext:value-type="string">
            <text:p>cat_cartouche</text:p>
          </table:table-cell>
          <table:table-cell/>
          <table:table-cell table:style-name="ce339" office:value-type="string" calcext:value-type="string">
            <text:p>cartouche encres</text:p>
          </table:table-cell>
          <table:table-cell table:style-name="ce339" office:value-type="string" calcext:value-type="string">
            <text:p>ink cartridges</text:p>
          </table:table-cell>
          <table:table-cell table:style-name="ce339" table:number-columns-repeated="2"/>
          <table:table-cell table:style-name="ce362"/>
          <table:table-cell table:style-name="ce371" office:value-type="string" calcext:value-type="string">
            <text:p>cartouches_imprimantes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405" table:formula="of:=JSONDECHETS([Dechets.A51];[Dechets.B51];[Dechets.C51];[Dechets.D51];[Dechets.E51];[Dechets.F51];[Dechets.T51];[Dechets.U51];[Dechets.G51];[Dechets.H51];[Dechets.K51];[Dechets.L51];[Dechets.M51];[Dechets.N51];[Dechets.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dDvdK7</text:p>
          </table:table-cell>
          <table:table-cell table:style-name="ce339" office:value-type="string" calcext:value-type="string">
            <text:p>CD/DVD/K7</text:p>
          </table:table-cell>
          <table:table-cell table:style-name="ce339" office:value-type="string" calcext:value-type="string">
            <text:p>CD / DVD / K7</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D/DVD/K7, cassette audio, cassette vidéo, appareil photo, caméra</text:p>
          </table:table-cell>
          <table:table-cell table:style-name="ce339" office:value-type="string" calcext:value-type="string">
            <text:p>CD / DVD / K7, audio cassettes, video cassettes</text:p>
          </table:table-cell>
          <table:table-cell table:style-name="ce339" table:number-columns-repeated="3"/>
          <table:table-cell table:style-name="ce362" office:value-type="string" calcext:value-type="string">
            <text:p>cd_sansemballage_mini.png</text:p>
          </table:table-cell>
          <table:table-cell table:style-name="ce371" office:value-type="string" calcext:value-type="string">
            <text:p>pochette_cd_mini.png</text:p>
          </table:table-cell>
          <table:table-cell table:style-name="ce360" office:value-type="string" calcext:value-type="string">
            <text:p>MieuxTrierANantes 02/2015</text:p>
          </table:table-cell>
          <table:table-cell table:style-name="ce360"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appareil,photo,camera," calcext:value-type="string">
            <text:p>cd/dvd/k7,cassette,audio,cassette,video,appareil,photo,camera,</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405" table:formula="of:=JSONDECHETS([Dechets.A52];[Dechets.B52];[Dechets.C52];[Dechets.D52];[Dechets.E52];[Dechets.F52];[Dechets.T52];[Dechets.U52];[Dechets.G52];[Dechets.H52];[Dechets.K52];[Dechets.L52];[Dechets.M52];[Dechets.N52];[Dechets.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haussureEnBonEtat</text:p>
          </table:table-cell>
          <table:table-cell table:style-name="ce339" office:value-type="string" calcext:value-type="string">
            <text:p>Chaussure bon état</text:p>
          </table:table-cell>
          <table:table-cell table:style-name="ce339" office:value-type="string" calcext:value-type="string">
            <text:p>Good shoe</text:p>
          </table:table-cell>
          <table:table-cell table:style-name="ce339" office:value-type="string" calcext:value-type="string">
            <text:p>cu_vetementtissu</text:p>
          </table:table-cell>
          <table:table-cell table:style-name="ce339" office:value-type="string" calcext:value-type="string">
            <text:p>cat_vetement</text:p>
          </table:table-cell>
          <table:table-cell table:style-name="ce339"/>
          <table:table-cell table:style-name="ce341" office:value-type="string" calcext:value-type="string">
            <text:p>chaussure en bon état, bote en bon état</text:p>
          </table:table-cell>
          <table:table-cell table:style-name="ce341" office:value-type="string" calcext:value-type="string">
            <text:p>shoe in good condition, in good condition bote</text:p>
          </table:table-cell>
          <table:table-cell table:style-name="ce341" table:number-columns-repeated="2"/>
          <table:table-cell table:style-name="ce339"/>
          <table:table-cell table:style-name="ce362" office:value-type="string" calcext:value-type="string">
            <text:p>chaussures_mini.png</text:p>
          </table:table-cell>
          <table:table-cell table:style-name="ce351"/>
          <table:table-cell table:style-name="ce392" office:value-type="string" calcext:value-type="string">
            <text:p>MieuxTrierANantes 02/2015</text:p>
          </table:table-cell>
          <table:table-cell table:style-name="ce392"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405" table:formula="of:=JSONDECHETS([Dechets.A53];[Dechets.B53];[Dechets.C53];[Dechets.D53];[Dechets.E53];[Dechets.F53];[Dechets.T53];[Dechets.U53];[Dechets.G53];[Dechets.H53];[Dechets.K53];[Dechets.L53];[Dechets.M53];[Dechets.N53];[Dechets.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haussuresUsagees</text:p>
          </table:table-cell>
          <table:table-cell table:style-name="ce339" office:value-type="string" calcext:value-type="string">
            <text:p>Chaussures usagées</text:p>
          </table:table-cell>
          <table:table-cell table:style-name="ce339" office:value-type="string" calcext:value-type="string">
            <text:p>Used shoes</text:p>
          </table:table-cell>
          <table:table-cell table:style-name="ce339" office:value-type="string" calcext:value-type="string">
            <text:p>cu_vetementtissu</text:p>
          </table:table-cell>
          <table:table-cell table:style-name="ce339" office:value-type="string" calcext:value-type="string">
            <text:p>cat_omr</text:p>
          </table:table-cell>
          <table:table-cell table:style-name="ce339"/>
          <table:table-cell table:style-name="ce339" office:value-type="string" calcext:value-type="string">
            <text:p>chaussure usagées, bote usagée, chaussure en mauvais état</text:p>
          </table:table-cell>
          <table:table-cell table:style-name="ce339" office:value-type="string" calcext:value-type="string">
            <text:p>used shoes, used bote, worn footwear</text:p>
          </table:table-cell>
          <table:table-cell table:style-name="ce339" table:number-columns-repeated="3"/>
          <table:table-cell table:style-name="ce375" office:value-type="string" calcext:value-type="string">
            <text:p>images_non_libres_temp/chaussures_usagees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405" table:formula="of:=JSONDECHETS([Dechets.A54];[Dechets.B54];[Dechets.C54];[Dechets.D54];[Dechets.E54];[Dechets.F54];[Dechets.T54];[Dechets.U54];[Dechets.G54];[Dechets.H54];[Dechets.K54];[Dechets.L54];[Dechets.M54];[Dechets.N54];[Dechets.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igarette</text:p>
          </table:table-cell>
          <table:table-cell table:number-columns-repeated="2" table:style-name="ce339" office:value-type="string" calcext:value-type="string">
            <text:p>Cigarett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igarette, mégot, cigare</text:p>
          </table:table-cell>
          <table:table-cell table:style-name="ce339" office:value-type="string" calcext:value-type="string">
            <text:p>cigarette, cigarette, cigar</text:p>
          </table:table-cell>
          <table:table-cell table:style-name="ce339" table:number-columns-repeated="2"/>
          <table:table-cell table:style-name="ce362"/>
          <table:table-cell table:style-name="ce371" office:value-type="string" calcext:value-type="string">
            <text:p>megot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405" table:formula="of:=JSONDECHETS([Dechets.A55];[Dechets.B55];[Dechets.C55];[Dechets.D55];[Dechets.E55];[Dechets.F55];[Dechets.T55];[Dechets.U55];[Dechets.G55];[Dechets.H55];[Dechets.K55];[Dechets.L55];[Dechets.M55];[Dechets.N55];[Dechets.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lasseur</text:p>
          </table:table-cell>
          <table:table-cell table:style-name="ce339" office:value-type="string" calcext:value-type="string">
            <text:p>Classeur</text:p>
          </table:table-cell>
          <table:table-cell table:style-name="ce339" office:value-type="string" calcext:value-type="string">
            <text:p>Binder</text:p>
          </table:table-cell>
          <table:table-cell table:style-name="ce339" office:value-type="string" calcext:value-type="string">
            <text:p>cu_papierscartons</text:p>
          </table:table-cell>
          <table:table-cell table:style-name="ce339" office:value-type="string" calcext:value-type="string">
            <text:p>cat_omr</text:p>
          </table:table-cell>
          <table:table-cell table:style-name="ce339"/>
          <table:table-cell table:style-name="ce339" office:value-type="string" calcext:value-type="string">
            <text:p>classeur</text:p>
          </table:table-cell>
          <table:table-cell table:style-name="ce339" office:value-type="string" calcext:value-type="string">
            <text:p>binder</text:p>
          </table:table-cell>
          <table:table-cell table:style-name="ce339" table:number-columns-repeated="2"/>
          <table:table-cell table:style-name="ce362"/>
          <table:table-cell table:style-name="ce371" office:value-type="string" calcext:value-type="string">
            <text:p>classeur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405" table:formula="of:=JSONDECHETS([Dechets.A56];[Dechets.B56];[Dechets.C56];[Dechets.D56];[Dechets.E56];[Dechets.F56];[Dechets.T56];[Dechets.U56];[Dechets.G56];[Dechets.H56];[Dechets.K56];[Dechets.L56];[Dechets.M56];[Dechets.N56];[Dechets.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olles</text:p>
          </table:table-cell>
          <table:table-cell table:style-name="ce339" office:value-type="string" calcext:value-type="string">
            <text:p>Colles</text:p>
          </table:table-cell>
          <table:table-cell table:style-name="ce339" office:value-type="string" calcext:value-type="string">
            <text:p>Glues</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colles</text:p>
          </table:table-cell>
          <table:table-cell table:style-name="ce339" office:value-type="string" calcext:value-type="string">
            <text:p>glues</text:p>
          </table:table-cell>
          <table:table-cell table:style-name="ce339" table:number-columns-repeated="2"/>
          <table:table-cell table:style-name="ce362"/>
          <table:table-cell table:style-name="ce371" office:value-type="string" calcext:value-type="string">
            <text:p>colle_a_bois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405" table:formula="of:=JSONDECHETS([Dechets.A57];[Dechets.B57];[Dechets.C57];[Dechets.D57];[Dechets.E57];[Dechets.F57];[Dechets.T57];[Dechets.U57];[Dechets.G57];[Dechets.H57];[Dechets.K57];[Dechets.L57];[Dechets.M57];[Dechets.N57];[Dechets.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ongelateurs</text:p>
          </table:table-cell>
          <table:table-cell table:style-name="ce339" office:value-type="string" calcext:value-type="string">
            <text:p>congélateurs</text:p>
          </table:table-cell>
          <table:table-cell table:style-name="ce339" office:value-type="string" calcext:value-type="string">
            <text:p>Freezers</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congélateurs</text:p>
          </table:table-cell>
          <table:table-cell table:style-name="ce339" office:value-type="string" calcext:value-type="string">
            <text:p>Freezers</text:p>
          </table:table-cell>
          <table:table-cell table:style-name="ce339" table:number-columns-repeated="2"/>
          <table:table-cell table:style-name="ce362"/>
          <table:table-cell table:style-name="ce371" office:value-type="string" calcext:value-type="string">
            <text:p>congelateur_mini.png</text:p>
          </table:table-cell>
          <table:table-cell table:style-name="ce351"/>
          <table:table-cell table:style-name="ce390" office:value-type="string" calcext:value-type="string">
            <text:p>MieuxTrierANantes 02/2015</text:p>
          </table:table-cell>
          <table:table-cell table:style-name="ce390"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405" table:formula="of:=JSONDECHETS([Dechets.A58];[Dechets.B58];[Dechets.C58];[Dechets.D58];[Dechets.E58];[Dechets.F58];[Dechets.T58];[Dechets.U58];[Dechets.G58];[Dechets.H58];[Dechets.K58];[Dechets.L58];[Dechets.M58];[Dechets.N58];[Dechets.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0pour1&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otonTige</text:p>
          </table:table-cell>
          <table:table-cell table:style-name="ce339" office:value-type="string" calcext:value-type="string">
            <text:p>Coton tige</text:p>
          </table:table-cell>
          <table:table-cell table:style-name="ce339" office:value-type="string" calcext:value-type="string">
            <text:p>Q-tip</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oton tige</text:p>
          </table:table-cell>
          <table:table-cell table:style-name="ce339" office:value-type="string" calcext:value-type="string">
            <text:p>Q-tip</text:p>
          </table:table-cell>
          <table:table-cell table:style-name="ce339" table:number-columns-repeated="2"/>
          <table:table-cell table:style-name="ce362"/>
          <table:table-cell table:style-name="ce371" office:value-type="string" calcext:value-type="string">
            <text:p>cotons_tiges_mini.png</text:p>
          </table:table-cell>
          <table:table-cell table:style-name="ce351"/>
          <table:table-cell table:style-name="ce387" office:value-type="string" calcext:value-type="string">
            <text:p>MieuxTrierANantes 02/2015</text:p>
          </table:table-cell>
          <table:table-cell table:style-name="ce387" office:value-type="string" calcext:value-type="string">
            <text:p>Cre (Claire Renoulin)</text:p>
          </table:table-cell>
          <table:table-cell table:style-name="ce393" office:value-type="string" calcext:value-type="string">
            <text:p>Cre</text:p>
          </table:table-cell>
          <table:table-cell table:style-name="ce387"/>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405" table:formula="of:=JSONDECHETS([Dechets.A59];[Dechets.B59];[Dechets.C59];[Dechets.D59];[Dechets.E59];[Dechets.F59];[Dechets.T59];[Dechets.U59];[Dechets.G59];[Dechets.H59];[Dechets.K59];[Dechets.L59];[Dechets.M59];[Dechets.N59];[Dechets.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oucheBebe</text:p>
          </table:table-cell>
          <table:table-cell table:style-name="ce339" office:value-type="string" calcext:value-type="string">
            <text:p>Couche bébé</text:p>
          </table:table-cell>
          <table:table-cell table:style-name="ce339" office:value-type="string" calcext:value-type="string">
            <text:p>Baby's diaper</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ouche bébé</text:p>
          </table:table-cell>
          <table:table-cell table:style-name="ce339" office:value-type="string" calcext:value-type="string">
            <text:p>baby's diaper</text:p>
          </table:table-cell>
          <table:table-cell table:style-name="ce339" table:number-columns-repeated="2"/>
          <table:table-cell table:style-name="ce362" office:value-type="string" calcext:value-type="string">
            <text:p>cons_dec_coucheBebe</text:p>
          </table:table-cell>
          <table:table-cell table:style-name="ce371" office:value-type="string" calcext:value-type="string">
            <text:p>couche_beb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405" table:formula="of:=JSONDECHETS([Dechets.A60];[Dechets.B60];[Dechets.C60];[Dechets.D60];[Dechets.E60];[Dechets.F60];[Dechets.T60];[Dechets.U60];[Dechets.G60];[Dechets.H60];[Dechets.K60];[Dechets.L60];[Dechets.M60];[Dechets.N60];[Dechets.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ouverclePotEnVerre</text:p>
          </table:table-cell>
          <table:table-cell table:style-name="ce339" office:value-type="string" calcext:value-type="string">
            <text:p>Couvercle métallique</text:p>
          </table:table-cell>
          <table:table-cell table:style-name="ce339" office:value-type="string" calcext:value-type="string">
            <text:p>Metal cover</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39"/>
          <table:table-cell table:style-name="ce339" office:value-type="string" calcext:value-type="string">
            <text:p>couvercle de pot en verre, couvercle métallique, capsule bière, opercule</text:p>
          </table:table-cell>
          <table:table-cell table:style-name="ce339" office:value-type="string" calcext:value-type="string">
            <text:p>glass jar cover, metal cover, beer capsule,cap</text:p>
          </table:table-cell>
          <table:table-cell table:style-name="ce339" table:number-columns-repeated="2"/>
          <table:table-cell table:style-name="ce362" office:value-type="string" calcext:value-type="string">
            <text:p>cons_trop_petit</text:p>
          </table:table-cell>
          <table:table-cell table:style-name="ce371" office:value-type="string" calcext:value-type="string">
            <text:p>couvercle_bocal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405" table:formula="of:=JSONDECHETS([Dechets.A61];[Dechets.B61];[Dechets.C61];[Dechets.D61];[Dechets.E61];[Dechets.F61];[Dechets.T61];[Dechets.U61];[Dechets.G61];[Dechets.H61];[Dechets.K61];[Dechets.L61];[Dechets.M61];[Dechets.N61];[Dechets.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horsnantes,modco_bacbleunantes,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ouverts</text:p>
          </table:table-cell>
          <table:table-cell table:style-name="ce339" office:value-type="string" calcext:value-type="string">
            <text:p>Couverts</text:p>
          </table:table-cell>
          <table:table-cell table:style-name="ce339" office:value-type="string" calcext:value-type="string">
            <text:p>Cutlery</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39"/>
          <table:table-cell table:style-name="ce339" office:value-type="string" calcext:value-type="string">
            <text:p>couverts, couteau, cuillère, fourchette</text:p>
          </table:table-cell>
          <table:table-cell table:style-name="ce339" office:value-type="string" calcext:value-type="string">
            <text:p>cutlery,knife, spoon, fork</text:p>
          </table:table-cell>
          <table:table-cell table:style-name="ce339" table:number-columns-repeated="2"/>
          <table:table-cell table:style-name="ce362"/>
          <table:table-cell table:style-name="ce371" office:value-type="string" calcext:value-type="string">
            <text:p>fourchette_mini.png</text:p>
          </table:table-cell>
          <table:table-cell table:style-name="ce351" office:value-type="string" calcext:value-type="string">
            <text:p>couteau_mini.png, cuillere_mini.png</text:p>
          </table:table-cell>
          <table:table-cell table:style-name="ce360" office:value-type="string" calcext:value-type="string">
            <text:p>MieuxTrierANantes 02/2015</text:p>
          </table:table-cell>
          <table:table-cell table:style-name="ce360"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405" table:formula="of:=JSONDECHETS([Dechets.A62];[Dechets.B62];[Dechets.C62];[Dechets.D62];[Dechets.E62];[Dechets.F62];[Dechets.T62];[Dechets.U62];[Dechets.G62];[Dechets.H62];[Dechets.K62];[Dechets.L62];[Dechets.M62];[Dechets.N62];[Dechets.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horsnantes,modco_bacbleunantes,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remeEnTube</text:p>
          </table:table-cell>
          <table:table-cell table:style-name="ce344" office:value-type="string" calcext:value-type="string">
            <text:p>Crème en tube</text:p>
          </table:table-cell>
          <table:table-cell table:style-name="ce344" office:value-type="string" calcext:value-type="string">
            <text:p>Tube cream</text:p>
          </table:table-cell>
          <table:table-cell table:style-name="ce344" office:value-type="string" calcext:value-type="string">
            <text:p>cu_plastique</text:p>
          </table:table-cell>
          <table:table-cell table:style-name="ce344" office:value-type="string" calcext:value-type="string">
            <text:p>cat_omr</text:p>
          </table:table-cell>
          <table:table-cell table:style-name="ce344"/>
          <table:table-cell table:style-name="ce344" office:value-type="string" calcext:value-type="string">
            <text:p>crème en tube</text:p>
          </table:table-cell>
          <table:table-cell table:style-name="ce344" office:value-type="string" calcext:value-type="string">
            <text:p>cream tube</text:p>
          </table:table-cell>
          <table:table-cell table:style-name="ce344" table:number-columns-repeated="2"/>
          <table:table-cell table:style-name="ce364"/>
          <table:table-cell table:style-name="ce376" office:value-type="string" calcext:value-type="string">
            <text:p>creme_main_mini.png</text:p>
          </table:table-cell>
          <table:table-cell table:style-name="ce384"/>
          <table:table-cell table:style-name="ce387" office:value-type="string" calcext:value-type="string">
            <text:p>MieuxTrierANantes 02/2015</text:p>
          </table:table-cell>
          <table:table-cell table:style-name="ce387"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405" table:formula="of:=JSONDECHETS([Dechets.A63];[Dechets.B63];[Dechets.C63];[Dechets.D63];[Dechets.E63];[Dechets.F63];[Dechets.T63];[Dechets.U63];[Dechets.G63];[Dechets.H63];[Dechets.K63];[Dechets.L63];[Dechets.M63];[Dechets.N63];[Dechets.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horsnantes,modco_bacbleunantes,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cremeEtDentifriceTube</text:p>
          </table:table-cell>
          <table:table-cell table:style-name="ce339" office:value-type="string" calcext:value-type="string">
            <text:p>Crème et dentifrice (tube)</text:p>
          </table:table-cell>
          <table:table-cell table:style-name="ce339" office:value-type="string" calcext:value-type="string">
            <text:p>Cream and toothpaste (tub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41"/>
          <table:table-cell table:style-name="ce339" office:value-type="string" calcext:value-type="string">
            <text:p>crème et dentifrice (tube), crème en tube, tube de dentifrice</text:p>
          </table:table-cell>
          <table:table-cell table:style-name="ce339" office:value-type="string" calcext:value-type="string">
            <text:p>cream and toothpaste (tube), tube cream, toothpaste</text:p>
          </table:table-cell>
          <table:table-cell table:style-name="ce339" table:number-columns-repeated="2"/>
          <table:table-cell table:style-name="ce347" office:value-type="string" calcext:value-type="string">
            <text:p>cons_bouchonamour</text:p>
          </table:table-cell>
          <table:table-cell table:style-name="ce371" office:value-type="string" calcext:value-type="string">
            <text:p>dentifrice_mini.png</text:p>
          </table:table-cell>
          <table:table-cell table:style-name="ce351" office:value-type="string" calcext:value-type="string">
            <text:p>creme_main_mini.png</text:p>
          </table:table-cell>
          <table:table-cell table:style-name="ce387" office:value-type="string" calcext:value-type="string">
            <text:p>MieuxTrierANantes 02/2015</text:p>
          </table:table-cell>
          <table:table-cell table:style-name="ce387"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405"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horsnantes,modco_bacbleunantes,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deboucheurLiquide</text:p>
          </table:table-cell>
          <table:table-cell table:style-name="ce339" office:value-type="string" calcext:value-type="string">
            <text:p>Déboucheur liquide</text:p>
          </table:table-cell>
          <table:table-cell table:style-name="ce339" office:value-type="string" calcext:value-type="string">
            <text:p>Liquid drain cleaner</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déboucheur liquide</text:p>
          </table:table-cell>
          <table:table-cell table:style-name="ce339" office:value-type="string" calcext:value-type="string">
            <text:p>Liquid drain cleaner</text:p>
          </table:table-cell>
          <table:table-cell table:style-name="ce339" table:number-columns-repeated="2"/>
          <table:table-cell table:style-name="ce362"/>
          <table:table-cell table:style-name="ce371" office:value-type="string" calcext:value-type="string">
            <text:p>desinfectant_toilette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405" table:formula="of:=JSONDECHETS([Dechets.A65];[Dechets.B65];[Dechets.C65];[Dechets.D65];[Dechets.E65];[Dechets.F65];[Dechets.T65];[Dechets.U65];[Dechets.G65];[Dechets.H65];[Dechets.K65];[Dechets.L65];[Dechets.M65];[Dechets.N65];[Dechets.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deodorantStick</text:p>
          </table:table-cell>
          <table:table-cell table:style-name="ce344" office:value-type="string" calcext:value-type="string">
            <text:p>Déodorant stick</text:p>
          </table:table-cell>
          <table:table-cell table:style-name="ce344" office:value-type="string" calcext:value-type="string">
            <text:p>Deodorant stick</text:p>
          </table:table-cell>
          <table:table-cell table:style-name="ce344" office:value-type="string" calcext:value-type="string">
            <text:p>cu_divers</text:p>
          </table:table-cell>
          <table:table-cell table:style-name="ce344" office:value-type="string" calcext:value-type="string">
            <text:p>cat_omr</text:p>
          </table:table-cell>
          <table:table-cell table:style-name="ce344"/>
          <table:table-cell table:style-name="ce344" office:value-type="string" calcext:value-type="string">
            <text:p>déodorant stick, déodorant à bille</text:p>
          </table:table-cell>
          <table:table-cell table:style-name="ce344" office:value-type="string" calcext:value-type="string">
            <text:p>deodorant stick, deodorant ball</text:p>
          </table:table-cell>
          <table:table-cell table:style-name="ce344" table:number-columns-repeated="2"/>
          <table:table-cell table:style-name="ce364"/>
          <table:table-cell table:style-name="ce373" office:value-type="string" calcext:value-type="string">
            <text:p>stick_deodorant.png</text:p>
          </table:table-cell>
          <table:table-cell table:style-name="ce384"/>
          <table:table-cell table:style-name="ce387" office:value-type="string" calcext:value-type="string">
            <text:p>MieuxTrierANantes 01/2015</text:p>
          </table:table-cell>
          <table:table-cell table:style-name="ce387"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405" table:formula="of:=JSONDECHETS([Dechets.A66];[Dechets.B66];[Dechets.C66];[Dechets.D66];[Dechets.E66];[Dechets.F66];[Dechets.T66];[Dechets.U66];[Dechets.G66];[Dechets.H66];[Dechets.K66];[Dechets.L66];[Dechets.M66];[Dechets.N66];[Dechets.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detachant</text:p>
          </table:table-cell>
          <table:table-cell table:style-name="ce339" office:value-type="string" calcext:value-type="string">
            <text:p>Détachant</text:p>
          </table:table-cell>
          <table:table-cell table:style-name="ce339" office:value-type="string" calcext:value-type="string">
            <text:p>Stain</text:p>
          </table:table-cell>
          <table:table-cell table:style-name="ce339" office:value-type="string" calcext:value-type="string">
            <text:p>cu_toxique</text:p>
          </table:table-cell>
          <table:table-cell table:style-name="ce339" office:value-type="string" calcext:value-type="string">
            <text:p>cat_ddm</text:p>
          </table:table-cell>
          <table:table-cell/>
          <table:table-cell table:style-name="ce339" office:value-type="string" calcext:value-type="string">
            <text:p>détachant (c'est un produit toxique)</text:p>
          </table:table-cell>
          <table:table-cell table:style-name="ce339" office:value-type="string" calcext:value-type="string">
            <text:p>stain (that is toxic)</text:p>
          </table:table-cell>
          <table:table-cell table:style-name="ce339" table:number-columns-repeated="2"/>
          <table:table-cell table:style-name="ce362" office:value-type="string" calcext:value-type="string">
            <text:p>cons_pasbouchonamour</text:p>
          </table:table-cell>
          <table:table-cell table:style-name="ce371" office:value-type="string" calcext:value-type="string">
            <text:p>detacheur_universel_vetement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402"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405" table:formula="of:=JSONDECHETS([Dechets.A67];[Dechets.B67];[Dechets.C67];[Dechets.D67];[Dechets.E67];[Dechets.F67];[Dechets.T67];[Dechets.U67];[Dechets.G67];[Dechets.H67];[Dechets.K67];[Dechets.L67];[Dechets.M67];[Dechets.N67];[Dechets.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auJavel</text:p>
          </table:table-cell>
          <table:table-cell table:style-name="ce339" office:value-type="string" calcext:value-type="string">
            <text:p>Eau Javel</text:p>
          </table:table-cell>
          <table:table-cell table:style-name="ce339" office:value-type="string" calcext:value-type="string">
            <text:p>Javel water</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eau de Javel</text:p>
          </table:table-cell>
          <table:table-cell table:style-name="ce339" office:value-type="string" calcext:value-type="string">
            <text:p>bleach</text:p>
          </table:table-cell>
          <table:table-cell table:style-name="ce339" table:number-columns-repeated="2"/>
          <table:table-cell table:style-name="ce362" office:value-type="string" calcext:value-type="string">
            <text:p>cons_pasbouchonamour</text:p>
          </table:table-cell>
          <table:table-cell table:style-name="ce371" office:value-type="string" calcext:value-type="string">
            <text:p>bouteille_eau_de_javel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405" table:formula="of:=JSONDECHETS([Dechets.A68];[Dechets.B68];[Dechets.C68];[Dechets.D68];[Dechets.E68];[Dechets.F68];[Dechets.T68];[Dechets.U68];[Dechets.G68];[Dechets.H68];[Dechets.K68];[Dechets.L68];[Dechets.M68];[Dechets.N68];[Dechets.P68])"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mballagesEnCartonPlat</text:p>
          </table:table-cell>
          <table:table-cell table:style-name="ce339" office:value-type="string" calcext:value-type="string">
            <text:p>Emballages carton plat</text:p>
          </table:table-cell>
          <table:table-cell table:style-name="ce339" office:value-type="string" calcext:value-type="string">
            <text:p>Boxboard packaging</text:p>
          </table:table-cell>
          <table:table-cell table:style-name="ce339" office:value-type="string" calcext:value-type="string">
            <text:p>cu_papierscartons</text:p>
          </table:table-cell>
          <table:table-cell table:style-name="ce353" office:value-type="string" calcext:value-type="string">
            <text:p>cat_papiercarton</text:p>
          </table:table-cell>
          <table:table-cell table:style-name="ce339"/>
          <table:table-cell table:style-name="ce339" office:value-type="string" calcext:value-type="string">
            <text:p>emballage en carton plat, Suremballage carton, cartonnette, boîte de céréales, boîte à pizza</text:p>
          </table:table-cell>
          <table:table-cell table:style-name="ce339" office:value-type="string" calcext:value-type="string">
            <text:p>boxboard packaging, Overwrapping cardboard, cardboard, cereal box, pizza box</text:p>
          </table:table-cell>
          <table:table-cell table:style-name="ce339" table:number-columns-repeated="2"/>
          <table:table-cell table:style-name="ce362" office:value-type="string" calcext:value-type="string">
            <text:p>cons_souille</text:p>
          </table:table-cell>
          <table:table-cell table:style-name="ce371" office:value-type="string" calcext:value-type="string">
            <text:p>cartonett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405"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ngraisChimiques</text:p>
          </table:table-cell>
          <table:table-cell table:style-name="ce344" office:value-type="string" calcext:value-type="string">
            <text:p>Engrais chimiques</text:p>
          </table:table-cell>
          <table:table-cell table:style-name="ce344" office:value-type="string" calcext:value-type="string">
            <text:p>Chemical fertilizers</text:p>
          </table:table-cell>
          <table:table-cell table:style-name="ce339"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engrais chimiques</text:p>
          </table:table-cell>
          <table:table-cell table:style-name="ce344" office:value-type="string" calcext:value-type="string">
            <text:p>chemical fertilizers</text:p>
          </table:table-cell>
          <table:table-cell table:style-name="ce344" table:number-columns-repeated="2"/>
          <table:table-cell table:style-name="ce364"/>
          <table:table-cell table:style-name="ce372" office:value-type="string" calcext:value-type="string">
            <text:p>images_non_libres_temp/engrais_mini.png</text:p>
          </table:table-cell>
          <table:table-cell table:style-name="ce384"/>
          <table:table-cell table:style-name="ce389" office:value-type="string" calcext:value-type="string">
            <text:p>MieuxTrierANantes 02/2015</text:p>
          </table:table-cell>
          <table:table-cell table:style-name="ce389" table:number-columns-repeated="2"/>
          <table:table-cell table:style-name="ce344"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405" table:formula="of:=JSONDECHETS([Dechets.A70];[Dechets.B70];[Dechets.C70];[Dechets.D70];[Dechets.E70];[Dechets.F70];[Dechets.T70];[Dechets.U70];[Dechets.G70];[Dechets.H70];[Dechets.K70];[Dechets.L70];[Dechets.M70];[Dechets.N70];[Dechets.P70])"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nveloppe</text:p>
          </table:table-cell>
          <table:table-cell table:style-name="ce339" office:value-type="string" calcext:value-type="string">
            <text:p>Enveloppe</text:p>
          </table:table-cell>
          <table:table-cell table:style-name="ce339" office:value-type="string" calcext:value-type="string">
            <text:p>Envelope</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enveloppe</text:p>
          </table:table-cell>
          <table:table-cell table:style-name="ce339" office:value-type="string" calcext:value-type="string">
            <text:p>envelope</text:p>
          </table:table-cell>
          <table:table-cell table:style-name="ce339" table:number-columns-repeated="2"/>
          <table:table-cell table:style-name="ce362" office:value-type="string" calcext:value-type="string">
            <text:p>cons_fenetre_enveloppe</text:p>
          </table:table-cell>
          <table:table-cell table:style-name="ce371" office:value-type="string" calcext:value-type="string">
            <text:p>enveloppes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405" table:formula="of:=JSONDECHETS([Dechets.A71];[Dechets.B71];[Dechets.C71];[Dechets.D71];[Dechets.E71];[Dechets.F71];[Dechets.T71];[Dechets.U71];[Dechets.G71];[Dechets.H71];[Dechets.K71];[Dechets.L71];[Dechets.M71];[Dechets.N71];[Dechets.P71])"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peluchuresRestesRepas</text:p>
          </table:table-cell>
          <table:table-cell table:style-name="ce339" office:value-type="string" calcext:value-type="string">
            <text:p>Épluchures / restes repas</text:p>
          </table:table-cell>
          <table:table-cell table:style-name="ce339" office:value-type="string" calcext:value-type="string">
            <text:p>Peelings / scraps meals</text:p>
          </table:table-cell>
          <table:table-cell table:style-name="ce349" office:value-type="string" calcext:value-type="string">
            <text:p>cu_vertbois</text:p>
          </table:table-cell>
          <table:table-cell table:style-name="ce339" office:value-type="string" calcext:value-type="string">
            <text:p>cat_organique</text:p>
          </table:table-cell>
          <table:table-cell table:style-name="ce339"/>
          <table:table-cell table:style-name="ce339" office:value-type="string" calcext:value-type="string">
            <text:p>épluchures, reste de repas, nourriture</text:p>
          </table:table-cell>
          <table:table-cell table:style-name="ce339" office:value-type="string" calcext:value-type="string">
            <text:p>peeling, food scraps, food</text:p>
          </table:table-cell>
          <table:table-cell table:style-name="ce339"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39"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62"/>
          <table:table-cell table:style-name="ce371" office:value-type="string" calcext:value-type="string">
            <text:p>epeluchure_mini.png</text:p>
          </table:table-cell>
          <table:table-cell table:style-name="ce351"/>
          <table:table-cell table:style-name="ce340" office:value-type="string" calcext:value-type="string">
            <text:p>MieuxTrierANantes 02/2015</text:p>
          </table:table-cell>
          <table:table-cell table:style-name="ce345" office:value-type="string" calcext:value-type="string">
            <text:p>Gwendal Meillarec.Je veux parrainer les épluchures qui vont au compost.</text:p>
          </table:table-cell>
          <table:table-cell table:style-name="ce345" office:value-type="string" calcext:value-type="string">
            <text:p>Gwendal Meillarec</text:p>
          </table:table-cell>
          <table:table-cell table:style-name="ce340"/>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405"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quipementsAudioEtVideo</text:p>
          </table:table-cell>
          <table:table-cell table:style-name="ce339" office:value-type="string" calcext:value-type="string">
            <text:p>Équipements audio et vidéo</text:p>
          </table:table-cell>
          <table:table-cell table:style-name="ce339" office:value-type="string" calcext:value-type="string">
            <text:p>Audio and video equipment</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équipement audio et vidéo</text:p>
          </table:table-cell>
          <table:table-cell table:style-name="ce339" office:value-type="string" calcext:value-type="string">
            <text:p>audio and video equipment</text:p>
          </table:table-cell>
          <table:table-cell table:style-name="ce339" table:number-columns-repeated="2"/>
          <table:table-cell table:style-name="ce362"/>
          <table:table-cell table:style-name="ce371" office:value-type="string" calcext:value-type="string">
            <text:p>chaine_hifi_mini.png</text:p>
          </table:table-cell>
          <table:table-cell table:style-name="ce351"/>
          <table:table-cell table:style-name="ce390" office:value-type="string" calcext:value-type="string">
            <text:p>www</text:p>
          </table:table-cell>
          <table:table-cell table:style-name="ce390"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405"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0pour1&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0pour1",</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ssenceTerebenthine</text:p>
          </table:table-cell>
          <table:table-cell table:style-name="ce344" office:value-type="string" calcext:value-type="string">
            <text:p>Essence térébenthine</text:p>
          </table:table-cell>
          <table:table-cell table:style-name="ce344" office:value-type="string" calcext:value-type="string">
            <text:p>Turpentine Essence</text:p>
          </table:table-cell>
          <table:table-cell table:style-name="ce339"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essence de térébenthine</text:p>
          </table:table-cell>
          <table:table-cell table:style-name="ce344" office:value-type="string" calcext:value-type="string">
            <text:p>turpentine</text:p>
          </table:table-cell>
          <table:table-cell table:style-name="ce344" table:number-columns-repeated="2"/>
          <table:table-cell table:style-name="ce364"/>
          <table:table-cell table:style-name="ce372" office:value-type="string" calcext:value-type="string">
            <text:p>images_non_libres_temp/essence_therebentine_mini.png</text:p>
          </table:table-cell>
          <table:table-cell table:style-name="ce384"/>
          <table:table-cell table:style-name="ce389" office:value-type="string" calcext:value-type="string">
            <text:p>MieuxTrierANantes 02/2015</text:p>
          </table:table-cell>
          <table:table-cell table:style-name="ce389" table:number-columns-repeated="2"/>
          <table:table-cell table:style-name="ce344"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405" table:formula="of:=JSONDECHETS([Dechets.A74];[Dechets.B74];[Dechets.C74];[Dechets.D74];[Dechets.E74];[Dechets.F74];[Dechets.T74];[Dechets.U74];[Dechets.G74];[Dechets.H74];[Dechets.K74];[Dechets.L74];[Dechets.M74];[Dechets.N74];[Dechets.P74])"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ssuiToutRouleauCarton</text:p>
          </table:table-cell>
          <table:table-cell table:style-name="ce339" office:value-type="string" calcext:value-type="string">
            <text:p>Essuie-tout (rouleau carton)</text:p>
          </table:table-cell>
          <table:table-cell table:style-name="ce339" office:value-type="string" calcext:value-type="string">
            <text:p>Towels (cardboard roll)</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essuie-tout (rouleau carton), rouleau carton papier toilette</text:p>
          </table:table-cell>
          <table:table-cell table:style-name="ce339" office:value-type="string" calcext:value-type="string">
            <text:p>towels (roll cardboard), cardboard toilet paper roll</text:p>
          </table:table-cell>
          <table:table-cell table:style-name="ce339" table:number-columns-repeated="2"/>
          <table:table-cell table:style-name="ce362"/>
          <table:table-cell table:style-name="ce377" office:value-type="string" calcext:value-type="string">
            <text:p>rouleau_carton_essui_tout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405"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essuiToutSaufRouleauCarton</text:p>
          </table:table-cell>
          <table:table-cell table:style-name="ce339" office:value-type="string" calcext:value-type="string">
            <text:p>Essuie-tout (sauf rouleau carton)</text:p>
          </table:table-cell>
          <table:table-cell table:style-name="ce339" office:value-type="string" calcext:value-type="string">
            <text:p>Towels (except cardboard roll)</text:p>
          </table:table-cell>
          <table:table-cell table:style-name="ce339" office:value-type="string" calcext:value-type="string">
            <text:p>cu_papierscartons</text:p>
          </table:table-cell>
          <table:table-cell table:style-name="ce339" office:value-type="string" calcext:value-type="string">
            <text:p>cat_omr</text:p>
          </table:table-cell>
          <table:table-cell table:style-name="ce339"/>
          <table:table-cell table:style-name="ce349" office:value-type="string" calcext:value-type="string">
            <text:p>essuie-tout (sauf rouleau carton), sopalin, papier absorbant, papier toilette</text:p>
          </table:table-cell>
          <table:table-cell table:style-name="ce349" office:value-type="string" calcext:value-type="string">
            <text:p>towels (except cardboard roll), paper towels, paper towels, toilet paper</text:p>
          </table:table-cell>
          <table:table-cell table:style-name="ce349" table:number-columns-repeated="2"/>
          <table:table-cell table:style-name="ce362" office:value-type="string" calcext:value-type="string">
            <text:p>cons_souille</text:p>
          </table:table-cell>
          <table:table-cell table:style-name="ce371" office:value-type="string" calcext:value-type="string">
            <text:p>essui_tout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405"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ilmPlastique</text:p>
          </table:table-cell>
          <table:table-cell table:style-name="ce344" office:value-type="string" calcext:value-type="string">
            <text:p>Film plastique</text:p>
          </table:table-cell>
          <table:table-cell table:style-name="ce344" office:value-type="string" calcext:value-type="string">
            <text:p>Plastic film</text:p>
          </table:table-cell>
          <table:table-cell table:style-name="ce344" office:value-type="string" calcext:value-type="string">
            <text:p>cu_plastique</text:p>
          </table:table-cell>
          <table:table-cell table:style-name="ce339" office:value-type="string" calcext:value-type="string">
            <text:p>cat_omr_plastique</text:p>
          </table:table-cell>
          <table:table-cell table:style-name="ce344"/>
          <table:table-cell table:style-name="ce344" office:value-type="string" calcext:value-type="string">
            <text:p>film plastique</text:p>
          </table:table-cell>
          <table:table-cell table:style-name="ce344" office:value-type="string" calcext:value-type="string">
            <text:p>plastic film</text:p>
          </table:table-cell>
          <table:table-cell table:style-name="ce344" table:number-columns-repeated="2"/>
          <table:table-cell table:style-name="ce364"/>
          <table:table-cell table:style-name="ce373" office:value-type="string" calcext:value-type="string">
            <text:p>film_plastique_mini.png</text:p>
          </table:table-cell>
          <table:table-cell table:style-name="ce384"/>
          <table:table-cell table:style-name="ce389" office:value-type="string" calcext:value-type="string">
            <text:p>MieuxTrierANantes 02/2015</text:p>
          </table:table-cell>
          <table:table-cell table:style-name="ce389"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405" table:formula="of:=JSONDECHETS([Dechets.A77];[Dechets.B77];[Dechets.C77];[Dechets.D77];[Dechets.E77];[Dechets.F77];[Dechets.T77];[Dechets.U77];[Dechets.G77];[Dechets.H77];[Dechets.K77];[Dechets.L77];[Dechets.M77];[Dechets.N77];[Dechets.P77])"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ilmsPhotographiques</text:p>
          </table:table-cell>
          <table:table-cell table:style-name="ce344" office:value-type="string" calcext:value-type="string">
            <text:p>Films photographiques</text:p>
          </table:table-cell>
          <table:table-cell table:style-name="ce344" office:value-type="string" calcext:value-type="string">
            <text:p>Photographic Films</text:p>
          </table:table-cell>
          <table:table-cell table:style-name="ce339"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film photographiques, diapositive, pellicule</text:p>
          </table:table-cell>
          <table:table-cell table:style-name="ce344" office:value-type="string" calcext:value-type="string">
            <text:p>photographic film, slide, film</text:p>
          </table:table-cell>
          <table:table-cell table:style-name="ce344" table:number-columns-repeated="2"/>
          <table:table-cell table:style-name="ce364"/>
          <table:table-cell table:style-name="ce372" office:value-type="string" calcext:value-type="string">
            <text:p>films_mini.png</text:p>
          </table:table-cell>
          <table:table-cell table:style-name="ce384"/>
          <table:table-cell table:style-name="ce387" office:value-type="string" calcext:value-type="string">
            <text:p>MieuxTrierANantes 02/2015</text:p>
          </table:table-cell>
          <table:table-cell table:style-name="ce387" table:number-columns-repeated="2"/>
          <table:table-cell table:style-name="ce344"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405"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iltreAHuile</text:p>
          </table:table-cell>
          <table:table-cell table:style-name="ce344" office:value-type="string" calcext:value-type="string">
            <text:p>Filtre à huile</text:p>
          </table:table-cell>
          <table:table-cell table:style-name="ce344" office:value-type="string" calcext:value-type="string">
            <text:p>Oil Filter</text:p>
          </table:table-cell>
          <table:table-cell table:style-name="ce339"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filtre à huile</text:p>
          </table:table-cell>
          <table:table-cell table:style-name="ce344" office:value-type="string" calcext:value-type="string">
            <text:p>oil filter</text:p>
          </table:table-cell>
          <table:table-cell table:style-name="ce344" table:number-columns-repeated="2"/>
          <table:table-cell table:style-name="ce364"/>
          <table:table-cell table:style-name="ce372" office:value-type="string" calcext:value-type="string">
            <text:p>images_non_libres_temp/filtre_huile_petit.png</text:p>
          </table:table-cell>
          <table:table-cell table:style-name="ce384"/>
          <table:table-cell table:style-name="ce389" office:value-type="string" calcext:value-type="string">
            <text:p>MieuxTrierANantes 02/2015</text:p>
          </table:table-cell>
          <table:table-cell table:style-name="ce389" table:number-columns-repeated="2"/>
          <table:table-cell table:style-name="ce344"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405" table:formula="of:=JSONDECHETS([Dechets.A79];[Dechets.B79];[Dechets.C79];[Dechets.D79];[Dechets.E79];[Dechets.F79];[Dechets.T79];[Dechets.U79];[Dechets.G79];[Dechets.H79];[Dechets.K79];[Dechets.L79];[Dechets.M79];[Dechets.N79];[Dechets.P79])"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laconProduitsDentretien</text:p>
          </table:table-cell>
          <table:table-cell table:style-name="ce339" office:value-type="string" calcext:value-type="string">
            <text:p>Flacon de produits d'entretien</text:p>
          </table:table-cell>
          <table:table-cell table:style-name="ce339" office:value-type="string" calcext:value-type="string">
            <text:p>Bottle of cleaning products</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flacon de produit d'entretien, Flacon produit ménager vide, flacon de produit d'entretien</text:p>
          </table:table-cell>
          <table:table-cell table:style-name="ce339" office:value-type="string" calcext:value-type="string">
            <text:p>bottle of cleaning products, household product empty bottle, bottle of cleaning products</text:p>
          </table:table-cell>
          <table:table-cell table:style-name="ce339" table:number-columns-repeated="2"/>
          <table:table-cell table:style-name="ce362" office:value-type="string" calcext:value-type="string">
            <text:p>cons_bouchon,cons_bouchonamour</text:p>
          </table:table-cell>
          <table:table-cell table:style-name="ce371" office:value-type="string" calcext:value-type="string">
            <text:p>bouteille_white_spirit_mini.png</text:p>
          </table:table-cell>
          <table:table-cell table:style-name="ce351" office:value-type="string" calcext:value-type="string">
            <text:p>bouteille_pec_citron_mini.png</text:p>
          </table:table-cell>
          <table:table-cell table:style-name="ce388" office:value-type="string" calcext:value-type="string">
            <text:p>MieuxTrierANantes 02/2015</text:p>
          </table:table-cell>
          <table:table-cell table:style-name="ce388"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405"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laconSavon</text:p>
          </table:table-cell>
          <table:table-cell table:style-name="ce339" office:value-type="string" calcext:value-type="string">
            <text:p>Flacon savon</text:p>
          </table:table-cell>
          <table:table-cell table:style-name="ce339" office:value-type="string" calcext:value-type="string">
            <text:p>Soap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flacon de savon, Flacon en plastique, flacon de savon</text:p>
          </table:table-cell>
          <table:table-cell table:style-name="ce339" office:value-type="string" calcext:value-type="string">
            <text:p>soap bottle, plastic bottle, soap bottle</text:p>
          </table:table-cell>
          <table:table-cell table:style-name="ce339" table:number-columns-repeated="2"/>
          <table:table-cell table:style-name="ce362" office:value-type="string" calcext:value-type="string">
            <text:p>cons_bouchon,cons_bouchonamour</text:p>
          </table:table-cell>
          <table:table-cell table:style-name="ce371" office:value-type="string" calcext:value-type="string">
            <text:p>flacon_savon_mini.png</text:p>
          </table:table-cell>
          <table:table-cell table:style-name="ce351" office:value-type="string" calcext:value-type="string">
            <text:p>bouteille_savon_mini.png</text:p>
          </table:table-cell>
          <table:table-cell table:style-name="ce388" office:value-type="string" calcext:value-type="string">
            <text:p>MieuxTrierANantes 02/2015</text:p>
          </table:table-cell>
          <table:table-cell table:style-name="ce388"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405" table:formula="of:=JSONDECHETS([Dechets.A81];[Dechets.B81];[Dechets.C81];[Dechets.D81];[Dechets.E81];[Dechets.F81];[Dechets.T81];[Dechets.U81];[Dechets.G81];[Dechets.H81];[Dechets.K81];[Dechets.L81];[Dechets.M81];[Dechets.N81];[Dechets.P81])"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ongicides</text:p>
          </table:table-cell>
          <table:table-cell table:style-name="ce345" office:value-type="string" calcext:value-type="string">
            <text:p>Fongicide</text:p>
          </table:table-cell>
          <table:table-cell table:style-name="ce345" office:value-type="string" calcext:value-type="string">
            <text:p>Fungicide</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fongicide</text:p>
          </table:table-cell>
          <table:table-cell table:style-name="ce345" office:value-type="string" calcext:value-type="string">
            <text:p>fungicide</text:p>
          </table:table-cell>
          <table:table-cell table:style-name="ce345" table:number-columns-repeated="2"/>
          <table:table-cell table:style-name="ce367"/>
          <table:table-cell table:style-name="ce372" office:value-type="string" calcext:value-type="string">
            <text:p>images_non_libres_temp/fongicide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405" table:formula="of:=JSONDECHETS([Dechets.A82];[Dechets.B82];[Dechets.C82];[Dechets.D82];[Dechets.E82];[Dechets.F82];[Dechets.T82];[Dechets.U82];[Dechets.G82];[Dechets.H82];[Dechets.K82];[Dechets.L82];[Dechets.M82];[Dechets.N82];[Dechets.P82])"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fournituresHorsPapier</text:p>
          </table:table-cell>
          <table:table-cell table:style-name="ce339" office:value-type="string" calcext:value-type="string">
            <text:p>Fournitures (hors papier)</text:p>
          </table:table-cell>
          <table:table-cell table:style-name="ce339" office:value-type="string" calcext:value-type="string">
            <text:p>Supplies (except Paper)</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56"/>
          <table:table-cell table:style-name="ce339" office:value-type="string" calcext:value-type="string">
            <text:p>fourniture (hor papier), fourniture de bureau, crayon, stylo, feutre, gomme, agrafeuse, règle, compas, pochette plastique, classeur, trombone, taille-crayon, ciseaux</text:p>
          </table:table-cell>
          <table:table-cell table:style-name="ce339" office:value-type="string" calcext:value-type="string">
            <text:p>supplies (except paper), office supplies, pencil, pen, marker, eraser, stapler, ruler, compass, plastic bag, binder, paper clip, pencil sharpener, scissors</text:p>
          </table:table-cell>
          <table:table-cell table:style-name="ce339" table:number-columns-repeated="2"/>
          <table:table-cell table:style-name="ce362"/>
          <table:table-cell table:style-name="ce371" office:value-type="string" calcext:value-type="string">
            <text:p>crayon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405"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gazon</text:p>
          </table:table-cell>
          <table:table-cell table:style-name="ce339" office:value-type="string" calcext:value-type="string">
            <text:p>Gazon</text:p>
          </table:table-cell>
          <table:table-cell table:style-name="ce339" office:value-type="string" calcext:value-type="string">
            <text:p>Turf</text:p>
          </table:table-cell>
          <table:table-cell table:style-name="ce339" office:value-type="string" calcext:value-type="string">
            <text:p>cu_vertbois</text:p>
          </table:table-cell>
          <table:table-cell table:style-name="ce339" office:value-type="string" calcext:value-type="string">
            <text:p>cat_organiquegros</text:p>
          </table:table-cell>
          <table:table-cell table:style-name="ce357"/>
          <table:table-cell table:style-name="ce339" office:value-type="string" calcext:value-type="string">
            <text:p>gazon, pelouse, herbe</text:p>
          </table:table-cell>
          <table:table-cell table:style-name="ce339" office:value-type="string" calcext:value-type="string">
            <text:p>grass, lawn, grass</text:p>
          </table:table-cell>
          <table:table-cell table:style-name="ce339" table:number-columns-repeated="2"/>
          <table:table-cell table:style-name="ce362"/>
          <table:table-cell table:style-name="ce371" office:value-type="string" calcext:value-type="string">
            <text:p>pelous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405" table:formula="of:=JSONDECHETS([Dechets.A84];[Dechets.B84];[Dechets.C84];[Dechets.D84];[Dechets.E84];[Dechets.F84];[Dechets.T84];[Dechets.U84];[Dechets.G84];[Dechets.H84];[Dechets.K84];[Dechets.L84];[Dechets.M84];[Dechets.N84];[Dechets.P84])"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gravat</text:p>
          </table:table-cell>
          <table:table-cell table:style-name="ce339" office:value-type="string" calcext:value-type="string">
            <text:p>Gravât</text:p>
          </table:table-cell>
          <table:table-cell table:style-name="ce339" office:value-type="string" calcext:value-type="string">
            <text:p>Engrave</text:p>
          </table:table-cell>
          <table:table-cell table:style-name="ce339" office:value-type="string" calcext:value-type="string">
            <text:p>cu_vertbois</text:p>
          </table:table-cell>
          <table:table-cell table:style-name="ce339" office:value-type="string" calcext:value-type="string">
            <text:p>cat_materiaux</text:p>
          </table:table-cell>
          <table:table-cell table:style-name="ce339"/>
          <table:table-cell table:style-name="ce339" office:value-type="string" calcext:value-type="string">
            <text:p>gravât</text:p>
          </table:table-cell>
          <table:table-cell table:style-name="ce339" office:value-type="string" calcext:value-type="string">
            <text:p>engrave</text:p>
          </table:table-cell>
          <table:table-cell table:style-name="ce339" table:number-columns-repeated="2"/>
          <table:table-cell table:style-name="ce362"/>
          <table:table-cell table:style-name="ce371" office:value-type="string" calcext:value-type="string">
            <text:p>gravat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400"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405" table:formula="of:=JSONDECHETS([Dechets.A85];[Dechets.B85];[Dechets.C85];[Dechets.D85];[Dechets.E85];[Dechets.F85];[Dechets.T85];[Dechets.U85];[Dechets.G85];[Dechets.H85];[Dechets.K85];[Dechets.L85];[Dechets.M85];[Dechets.N85];[Dechets.P85])"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grillage</text:p>
          </table:table-cell>
          <table:table-cell table:style-name="ce339" office:value-type="string" calcext:value-type="string">
            <text:p>Grillage</text:p>
          </table:table-cell>
          <table:table-cell table:style-name="ce339" office:value-type="string" calcext:value-type="string">
            <text:p>Roasting</text:p>
          </table:table-cell>
          <table:table-cell table:style-name="ce339" office:value-type="string" calcext:value-type="string">
            <text:p>cu_divers</text:p>
          </table:table-cell>
          <table:table-cell table:style-name="ce339" office:value-type="string" calcext:value-type="string">
            <text:p>cat_encombrant</text:p>
          </table:table-cell>
          <table:table-cell table:style-name="ce339"/>
          <table:table-cell table:style-name="ce339" office:value-type="string" calcext:value-type="string">
            <text:p>grillage, clôture</text:p>
          </table:table-cell>
          <table:table-cell table:style-name="ce339" office:value-type="string" calcext:value-type="string">
            <text:p>fence, fence</text:p>
          </table:table-cell>
          <table:table-cell table:style-name="ce339" table:number-columns-repeated="2"/>
          <table:table-cell table:style-name="ce362"/>
          <table:table-cell table:style-name="ce371" office:value-type="string" calcext:value-type="string">
            <text:p>grillag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405" table:formula="of:=JSONDECHETS([Dechets.A86];[Dechets.B86];[Dechets.C86];[Dechets.D86];[Dechets.E86];[Dechets.F86];[Dechets.T86];[Dechets.U86];[Dechets.G86];[Dechets.H86];[Dechets.K86];[Dechets.L86];[Dechets.M86];[Dechets.N86];[Dechets.P86])"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guitare</text:p>
          </table:table-cell>
          <table:table-cell table:style-name="ce339" office:value-type="string" calcext:value-type="string">
            <text:p>Guitare</text:p>
          </table:table-cell>
          <table:table-cell table:style-name="ce339" office:value-type="string" calcext:value-type="string">
            <text:p>Guitar</text:p>
          </table:table-cell>
          <table:table-cell table:style-name="ce339" office:value-type="string" calcext:value-type="string">
            <text:p>cu_divers</text:p>
          </table:table-cell>
          <table:table-cell table:style-name="ce352" office:value-type="string" calcext:value-type="string">
            <text:p>cat_instrument</text:p>
          </table:table-cell>
          <table:table-cell table:style-name="ce339"/>
          <table:table-cell table:style-name="ce339" office:value-type="string" calcext:value-type="string">
            <text:p>guitare</text:p>
          </table:table-cell>
          <table:table-cell table:style-name="ce339" office:value-type="string" calcext:value-type="string">
            <text:p>guitar</text:p>
          </table:table-cell>
          <table:table-cell table:style-name="ce339" table:number-columns-repeated="2"/>
          <table:table-cell table:style-name="ce362"/>
          <table:table-cell table:style-name="ce371" office:value-type="string" calcext:value-type="string">
            <text:p>guitar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405" table:formula="of:=JSONDECHETS([Dechets.A87];[Dechets.B87];[Dechets.C87];[Dechets.D87];[Dechets.E87];[Dechets.F87];[Dechets.T87];[Dechets.U87];[Dechets.G87];[Dechets.H87];[Dechets.K87];[Dechets.L87];[Dechets.M87];[Dechets.N87];[Dechets.P87])"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herbicides</text:p>
          </table:table-cell>
          <table:table-cell table:number-columns-repeated="2" table:style-name="ce339" office:value-type="string" calcext:value-type="string">
            <text:p>Herbicide</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herbicide, désherbant</text:p>
          </table:table-cell>
          <table:table-cell table:style-name="ce339" office:value-type="string" calcext:value-type="string">
            <text:p>herbicide, weedkiller</text:p>
          </table:table-cell>
          <table:table-cell table:style-name="ce339" table:number-columns-repeated="2"/>
          <table:table-cell table:style-name="ce362"/>
          <table:table-cell table:style-name="ce371" office:value-type="string" calcext:value-type="string">
            <text:p>desherbant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405" table:formula="of:=JSONDECHETS([Dechets.A88];[Dechets.B88];[Dechets.C88];[Dechets.D88];[Dechets.E88];[Dechets.F88];[Dechets.T88];[Dechets.U88];[Dechets.G88];[Dechets.H88];[Dechets.K88];[Dechets.L88];[Dechets.M88];[Dechets.N88];[Dechets.P88])"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huileAlimentaire</text:p>
          </table:table-cell>
          <table:table-cell table:style-name="ce339" office:value-type="string" calcext:value-type="string">
            <text:p>Huile alimentaire</text:p>
          </table:table-cell>
          <table:table-cell table:style-name="ce348" office:value-type="string" calcext:value-type="string">
            <text:p>Edible oil</text:p>
          </table:table-cell>
          <table:table-cell table:style-name="ce350" office:value-type="string" calcext:value-type="string">
            <text:p>cu_vertboi</text:p>
          </table:table-cell>
          <table:table-cell table:style-name="ce339" office:value-type="string" calcext:value-type="string">
            <text:p>cat_omr</text:p>
          </table:table-cell>
          <table:table-cell table:style-name="ce339"/>
          <table:table-cell table:style-name="ce339" office:value-type="string" calcext:value-type="string">
            <text:p>huile alimentaire, huile de friture</text:p>
          </table:table-cell>
          <table:table-cell table:style-name="ce339" office:value-type="string" calcext:value-type="string">
            <text:p>edible oil, cooking oil</text:p>
          </table:table-cell>
          <table:table-cell table:style-name="ce339" table:number-columns-repeated="2"/>
          <table:table-cell table:style-name="ce362" office:value-type="string" calcext:value-type="string">
            <text:p>cons_huileAlimentaire</text:p>
          </table:table-cell>
          <table:table-cell table:style-name="ce371" office:value-type="string" calcext:value-type="string">
            <text:p>images_non_libres_temp/huile_vegetale_mini.png</text:p>
          </table:table-cell>
          <table:table-cell table:style-name="ce351"/>
          <table:table-cell table:style-name="ce387" office:value-type="string" calcext:value-type="string">
            <text:p>09/2015</text:p>
          </table:table-cell>
          <table:table-cell table:style-name="ce387" table:number-columns-repeated="2"/>
          <table:table-cell table:style-name="ce339"/>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405" table:formula="of:=JSONDECHETS([Dechets.A89];[Dechets.B89];[Dechets.C89];[Dechets.D89];[Dechets.E89];[Dechets.F89];[Dechets.T89];[Dechets.U89];[Dechets.G89];[Dechets.H89];[Dechets.K89];[Dechets.L89];[Dechets.M89];[Dechets.N89];[Dechets.P89])"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huileMinerale</text:p>
          </table:table-cell>
          <table:table-cell table:style-name="ce345" office:value-type="string" calcext:value-type="string">
            <text:p>Huile moteur</text:p>
          </table:table-cell>
          <table:table-cell table:style-name="ce345" office:value-type="string" calcext:value-type="string">
            <text:p>Engine oil</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huile minérale,huile voiture,huile moteur</text:p>
          </table:table-cell>
          <table:table-cell table:style-name="ce345" office:value-type="string" calcext:value-type="string">
            <text:p>mineral oil, oil car, engine oil</text:p>
          </table:table-cell>
          <table:table-cell table:style-name="ce345" table:number-columns-repeated="2"/>
          <table:table-cell table:style-name="ce367"/>
          <table:table-cell table:style-name="ce372" office:value-type="string" calcext:value-type="string">
            <text:p>images_non_libres_temp/huile_minerale_mini.png</text:p>
          </table:table-cell>
          <table:table-cell table:style-name="ce385"/>
          <table:table-cell table:style-name="ce393" office:value-type="string" calcext:value-type="string">
            <text:p>MieuxTrierANantes 02/2015</text:p>
          </table:table-cell>
          <table:table-cell table:style-name="ce393" table:number-columns-repeated="2"/>
          <table:table-cell table:style-name="ce345"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405" table:formula="of:=JSONDECHETS([Dechets.A90];[Dechets.B90];[Dechets.C90];[Dechets.D90];[Dechets.E90];[Dechets.F90];[Dechets.T90];[Dechets.U90];[Dechets.G90];[Dechets.H90];[Dechets.K90];[Dechets.L90];[Dechets.M90];[Dechets.N90];[Dechets.P90])"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huileVidange</text:p>
          </table:table-cell>
          <table:table-cell table:style-name="ce345" office:value-type="string" calcext:value-type="string">
            <text:p>Huile vidange</text:p>
          </table:table-cell>
          <table:table-cell table:style-name="ce345" office:value-type="string" calcext:value-type="string">
            <text:p>Oil drain</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huile de vidange</text:p>
          </table:table-cell>
          <table:table-cell table:style-name="ce345" office:value-type="string" calcext:value-type="string">
            <text:p>waste oil</text:p>
          </table:table-cell>
          <table:table-cell table:style-name="ce345" table:number-columns-repeated="2"/>
          <table:table-cell table:style-name="ce367"/>
          <table:table-cell table:style-name="ce372" office:value-type="string" calcext:value-type="string">
            <text:p>images_non_libres_temp/huile_vidange_mini.png</text:p>
          </table:table-cell>
          <table:table-cell table:style-name="ce385"/>
          <table:table-cell table:style-name="ce393" office:value-type="string" calcext:value-type="string">
            <text:p>MieuxTrierANantes 02/2015</text:p>
          </table:table-cell>
          <table:table-cell table:style-name="ce393" table:number-columns-repeated="2"/>
          <table:table-cell table:style-name="ce345"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405" table:formula="of:=JSONDECHETS([Dechets.A91];[Dechets.B91];[Dechets.C91];[Dechets.D91];[Dechets.E91];[Dechets.F91];[Dechets.T91];[Dechets.U91];[Dechets.G91];[Dechets.H91];[Dechets.K91];[Dechets.L91];[Dechets.M91];[Dechets.N91];[Dechets.P91])"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insecticides</text:p>
          </table:table-cell>
          <table:table-cell table:number-columns-repeated="2" table:style-name="ce345" office:value-type="string" calcext:value-type="string">
            <text:p>Insecticides</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number-columns-repeated="2" table:style-name="ce345" office:value-type="string" calcext:value-type="string">
            <text:p>insecticides</text:p>
          </table:table-cell>
          <table:table-cell table:style-name="ce345" table:number-columns-repeated="2"/>
          <table:table-cell table:style-name="ce367"/>
          <table:table-cell table:style-name="ce372" office:value-type="string" calcext:value-type="string">
            <text:p>images_non_libres_temp/fongicide_mini.png</text:p>
          </table:table-cell>
          <table:table-cell table:style-name="ce385"/>
          <table:table-cell table:style-name="ce393" office:value-type="string" calcext:value-type="string">
            <text:p>MieuxTrierANantes 02/2015</text:p>
          </table:table-cell>
          <table:table-cell table:style-name="ce393" table:number-columns-repeated="2"/>
          <table:table-cell table:style-name="ce344"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405" table:formula="of:=JSONDECHETS([Dechets.A92];[Dechets.B92];[Dechets.C92];[Dechets.D92];[Dechets.E92];[Dechets.F92];[Dechets.T92];[Dechets.U92];[Dechets.G92];[Dechets.H92];[Dechets.K92];[Dechets.L92];[Dechets.M92];[Dechets.N92];[Dechets.P92])"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jouetsAlimentesParElectricite</text:p>
          </table:table-cell>
          <table:table-cell table:style-name="ce339" office:value-type="string" calcext:value-type="string">
            <text:p>Jouet alimenté par électricité</text:p>
          </table:table-cell>
          <table:table-cell table:style-name="ce339" office:value-type="string" calcext:value-type="string">
            <text:p>Toy powered by electricity</text:p>
          </table:table-cell>
          <table:table-cell table:style-name="ce339" office:value-type="string" calcext:value-type="string">
            <text:p>cu_encombrantelectronique</text:p>
          </table:table-cell>
          <table:table-cell table:style-name="ce339" office:value-type="string" calcext:value-type="string">
            <text:p>cat_jouetpile</text:p>
          </table:table-cell>
          <table:table-cell table:style-name="ce339"/>
          <table:table-cell table:style-name="ce339" office:value-type="string" calcext:value-type="string">
            <text:p>jouet alimenté par électricité, jeu avec pile, train électrique</text:p>
          </table:table-cell>
          <table:table-cell table:style-name="ce339" office:value-type="string" calcext:value-type="string">
            <text:p>toy powered by electricity, with battery set, electric train</text:p>
          </table:table-cell>
          <table:table-cell table:style-name="ce339" table:number-columns-repeated="2"/>
          <table:table-cell table:style-name="ce362"/>
          <table:table-cell table:style-name="ce371" office:value-type="string" calcext:value-type="string">
            <text:p>jeu_enfant_avec_pil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405"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jouetsNonElectroniques</text:p>
          </table:table-cell>
          <table:table-cell table:style-name="ce339" office:value-type="string" calcext:value-type="string">
            <text:p>Jouet non électronique</text:p>
          </table:table-cell>
          <table:table-cell table:style-name="ce339" office:value-type="string" calcext:value-type="string">
            <text:p>Non-electronic toy</text:p>
          </table:table-cell>
          <table:table-cell table:style-name="ce339" office:value-type="string" calcext:value-type="string">
            <text:p>cu_divers</text:p>
          </table:table-cell>
          <table:table-cell table:style-name="ce339" office:value-type="string" calcext:value-type="string">
            <text:p>cat_jouet</text:p>
          </table:table-cell>
          <table:table-cell/>
          <table:table-cell table:style-name="ce339" office:value-type="string" calcext:value-type="string">
            <text:p>jouet non électronique, jeu, peluche, poupée, petite voiture</text:p>
          </table:table-cell>
          <table:table-cell table:style-name="ce339" office:value-type="string" calcext:value-type="string">
            <text:p>non-electronic toy, game, toy, doll, toy car</text:p>
          </table:table-cell>
          <table:table-cell table:style-name="ce339" table:number-columns-repeated="2"/>
          <table:table-cell table:style-name="ce362"/>
          <table:table-cell table:style-name="ce371" office:value-type="string" calcext:value-type="string">
            <text:p>petite_voiture_mini.png</text:p>
          </table:table-cell>
          <table:table-cell table:style-name="ce351" office:value-type="string" calcext:value-type="string">
            <text:p>jouet_enfant_mini.png</text:p>
          </table:table-cell>
          <table:table-cell table:style-name="ce387" office:value-type="string" calcext:value-type="string">
            <text:p>MieuxTrierANantes 02/2015</text:p>
          </table:table-cell>
          <table:table-cell table:style-name="ce387"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405"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journal</text:p>
          </table:table-cell>
          <table:table-cell table:style-name="ce345" office:value-type="string" calcext:value-type="string">
            <text:p>Journal</text:p>
          </table:table-cell>
          <table:table-cell table:style-name="ce345" office:value-type="string" calcext:value-type="string">
            <text:p>Newspaper</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journal, revue</text:p>
          </table:table-cell>
          <table:table-cell table:style-name="ce339" office:value-type="string" calcext:value-type="string">
            <text:p>newspaper, magazine</text:p>
          </table:table-cell>
          <table:table-cell table:style-name="ce339" table:number-columns-repeated="2"/>
          <table:table-cell table:style-name="ce362"/>
          <table:table-cell table:style-name="ce371" office:value-type="string" calcext:value-type="string">
            <text:p>journal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405" table:formula="of:=JSONDECHETS([Dechets.A95];[Dechets.B95];[Dechets.C95];[Dechets.D95];[Dechets.E95];[Dechets.F95];[Dechets.T95];[Dechets.U95];[Dechets.G95];[Dechets.H95];[Dechets.K95];[Dechets.L95];[Dechets.M95];[Dechets.N95];[Dechets.P95])"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aine</text:p>
          </table:table-cell>
          <table:table-cell table:style-name="ce345" office:value-type="string" calcext:value-type="string">
            <text:p>Laine</text:p>
          </table:table-cell>
          <table:table-cell table:style-name="ce345" office:value-type="string" calcext:value-type="string">
            <text:p>Wool</text:p>
          </table:table-cell>
          <table:table-cell table:style-name="ce345" office:value-type="string" calcext:value-type="string">
            <text:p>cu_vetementtissu</text:p>
          </table:table-cell>
          <table:table-cell table:style-name="ce345" office:value-type="string" calcext:value-type="string">
            <text:p>cat_vetement</text:p>
          </table:table-cell>
          <table:table-cell table:style-name="ce345"/>
          <table:table-cell table:style-name="ce345" office:value-type="string" calcext:value-type="string">
            <text:p>laine</text:p>
          </table:table-cell>
          <table:table-cell table:style-name="ce345" office:value-type="string" calcext:value-type="string">
            <text:p>wool</text:p>
          </table:table-cell>
          <table:table-cell table:style-name="ce345" table:number-columns-repeated="2"/>
          <table:table-cell table:style-name="ce367"/>
          <table:table-cell table:style-name="ce378" office:value-type="string" calcext:value-type="string">
            <text:p>pelotes_laine_mini.png</text:p>
          </table:table-cell>
          <table:table-cell table:style-name="ce372" office:value-type="string" calcext:value-type="string">
            <text:p>images_non_libres_temp/bouteille_produit_menager_mini.png</text:p>
          </table:table-cell>
          <table:table-cell table:style-name="ce360" office:value-type="string" calcext:value-type="string">
            <text:p>MieuxTrierANantes 02/2015</text:p>
          </table:table-cell>
          <table:table-cell table:style-name="ce360" office:value-type="string" calcext:value-type="string">
            <text:p>Clarin-Le Roux Gaelane (Mokkona)</text:p>
          </table:table-cell>
          <table:table-cell table:style-name="ce395" office:value-type="string" calcext:value-type="string">
            <text:p>Mokkona</text:p>
          </table:table-cell>
          <table:table-cell table:style-name="ce360"/>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405" table:formula="of:=JSONDECHETS([Dechets.A96];[Dechets.B96];[Dechets.C96];[Dechets.D96];[Dechets.E96];[Dechets.F96];[Dechets.T96];[Dechets.U96];[Dechets.G96];[Dechets.H96];[Dechets.K96];[Dechets.L96];[Dechets.M96];[Dechets.N96];[Dechets.P96])"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aineVerre</text:p>
          </table:table-cell>
          <table:table-cell table:style-name="ce339" office:value-type="string" calcext:value-type="string">
            <text:p>Laine de verre</text:p>
          </table:table-cell>
          <table:table-cell table:style-name="ce339" office:value-type="string" calcext:value-type="string">
            <text:p>Glass wool</text:p>
          </table:table-cell>
          <table:table-cell table:style-name="ce339" office:value-type="string" calcext:value-type="string">
            <text:p>cu_divers</text:p>
          </table:table-cell>
          <table:table-cell table:style-name="ce352" office:value-type="string" calcext:value-type="string">
            <text:p>cat_materiaux</text:p>
          </table:table-cell>
          <table:table-cell table:style-name="ce339"/>
          <table:table-cell table:style-name="ce339" office:value-type="string" calcext:value-type="string">
            <text:p>laine de verre, laine de verre, laine de roche</text:p>
          </table:table-cell>
          <table:table-cell table:style-name="ce339" office:value-type="string" calcext:value-type="string">
            <text:p>glass wool, glass wool, rock wool</text:p>
          </table:table-cell>
          <table:table-cell table:style-name="ce339" table:number-columns-repeated="2"/>
          <table:table-cell table:style-name="ce362"/>
          <table:table-cell table:style-name="ce371" office:value-type="string" calcext:value-type="string">
            <text:p>laine_roche_mini.png</text:p>
          </table:table-cell>
          <table:table-cell table:style-name="ce372" office:value-type="string" calcext:value-type="string">
            <text:p>images_non_libres_temp/bouteille_produit_menager_vide_mini.png</text:p>
          </table:table-cell>
          <table:table-cell table:style-name="ce388" office:value-type="string" calcext:value-type="string">
            <text:p>MieuxTrierANantes 02/2015</text:p>
          </table:table-cell>
          <table:table-cell table:style-name="ce388"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405" table:formula="of:=JSONDECHETS([Dechets.A97];[Dechets.B97];[Dechets.C97];[Dechets.D97];[Dechets.E97];[Dechets.F97];[Dechets.T97];[Dechets.U97];[Dechets.G97];[Dechets.H97];[Dechets.K97];[Dechets.L97];[Dechets.M97];[Dechets.N97];[Dechets.P97])"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ampe</text:p>
          </table:table-cell>
          <table:table-cell table:style-name="ce339" office:value-type="string" calcext:value-type="string">
            <text:p>Lampe</text:p>
          </table:table-cell>
          <table:table-cell table:style-name="ce339" office:value-type="string" calcext:value-type="string">
            <text:p>Lamp</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lampe</text:p>
          </table:table-cell>
          <table:table-cell table:style-name="ce339" office:value-type="string" calcext:value-type="string">
            <text:p>lamp</text:p>
          </table:table-cell>
          <table:table-cell table:style-name="ce339" table:number-columns-repeated="2"/>
          <table:table-cell table:style-name="ce362"/>
          <table:table-cell table:style-name="ce371" office:value-type="string" calcext:value-type="string">
            <text:p>lampe_chevet_mini.png</text:p>
          </table:table-cell>
          <table:table-cell table:style-name="ce351"/>
          <table:table-cell table:style-name="ce390" office:value-type="string" calcext:value-type="string">
            <text:p>MieuxTrierANantes 02/2015</text:p>
          </table:table-cell>
          <table:table-cell table:style-name="ce390"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405" table:formula="of:=JSONDECHETS([Dechets.A98];[Dechets.B98];[Dechets.C98];[Dechets.D98];[Dechets.E98];[Dechets.F98];[Dechets.T98];[Dechets.U98];[Dechets.G98];[Dechets.H98];[Dechets.K98];[Dechets.L98];[Dechets.M98];[Dechets.N98];[Dechets.P98])"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0pour1&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ingette</text:p>
          </table:table-cell>
          <table:table-cell table:style-name="ce339" office:value-type="string" calcext:value-type="string">
            <text:p>Lingette</text:p>
          </table:table-cell>
          <table:table-cell table:style-name="ce339" office:value-type="string" calcext:value-type="string">
            <text:p>Wip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lingette</text:p>
          </table:table-cell>
          <table:table-cell table:style-name="ce339" office:value-type="string" calcext:value-type="string">
            <text:p>wipe</text:p>
          </table:table-cell>
          <table:table-cell table:style-name="ce339" table:number-columns-repeated="2"/>
          <table:table-cell table:style-name="ce362"/>
          <table:table-cell table:style-name="ce371" office:value-type="string" calcext:value-type="string">
            <text:p>lingett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405" table:formula="of:=JSONDECHETS([Dechets.A99];[Dechets.B99];[Dechets.C99];[Dechets.D99];[Dechets.E99];[Dechets.F99];[Dechets.T99];[Dechets.U99];[Dechets.G99];[Dechets.H99];[Dechets.K99];[Dechets.L99];[Dechets.M99];[Dechets.N99];[Dechets.P99])"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iquideRefroidissement</text:p>
          </table:table-cell>
          <table:table-cell table:style-name="ce345" office:value-type="string" calcext:value-type="string">
            <text:p>Liquide refroidissement</text:p>
          </table:table-cell>
          <table:table-cell table:style-name="ce345" office:value-type="string" calcext:value-type="string">
            <text:p>Liquid cooling</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liquide de refroidissement</text:p>
          </table:table-cell>
          <table:table-cell table:style-name="ce345" office:value-type="string" calcext:value-type="string">
            <text:p>cooling liquid</text:p>
          </table:table-cell>
          <table:table-cell table:style-name="ce345" table:number-columns-repeated="2"/>
          <table:table-cell table:style-name="ce367"/>
          <table:table-cell table:style-name="ce372" office:value-type="string" calcext:value-type="string">
            <text:p>images_non_libres_temp/liquide_refroidissement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405"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itierePourAnimaux</text:p>
          </table:table-cell>
          <table:table-cell table:style-name="ce345" office:value-type="string" calcext:value-type="string">
            <text:p>Litière pour animaux</text:p>
          </table:table-cell>
          <table:table-cell table:style-name="ce345" office:value-type="string" calcext:value-type="string">
            <text:p>Animal bedding</text:p>
          </table:table-cell>
          <table:table-cell table:style-name="ce345" office:value-type="string" calcext:value-type="string">
            <text:p>cu_divers</text:p>
          </table:table-cell>
          <table:table-cell table:style-name="ce345" office:value-type="string" calcext:value-type="string">
            <text:p>cat_omr</text:p>
          </table:table-cell>
          <table:table-cell table:style-name="ce345"/>
          <table:table-cell table:style-name="ce345" office:value-type="string" calcext:value-type="string">
            <text:p>litière pour animaux</text:p>
          </table:table-cell>
          <table:table-cell table:style-name="ce345" office:value-type="string" calcext:value-type="string">
            <text:p>animal litter</text:p>
          </table:table-cell>
          <table:table-cell table:style-name="ce345" table:number-columns-repeated="2"/>
          <table:table-cell table:style-name="ce367"/>
          <table:table-cell table:style-name="ce372" office:value-type="string" calcext:value-type="string">
            <text:p>images_non_libres_temp/litiere_mini.png</text:p>
          </table:table-cell>
          <table:table-cell table:style-name="ce385"/>
          <table:table-cell table:style-name="ce387" office:value-type="string" calcext:value-type="string">
            <text:p>MieuxTrierANantes 02/2015</text:p>
          </table:table-cell>
          <table:table-cell table:style-name="ce387"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405"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ivre</text:p>
          </table:table-cell>
          <table:table-cell table:style-name="ce339" office:value-type="string" calcext:value-type="string">
            <text:p>Livre</text:p>
          </table:table-cell>
          <table:table-cell table:style-name="ce339" office:value-type="string" calcext:value-type="string">
            <text:p>Book</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livre, bd, bande dessinée</text:p>
          </table:table-cell>
          <table:table-cell table:style-name="ce339" office:value-type="string" calcext:value-type="string">
            <text:p>book, comics, comic</text:p>
          </table:table-cell>
          <table:table-cell table:style-name="ce339" table:number-columns-repeated="2"/>
          <table:table-cell table:style-name="ce362"/>
          <table:table-cell table:style-name="ce371" office:value-type="string" calcext:value-type="string">
            <text:p>livr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405"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lunette</text:p>
          </table:table-cell>
          <table:table-cell table:style-name="ce339" office:value-type="string" calcext:value-type="string">
            <text:p>Lunette</text:p>
          </table:table-cell>
          <table:table-cell table:style-name="ce339" office:value-type="string" calcext:value-type="string">
            <text:p>Glasses</text:p>
          </table:table-cell>
          <table:table-cell table:style-name="ce339" office:value-type="string" calcext:value-type="string">
            <text:p>cu_divers</text:p>
          </table:table-cell>
          <table:table-cell table:style-name="ce352" office:value-type="string" calcext:value-type="string">
            <text:p>cat_lunette</text:p>
          </table:table-cell>
          <table:table-cell table:style-name="ce339"/>
          <table:table-cell table:style-name="ce339" office:value-type="string" calcext:value-type="string">
            <text:p>lunette</text:p>
          </table:table-cell>
          <table:table-cell table:style-name="ce339" office:value-type="string" calcext:value-type="string">
            <text:p>glasses</text:p>
          </table:table-cell>
          <table:table-cell table:style-name="ce339" table:number-columns-repeated="2"/>
          <table:table-cell table:style-name="ce362"/>
          <table:table-cell table:style-name="ce371" office:value-type="string" calcext:value-type="string">
            <text:p>lunett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405"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agazine</text:p>
          </table:table-cell>
          <table:table-cell table:number-columns-repeated="2" table:style-name="ce339" office:value-type="string" calcext:value-type="string">
            <text:p>Magazine</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magazine, revue</text:p>
          </table:table-cell>
          <table:table-cell table:style-name="ce339" office:value-type="string" calcext:value-type="string">
            <text:p>magazine, journal</text:p>
          </table:table-cell>
          <table:table-cell table:style-name="ce339" table:number-columns-repeated="2"/>
          <table:table-cell table:style-name="ce362"/>
          <table:table-cell table:style-name="ce371" office:value-type="string" calcext:value-type="string">
            <text:p>magazines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405"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asticCarrosserie</text:p>
          </table:table-cell>
          <table:table-cell table:style-name="ce345" office:value-type="string" calcext:value-type="string">
            <text:p>Mastic carrosserie</text:p>
          </table:table-cell>
          <table:table-cell table:style-name="ce345" office:value-type="string" calcext:value-type="string">
            <text:p>Mastic Body</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mastic de carrosserie</text:p>
          </table:table-cell>
          <table:table-cell table:style-name="ce345" office:value-type="string" calcext:value-type="string">
            <text:p>body filler</text:p>
          </table:table-cell>
          <table:table-cell table:style-name="ce345" table:number-columns-repeated="2"/>
          <table:table-cell table:style-name="ce367"/>
          <table:table-cell table:style-name="ce372" office:value-type="string" calcext:value-type="string">
            <text:p>images_non_libres_temp/mastic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405"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atelas</text:p>
          </table:table-cell>
          <table:table-cell table:style-name="ce339" office:value-type="string" calcext:value-type="string">
            <text:p>Matelas</text:p>
          </table:table-cell>
          <table:table-cell table:style-name="ce339" office:value-type="string" calcext:value-type="string">
            <text:p>Mattress</text:p>
          </table:table-cell>
          <table:table-cell table:style-name="ce339" office:value-type="string" calcext:value-type="string">
            <text:p>cu_vetementtissu</text:p>
          </table:table-cell>
          <table:table-cell table:style-name="ce339" office:value-type="string" calcext:value-type="string">
            <text:p>cat_encombrant</text:p>
          </table:table-cell>
          <table:table-cell table:style-name="ce339"/>
          <table:table-cell table:style-name="ce339" office:value-type="string" calcext:value-type="string">
            <text:p>matelas</text:p>
          </table:table-cell>
          <table:table-cell table:style-name="ce339" office:value-type="string" calcext:value-type="string">
            <text:p>mattress</text:p>
          </table:table-cell>
          <table:table-cell table:style-name="ce339" table:number-columns-repeated="2"/>
          <table:table-cell table:style-name="ce362"/>
          <table:table-cell table:style-name="ce371" office:value-type="string" calcext:value-type="string">
            <text:p>matelas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405"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edicaments</text:p>
          </table:table-cell>
          <table:table-cell table:style-name="ce339" office:value-type="string" calcext:value-type="string">
            <text:p>Médicament</text:p>
          </table:table-cell>
          <table:table-cell table:style-name="ce339" office:value-type="string" calcext:value-type="string">
            <text:p>Drug</text:p>
          </table:table-cell>
          <table:table-cell table:style-name="ce339" office:value-type="string" calcext:value-type="string">
            <text:p>scu_medicament</text:p>
          </table:table-cell>
          <table:table-cell table:style-name="ce339" office:value-type="string" calcext:value-type="string">
            <text:p>cat_medicament</text:p>
          </table:table-cell>
          <table:table-cell/>
          <table:table-cell table:style-name="ce339" office:value-type="string" calcext:value-type="string">
            <text:p>médicament</text:p>
          </table:table-cell>
          <table:table-cell table:style-name="ce339" office:value-type="string" calcext:value-type="string">
            <text:p>drug</text:p>
          </table:table-cell>
          <table:table-cell table:style-name="ce339" table:number-columns-repeated="2"/>
          <table:table-cell table:style-name="ce351" office:value-type="string" calcext:value-type="string">
            <text:p>cons_recupmedicament,cons_medicamentembal</text:p>
          </table:table-cell>
          <table:table-cell table:style-name="ce371" office:value-type="string" calcext:value-type="string">
            <text:p>medicaments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405"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euble</text:p>
          </table:table-cell>
          <table:table-cell table:style-name="ce339" office:value-type="string" calcext:value-type="string">
            <text:p>Meuble</text:p>
          </table:table-cell>
          <table:table-cell table:style-name="ce339" office:value-type="string" calcext:value-type="string">
            <text:p>Furniture</text:p>
          </table:table-cell>
          <table:table-cell table:style-name="ce339" office:value-type="string" calcext:value-type="string">
            <text:p>cu_divers</text:p>
          </table:table-cell>
          <table:table-cell table:style-name="ce339" office:value-type="string" calcext:value-type="string">
            <text:p>cat_encombrant</text:p>
          </table:table-cell>
          <table:table-cell table:style-name="ce339"/>
          <table:table-cell table:style-name="ce339" office:value-type="string" calcext:value-type="string">
            <text:p>meuble</text:p>
          </table:table-cell>
          <table:table-cell table:style-name="ce339" office:value-type="string" calcext:value-type="string">
            <text:p>furniture</text:p>
          </table:table-cell>
          <table:table-cell table:style-name="ce339" table:number-columns-repeated="2"/>
          <table:table-cell table:style-name="ce362"/>
          <table:table-cell table:style-name="ce371" office:value-type="string" calcext:value-type="string">
            <text:p>canap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405"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iroir</text:p>
          </table:table-cell>
          <table:table-cell table:style-name="ce339" office:value-type="string" calcext:value-type="string">
            <text:p>Miroir</text:p>
          </table:table-cell>
          <table:table-cell table:style-name="ce339" office:value-type="string" calcext:value-type="string">
            <text:p>Mirror</text:p>
          </table:table-cell>
          <table:table-cell table:style-name="ce339" office:value-type="string" calcext:value-type="string">
            <text:p>cu_verrevaisselle</text:p>
          </table:table-cell>
          <table:table-cell table:style-name="ce339" office:value-type="string" calcext:value-type="string">
            <text:p>cat_verrenonvalovaisselleporcelaine</text:p>
          </table:table-cell>
          <table:table-cell table:style-name="ce339"/>
          <table:table-cell table:style-name="ce339" office:value-type="string" calcext:value-type="string">
            <text:p>miroir</text:p>
          </table:table-cell>
          <table:table-cell table:style-name="ce339" office:value-type="string" calcext:value-type="string">
            <text:p>mirror</text:p>
          </table:table-cell>
          <table:table-cell table:style-name="ce339" table:number-columns-repeated="2"/>
          <table:table-cell table:style-name="ce362"/>
          <table:table-cell table:style-name="ce371" office:value-type="string" calcext:value-type="string">
            <text:p>miroir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405"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oquette</text:p>
          </table:table-cell>
          <table:table-cell table:style-name="ce339" office:value-type="string" calcext:value-type="string">
            <text:p>Moquette</text:p>
          </table:table-cell>
          <table:table-cell table:style-name="ce339" office:value-type="string" calcext:value-type="string">
            <text:p>Carpet</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moquette</text:p>
          </table:table-cell>
          <table:table-cell table:style-name="ce339" office:value-type="string" calcext:value-type="string">
            <text:p>carpet</text:p>
          </table:table-cell>
          <table:table-cell table:style-name="ce339" table:number-columns-repeated="2"/>
          <table:table-cell table:style-name="ce362"/>
          <table:table-cell table:style-name="ce371" office:value-type="string" calcext:value-type="string">
            <text:p>moquett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405"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ortAuxRats</text:p>
          </table:table-cell>
          <table:table-cell table:style-name="ce339" office:value-type="string" calcext:value-type="string">
            <text:p>Mort aux rats</text:p>
          </table:table-cell>
          <table:table-cell table:style-name="ce339" office:value-type="string" calcext:value-type="string">
            <text:p>Rat poison</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mort aux rats, raticide </text:p>
          </table:table-cell>
          <table:table-cell table:style-name="ce339" office:value-type="string" calcext:value-type="string">
            <text:p>rat poison, rat poison</text:p>
          </table:table-cell>
          <table:table-cell table:style-name="ce339" table:number-columns-repeated="2"/>
          <table:table-cell table:style-name="ce362"/>
          <table:table-cell table:style-name="ce371" office:value-type="string" calcext:value-type="string">
            <text:p>mortaurat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405"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mouchoir</text:p>
          </table:table-cell>
          <table:table-cell table:style-name="ce339" office:value-type="string" calcext:value-type="string">
            <text:p>Mouchoir</text:p>
          </table:table-cell>
          <table:table-cell table:style-name="ce339" office:value-type="string" calcext:value-type="string">
            <text:p>Tissu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mouchoir</text:p>
          </table:table-cell>
          <table:table-cell table:style-name="ce339" office:value-type="string" calcext:value-type="string">
            <text:p>tissue</text:p>
          </table:table-cell>
          <table:table-cell table:style-name="ce339" table:number-columns-repeated="2"/>
          <table:table-cell table:style-name="ce362" office:value-type="string" calcext:value-type="string">
            <text:p>cons_souille</text:p>
          </table:table-cell>
          <table:table-cell table:style-name="ce371" office:value-type="string" calcext:value-type="string">
            <text:p>mouchoirs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405"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naphtaline</text:p>
          </table:table-cell>
          <table:table-cell table:style-name="ce345" office:value-type="string" calcext:value-type="string">
            <text:p>Naphtaline</text:p>
          </table:table-cell>
          <table:table-cell table:style-name="ce345" office:value-type="string" calcext:value-type="string">
            <text:p>Naphthalene</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naphtaline, antimite</text:p>
          </table:table-cell>
          <table:table-cell table:style-name="ce345" office:value-type="string" calcext:value-type="string">
            <text:p>mothballs, moth</text:p>
          </table:table-cell>
          <table:table-cell table:style-name="ce345" table:number-columns-repeated="2"/>
          <table:table-cell table:style-name="ce367"/>
          <table:table-cell table:style-name="ce372" office:value-type="string" calcext:value-type="string">
            <text:p>images_non_libres_temp/naphtaline_mini.png</text:p>
          </table:table-cell>
          <table:table-cell table:style-name="ce385"/>
          <table:table-cell table:style-name="ce393" office:value-type="string" calcext:value-type="string">
            <text:p>MieuxTrierANantes 02/2015</text:p>
          </table:table-cell>
          <table:table-cell table:style-name="ce393" table:number-columns-repeated="2"/>
          <table:table-cell table:style-name="ce345"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405"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40" office:value-type="string" calcext:value-type="string">
            <text:p>dec_neons</text:p>
          </table:table-cell>
          <table:table-cell table:style-name="ce340" office:value-type="string" calcext:value-type="string">
            <text:p>Néon</text:p>
          </table:table-cell>
          <table:table-cell table:style-name="ce340" office:value-type="string" calcext:value-type="string">
            <text:p>Neon</text:p>
          </table:table-cell>
          <table:table-cell table:style-name="ce339" office:value-type="string" calcext:value-type="string">
            <text:p>cu_toxique</text:p>
          </table:table-cell>
          <table:table-cell table:style-name="ce354" office:value-type="string" calcext:value-type="string">
            <text:p>cat_ampouleseco</text:p>
          </table:table-cell>
          <table:table-cell table:style-name="ce340"/>
          <table:table-cell table:style-name="ce340" office:value-type="string" calcext:value-type="string">
            <text:p>néon</text:p>
          </table:table-cell>
          <table:table-cell table:style-name="ce340" office:value-type="string" calcext:value-type="string">
            <text:p>neon</text:p>
          </table:table-cell>
          <table:table-cell table:style-name="ce340" table:number-columns-repeated="2"/>
          <table:table-cell table:style-name="ce368"/>
          <table:table-cell table:style-name="ce374" office:value-type="string" calcext:value-type="string">
            <text:p>neon_mini.png</text:p>
          </table:table-cell>
          <table:table-cell table:style-name="ce351"/>
          <table:table-cell table:style-name="ce394" office:value-type="string" calcext:value-type="string">
            <text:p>MieuxTrierANantes 02/2015</text:p>
          </table:table-cell>
          <table:table-cell table:style-name="ce394" table:number-columns-repeated="2"/>
          <table:table-cell table:style-name="ce340"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405"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nettoyantsALAmmoniac</text:p>
          </table:table-cell>
          <table:table-cell table:style-name="ce345" office:value-type="string" calcext:value-type="string">
            <text:p>Nettoyant à l'ammoniac</text:p>
          </table:table-cell>
          <table:table-cell table:style-name="ce345" office:value-type="string" calcext:value-type="string">
            <text:p>Cleaner ammonia</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nettoyant à l'ammoniac</text:p>
          </table:table-cell>
          <table:table-cell table:style-name="ce345" office:value-type="string" calcext:value-type="string">
            <text:p>cleaner with ammonia</text:p>
          </table:table-cell>
          <table:table-cell table:style-name="ce345" table:number-columns-repeated="2"/>
          <table:table-cell table:style-name="ce367"/>
          <table:table-cell table:style-name="ce378" office:value-type="string" calcext:value-type="string">
            <text:p>bouteille_ammoniaque_mini.png</text:p>
          </table:table-cell>
          <table:table-cell table:style-name="ce351"/>
          <table:table-cell table:style-name="ce393" office:value-type="string" calcext:value-type="string">
            <text:p>MieuxTrierANantes 02/2015</text:p>
          </table:table-cell>
          <table:table-cell table:style-name="ce393" table:number-columns-repeated="2"/>
          <table:table-cell table:style-name="ce345"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405"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nettoyantsCuivreEtArgenterie</text:p>
          </table:table-cell>
          <table:table-cell table:style-name="ce344" office:value-type="string" calcext:value-type="string">
            <text:p>Nettoyants cuivre et argenterie</text:p>
          </table:table-cell>
          <table:table-cell table:style-name="ce344" office:value-type="string" calcext:value-type="string">
            <text:p>Copper and silver cleaners</text:p>
          </table:table-cell>
          <table:table-cell table:style-name="ce339" office:value-type="string" calcext:value-type="string">
            <text:p>cu_toxique</text:p>
          </table:table-cell>
          <table:table-cell table:style-name="ce344" office:value-type="string" calcext:value-type="string">
            <text:p>cat_ddm</text:p>
          </table:table-cell>
          <table:table-cell table:style-name="ce344"/>
          <table:table-cell table:style-name="ce344" office:value-type="string" calcext:value-type="string">
            <text:p>nettoyant cuivre et argenterie</text:p>
          </table:table-cell>
          <table:table-cell table:style-name="ce344" office:value-type="string" calcext:value-type="string">
            <text:p>copper and silver cleaners</text:p>
          </table:table-cell>
          <table:table-cell table:style-name="ce344" table:number-columns-repeated="2"/>
          <table:table-cell table:style-name="ce364"/>
          <table:table-cell table:style-name="ce373" office:value-type="string" calcext:value-type="string">
            <text:p>nettoyant_cuivre_mini.png</text:p>
          </table:table-cell>
          <table:table-cell table:style-name="ce384"/>
          <table:table-cell table:style-name="ce389" office:value-type="string" calcext:value-type="string">
            <text:p>MieuxTrierANantes 02/2015</text:p>
          </table:table-cell>
          <table:table-cell table:style-name="ce389" table:number-columns-repeated="2"/>
          <table:table-cell table:style-name="ce344"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405"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objetEnTerreCuite</text:p>
          </table:table-cell>
          <table:table-cell table:style-name="ce345" office:value-type="string" calcext:value-type="string">
            <text:p>Objet terre cuite</text:p>
          </table:table-cell>
          <table:table-cell table:style-name="ce345" office:value-type="string" calcext:value-type="string">
            <text:p>Clay object</text:p>
          </table:table-cell>
          <table:table-cell table:style-name="ce345" office:value-type="string" calcext:value-type="string">
            <text:p>cu_divers</text:p>
          </table:table-cell>
          <table:table-cell table:style-name="ce345" office:value-type="string" calcext:value-type="string">
            <text:p>cat_verrenonvalovaisselleporcelaine</text:p>
          </table:table-cell>
          <table:table-cell table:style-name="ce345"/>
          <table:table-cell table:style-name="ce345" office:value-type="string" calcext:value-type="string">
            <text:p>objet en terre cuite</text:p>
          </table:table-cell>
          <table:table-cell table:style-name="ce345" office:value-type="string" calcext:value-type="string">
            <text:p>terracotta object</text:p>
          </table:table-cell>
          <table:table-cell table:style-name="ce345" table:number-columns-repeated="2"/>
          <table:table-cell table:style-name="ce367"/>
          <table:table-cell table:style-name="ce372" office:value-type="string" calcext:value-type="string">
            <text:p>terre_cuite_mini.png</text:p>
          </table:table-cell>
          <table:table-cell table:style-name="ce385"/>
          <table:table-cell table:style-name="ce395" office:value-type="string" calcext:value-type="string">
            <text:p>MieuxTrierANantes 02/2015</text:p>
          </table:table-cell>
          <table:table-cell table:style-name="ce395"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405"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ordinateursPortables</text:p>
          </table:table-cell>
          <table:table-cell table:style-name="ce339" office:value-type="string" calcext:value-type="string">
            <text:p>Ordinateurs portables</text:p>
          </table:table-cell>
          <table:table-cell table:style-name="ce339" office:value-type="string" calcext:value-type="string">
            <text:p>Laptop</text:p>
          </table:table-cell>
          <table:table-cell table:style-name="ce339" office:value-type="string" calcext:value-type="string">
            <text:p>scu_medicament</text:p>
          </table:table-cell>
          <table:table-cell table:style-name="ce339" office:value-type="string" calcext:value-type="string">
            <text:p>cat_d3e</text:p>
          </table:table-cell>
          <table:table-cell table:style-name="ce339"/>
          <table:table-cell table:style-name="ce339" office:value-type="string" calcext:value-type="string">
            <text:p>ordinateur portables</text:p>
          </table:table-cell>
          <table:table-cell table:style-name="ce339" office:value-type="string" calcext:value-type="string">
            <text:p>laptop</text:p>
          </table:table-cell>
          <table:table-cell table:style-name="ce339" table:number-columns-repeated="2"/>
          <table:table-cell table:style-name="ce362"/>
          <table:table-cell table:style-name="ce371" office:value-type="string" calcext:value-type="string">
            <text:p>ordi_portable_mini.png</text:p>
          </table:table-cell>
          <table:table-cell table:style-name="ce351"/>
          <table:table-cell table:style-name="ce390" office:value-type="string" calcext:value-type="string">
            <text:p>MieuxTrierANantes 02/2015</text:p>
          </table:table-cell>
          <table:table-cell table:style-name="ce390" table:number-columns-repeated="2"/>
          <table:table-cell table:style-name="ce339"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405"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0pour1&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outilsBricolageOuJardinage</text:p>
          </table:table-cell>
          <table:table-cell table:style-name="ce346" office:value-type="string" calcext:value-type="string">
            <text:p>outils bricolage ou jardinage</text:p>
          </table:table-cell>
          <table:table-cell table:style-name="ce346" office:value-type="string" calcext:value-type="string">
            <text:p>DIY or gardening tools</text:p>
          </table:table-cell>
          <table:table-cell table:style-name="ce346" office:value-type="string" calcext:value-type="string">
            <text:p>cu_divers</text:p>
          </table:table-cell>
          <table:table-cell table:style-name="ce346" office:value-type="string" calcext:value-type="string">
            <text:p>cat_omr</text:p>
          </table:table-cell>
          <table:table-cell table:style-name="ce346"/>
          <table:table-cell table:style-name="ce346" office:value-type="string" calcext:value-type="string">
            <text:p>outil bricolage ou jardinage, marteau, tournevis, cisaille, scie, râteau, hache</text:p>
          </table:table-cell>
          <table:table-cell table:style-name="ce346" office:value-type="string" calcext:value-type="string">
            <text:p>DIY or gardening tools, hammer, screwdrivers, shears, saw, rake, ax</text:p>
          </table:table-cell>
          <table:table-cell table:style-name="ce346" table:number-columns-repeated="2"/>
          <table:table-cell table:style-name="ce369"/>
          <table:table-cell table:style-name="ce371" office:value-type="string" calcext:value-type="string">
            <text:p>tournevis_mini.png</text:p>
          </table:table-cell>
          <table:table-cell table:style-name="ce351" office:value-type="string" calcext:value-type="string">
            <text:p>marteau_2_mini.png</text:p>
          </table:table-cell>
          <table:table-cell table:style-name="ce387" office:value-type="string" calcext:value-type="string">
            <text:p>MieuxTrierANantes 02/2015</text:p>
          </table:table-cell>
          <table:table-cell table:style-name="ce387"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405"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apier</text:p>
          </table:table-cell>
          <table:table-cell table:style-name="ce346" office:value-type="string" calcext:value-type="string">
            <text:p>Papier</text:p>
          </table:table-cell>
          <table:table-cell table:style-name="ce346" office:value-type="string" calcext:value-type="string">
            <text:p>Paper</text:p>
          </table:table-cell>
          <table:table-cell table:style-name="ce346" office:value-type="string" calcext:value-type="string">
            <text:p>cu_papierscartons</text:p>
          </table:table-cell>
          <table:table-cell table:style-name="ce346" office:value-type="string" calcext:value-type="string">
            <text:p>cat_papiercarton</text:p>
          </table:table-cell>
          <table:table-cell table:style-name="ce346"/>
          <table:table-cell table:style-name="ce346" office:value-type="string" calcext:value-type="string">
            <text:p>papier, prospectus, publicité, feuille (imprimée ou non)</text:p>
          </table:table-cell>
          <table:table-cell table:style-name="ce346" office:value-type="string" calcext:value-type="string">
            <text:p>paper, prospectuses, advertising, film (printed or not)</text:p>
          </table:table-cell>
          <table:table-cell table:style-name="ce346" table:number-columns-repeated="2"/>
          <table:table-cell table:style-name="ce369"/>
          <table:table-cell table:style-name="ce379" office:value-type="string" calcext:value-type="string">
            <text:p>feuilles_petit_2.png</text:p>
          </table:table-cell>
          <table:table-cell table:style-name="ce386"/>
          <table:table-cell table:style-name="ce387" office:value-type="string" calcext:value-type="string">
            <text:p>MieuxTrierANantes 02/2015</text:p>
          </table:table-cell>
          <table:table-cell table:style-name="ce387"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405"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apierAluminium</text:p>
          </table:table-cell>
          <table:table-cell table:style-name="ce339" office:value-type="string" calcext:value-type="string">
            <text:p>Papier aluminium</text:p>
          </table:table-cell>
          <table:table-cell table:style-name="ce339" office:value-type="string" calcext:value-type="string">
            <text:p>Aluminum foil</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39"/>
          <table:table-cell table:style-name="ce339" office:value-type="string" calcext:value-type="string">
            <text:p>papier aluminium</text:p>
          </table:table-cell>
          <table:table-cell table:style-name="ce339" office:value-type="string" calcext:value-type="string">
            <text:p>aluminum foil</text:p>
          </table:table-cell>
          <table:table-cell table:style-name="ce339" table:number-columns-repeated="2"/>
          <table:table-cell table:style-name="ce362" office:value-type="string" calcext:value-type="string">
            <text:p>cons_papieralu</text:p>
          </table:table-cell>
          <table:table-cell table:style-name="ce371" office:value-type="string" calcext:value-type="string">
            <text:p>papier_alu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405"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horsnantes,modco_bacbleunantes,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apierCadeau</text:p>
          </table:table-cell>
          <table:table-cell table:style-name="ce344" office:value-type="string" calcext:value-type="string">
            <text:p>Papier cadeau</text:p>
          </table:table-cell>
          <table:table-cell table:style-name="ce344" office:value-type="string" calcext:value-type="string">
            <text:p>Gift wrap</text:p>
          </table:table-cell>
          <table:table-cell table:style-name="ce344" office:value-type="string" calcext:value-type="string">
            <text:p>cu_papierscartons</text:p>
          </table:table-cell>
          <table:table-cell table:style-name="ce339" office:value-type="string" calcext:value-type="string">
            <text:p>cat_omr</text:p>
          </table:table-cell>
          <table:table-cell table:style-name="ce344"/>
          <table:table-cell table:style-name="ce344" office:value-type="string" calcext:value-type="string">
            <text:p>papier cadeau</text:p>
          </table:table-cell>
          <table:table-cell table:style-name="ce344" office:value-type="string" calcext:value-type="string">
            <text:p>gift wrap</text:p>
          </table:table-cell>
          <table:table-cell table:style-name="ce344" table:number-columns-repeated="2"/>
          <table:table-cell table:style-name="ce364"/>
          <table:table-cell table:style-name="ce373" office:value-type="string" calcext:value-type="string">
            <text:p>papier_cadeau_mini.png</text:p>
          </table:table-cell>
          <table:table-cell table:style-name="ce384"/>
          <table:table-cell table:style-name="ce387" office:value-type="string" calcext:value-type="string">
            <text:p>MieuxTrierANantes 02/2015</text:p>
          </table:table-cell>
          <table:table-cell table:style-name="ce387"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405"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apierPeint</text:p>
          </table:table-cell>
          <table:table-cell table:style-name="ce345" office:value-type="string" calcext:value-type="string">
            <text:p>Papier peint</text:p>
          </table:table-cell>
          <table:table-cell table:style-name="ce345" office:value-type="string" calcext:value-type="string">
            <text:p>Wallpaper</text:p>
          </table:table-cell>
          <table:table-cell table:style-name="ce345" office:value-type="string" calcext:value-type="string">
            <text:p>cu_papierscartons</text:p>
          </table:table-cell>
          <table:table-cell table:style-name="ce339" office:value-type="string" calcext:value-type="string">
            <text:p>cat_omr</text:p>
          </table:table-cell>
          <table:table-cell table:style-name="ce345"/>
          <table:table-cell table:style-name="ce345" office:value-type="string" calcext:value-type="string">
            <text:p>papier peint, crépon</text:p>
          </table:table-cell>
          <table:table-cell table:style-name="ce345" office:value-type="string" calcext:value-type="string">
            <text:p>wallpaper, crepe</text:p>
          </table:table-cell>
          <table:table-cell table:style-name="ce345" table:number-columns-repeated="2"/>
          <table:table-cell table:style-name="ce367"/>
          <table:table-cell table:style-name="ce380" office:value-type="string" calcext:value-type="string">
            <text:p>papier_peint_mini.png</text:p>
          </table:table-cell>
          <table:table-cell table:style-name="ce385"/>
          <table:table-cell table:style-name="ce387" office:value-type="string" calcext:value-type="string">
            <text:p>MieuxTrierANantes 02/2015</text:p>
          </table:table-cell>
          <table:table-cell table:style-name="ce387"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405"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arpaing</text:p>
          </table:table-cell>
          <table:table-cell table:style-name="ce339" office:value-type="string" calcext:value-type="string">
            <text:p>Parpaing</text:p>
          </table:table-cell>
          <table:table-cell table:style-name="ce339" office:value-type="string" calcext:value-type="string">
            <text:p>Cinderblock</text:p>
          </table:table-cell>
          <table:table-cell table:style-name="ce339" office:value-type="string" calcext:value-type="string">
            <text:p>cu_encombrantelectronique</text:p>
          </table:table-cell>
          <table:table-cell table:style-name="ce339" office:value-type="string" calcext:value-type="string">
            <text:p>cat_materiaux</text:p>
          </table:table-cell>
          <table:table-cell table:style-name="ce339"/>
          <table:table-cell table:style-name="ce339" office:value-type="string" calcext:value-type="string">
            <text:p>parpaing</text:p>
          </table:table-cell>
          <table:table-cell table:style-name="ce339" office:value-type="string" calcext:value-type="string">
            <text:p>cinderblock</text:p>
          </table:table-cell>
          <table:table-cell table:style-name="ce339" table:number-columns-repeated="2"/>
          <table:table-cell table:style-name="ce362"/>
          <table:table-cell table:style-name="ce371" office:value-type="string" calcext:value-type="string">
            <text:p>parpaing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405"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eintureAntirouille</text:p>
          </table:table-cell>
          <table:table-cell table:style-name="ce345" office:value-type="string" calcext:value-type="string">
            <text:p>Peinture antirouille</text:p>
          </table:table-cell>
          <table:table-cell table:style-name="ce345" office:value-type="string" calcext:value-type="string">
            <text:p>Rust Paint</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peinture antirouille</text:p>
          </table:table-cell>
          <table:table-cell table:style-name="ce345" office:value-type="string" calcext:value-type="string">
            <text:p>antirust paint</text:p>
          </table:table-cell>
          <table:table-cell table:style-name="ce345" table:number-columns-repeated="2"/>
          <table:table-cell table:style-name="ce355" office:value-type="string" calcext:value-type="string">
            <text:p>cons_pastoxique</text:p>
          </table:table-cell>
          <table:table-cell table:style-name="ce372" office:value-type="string" calcext:value-type="string">
            <text:p>images_non_libres_temp/antirouille_mini.png</text:p>
          </table:table-cell>
          <table:table-cell table:style-name="ce385"/>
          <table:table-cell table:style-name="ce393" office:value-type="string" calcext:value-type="string">
            <text:p>MieuxTrierANantes 02/2015</text:p>
          </table:table-cell>
          <table:table-cell table:style-name="ce393" table:number-columns-repeated="2"/>
          <table:table-cell table:style-name="ce345"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405"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einturesHuileEtEau</text:p>
          </table:table-cell>
          <table:table-cell table:style-name="ce339" office:value-type="string" calcext:value-type="string">
            <text:p>Peinture huile et eau</text:p>
          </table:table-cell>
          <table:table-cell table:style-name="ce339" office:value-type="string" calcext:value-type="string">
            <text:p>Water and oil painting</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peinture huile et eau</text:p>
          </table:table-cell>
          <table:table-cell table:style-name="ce339" office:value-type="string" calcext:value-type="string">
            <text:p>water and oil painting</text:p>
          </table:table-cell>
          <table:table-cell table:style-name="ce339" table:number-columns-repeated="2"/>
          <table:table-cell table:style-name="ce362"/>
          <table:table-cell table:style-name="ce371" office:value-type="string" calcext:value-type="string">
            <text:p>peinture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405"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eripheriquesInformatiques</text:p>
          </table:table-cell>
          <table:table-cell table:style-name="ce339" office:value-type="string" calcext:value-type="string">
            <text:p>Périphériques informatiques</text:p>
          </table:table-cell>
          <table:table-cell table:style-name="ce339" office:value-type="string" calcext:value-type="string">
            <text:p>Computer Peripherals</text:p>
          </table:table-cell>
          <table:table-cell table:style-name="ce339" office:value-type="string" calcext:value-type="string">
            <text:p>cu_encombrantelectronique</text:p>
          </table:table-cell>
          <table:table-cell table:style-name="ce352" office:value-type="string" calcext:value-type="string">
            <text:p>cat_info</text:p>
          </table:table-cell>
          <table:table-cell/>
          <table:table-cell table:style-name="ce339" office:value-type="string" calcext:value-type="string">
            <text:p>périphérique informatiques, écran, clavier, souris, imprimante</text:p>
          </table:table-cell>
          <table:table-cell table:style-name="ce339" office:value-type="string" calcext:value-type="string">
            <text:p>computer peripherals, monitor, keyboard, mouse, printer</text:p>
          </table:table-cell>
          <table:table-cell table:style-name="ce339" table:number-columns-repeated="2"/>
          <table:table-cell table:style-name="ce362"/>
          <table:table-cell table:style-name="ce371" office:value-type="string" calcext:value-type="string">
            <text:p>clavier_ordi_mini.png</text:p>
          </table:table-cell>
          <table:table-cell table:style-name="ce351" office:value-type="string" calcext:value-type="string">
            <text:p>souris_mini.png</text:p>
          </table:table-cell>
          <table:table-cell table:style-name="ce390" office:value-type="string" calcext:value-type="string">
            <text:p>MieuxTrierANantes 02/2015</text:p>
          </table:table-cell>
          <table:table-cell table:style-name="ce390"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405"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iano</text:p>
          </table:table-cell>
          <table:table-cell table:number-columns-repeated="2" table:style-name="ce345" office:value-type="string" calcext:value-type="string">
            <text:p>Piano</text:p>
          </table:table-cell>
          <table:table-cell table:style-name="ce345" office:value-type="string" calcext:value-type="string">
            <text:p>cu_divers</text:p>
          </table:table-cell>
          <table:table-cell table:style-name="ce345" office:value-type="string" calcext:value-type="string">
            <text:p>cat_instrument</text:p>
          </table:table-cell>
          <table:table-cell table:style-name="ce345"/>
          <table:table-cell table:number-columns-repeated="2" table:style-name="ce345" office:value-type="string" calcext:value-type="string">
            <text:p>piano</text:p>
          </table:table-cell>
          <table:table-cell table:style-name="ce345" table:number-columns-repeated="2"/>
          <table:table-cell table:style-name="ce367"/>
          <table:table-cell table:style-name="ce381" office:value-type="string" calcext:value-type="string">
            <text:p>images_non_libres_temp/piano_mini.png</text:p>
          </table:table-cell>
          <table:table-cell table:style-name="ce385"/>
          <table:table-cell table:style-name="ce388" office:value-type="string" calcext:value-type="string">
            <text:p>MieuxTrierANantes 02/2015</text:p>
          </table:table-cell>
          <table:table-cell table:style-name="ce388"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405"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iles</text:p>
          </table:table-cell>
          <table:table-cell table:style-name="ce339" office:value-type="string" calcext:value-type="string">
            <text:p>Pile</text:p>
          </table:table-cell>
          <table:table-cell table:style-name="ce339" office:value-type="string" calcext:value-type="string">
            <text:p>Battery</text:p>
          </table:table-cell>
          <table:table-cell table:style-name="ce339" office:value-type="string" calcext:value-type="string">
            <text:p>cu_toxique</text:p>
          </table:table-cell>
          <table:table-cell table:style-name="ce352" office:value-type="string" calcext:value-type="string">
            <text:p>cat_pile</text:p>
          </table:table-cell>
          <table:table-cell/>
          <table:table-cell table:style-name="ce339" office:value-type="string" calcext:value-type="string">
            <text:p>pile, petit accumulateur</text:p>
          </table:table-cell>
          <table:table-cell table:style-name="ce339" office:value-type="string" calcext:value-type="string">
            <text:p>small battery</text:p>
          </table:table-cell>
          <table:table-cell table:style-name="ce339" table:number-columns-repeated="2"/>
          <table:table-cell table:style-name="ce362" office:value-type="string" calcext:value-type="string">
            <text:p>cons_pilerechargeable,cons_recuppdv2</text:p>
          </table:table-cell>
          <table:table-cell table:style-name="ce371" office:value-type="string" calcext:value-type="string">
            <text:p>pile_45_mini.png</text:p>
          </table:table-cell>
          <table:table-cell table:style-name="ce351" office:value-type="string" calcext:value-type="string">
            <text:p>pile9v_mini.png</text:p>
          </table:table-cell>
          <table:table-cell table:style-name="ce387" office:value-type="string" calcext:value-type="string">
            <text:p>MieuxTrierANantes 12/2014</text:p>
          </table:table-cell>
          <table:table-cell table:style-name="ce387" table:number-columns-repeated="2"/>
          <table:table-cell table:style-name="ce346"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405"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lancheBois</text:p>
          </table:table-cell>
          <table:table-cell table:style-name="ce339" office:value-type="string" calcext:value-type="string">
            <text:p>Planche bois</text:p>
          </table:table-cell>
          <table:table-cell table:style-name="ce339" office:value-type="string" calcext:value-type="string">
            <text:p>Plank</text:p>
          </table:table-cell>
          <table:table-cell table:style-name="ce339" office:value-type="string" calcext:value-type="string">
            <text:p>cu_vertbois</text:p>
          </table:table-cell>
          <table:table-cell table:style-name="ce339" office:value-type="string" calcext:value-type="string">
            <text:p>cat_materiaux</text:p>
          </table:table-cell>
          <table:table-cell table:style-name="ce339"/>
          <table:table-cell table:style-name="ce339" office:value-type="string" calcext:value-type="string">
            <text:p>planche de bois</text:p>
          </table:table-cell>
          <table:table-cell table:style-name="ce339" office:value-type="string" calcext:value-type="string">
            <text:p>plank of wood</text:p>
          </table:table-cell>
          <table:table-cell table:style-name="ce339" table:number-columns-repeated="2"/>
          <table:table-cell table:style-name="ce362"/>
          <table:table-cell table:style-name="ce371" office:value-type="string" calcext:value-type="string">
            <text:p>planche_bois_mini.png</text:p>
          </table:table-cell>
          <table:table-cell table:style-name="ce351" office:value-type="string" calcext:value-type="string">
            <text:p>morceaux_de_bois_mini.png</text:p>
          </table:table-cell>
          <table:table-cell table:style-name="ce388" office:value-type="string" calcext:value-type="string">
            <text:p>MieuxTrierANantes 02/2015</text:p>
          </table:table-cell>
          <table:table-cell table:number-columns-repeated="2" table:style-name="ce388" office:value-type="string" calcext:value-type="string">
            <text:p>Stations Services</text:p>
          </table:table-cell>
          <table:table-cell table:style-name="ce388"/>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405"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lante</text:p>
          </table:table-cell>
          <table:table-cell table:style-name="ce339" office:value-type="string" calcext:value-type="string">
            <text:p>Plante</text:p>
          </table:table-cell>
          <table:table-cell table:style-name="ce339" office:value-type="string" calcext:value-type="string">
            <text:p>Plant</text:p>
          </table:table-cell>
          <table:table-cell table:style-name="ce339" office:value-type="string" calcext:value-type="string">
            <text:p>cu_vertbois</text:p>
          </table:table-cell>
          <table:table-cell table:style-name="ce339" office:value-type="string" calcext:value-type="string">
            <text:p>cat_organiquegros</text:p>
          </table:table-cell>
          <table:table-cell table:style-name="ce339"/>
          <table:table-cell table:style-name="ce339" office:value-type="string" calcext:value-type="string">
            <text:p>plante</text:p>
          </table:table-cell>
          <table:table-cell table:style-name="ce339" office:value-type="string" calcext:value-type="string">
            <text:p>plant</text:p>
          </table:table-cell>
          <table:table-cell table:style-name="ce339" table:number-columns-repeated="2"/>
          <table:table-cell table:style-name="ce362"/>
          <table:table-cell table:style-name="ce371" office:value-type="string" calcext:value-type="string">
            <text:p>plante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405"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neu</text:p>
          </table:table-cell>
          <table:table-cell table:style-name="ce339" office:value-type="string" calcext:value-type="string">
            <text:p>Pneu</text:p>
          </table:table-cell>
          <table:table-cell table:style-name="ce339" office:value-type="string" calcext:value-type="string">
            <text:p>Tire</text:p>
          </table:table-cell>
          <table:table-cell table:style-name="ce339" office:value-type="string" calcext:value-type="string">
            <text:p>cu_divers</text:p>
          </table:table-cell>
          <table:table-cell table:style-name="ce339" office:value-type="string" calcext:value-type="string">
            <text:p>cat_encombrant</text:p>
          </table:table-cell>
          <table:table-cell table:style-name="ce339"/>
          <table:table-cell table:style-name="ce339" office:value-type="string" calcext:value-type="string">
            <text:p>pneu</text:p>
          </table:table-cell>
          <table:table-cell table:style-name="ce339" office:value-type="string" calcext:value-type="string">
            <text:p>tire</text:p>
          </table:table-cell>
          <table:table-cell table:style-name="ce339" table:number-columns-repeated="2"/>
          <table:table-cell table:style-name="ce362"/>
          <table:table-cell table:style-name="ce371" office:value-type="string" calcext:value-type="string">
            <text:p>pneu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405" table:formula="of:=JSONDECHETS([Dechets.A132];[Dechets.B132];[Dechets.C132];[Dechets.D132];[Dechets.E132];[Dechets.F132];[Dechets.T132];[Dechets.U132];[Dechets.G132];[Dechets.H132];[Dechets.K132];[Dechets.L132];[Dechets.M132];[Dechets.N132];[Dechets.P132])"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olystyrene</text:p>
          </table:table-cell>
          <table:table-cell table:style-name="ce339" office:value-type="string" calcext:value-type="string">
            <text:p>Polystyrène</text:p>
          </table:table-cell>
          <table:table-cell table:style-name="ce339" office:value-type="string" calcext:value-type="string">
            <text:p>Polystyrene</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polystyrène, barquette de polystyrène</text:p>
          </table:table-cell>
          <table:table-cell table:style-name="ce339" office:value-type="string" calcext:value-type="string">
            <text:p>polystyrene, polystyrene tray</text:p>
          </table:table-cell>
          <table:table-cell table:style-name="ce339" table:number-columns-repeated="2"/>
          <table:table-cell table:style-name="ce362"/>
          <table:table-cell table:style-name="ce371" office:value-type="string" calcext:value-type="string">
            <text:p>polystyren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405"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orcelaine</text:p>
          </table:table-cell>
          <table:table-cell table:style-name="ce339" office:value-type="string" calcext:value-type="string">
            <text:p>Porcelaine</text:p>
          </table:table-cell>
          <table:table-cell table:style-name="ce339" office:value-type="string" calcext:value-type="string">
            <text:p>Porcelain</text:p>
          </table:table-cell>
          <table:table-cell table:style-name="ce339" office:value-type="string" calcext:value-type="string">
            <text:p>cu_verrevaisselle</text:p>
          </table:table-cell>
          <table:table-cell table:style-name="ce339" office:value-type="string" calcext:value-type="string">
            <text:p>cat_verrenonvalovaisselleporcelaine</text:p>
          </table:table-cell>
          <table:table-cell table:style-name="ce339"/>
          <table:table-cell table:style-name="ce339" office:value-type="string" calcext:value-type="string">
            <text:p>porcelaine, vase</text:p>
          </table:table-cell>
          <table:table-cell table:style-name="ce339" office:value-type="string" calcext:value-type="string">
            <text:p>porcelain vase</text:p>
          </table:table-cell>
          <table:table-cell table:style-name="ce339" table:number-columns-repeated="2"/>
          <table:table-cell table:style-name="ce370"/>
          <table:table-cell table:style-name="ce371" office:value-type="string" calcext:value-type="string">
            <text:p>vase_mini.png</text:p>
          </table:table-cell>
          <table:table-cell table:style-name="ce351" office:value-type="string" calcext:value-type="string">
            <text:p>theiere_mini.png</text:p>
          </table:table-cell>
          <table:table-cell table:style-name="ce360" office:value-type="string" calcext:value-type="string">
            <text:p>MieuxTrierANantes 02/2015</text:p>
          </table:table-cell>
          <table:table-cell table:style-name="ce360"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405"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otCremeFraîche</text:p>
          </table:table-cell>
          <table:table-cell table:style-name="ce339" office:value-type="string" calcext:value-type="string">
            <text:p>Pot crème fraîche</text:p>
          </table:table-cell>
          <table:table-cell table:style-name="ce339" office:value-type="string" calcext:value-type="string">
            <text:p>Pot cream</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pot de crème fraîche</text:p>
          </table:table-cell>
          <table:table-cell table:style-name="ce339" office:value-type="string" calcext:value-type="string">
            <text:p>cream pot</text:p>
          </table:table-cell>
          <table:table-cell table:style-name="ce339" table:number-columns-repeated="2"/>
          <table:table-cell office:value-type="string" calcext:value-type="string">
            <text:p>cons_bouchonamour</text:p>
          </table:table-cell>
          <table:table-cell table:style-name="ce371" office:value-type="string" calcext:value-type="string">
            <text:p>pot_creme_fraich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405"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oterie</text:p>
          </table:table-cell>
          <table:table-cell table:style-name="ce345" office:value-type="string" calcext:value-type="string">
            <text:p>Poterie</text:p>
          </table:table-cell>
          <table:table-cell table:style-name="ce345" office:value-type="string" calcext:value-type="string">
            <text:p>Pottery</text:p>
          </table:table-cell>
          <table:table-cell table:style-name="ce345" office:value-type="string" calcext:value-type="string">
            <text:p>cu_verrevaisselle</text:p>
          </table:table-cell>
          <table:table-cell table:style-name="ce345" office:value-type="string" calcext:value-type="string">
            <text:p>cat_verrenonvalovaisselleporcelaine</text:p>
          </table:table-cell>
          <table:table-cell table:style-name="ce345"/>
          <table:table-cell table:style-name="ce345" office:value-type="string" calcext:value-type="string">
            <text:p>poterie,pot</text:p>
          </table:table-cell>
          <table:table-cell table:style-name="ce345" office:value-type="string" calcext:value-type="string">
            <text:p>pottery</text:p>
          </table:table-cell>
          <table:table-cell table:style-name="ce345" table:number-columns-repeated="2"/>
          <table:table-cell table:style-name="ce367"/>
          <table:table-cell table:style-name="ce378" office:value-type="string" calcext:value-type="string">
            <text:p>pot_en_terre_mini.png</text:p>
          </table:table-cell>
          <table:table-cell table:style-name="ce385"/>
          <table:table-cell table:style-name="ce360" office:value-type="string" calcext:value-type="string">
            <text:p>MieuxTrierANantes 02/2015</text:p>
          </table:table-cell>
          <table:table-cell table:style-name="ce360"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405"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otPeinture</text:p>
          </table:table-cell>
          <table:table-cell table:style-name="ce339" office:value-type="string" calcext:value-type="string">
            <text:p>Pot peinture</text:p>
          </table:table-cell>
          <table:table-cell table:style-name="ce339" office:value-type="string" calcext:value-type="string">
            <text:p>Paint Pot</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pot de peinture, peinture à huile, peinture à l'eau, peinture, acrylique, peinture glycéro</text:p>
          </table:table-cell>
          <table:table-cell table:style-name="ce339" office:value-type="string" calcext:value-type="string">
            <text:p>can of paint, oil painting, water painting, painting, acrylic, oil-based paint</text:p>
          </table:table-cell>
          <table:table-cell table:style-name="ce339" table:number-columns-repeated="2"/>
          <table:table-cell table:style-name="ce362"/>
          <table:table-cell table:style-name="ce371" office:value-type="string" calcext:value-type="string">
            <text:p>peinture_acrylique_mini.png</text:p>
          </table:table-cell>
          <table:table-cell table:style-name="ce351" office:value-type="string" calcext:value-type="string">
            <text:p>pot_peinture_mini.png</text:p>
          </table:table-cell>
          <table:table-cell table:style-name="ce360" office:value-type="string" calcext:value-type="string">
            <text:p>MieuxTrierANantes 02/2015</text:p>
          </table:table-cell>
          <table:table-cell table:style-name="ce360"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405"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otYaourt</text:p>
          </table:table-cell>
          <table:table-cell table:style-name="ce339" office:value-type="string" calcext:value-type="string">
            <text:p>Pot yaourt</text:p>
          </table:table-cell>
          <table:table-cell table:style-name="ce339" office:value-type="string" calcext:value-type="string">
            <text:p>Yoghurt pot</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pot de yaourt</text:p>
          </table:table-cell>
          <table:table-cell table:style-name="ce339" office:value-type="string" calcext:value-type="string">
            <text:p>yoghurt pot</text:p>
          </table:table-cell>
          <table:table-cell table:style-name="ce339" table:number-columns-repeated="2"/>
          <table:table-cell table:style-name="ce362"/>
          <table:table-cell table:style-name="ce371" office:value-type="string" calcext:value-type="string">
            <text:p>yaourt_mini.png</text:p>
          </table:table-cell>
          <table:table-cell table:style-name="ce351"/>
          <table:table-cell table:style-name="ce360" office:value-type="string" calcext:value-type="string">
            <text:p>MieuxTrierANantes 02/2015</text:p>
          </table:table-cell>
          <table:table-cell table:style-name="ce395" office:value-type="string" calcext:value-type="string">
            <text:p>Rémi Guyot-Sionnest (remigs)</text:p>
          </table:table-cell>
          <table:table-cell table:style-name="ce395" office:value-type="string" calcext:value-type="string">
            <text:p>remigs</text:p>
          </table:table-cell>
          <table:table-cell table:style-name="ce360"/>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405"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roduitPhytosanitaire</text:p>
          </table:table-cell>
          <table:table-cell table:style-name="ce345" office:value-type="string" calcext:value-type="string">
            <text:p>Produit phytosanitaire</text:p>
          </table:table-cell>
          <table:table-cell table:style-name="ce345" office:value-type="string" calcext:value-type="string">
            <text:p>Plant health product</text:p>
          </table:table-cell>
          <table:table-cell table:style-name="ce345"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produit phytosanitaire</text:p>
          </table:table-cell>
          <table:table-cell table:style-name="ce345" office:value-type="string" calcext:value-type="string">
            <text:p>plant health product</text:p>
          </table:table-cell>
          <table:table-cell table:style-name="ce345" table:number-columns-repeated="2"/>
          <table:table-cell table:style-name="ce367"/>
          <table:table-cell table:style-name="ce378" office:value-type="string" calcext:value-type="string">
            <text:p>phytosanitaire_mini.png</text:p>
          </table:table-cell>
          <table:table-cell table:style-name="ce385"/>
          <table:table-cell table:style-name="ce360" office:value-type="string" calcext:value-type="string">
            <text:p>MieuxTrierANantes 02/2015</text:p>
          </table:table-cell>
          <table:table-cell table:style-name="ce360"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405"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roduitsBeaute</text:p>
          </table:table-cell>
          <table:table-cell table:style-name="ce339" office:value-type="string" calcext:value-type="string">
            <text:p>Produit beauté</text:p>
          </table:table-cell>
          <table:table-cell table:style-name="ce339" office:value-type="string" calcext:value-type="string">
            <text:p>Beauty Product</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produit de beauté, cosmétique, rouge à lèvres, maquillage, vernis</text:p>
          </table:table-cell>
          <table:table-cell table:style-name="ce339" office:value-type="string" calcext:value-type="string">
            <text:p>beauty products, cosmetics, lipstick, makeup, polish</text:p>
          </table:table-cell>
          <table:table-cell table:style-name="ce339" table:number-columns-repeated="2"/>
          <table:table-cell table:style-name="ce362"/>
          <table:table-cell table:style-name="ce371" office:value-type="string" calcext:value-type="string">
            <text:p>rouge_a_levr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405"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roduitsDEntretien</text:p>
          </table:table-cell>
          <table:table-cell table:style-name="ce346" office:value-type="string" calcext:value-type="string">
            <text:p>Produit d'entretien</text:p>
          </table:table-cell>
          <table:table-cell table:style-name="ce346" office:value-type="string" calcext:value-type="string">
            <text:p>Cleaning product</text:p>
          </table:table-cell>
          <table:table-cell table:style-name="ce339" office:value-type="string" calcext:value-type="string">
            <text:p>cu_toxique</text:p>
          </table:table-cell>
          <table:table-cell table:style-name="ce346" office:value-type="string" calcext:value-type="string">
            <text:p>cat_ddm</text:p>
          </table:table-cell>
          <table:table-cell table:style-name="ce346"/>
          <table:table-cell table:style-name="ce346" office:value-type="string" calcext:value-type="string">
            <text:p>produit d'entretien, nettoyant à sol</text:p>
          </table:table-cell>
          <table:table-cell table:style-name="ce346" office:value-type="string" calcext:value-type="string">
            <text:p>maintenance product, floor cleaner</text:p>
          </table:table-cell>
          <table:table-cell table:style-name="ce346" table:number-columns-repeated="2"/>
          <table:table-cell table:style-name="ce369"/>
          <table:table-cell table:style-name="ce379" office:value-type="string" calcext:value-type="string">
            <text:p>produits_entretien_mini.png</text:p>
          </table:table-cell>
          <table:table-cell table:style-name="ce386"/>
          <table:table-cell table:style-name="ce396" office:value-type="string" calcext:value-type="string">
            <text:p>MieuxTrierANantes 02/2015</text:p>
          </table:table-cell>
          <table:table-cell table:style-name="ce396" table:number-columns-repeated="2"/>
          <table:table-cell table:style-name="ce346"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405"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produitsTraitementDuBois</text:p>
          </table:table-cell>
          <table:table-cell table:style-name="ce339" office:value-type="string" calcext:value-type="string">
            <text:p>Produit traitement bois</text:p>
          </table:table-cell>
          <table:table-cell table:style-name="ce339" office:value-type="string" calcext:value-type="string">
            <text:p>Wood treatment products</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produit de traitement du bois</text:p>
          </table:table-cell>
          <table:table-cell table:style-name="ce339" office:value-type="string" calcext:value-type="string">
            <text:p>Product woodworking</text:p>
          </table:table-cell>
          <table:table-cell table:style-name="ce339" table:number-columns-repeated="2"/>
          <table:table-cell table:style-name="ce362"/>
          <table:table-cell table:style-name="ce351" office:value-type="string" calcext:value-type="string">
            <text:p>traitement_de_bois_mini.png</text:p>
          </table:table-cell>
          <table:table-cell table:style-name="ce371" office:value-type="string" calcext:value-type="string">
            <text:p>teinte_a_bois_mini.png</text:p>
          </table:table-cell>
          <table:table-cell table:style-name="ce387" office:value-type="string" calcext:value-type="string">
            <text:p>MieuxTrierANantes 02/2015</text:p>
          </table:table-cell>
          <table:table-cell table:style-name="ce387"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405"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adiographie</text:p>
          </table:table-cell>
          <table:table-cell table:style-name="ce345" office:value-type="string" calcext:value-type="string">
            <text:p>Radiographie</text:p>
          </table:table-cell>
          <table:table-cell table:style-name="ce345" office:value-type="string" calcext:value-type="string">
            <text:p>Radiograph</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radiographie</text:p>
          </table:table-cell>
          <table:table-cell table:style-name="ce345" office:value-type="string" calcext:value-type="string">
            <text:p>radiograph</text:p>
          </table:table-cell>
          <table:table-cell table:style-name="ce345" table:number-columns-repeated="2"/>
          <table:table-cell table:style-name="ce367"/>
          <table:table-cell table:style-name="ce378" office:value-type="string" calcext:value-type="string">
            <text:p>films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6"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405"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asoirJetable</text:p>
          </table:table-cell>
          <table:table-cell table:style-name="ce339" office:value-type="string" calcext:value-type="string">
            <text:p>Rasoir jetable</text:p>
          </table:table-cell>
          <table:table-cell table:style-name="ce339" office:value-type="string" calcext:value-type="string">
            <text:p>Disposable razor</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rasoir jetable</text:p>
          </table:table-cell>
          <table:table-cell table:style-name="ce339" office:value-type="string" calcext:value-type="string">
            <text:p>disposable razor</text:p>
          </table:table-cell>
          <table:table-cell table:style-name="ce339" table:number-columns-repeated="2"/>
          <table:table-cell table:style-name="ce362"/>
          <table:table-cell table:style-name="ce371" office:value-type="string" calcext:value-type="string">
            <text:p>rasoir_jetabl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405"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ecurantsPourFour</text:p>
          </table:table-cell>
          <table:table-cell table:style-name="ce345" office:value-type="string" calcext:value-type="string">
            <text:p>Récurant pour four</text:p>
          </table:table-cell>
          <table:table-cell table:style-name="ce345" office:value-type="string" calcext:value-type="string">
            <text:p>Scouring oven</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récurant pour four</text:p>
          </table:table-cell>
          <table:table-cell table:style-name="ce345" office:value-type="string" calcext:value-type="string">
            <text:p>scouring oven</text:p>
          </table:table-cell>
          <table:table-cell table:style-name="ce345" table:number-columns-repeated="2"/>
          <table:table-cell table:style-name="ce367"/>
          <table:table-cell table:style-name="ce382" office:value-type="string" calcext:value-type="string">
            <text:p>nettoyant_four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405"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ecurantsPourToilette</text:p>
          </table:table-cell>
          <table:table-cell table:style-name="ce345" office:value-type="string" calcext:value-type="string">
            <text:p>Récurant pour toilette</text:p>
          </table:table-cell>
          <table:table-cell table:style-name="ce345" office:value-type="string" calcext:value-type="string">
            <text:p>Scouring toilet</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récurant pour toilette</text:p>
          </table:table-cell>
          <table:table-cell table:style-name="ce345" office:value-type="string" calcext:value-type="string">
            <text:p>scouring for toilet</text:p>
          </table:table-cell>
          <table:table-cell table:style-name="ce345" table:number-columns-repeated="2"/>
          <table:table-cell table:style-name="ce367"/>
          <table:table-cell table:style-name="ce372" office:value-type="string" calcext:value-type="string">
            <text:p>images_non_libres_temp/produit_sanitaire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405"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efrigerateur</text:p>
          </table:table-cell>
          <table:table-cell table:style-name="ce339" office:value-type="string" calcext:value-type="string">
            <text:p>Réfrigérateur</text:p>
          </table:table-cell>
          <table:table-cell table:style-name="ce339" office:value-type="string" calcext:value-type="string">
            <text:p>Refrigerator</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réfrigérateur</text:p>
          </table:table-cell>
          <table:table-cell table:style-name="ce339" office:value-type="string" calcext:value-type="string">
            <text:p>refrigerator</text:p>
          </table:table-cell>
          <table:table-cell table:style-name="ce339" table:number-columns-repeated="2"/>
          <table:table-cell table:style-name="ce362"/>
          <table:table-cell table:style-name="ce371" office:value-type="string" calcext:value-type="string">
            <text:p>refrigerateur_mini.png</text:p>
          </table:table-cell>
          <table:table-cell table:style-name="ce351"/>
          <table:table-cell table:style-name="ce390" office:value-type="string" calcext:value-type="string">
            <text:p>MieuxTrierANantes 02/2015</text:p>
          </table:table-cell>
          <table:table-cell table:style-name="ce390"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405"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0pour1&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esines</text:p>
          </table:table-cell>
          <table:table-cell table:style-name="ce345" office:value-type="string" calcext:value-type="string">
            <text:p>Résine</text:p>
          </table:table-cell>
          <table:table-cell table:style-name="ce345" office:value-type="string" calcext:value-type="string">
            <text:p>Resin</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résine</text:p>
          </table:table-cell>
          <table:table-cell table:style-name="ce345" office:value-type="string" calcext:value-type="string">
            <text:p>resin</text:p>
          </table:table-cell>
          <table:table-cell table:style-name="ce345" table:number-columns-repeated="2"/>
          <table:table-cell table:style-name="ce367"/>
          <table:table-cell table:style-name="ce378" office:value-type="string" calcext:value-type="string">
            <text:p>images_non_libres_temp/resine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405"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revelateurEtFixateurPhoto</text:p>
          </table:table-cell>
          <table:table-cell table:style-name="ce345" office:value-type="string" calcext:value-type="string">
            <text:p>Révélateur et fixateur photo</text:p>
          </table:table-cell>
          <table:table-cell table:style-name="ce345" office:value-type="string" calcext:value-type="string">
            <text:p>Developer and fixer Photo</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révélateur et fixateur photo</text:p>
          </table:table-cell>
          <table:table-cell table:style-name="ce345" office:value-type="string" calcext:value-type="string">
            <text:p>developer and fixer Photo</text:p>
          </table:table-cell>
          <table:table-cell table:style-name="ce345" table:number-columns-repeated="2"/>
          <table:table-cell table:style-name="ce367"/>
          <table:table-cell table:style-name="ce372" office:value-type="string" calcext:value-type="string">
            <text:p>images_non_libres_temp/fixateur_photo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405"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sacEnPapier</text:p>
          </table:table-cell>
          <table:table-cell table:style-name="ce339" office:value-type="string" calcext:value-type="string">
            <text:p>Sac papier</text:p>
          </table:table-cell>
          <table:table-cell table:style-name="ce339" office:value-type="string" calcext:value-type="string">
            <text:p>Paper bag</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sac en papier</text:p>
          </table:table-cell>
          <table:table-cell table:style-name="ce339" office:value-type="string" calcext:value-type="string">
            <text:p>paper bag</text:p>
          </table:table-cell>
          <table:table-cell table:style-name="ce339" table:number-columns-repeated="2"/>
          <table:table-cell table:style-name="ce362" office:value-type="string" calcext:value-type="string">
            <text:p>cons_souille</text:p>
          </table:table-cell>
          <table:table-cell table:style-name="ce371" office:value-type="string" calcext:value-type="string">
            <text:p>sac_papier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405"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sacPlastique</text:p>
          </table:table-cell>
          <table:table-cell table:style-name="ce339" office:value-type="string" calcext:value-type="string">
            <text:p>Sac plastique</text:p>
          </table:table-cell>
          <table:table-cell table:style-name="ce339" office:value-type="string" calcext:value-type="string">
            <text:p>Plastic bag</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sac plastique</text:p>
          </table:table-cell>
          <table:table-cell table:style-name="ce339" office:value-type="string" calcext:value-type="string">
            <text:p>plastic bag</text:p>
          </table:table-cell>
          <table:table-cell table:style-name="ce339" table:number-columns-repeated="2"/>
          <table:table-cell table:style-name="ce362"/>
          <table:table-cell table:style-name="ce371" office:value-type="string" calcext:value-type="string">
            <text:p>sac_plastiqu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405"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scooter</text:p>
          </table:table-cell>
          <table:table-cell table:number-columns-repeated="2" table:style-name="ce345" office:value-type="string" calcext:value-type="string">
            <text:p>Scooter</text:p>
          </table:table-cell>
          <table:table-cell table:style-name="ce345" office:value-type="string" calcext:value-type="string">
            <text:p>cu_divers</text:p>
          </table:table-cell>
          <table:table-cell table:style-name="ce345" office:value-type="string" calcext:value-type="string">
            <text:p>cat_encombrant</text:p>
          </table:table-cell>
          <table:table-cell table:style-name="ce345"/>
          <table:table-cell table:style-name="ce345" office:value-type="string" calcext:value-type="string">
            <text:p>scooter, mobylette</text:p>
          </table:table-cell>
          <table:table-cell table:style-name="ce345" office:value-type="string" calcext:value-type="string">
            <text:p>scooter, moped</text:p>
          </table:table-cell>
          <table:table-cell table:style-name="ce345" table:number-columns-repeated="2"/>
          <table:table-cell table:style-name="ce367"/>
          <table:table-cell table:style-name="ce378" office:value-type="string" calcext:value-type="string">
            <text:p>scooter_mini.png</text:p>
          </table:table-cell>
          <table:table-cell table:style-name="ce385"/>
          <table:table-cell table:style-name="ce388" office:value-type="string" calcext:value-type="string">
            <text:p>MieuxTrierANantes 02/2015</text:p>
          </table:table-cell>
          <table:table-cell table:style-name="ce388"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405"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solvants</text:p>
          </table:table-cell>
          <table:table-cell table:style-name="ce345" office:value-type="string" calcext:value-type="string">
            <text:p>Solvant</text:p>
          </table:table-cell>
          <table:table-cell table:style-name="ce345" office:value-type="string" calcext:value-type="string">
            <text:p>Solvent</text:p>
          </table:table-cell>
          <table:table-cell table:style-name="ce345"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solvant, diluant, white spirit</text:p>
          </table:table-cell>
          <table:table-cell table:style-name="ce345" office:value-type="string" calcext:value-type="string">
            <text:p>solvent, thinner, white spirit</text:p>
          </table:table-cell>
          <table:table-cell table:style-name="ce345" table:number-columns-repeated="2"/>
          <table:table-cell table:style-name="ce367"/>
          <table:table-cell table:style-name="ce378" office:value-type="string" calcext:value-type="string">
            <text:p>bouteille_white_spirit_2_mini.png</text:p>
          </table:table-cell>
          <table:table-cell table:style-name="ce385"/>
          <table:table-cell table:style-name="ce387" office:value-type="string" calcext:value-type="string">
            <text:p>MieuxTrierANantes 02/2015</text:p>
          </table:table-cell>
          <table:table-cell table:style-name="ce387"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405"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stylo</text:p>
          </table:table-cell>
          <table:table-cell table:style-name="ce339" office:value-type="string" calcext:value-type="string">
            <text:p>Stylo</text:p>
          </table:table-cell>
          <table:table-cell table:style-name="ce339" office:value-type="string" calcext:value-type="string">
            <text:p>Pen</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stylo, crayon</text:p>
          </table:table-cell>
          <table:table-cell table:style-name="ce339" office:value-type="string" calcext:value-type="string">
            <text:p>pen, pencil</text:p>
          </table:table-cell>
          <table:table-cell table:style-name="ce339" table:number-columns-repeated="2"/>
          <table:table-cell table:style-name="ce362"/>
          <table:table-cell table:style-name="ce371" office:value-type="string" calcext:value-type="string">
            <text:p>crayon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405"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ableARepasser</text:p>
          </table:table-cell>
          <table:table-cell table:style-name="ce339" office:value-type="string" calcext:value-type="string">
            <text:p>Table à repasser</text:p>
          </table:table-cell>
          <table:table-cell table:style-name="ce339" office:value-type="string" calcext:value-type="string">
            <text:p>Ironing board</text:p>
          </table:table-cell>
          <table:table-cell table:style-name="ce339" office:value-type="string" calcext:value-type="string">
            <text:p>cu_encombrantelectronique</text:p>
          </table:table-cell>
          <table:table-cell table:style-name="ce339" office:value-type="string" calcext:value-type="string">
            <text:p>cat_encombrant</text:p>
          </table:table-cell>
          <table:table-cell table:style-name="ce356"/>
          <table:table-cell table:style-name="ce339" office:value-type="string" calcext:value-type="string">
            <text:p>table à repasser</text:p>
          </table:table-cell>
          <table:table-cell table:style-name="ce339" office:value-type="string" calcext:value-type="string">
            <text:p>ironing board</text:p>
          </table:table-cell>
          <table:table-cell table:style-name="ce339" table:number-columns-repeated="2"/>
          <table:table-cell table:style-name="ce362"/>
          <table:table-cell table:style-name="ce371" office:value-type="string" calcext:value-type="string">
            <text:p>table_a_repasser_mini.png</text:p>
          </table:table-cell>
          <table:table-cell table:style-name="ce351"/>
          <table:table-cell table:style-name="ce388" office:value-type="string" calcext:value-type="string">
            <text:p>MieuxTrierANantes 02/2015</text:p>
          </table:table-cell>
          <table:table-cell table:style-name="ce388"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405"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elephonie</text:p>
          </table:table-cell>
          <table:table-cell table:style-name="ce339" office:value-type="string" calcext:value-type="string">
            <text:p>Téléphonie</text:p>
          </table:table-cell>
          <table:table-cell table:style-name="ce339" office:value-type="string" calcext:value-type="string">
            <text:p>Telephony</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téléphonie</text:p>
          </table:table-cell>
          <table:table-cell table:style-name="ce339" office:value-type="string" calcext:value-type="string">
            <text:p>telephony</text:p>
          </table:table-cell>
          <table:table-cell table:style-name="ce339" table:number-columns-repeated="2"/>
          <table:table-cell table:style-name="ce362"/>
          <table:table-cell table:style-name="ce371" office:value-type="string" calcext:value-type="string">
            <text:p>telephone_fixe_mini.png</text:p>
          </table:table-cell>
          <table:table-cell table:style-name="ce351"/>
          <table:table-cell table:style-name="ce390" office:value-type="string" calcext:value-type="string">
            <text:p>MieuxTrierANantes 02/2015</text:p>
          </table:table-cell>
          <table:table-cell table:style-name="ce390"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405"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0pour1&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eleviseurs</text:p>
          </table:table-cell>
          <table:table-cell table:style-name="ce339" office:value-type="string" calcext:value-type="string">
            <text:p>Téléviseur</text:p>
          </table:table-cell>
          <table:table-cell table:style-name="ce339" office:value-type="string" calcext:value-type="string">
            <text:p>TV</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téléviseur</text:p>
          </table:table-cell>
          <table:table-cell table:style-name="ce339" office:value-type="string" calcext:value-type="string">
            <text:p>TV</text:p>
          </table:table-cell>
          <table:table-cell table:style-name="ce339" table:number-columns-repeated="2"/>
          <table:table-cell table:style-name="ce362"/>
          <table:table-cell table:style-name="ce371" office:value-type="string" calcext:value-type="string">
            <text:p>televiseur_mini.png</text:p>
          </table:table-cell>
          <table:table-cell table:style-name="ce351"/>
          <table:table-cell table:style-name="ce390" office:value-type="string" calcext:value-type="string">
            <text:p>MieuxTrierANantes 02/2015</text:p>
          </table:table-cell>
          <table:table-cell table:style-name="ce390"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405"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smco_reprise_0pour1&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smco_reprise_0pour1",</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hermometreAMercure</text:p>
          </table:table-cell>
          <table:table-cell table:style-name="ce345" office:value-type="string" calcext:value-type="string">
            <text:p>Thermomètre à mercure</text:p>
          </table:table-cell>
          <table:table-cell table:style-name="ce345" office:value-type="string" calcext:value-type="string">
            <text:p>Mercury thermometer</text:p>
          </table:table-cell>
          <table:table-cell table:style-name="ce345"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thermomètre à mercure</text:p>
          </table:table-cell>
          <table:table-cell table:style-name="ce345" office:value-type="string" calcext:value-type="string">
            <text:p>mercury thermometer</text:p>
          </table:table-cell>
          <table:table-cell table:style-name="ce345" table:number-columns-repeated="2"/>
          <table:table-cell table:style-name="ce367"/>
          <table:table-cell table:style-name="ce378" office:value-type="string" calcext:value-type="string">
            <text:p>thermometre_mercure_mini.png</text:p>
          </table:table-cell>
          <table:table-cell table:style-name="ce385"/>
          <table:table-cell table:style-name="ce387" office:value-type="string" calcext:value-type="string">
            <text:p>MieuxTrierANantes 02/2015</text:p>
          </table:table-cell>
          <table:table-cell table:style-name="ce387"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405"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rompette</text:p>
          </table:table-cell>
          <table:table-cell table:style-name="ce345" office:value-type="string" calcext:value-type="string">
            <text:p>Trompette</text:p>
          </table:table-cell>
          <table:table-cell table:style-name="ce345" office:value-type="string" calcext:value-type="string">
            <text:p>Trumpet</text:p>
          </table:table-cell>
          <table:table-cell table:style-name="ce345" office:value-type="string" calcext:value-type="string">
            <text:p>cu_divers</text:p>
          </table:table-cell>
          <table:table-cell table:style-name="ce345" office:value-type="string" calcext:value-type="string">
            <text:p>cat_instrument</text:p>
          </table:table-cell>
          <table:table-cell table:style-name="ce345"/>
          <table:table-cell table:style-name="ce345" office:value-type="string" calcext:value-type="string">
            <text:p>trompette</text:p>
          </table:table-cell>
          <table:table-cell table:style-name="ce345" office:value-type="string" calcext:value-type="string">
            <text:p>trumpet</text:p>
          </table:table-cell>
          <table:table-cell table:style-name="ce345" table:number-columns-repeated="2"/>
          <table:table-cell table:style-name="ce367"/>
          <table:table-cell table:style-name="ce378" office:value-type="string" calcext:value-type="string">
            <text:p>images_non_libres_temp/trompette_mini.png</text:p>
          </table:table-cell>
          <table:table-cell table:style-name="ce385"/>
          <table:table-cell table:style-name="ce387" office:value-type="string" calcext:value-type="string">
            <text:p>MieuxTrierANantes 02/2015</text:p>
          </table:table-cell>
          <table:table-cell table:style-name="ce387"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405"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rottinnette</text:p>
          </table:table-cell>
          <table:table-cell table:style-name="ce345" office:value-type="string" calcext:value-type="string">
            <text:p>Trottinette</text:p>
          </table:table-cell>
          <table:table-cell table:style-name="ce345" office:value-type="string" calcext:value-type="string">
            <text:p>Scooter</text:p>
          </table:table-cell>
          <table:table-cell table:style-name="ce345" office:value-type="string" calcext:value-type="string">
            <text:p>cu_metal</text:p>
          </table:table-cell>
          <table:table-cell table:style-name="ce352" office:value-type="string" calcext:value-type="string">
            <text:p>cat_velo</text:p>
          </table:table-cell>
          <table:table-cell table:style-name="ce345"/>
          <table:table-cell table:style-name="ce345" office:value-type="string" calcext:value-type="string">
            <text:p>trottinette</text:p>
          </table:table-cell>
          <table:table-cell table:style-name="ce345" office:value-type="string" calcext:value-type="string">
            <text:p>scooter</text:p>
          </table:table-cell>
          <table:table-cell table:style-name="ce345" table:number-columns-repeated="2"/>
          <table:table-cell table:style-name="ce367"/>
          <table:table-cell table:style-name="ce378" office:value-type="string" calcext:value-type="string">
            <text:p>trottinette_mini.png</text:p>
          </table:table-cell>
          <table:table-cell table:style-name="ce385"/>
          <table:table-cell table:style-name="ce387" office:value-type="string" calcext:value-type="string">
            <text:p>MieuxTrierANantes 12/2014</text:p>
          </table:table-cell>
          <table:table-cell table:style-name="ce387" table:number-columns-repeated="2"/>
          <table:table-cell table:style-name="ce388"/>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405"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ubeFluorescent</text:p>
          </table:table-cell>
          <table:table-cell table:style-name="ce345" office:value-type="string" calcext:value-type="string">
            <text:p>Tube fluorescent</text:p>
          </table:table-cell>
          <table:table-cell table:style-name="ce345" office:value-type="string" calcext:value-type="string">
            <text:p>Fluorescent Tube</text:p>
          </table:table-cell>
          <table:table-cell table:style-name="ce339" office:value-type="string" calcext:value-type="string">
            <text:p>cu_toxique</text:p>
          </table:table-cell>
          <table:table-cell table:style-name="ce345" office:value-type="string" calcext:value-type="string">
            <text:p>cat_ddm</text:p>
          </table:table-cell>
          <table:table-cell table:style-name="ce345"/>
          <table:table-cell table:style-name="ce345" office:value-type="string" calcext:value-type="string">
            <text:p>tube fluorescent, tube fluo</text:p>
          </table:table-cell>
          <table:table-cell table:style-name="ce345" office:value-type="string" calcext:value-type="string">
            <text:p>fluorescent lamp, fluorescent tube</text:p>
          </table:table-cell>
          <table:table-cell table:style-name="ce345" table:number-columns-repeated="2"/>
          <table:table-cell table:style-name="ce367"/>
          <table:table-cell table:style-name="ce372" office:value-type="string" calcext:value-type="string">
            <text:p>images_non_libres_temp/tube_flouorescent_mini.png</text:p>
          </table:table-cell>
          <table:table-cell table:style-name="ce385"/>
          <table:table-cell table:style-name="ce387" office:value-type="string" calcext:value-type="string">
            <text:p>MieuxTrierANantes 02/2015</text:p>
          </table:table-cell>
          <table:table-cell table:style-name="ce387" table:number-columns-repeated="2"/>
          <table:table-cell table:style-name="ce345"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405"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tuyauDarrosage</text:p>
          </table:table-cell>
          <table:table-cell table:style-name="ce344" office:value-type="string" calcext:value-type="string">
            <text:p>Tuyau arrosage</text:p>
          </table:table-cell>
          <table:table-cell table:style-name="ce344" office:value-type="string" calcext:value-type="string">
            <text:p>Watering hose</text:p>
          </table:table-cell>
          <table:table-cell table:style-name="ce344" office:value-type="string" calcext:value-type="string">
            <text:p>cu_plastique</text:p>
          </table:table-cell>
          <table:table-cell table:style-name="ce339" office:value-type="string" calcext:value-type="string">
            <text:p>cat_omr_plastique</text:p>
          </table:table-cell>
          <table:table-cell table:style-name="ce344"/>
          <table:table-cell table:style-name="ce344" office:value-type="string" calcext:value-type="string">
            <text:p>tuyau d'arrosage</text:p>
          </table:table-cell>
          <table:table-cell table:style-name="ce344" office:value-type="string" calcext:value-type="string">
            <text:p>garden hose</text:p>
          </table:table-cell>
          <table:table-cell table:style-name="ce344" table:number-columns-repeated="2"/>
          <table:table-cell table:style-name="ce364"/>
          <table:table-cell table:style-name="ce373" office:value-type="string" calcext:value-type="string">
            <text:p>tuyau_arrosage_mini.png</text:p>
          </table:table-cell>
          <table:table-cell table:style-name="ce384"/>
          <table:table-cell table:style-name="ce387" office:value-type="string" calcext:value-type="string">
            <text:p>MieuxTrierANantes 02/2015</text:p>
          </table:table-cell>
          <table:table-cell table:style-name="ce387"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405"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UstensileCuisine</text:p>
          </table:table-cell>
          <table:table-cell table:style-name="ce346" office:value-type="string" calcext:value-type="string">
            <text:p>Ustensile cuisine</text:p>
          </table:table-cell>
          <table:table-cell table:style-name="ce346" office:value-type="string" calcext:value-type="string">
            <text:p>Kitchen Utensil</text:p>
          </table:table-cell>
          <table:table-cell table:style-name="ce346" office:value-type="string" calcext:value-type="string">
            <text:p>cu_divers</text:p>
          </table:table-cell>
          <table:table-cell table:style-name="ce346" office:value-type="string" calcext:value-type="string">
            <text:p>cat_omr</text:p>
          </table:table-cell>
          <table:table-cell table:style-name="ce346"/>
          <table:table-cell table:style-name="ce346" office:value-type="string" calcext:value-type="string">
            <text:p>ustensile de cuisine, casserole, marmite, cocotte, poêle, wok, spatule</text:p>
          </table:table-cell>
          <table:table-cell table:style-name="ce346" office:value-type="string" calcext:value-type="string">
            <text:p>kitchen utensil, pot, pot, casserole, frying pan, wok spatula</text:p>
          </table:table-cell>
          <table:table-cell table:style-name="ce346" table:number-columns-repeated="2"/>
          <table:table-cell table:style-name="ce369"/>
          <table:table-cell table:style-name="ce379" office:value-type="string" calcext:value-type="string">
            <text:p>spatule_cuisine_mini.png</text:p>
          </table:table-cell>
          <table:table-cell table:style-name="ce386"/>
          <table:table-cell table:style-name="ce387" office:value-type="string" calcext:value-type="string">
            <text:p>MieuxTrierANantes 02/2015</text:p>
          </table:table-cell>
          <table:table-cell table:style-name="ce387"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405"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aisselleCarton</text:p>
          </table:table-cell>
          <table:table-cell table:style-name="ce339" office:value-type="string" calcext:value-type="string">
            <text:p>Vaisselle carton</text:p>
          </table:table-cell>
          <table:table-cell table:style-name="ce339" office:value-type="string" calcext:value-type="string">
            <text:p>Cardboard dishes</text:p>
          </table:table-cell>
          <table:table-cell table:style-name="ce339" office:value-type="string" calcext:value-type="string">
            <text:p>cu_papierscartons</text:p>
          </table:table-cell>
          <table:table-cell table:style-name="ce339" office:value-type="string" calcext:value-type="string">
            <text:p>cat_omr</text:p>
          </table:table-cell>
          <table:table-cell table:style-name="ce339"/>
          <table:table-cell table:style-name="ce339" office:value-type="string" calcext:value-type="string">
            <text:p>vaisselle carton, assiette carton, gobelet carton</text:p>
          </table:table-cell>
          <table:table-cell table:style-name="ce339" office:value-type="string" calcext:value-type="string">
            <text:p>cardboard tableware, cardboard plate, paper cup</text:p>
          </table:table-cell>
          <table:table-cell table:style-name="ce339" table:number-columns-repeated="2"/>
          <table:table-cell table:style-name="ce362"/>
          <table:table-cell table:style-name="ce371" office:value-type="string" calcext:value-type="string">
            <text:p>assiette_carton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405"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aissellePlastique</text:p>
          </table:table-cell>
          <table:table-cell table:style-name="ce339" office:value-type="string" calcext:value-type="string">
            <text:p>Vaisselle plastique</text:p>
          </table:table-cell>
          <table:table-cell table:style-name="ce339" office:value-type="string" calcext:value-type="string">
            <text:p>Plastic ware</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vaisselle plastique, gobelet plastique, couvert plastique, couteau plastique, fourchette plastique, cuillère plastique</text:p>
          </table:table-cell>
          <table:table-cell table:style-name="ce339" office:value-type="string" calcext:value-type="string">
            <text:p>plastic tableware, plastic cup, plastic cover, plastic knife, plastic fork, plastic spoon</text:p>
          </table:table-cell>
          <table:table-cell table:style-name="ce339" table:number-columns-repeated="2"/>
          <table:table-cell table:style-name="ce362" office:value-type="string" calcext:value-type="string">
            <text:p>cons_remplacergobelet,cons_vaissellebiodegradable</text:p>
          </table:table-cell>
          <table:table-cell table:style-name="ce371" office:value-type="string" calcext:value-type="string">
            <text:p>gobelet_plastique_mini.png</text:p>
          </table:table-cell>
          <table:table-cell table:style-name="ce351"/>
          <table:table-cell table:style-name="ce387" office:value-type="string" calcext:value-type="string">
            <text:p>MieuxTrierANantes 14/2014</text:p>
          </table:table-cell>
          <table:table-cell table:style-name="ce387"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405"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aisselleVerrePorcelaine</text:p>
          </table:table-cell>
          <table:table-cell table:style-name="ce339" office:value-type="string" calcext:value-type="string">
            <text:p>Vaisselle (verre, porcelaine...)</text:p>
          </table:table-cell>
          <table:table-cell table:style-name="ce339" office:value-type="string" calcext:value-type="string">
            <text:p>Dishes (glass, porcelain ...)</text:p>
          </table:table-cell>
          <table:table-cell table:style-name="ce339" office:value-type="string" calcext:value-type="string">
            <text:p>cu_verrevaisselle</text:p>
          </table:table-cell>
          <table:table-cell table:style-name="ce339" office:value-type="string" calcext:value-type="string">
            <text:p>cat_verrenonvalovaisselleporcelaine</text:p>
          </table:table-cell>
          <table:table-cell table:style-name="ce339"/>
          <table:table-cell table:style-name="ce339" office:value-type="string" calcext:value-type="string">
            <text:p>assiette, tasse, bol, plat, verre à boire, poterie, porcelaine, faïence, carafe, verre</text:p>
          </table:table-cell>
          <table:table-cell table:style-name="ce339" office:value-type="string" calcext:value-type="string">
            <text:p>plate, cup, bowl, dish, drinking glass, pottery, porcelain, earthenware jug, glass</text:p>
          </table:table-cell>
          <table:table-cell table:style-name="ce339" table:number-columns-repeated="2"/>
          <table:table-cell/>
          <table:table-cell table:style-name="ce371" office:value-type="string" calcext:value-type="string">
            <text:p>assiette_mini.png</text:p>
          </table:table-cell>
          <table:table-cell table:style-name="ce351" office:value-type="string" calcext:value-type="string">
            <text:p>bol_mini.png, tasse_mini.png, plat_en_faience_mini.png</text:p>
          </table:table-cell>
          <table:table-cell table:style-name="ce360" office:value-type="string" calcext:value-type="string">
            <text:p>MieuxTrierANantes 02/2015</text:p>
          </table:table-cell>
          <table:table-cell table:style-name="ce360"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405"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elo</text:p>
          </table:table-cell>
          <table:table-cell table:style-name="ce345" office:value-type="string" calcext:value-type="string">
            <text:p>Vélo</text:p>
          </table:table-cell>
          <table:table-cell table:style-name="ce345" office:value-type="string" calcext:value-type="string">
            <text:p>Bike</text:p>
          </table:table-cell>
          <table:table-cell table:style-name="ce345" office:value-type="string" calcext:value-type="string">
            <text:p>cu_metal</text:p>
          </table:table-cell>
          <table:table-cell table:style-name="ce352" office:value-type="string" calcext:value-type="string">
            <text:p>cat_velo</text:p>
          </table:table-cell>
          <table:table-cell table:style-name="ce345"/>
          <table:table-cell table:style-name="ce345" office:value-type="string" calcext:value-type="string">
            <text:p>vélo, bicyclette, skateboard</text:p>
          </table:table-cell>
          <table:table-cell table:style-name="ce345" office:value-type="string" calcext:value-type="string">
            <text:p>bike, bicycle, bike, skateboard</text:p>
          </table:table-cell>
          <table:table-cell table:style-name="ce345" table:number-columns-repeated="2"/>
          <table:table-cell table:style-name="ce367"/>
          <table:table-cell table:style-name="ce378" office:value-type="string" calcext:value-type="string">
            <text:p>veloenfant_mini.png</text:p>
          </table:table-cell>
          <table:table-cell table:style-name="ce385" office:value-type="string" calcext:value-type="string">
            <text:p>skateboard_mini.png</text:p>
          </table:table-cell>
          <table:table-cell table:style-name="ce388" office:value-type="string" calcext:value-type="string">
            <text:p>MieuxTrierANantes 02/2015</text:p>
          </table:table-cell>
          <table:table-cell table:style-name="ce348" office:value-type="string" calcext:value-type="string">
            <text:p>Fabien Lamiré (Falblam)</text:p>
          </table:table-cell>
          <table:table-cell table:style-name="ce395" office:value-type="string" calcext:value-type="string">
            <text:p>Falblam</text:p>
          </table:table-cell>
          <table:table-cell table:style-name="ce388"/>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405" table:formula="of:=JSONDECHETS([Dechets.A167];[Dechets.B167];[Dechets.C167];[Dechets.D167];[Dechets.E167];[Dechets.F167];[Dechets.T167];[Dechets.U167];[Dechets.G167];[Dechets.H167];[Dechets.K167];[Dechets.L167];[Dechets.M167];[Dechets.N167];[Dechets.P167])"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etementEnBonEtat</text:p>
          </table:table-cell>
          <table:table-cell table:style-name="ce339" office:value-type="string" calcext:value-type="string">
            <text:p>Vêtement bon état</text:p>
          </table:table-cell>
          <table:table-cell table:style-name="ce339" office:value-type="string" calcext:value-type="string">
            <text:p>Clothing good condition</text:p>
          </table:table-cell>
          <table:table-cell table:style-name="ce339" office:value-type="string" calcext:value-type="string">
            <text:p>cu_vetementtissu</text:p>
          </table:table-cell>
          <table:table-cell table:style-name="ce339" office:value-type="string" calcext:value-type="string">
            <text:p>cat_vetement</text:p>
          </table:table-cell>
          <table:table-cell table:style-name="ce339"/>
          <table:table-cell table:style-name="ce341" office:value-type="string" calcext:value-type="string">
            <text:p>vêtement bon état, pantalon, chemise, pull, veste, jupe, robe</text:p>
          </table:table-cell>
          <table:table-cell table:style-name="ce341" office:value-type="string" calcext:value-type="string">
            <text:p>Clothing,pants, shirt, sweater, jacket, skirt, dress</text:p>
          </table:table-cell>
          <table:table-cell table:style-name="ce341" table:number-columns-repeated="2"/>
          <table:table-cell table:style-name="ce362"/>
          <table:table-cell table:style-name="ce371" office:value-type="string" calcext:value-type="string">
            <text:p>chemise_mini.png</text:p>
          </table:table-cell>
          <table:table-cell table:style-name="ce351"/>
          <table:table-cell table:style-name="ce360" office:value-type="string" calcext:value-type="string">
            <text:p>MieuxTrierANantes 02/2015</text:p>
          </table:table-cell>
          <table:table-cell table:style-name="ce360"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405"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etementUsage</text:p>
          </table:table-cell>
          <table:table-cell table:style-name="ce339" office:value-type="string" calcext:value-type="string">
            <text:p>Vêtement usagé</text:p>
          </table:table-cell>
          <table:table-cell table:style-name="ce339" office:value-type="string" calcext:value-type="string">
            <text:p>Used Clothing</text:p>
          </table:table-cell>
          <table:table-cell table:style-name="ce339" office:value-type="string" calcext:value-type="string">
            <text:p>cu_vetementtissu</text:p>
          </table:table-cell>
          <table:table-cell table:style-name="ce339" office:value-type="string" calcext:value-type="string">
            <text:p>cat_omr</text:p>
          </table:table-cell>
          <table:table-cell table:style-name="ce339"/>
          <table:table-cell table:style-name="ce339" office:value-type="string" calcext:value-type="string">
            <text:p>vêtement usagé, vêtement mauvais état, pantalon, chemise, pull, veste, jupe, robe</text:p>
          </table:table-cell>
          <table:table-cell table:style-name="ce339" office:value-type="string" calcext:value-type="string">
            <text:p>Clothing,pants, shirt, sweater, jacket, skirt, dress</text:p>
          </table:table-cell>
          <table:table-cell table:style-name="ce339" table:number-columns-repeated="2"/>
          <table:table-cell table:style-name="ce367" office:value-type="string" calcext:value-type="string">
            <text:p>cons_lerelais</text:p>
          </table:table-cell>
          <table:table-cell table:style-name="ce371" office:value-type="string" calcext:value-type="string">
            <text:p>jean_usag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405"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erreaboire</text:p>
          </table:table-cell>
          <table:table-cell table:style-name="ce339" office:value-type="string" calcext:value-type="string">
            <text:p>Verre à boire</text:p>
          </table:table-cell>
          <table:table-cell table:style-name="ce339" office:value-type="string" calcext:value-type="string">
            <text:p>Drinking glass</text:p>
          </table:table-cell>
          <table:table-cell table:style-name="ce345" office:value-type="string" calcext:value-type="string">
            <text:p>cu_verrevaisselle</text:p>
          </table:table-cell>
          <table:table-cell table:style-name="ce345" office:value-type="string" calcext:value-type="string">
            <text:p>cat_verrenonvalovaisselleporcelaine</text:p>
          </table:table-cell>
          <table:table-cell table:style-name="ce345"/>
          <table:table-cell table:style-name="ce345" office:value-type="string" calcext:value-type="string">
            <text:p>verre à boire</text:p>
          </table:table-cell>
          <table:table-cell table:style-name="ce345" office:value-type="string" calcext:value-type="string">
            <text:p>drinking glass</text:p>
          </table:table-cell>
          <table:table-cell table:style-name="ce345" table:number-columns-repeated="2"/>
          <table:table-cell table:style-name="ce367"/>
          <table:table-cell table:style-name="ce378" office:value-type="string" calcext:value-type="string">
            <text:p>verre_a_boire_petit.png</text:p>
          </table:table-cell>
          <table:table-cell table:style-name="ce385"/>
          <table:table-cell table:style-name="ce360" office:value-type="string" calcext:value-type="string">
            <text:p>MieuxTrierANantes 12/2013</text:p>
          </table:table-cell>
          <table:table-cell table:style-name="ce360"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405"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itre</text:p>
          </table:table-cell>
          <table:table-cell table:style-name="ce345" office:value-type="string" calcext:value-type="string">
            <text:p>Vitre</text:p>
          </table:table-cell>
          <table:table-cell table:style-name="ce345" office:value-type="string" calcext:value-type="string">
            <text:p>Window</text:p>
          </table:table-cell>
          <table:table-cell table:style-name="ce345" office:value-type="string" calcext:value-type="string">
            <text:p>cu_verrevaisselle</text:p>
          </table:table-cell>
          <table:table-cell table:style-name="ce345" office:value-type="string" calcext:value-type="string">
            <text:p>cat_verrenonvalovaisselleporcelaine</text:p>
          </table:table-cell>
          <table:table-cell table:style-name="ce345"/>
          <table:table-cell table:style-name="ce345" office:value-type="string" calcext:value-type="string">
            <text:p>vitre</text:p>
          </table:table-cell>
          <table:table-cell table:style-name="ce345" office:value-type="string" calcext:value-type="string">
            <text:p>window</text:p>
          </table:table-cell>
          <table:table-cell table:style-name="ce345" table:number-columns-repeated="2"/>
          <table:table-cell table:style-name="ce367"/>
          <table:table-cell table:style-name="ce378" office:value-type="string" calcext:value-type="string">
            <text:p>images_non_libres_temp/vitre_mini.png</text:p>
          </table:table-cell>
          <table:table-cell table:style-name="ce385"/>
          <table:table-cell table:style-name="ce360" office:value-type="string" calcext:value-type="string">
            <text:p>MieuxTrierANantes 02/2015</text:p>
          </table:table-cell>
          <table:table-cell table:style-name="ce360"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405"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office:value-type="string" calcext:value-type="string">
            <text:p>dec_voiture</text:p>
          </table:table-cell>
          <table:table-cell table:style-name="ce339" office:value-type="string" calcext:value-type="string">
            <text:p>Voiture</text:p>
          </table:table-cell>
          <table:table-cell table:style-name="ce339" office:value-type="string" calcext:value-type="string">
            <text:p>Car</text:p>
          </table:table-cell>
          <table:table-cell table:style-name="ce339" office:value-type="string" calcext:value-type="string">
            <text:p>cu_divers</text:p>
          </table:table-cell>
          <table:table-cell table:style-name="ce339" office:value-type="string" calcext:value-type="string">
            <text:p>cat_voiture</text:p>
          </table:table-cell>
          <table:table-cell/>
          <table:table-cell table:style-name="ce339" office:value-type="string" calcext:value-type="string">
            <text:p>voiture</text:p>
          </table:table-cell>
          <table:table-cell table:style-name="ce339" office:value-type="string" calcext:value-type="string">
            <text:p>car</text:p>
          </table:table-cell>
          <table:table-cell table:style-name="ce339" table:number-columns-repeated="2"/>
          <table:table-cell table:style-name="ce362"/>
          <table:table-cell table:style-name="ce371" office:value-type="string" calcext:value-type="string">
            <text:p>voiture_mini.png</text:p>
          </table:table-cell>
          <table:table-cell table:style-name="ce351"/>
          <table:table-cell table:style-name="ce387" office:value-type="string" calcext:value-type="string">
            <text:p>MieuxTrierANantes 02/2015</text:p>
          </table:table-cell>
          <table:table-cell table:style-name="ce387"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405"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339"/>
          <table:table-cell table:style-name="ce347" table:number-columns-repeated="2"/>
          <table:table-cell table:style-name="ce351" table:number-columns-repeated="3"/>
          <table:table-cell table:style-name="ce360" office:value-type="string" calcext:value-type="string">
            <text:p><text:s text:c="2"/></text:p>
          </table:table-cell>
          <table:table-cell table:style-name="ce360" table:number-columns-repeated="3"/>
          <table:table-cell table:style-name="ce362"/>
          <table:table-cell table:style-name="ce371"/>
          <table:table-cell table:style-name="ce351"/>
          <table:table-cell table:style-name="ce360" table:number-columns-repeated="4"/>
          <table:table-cell table:number-columns-repeated="6"/>
          <table:table-cell table:style-name="ce405"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339" table:number-columns-repeated="6"/>
          <table:table-cell table:style-name="ce339" office:value-type="string" calcext:value-type="string">
            <text:p><text:s text:c="2"/></text:p>
          </table:table-cell>
          <table:table-cell table:style-name="ce339" table:number-columns-repeated="3"/>
          <table:table-cell table:style-name="ce362"/>
          <table:table-cell table:style-name="ce371"/>
          <table:table-cell table:style-name="ce351"/>
          <table:table-cell table:style-name="ce360"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341"/>
          <table:table-cell table:style-name="ce339" table:number-columns-repeated="5"/>
          <table:table-cell table:style-name="ce339" office:value-type="string" calcext:value-type="string">
            <text:p><text:s text:c="2"/></text:p>
          </table:table-cell>
          <table:table-cell table:style-name="ce339" table:number-columns-repeated="3"/>
          <table:table-cell table:style-name="ce362"/>
          <table:table-cell table:style-name="ce351" table:number-columns-repeated="2"/>
          <table:table-cell table:style-name="ce360" table:number-columns-repeated="4"/>
          <table:table-cell table:number-columns-repeated="244"/>
        </table:table-row>
        <table:table-row table:style-name="ro2">
          <table:table-cell table:style-name="ce341"/>
          <table:table-cell table:style-name="ce339" table:number-columns-repeated="5"/>
          <table:table-cell table:style-name="ce339" office:value-type="string" calcext:value-type="string">
            <text:p><text:s text:c="2"/></text:p>
          </table:table-cell>
          <table:table-cell table:style-name="ce339" table:number-columns-repeated="3"/>
          <table:table-cell table:style-name="ce362"/>
          <table:table-cell table:style-name="ce351" table:number-columns-repeated="2"/>
          <table:table-cell table:style-name="ce360" table:number-columns-repeated="4"/>
          <table:table-cell table:number-columns-repeated="244"/>
        </table:table-row>
        <table:table-row table:style-name="ro2">
          <table:table-cell table:style-name="ce341"/>
          <table:table-cell table:style-name="ce339" table:number-columns-repeated="5"/>
          <table:table-cell table:style-name="ce339" office:value-type="string" calcext:value-type="string">
            <text:p><text:s text:c="2"/></text:p>
          </table:table-cell>
          <table:table-cell table:style-name="ce339" table:number-columns-repeated="3"/>
          <table:table-cell table:style-name="ce362"/>
          <table:table-cell table:style-name="ce351" table:number-columns-repeated="2"/>
          <table:table-cell table:style-name="ce360"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339" office:value-type="string" calcext:value-type="string">
            <text:p>dec_enduitsEtVernis</text:p>
          </table:table-cell>
          <table:table-cell table:style-name="ce339" office:value-type="string" calcext:value-type="string">
            <text:p>Enduits et vernis</text:p>
          </table:table-cell>
          <table:table-cell table:style-name="ce339"/>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enduits et vernis</text:p>
          </table:table-cell>
          <table:table-cell table:style-name="ce339" table:number-columns-repeated="3"/>
          <table:table-cell table:style-name="ce362"/>
          <table:table-cell table:style-name="ce371" office:value-type="string" calcext:value-type="string">
            <text:p>vernis_mini.png</text:p>
          </table:table-cell>
          <table:table-cell table:style-name="ce351"/>
          <table:table-cell table:style-name="ce387" office:value-type="string" calcext:value-type="string">
            <text:p>MieuxTrierANantes 02/2015</text:p>
          </table:table-cell>
          <table:table-cell table:style-name="ce387" table:number-columns-repeated="2"/>
          <table:table-cell table:style-name="ce339"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2" table:print="false">
        <table:table-column table:style-name="co11"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14"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47" table:default-cell-style-name="Default"/>
        <table:table-column table:style-name="co29" table:default-cell-style-name="Default"/>
        <table:table-column table:style-name="co48"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3"/>
          <table:table-cell table:style-name="ce342" office:value-type="string" calcext:value-type="string">
            <text:p>Doc imprimable</text:p>
          </table:table-cell>
          <table:table-cell table:style-name="ce342"/>
          <table:table-cell table:number-columns-repeated="10"/>
          <table:table-cell table:style-name="ce403" table:formula="of:=GETHASHDATAS(&quot;_hashDocsDatas&quot;; ROW([Docs.A5]); ROW([Docs.A19]); &quot;Docs&quot;; COLUMN([Docs.A5]); COLUMN([Docs.D5]); COLUMN([Docs.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
          <table:table-cell table:number-columns-repeated="4"/>
          <table:table-cell office:value-type="string" calcext:value-type="string">
            <text:p><text:s/></text:p>
          </table:table-cell>
          <table:table-cell table:number-columns-repeated="252"/>
        </table:table-row>
        <table:table-row table:style-name="ro2">
          <table:table-cell table:style-name="ce4" table:number-columns-spanned="7" table:number-rows-spanned="1"/>
          <table:covered-table-cell table:number-columns-repeated="6"/>
          <table:table-cell table:number-columns-repeated="2"/>
          <table:table-cell table:style-name="ce4"/>
          <table:table-cell table:style-name="ce383"/>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5" office:value-type="string" calcext:value-type="string">
            <text:p>code</text:p>
          </table:table-cell>
          <table:table-cell table:style-name="ce10" office:value-type="string" calcext:value-type="string">
            <text:p>nom</text:p>
          </table:table-cell>
          <table:table-cell table:style-name="ce10" office:value-type="string" calcext:value-type="string">
            <text:p>nom_en</text:p>
          </table:table-cell>
          <table:table-cell table:style-name="ce10" office:value-type="string" calcext:value-type="string">
            <text:p>mots clés</text:p>
          </table:table-cell>
          <table:table-cell table:style-name="ce10" office:value-type="string" calcext:value-type="string">
            <text:p>mots clés en</text:p>
          </table:table-cell>
          <table:table-cell table:style-name="ce10" office:value-type="string" calcext:value-type="string">
            <text:p>file</text:p>
          </table:table-cell>
          <table:table-cell table:style-name="ce10" office:value-type="string" calcext:value-type="string">
            <text:p>url</text:p>
          </table:table-cell>
          <table:table-cell table:style-name="ce77" office:value-type="string" calcext:value-type="string">
            <text:p>Description</text:p>
          </table:table-cell>
          <table:table-cell table:style-name="ce77" office:value-type="string" calcext:value-type="string">
            <text:p>Description en</text:p>
          </table:table-cell>
          <table:table-cell table:style-name="ce38" office:value-type="string" calcext:value-type="string">
            <text:p>Images</text:p>
          </table:table-cell>
          <table:table-cell table:style-name="ce360" office:value-type="string" calcext:value-type="string">
            <text:p>Source</text:p>
          </table:table-cell>
          <table:table-cell table:number-columns-repeated="2"/>
          <table:table-cell table:style-name="ce409"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339" office:value-type="string" calcext:value-type="string">
            <text:p>doc_compostage</text:p>
          </table:table-cell>
          <table:table-cell table:style-name="ce339" office:value-type="string" calcext:value-type="string">
            <text:p>Compostage</text:p>
          </table:table-cell>
          <table:table-cell table:style-name="ce348" office:value-type="string" calcext:value-type="string">
            <text:p>Composting</text:p>
          </table:table-cell>
          <table:table-cell table:style-name="ce339" office:value-type="string" calcext:value-type="string">
            <text:p>compostage</text:p>
          </table:table-cell>
          <table:table-cell table:style-name="ce348" office:value-type="string" calcext:value-type="string">
            <text:p>composting</text:p>
          </table:table-cell>
          <table:table-cell table:style-name="ce339" office:value-type="string" calcext:value-type="string">
            <text:p>Compostage.pdf</text:p>
          </table:table-cell>
          <table:table-cell table:style-name="ce339"/>
          <table:table-cell table:style-name="ce408" office:value-type="string" calcext:value-type="string">
            <text:p>Des conseils pour réaliser le compostage. Document complet et précis.</text:p>
          </table:table-cell>
          <table:table-cell table:style-name="ce408"/>
          <table:table-cell table:style-name="ce339" office:value-type="string" calcext:value-type="string">
            <text:p>epeluchure_mini.png</text:p>
          </table:table-cell>
          <table:table-cell table:style-name="ce339"/>
          <table:table-cell table:number-columns-repeated="2"/>
          <table:table-cell table:style-name="ce405"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trisacs</text:p>
          </table:table-cell>
          <table:table-cell table:style-name="ce339" office:value-type="string" calcext:value-type="string">
            <text:p>Tri’Sac - Consignes de tri</text:p>
          </table:table-cell>
          <table:table-cell table:style-name="ce348" office:value-type="string" calcext:value-type="string">
            <text:p>Tri'Sac - sorting instructions</text:p>
          </table:table-cell>
          <table:table-cell table:style-name="ce339" office:value-type="string" calcext:value-type="string">
            <text:p>trisac,consigne</text:p>
          </table:table-cell>
          <table:table-cell table:style-name="ce348" office:value-type="string" calcext:value-type="string">
            <text:p>TRISAC , ess</text:p>
          </table:table-cell>
          <table:table-cell table:style-name="ce339" office:value-type="string" calcext:value-type="string">
            <text:p>ConsignesDeTri_Trisacs.pdf</text:p>
          </table:table-cell>
          <table:table-cell table:style-name="ce339"/>
          <table:table-cell table:style-name="ce408" table:number-columns-repeated="2"/>
          <table:table-cell table:style-name="ce339" office:value-type="string" calcext:value-type="string">
            <text:p>nantes/sacs_jaune_et_bleu.png</text:p>
          </table:table-cell>
          <table:table-cell table:style-name="ce339" office:value-type="string" calcext:value-type="string">
            <text:p>MieuxTrierANantes 03/2015</text:p>
          </table:table-cell>
          <table:table-cell table:number-columns-repeated="2"/>
          <table:table-cell table:style-name="ce405"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339" office:value-type="string" calcext:value-type="string">
            <text:p>doc_jours_collectes_nantes</text:p>
          </table:table-cell>
          <table:table-cell table:style-name="ce339" office:value-type="string" calcext:value-type="string">
            <text:p>Carte des jours de collecte à Nantes</text:p>
          </table:table-cell>
          <table:table-cell table:style-name="ce348" office:value-type="string" calcext:value-type="string">
            <text:p>Map collection days in Nantes</text:p>
          </table:table-cell>
          <table:table-cell table:style-name="ce339" office:value-type="string" calcext:value-type="string">
            <text:p>nantes,horaires,collecte,mémo</text:p>
          </table:table-cell>
          <table:table-cell table:style-name="ce348" office:value-type="string" calcext:value-type="string">
            <text:p>Nantes , schedules, collection, memo</text:p>
          </table:table-cell>
          <table:table-cell table:style-name="ce339" office:value-type="string" calcext:value-type="string">
            <text:p>carte-jours-de-collecte-nantes_1326127232003.pdf</text:p>
          </table:table-cell>
          <table:table-cell table:style-name="ce339"/>
          <table:table-cell table:style-name="ce408" office:value-type="string" calcext:value-type="string">
            <text:p>Créé le 9 janvier 2012</text:p>
          </table:table-cell>
          <table:table-cell table:style-name="ce408"/>
          <table:table-cell table:style-name="ce339" office:value-type="string" calcext:value-type="string">
            <text:p>carte_retrait_trisacs.jpg</text:p>
          </table:table-cell>
          <table:table-cell table:style-name="ce339" office:value-type="string" calcext:value-type="string">
            <text:p>03/2015</text:p>
          </table:table-cell>
          <table:table-cell table:number-columns-repeated="2"/>
          <table:table-cell table:style-name="ce405" table:formula="of:=JSONDOCS([Docs.A7];[Docs.B7];[Docs.C7];[Docs.D7];[Docs.E7];[Docs.F7];[Docs.G7];[Docs.J7];[Docs.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boug</text:p>
          </table:table-cell>
          <table:table-cell table:style-name="ce339" office:value-type="string" calcext:value-type="string">
            <text:p>Mémo Bouguenais sur site 'Nantes Métropole'</text:p>
          </table:table-cell>
          <table:table-cell table:style-name="ce348" office:value-type="string" calcext:value-type="string">
            <text:p>Memo Bouguenais on web site 'Nantes Métropole '</text:p>
          </table:table-cell>
          <table:table-cell table:style-name="ce339" office:value-type="string" calcext:value-type="string">
            <text:p>bouguenais,horaires,collecte,mémo</text:p>
          </table:table-cell>
          <table:table-cell table:style-name="ce348" office:value-type="string" calcext:value-type="string">
            <text:p>bouguenais , schedules, collection, memo</text:p>
          </table:table-cell>
          <table:table-cell table:style-name="ce339" office:value-type="string" calcext:value-type="string">
            <text:p>memo-bouguenais_1282834955329.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8];[Docs.B8];[Docs.C8];[Docs.D8];[Docs.E8];[Docs.F8];[Docs.G8];[Docs.J8];[Docs.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carquefou</text:p>
          </table:table-cell>
          <table:table-cell table:style-name="ce339" office:value-type="string" calcext:value-type="string">
            <text:p>Mémo Carquefou sur site 'Nantes Métropole'</text:p>
          </table:table-cell>
          <table:table-cell table:style-name="ce348" office:value-type="string" calcext:value-type="string">
            <text:p>Memo Carquefou on web site 'Nantes Métropole '</text:p>
          </table:table-cell>
          <table:table-cell table:style-name="ce339" office:value-type="string" calcext:value-type="string">
            <text:p>carquefou,horaires,collecte,mémo</text:p>
          </table:table-cell>
          <table:table-cell table:style-name="ce348" office:value-type="string" calcext:value-type="string">
            <text:p>carquefou , schedules, collection, memo</text:p>
          </table:table-cell>
          <table:table-cell table:style-name="ce339" office:value-type="string" calcext:value-type="string">
            <text:p>memo-carquefou_1282835093377.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9];[Docs.B9];[Docs.C9];[Docs.D9];[Docs.E9];[Docs.F9];[Docs.G9];[Docs.J9];[Docs.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lamontagne</text:p>
          </table:table-cell>
          <table:table-cell table:style-name="ce339" office:value-type="string" calcext:value-type="string">
            <text:p>Mémo La Montagne sur site 'Nantes Métropole'</text:p>
          </table:table-cell>
          <table:table-cell table:style-name="ce348" office:value-type="string" calcext:value-type="string">
            <text:p>Memo Mountain on web site 'Nantes Métropole '</text:p>
          </table:table-cell>
          <table:table-cell table:style-name="ce339" office:value-type="string" calcext:value-type="string">
            <text:p>montagne,horaires,collecte,mémo</text:p>
          </table:table-cell>
          <table:table-cell table:style-name="ce348" office:value-type="string" calcext:value-type="string">
            <text:p>mountain, schedules, collection, memo</text:p>
          </table:table-cell>
          <table:table-cell table:style-name="ce339" office:value-type="string" calcext:value-type="string">
            <text:p>memo-la-montagne-1296561052760_1302267950441.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0];[Docs.B10];[Docs.C10];[Docs.D10];[Docs.E10];[Docs.F10];[Docs.G10];[Docs.J10];[Docs.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lachapellesurerdre</text:p>
          </table:table-cell>
          <table:table-cell table:style-name="ce339" office:value-type="string" calcext:value-type="string">
            <text:p>Mémo La Chapelle Sur Erdre sur site 'Nantes Métropole'</text:p>
          </table:table-cell>
          <table:table-cell table:style-name="ce348" office:value-type="string" calcext:value-type="string">
            <text:p>Memo La Chapelle Sur Erdre on web site 'Nantes Métropole '</text:p>
          </table:table-cell>
          <table:table-cell table:style-name="ce339" office:value-type="string" calcext:value-type="string">
            <text:p>chapelle,erdre,horaires,collecte,mémo</text:p>
          </table:table-cell>
          <table:table-cell table:style-name="ce348" office:value-type="string" calcext:value-type="string">
            <text:p>Chapel erdre , schedules, collection, memo</text:p>
          </table:table-cell>
          <table:table-cell table:style-name="ce339" office:value-type="string" calcext:value-type="string">
            <text:p>memo-la-chapelle-sur-erdre-1296561007469_1302267598517.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1];[Docs.B11];[Docs.C11];[Docs.D11];[Docs.E11];[Docs.F11];[Docs.G11];[Docs.J11];[Docs.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orvault</text:p>
          </table:table-cell>
          <table:table-cell table:style-name="ce339" office:value-type="string" calcext:value-type="string">
            <text:p>Mémo Orvault sur site 'Nantes Métropole'</text:p>
          </table:table-cell>
          <table:table-cell table:style-name="ce348" office:value-type="string" calcext:value-type="string">
            <text:p>Memo Orvault on web site 'Nantes Métropole '</text:p>
          </table:table-cell>
          <table:table-cell table:style-name="ce339" office:value-type="string" calcext:value-type="string">
            <text:p>orvault,horaires,collecte,mémo</text:p>
          </table:table-cell>
          <table:table-cell table:style-name="ce348" office:value-type="string" calcext:value-type="string">
            <text:p>orvault , schedules, collection, memo</text:p>
          </table:table-cell>
          <table:table-cell table:style-name="ce339" office:value-type="string" calcext:value-type="string">
            <text:p>memo-orvault_1282835689006.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2];[Docs.B12];[Docs.C12];[Docs.D12];[Docs.E12];[Docs.F12];[Docs.G12];[Docs.J12];[Docs.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reze</text:p>
          </table:table-cell>
          <table:table-cell table:style-name="ce339" office:value-type="string" calcext:value-type="string">
            <text:p>Mémo Rezé sur site 'Nantes Métropole'</text:p>
          </table:table-cell>
          <table:table-cell table:style-name="ce348" office:value-type="string" calcext:value-type="string">
            <text:p>Memo Rezé on web site 'Nantes Métropole '</text:p>
          </table:table-cell>
          <table:table-cell table:style-name="ce339" office:value-type="string" calcext:value-type="string">
            <text:p>reze,horaires,collecte,mémo</text:p>
          </table:table-cell>
          <table:table-cell table:style-name="ce348" office:value-type="string" calcext:value-type="string">
            <text:p>reze , schedules, collection, memo</text:p>
          </table:table-cell>
          <table:table-cell table:style-name="ce339" office:value-type="string" calcext:value-type="string">
            <text:p>memo-reze_1282835751490.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3];[Docs.B13];[Docs.C13];[Docs.D13];[Docs.E13];[Docs.F13];[Docs.G13];[Docs.J13];[Docs.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saintherblain</text:p>
          </table:table-cell>
          <table:table-cell table:style-name="ce339" office:value-type="string" calcext:value-type="string">
            <text:p>Mémo Saint-Herblain sur site 'Nantes Métropole'</text:p>
          </table:table-cell>
          <table:table-cell table:style-name="ce348" office:value-type="string" calcext:value-type="string">
            <text:p>Memo Saint-Herblain on-site 'Nantes Métropole '</text:p>
          </table:table-cell>
          <table:table-cell table:style-name="ce339" office:value-type="string" calcext:value-type="string">
            <text:p>saint-herblain,st-herblain,herblain,horaires,collecte,mémo</text:p>
          </table:table-cell>
          <table:table-cell table:style-name="ce348" office:value-type="string" calcext:value-type="string">
            <text:p>saint- herblain , st -herblain , herblain , schedules, collection, memo</text:p>
          </table:table-cell>
          <table:table-cell table:style-name="ce339" office:value-type="string" calcext:value-type="string">
            <text:p>memo-saint-herblain_1282835815451.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4];[Docs.B14];[Docs.C14];[Docs.D14];[Docs.E14];[Docs.F14];[Docs.G14];[Docs.J14];[Docs.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saintsebastien</text:p>
          </table:table-cell>
          <table:table-cell table:style-name="ce339" office:value-type="string" calcext:value-type="string">
            <text:p>Mémo Saint-Sébastien sur site 'Nantes Métropole'</text:p>
          </table:table-cell>
          <table:table-cell table:style-name="ce348" office:value-type="string" calcext:value-type="string">
            <text:p>Memo San Sebastian on-site 'Nantes Métropole '</text:p>
          </table:table-cell>
          <table:table-cell table:style-name="ce339" office:value-type="string" calcext:value-type="string">
            <text:p>st-sébastien,saint-sébastien,sébastien,carquefou,horaires,collecte,mémo</text:p>
          </table:table-cell>
          <table:table-cell table:style-name="ce348" office:value-type="string" calcext:value-type="string">
            <text:p>St Sebastian , St. Sebastian , Sebastian , carquefou , schedules, collection, memo</text:p>
          </table:table-cell>
          <table:table-cell table:style-name="ce339" office:value-type="string" calcext:value-type="string">
            <text:p>memo-saint-sebastien_1282835889068.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5];[Docs.B15];[Docs.C15];[Docs.D15];[Docs.E15];[Docs.F15];[Docs.G15];[Docs.J15];[Docs.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sjb</text:p>
          </table:table-cell>
          <table:table-cell table:style-name="ce339" office:value-type="string" calcext:value-type="string">
            <text:p>Mémo Saint-Jean-Boiseau sur site 'Nantes Métropole'</text:p>
          </table:table-cell>
          <table:table-cell table:style-name="ce348" office:value-type="string" calcext:value-type="string">
            <text:p>Memo Saint-Jean- Boiseau on web site 'Nantes Métropole '</text:p>
          </table:table-cell>
          <table:table-cell table:style-name="ce339" office:value-type="string" calcext:value-type="string">
            <text:p>Saint-jean-boisseau,boisseau,horaires,collecte,mémo</text:p>
          </table:table-cell>
          <table:table-cell table:style-name="ce348" office:value-type="string" calcext:value-type="string">
            <text:p>Saint-jean- bushel bushel, schedules, collection, memo</text:p>
          </table:table-cell>
          <table:table-cell table:style-name="ce339" office:value-type="string" calcext:value-type="string">
            <text:p>memo-st-jean-boiseau-1296561133663_1302269567876.pdf</text:p>
          </table:table-cell>
          <table:table-cell/>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6];[Docs.B16];[Docs.C16];[Docs.D16];[Docs.E16];[Docs.F16];[Docs.G16];[Docs.J16];[Docs.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memothouare</text:p>
          </table:table-cell>
          <table:table-cell table:style-name="ce339" office:value-type="string" calcext:value-type="string">
            <text:p>Mémo Thouré sur site 'Nantes Métropole'</text:p>
          </table:table-cell>
          <table:table-cell table:style-name="ce348" office:value-type="string" calcext:value-type="string">
            <text:p>Memo Thouré on web site 'Nantes Métropole '</text:p>
          </table:table-cell>
          <table:table-cell table:style-name="ce339" office:value-type="string" calcext:value-type="string">
            <text:p>thouaré,horaires,collecte,mémo</text:p>
          </table:table-cell>
          <table:table-cell table:style-name="ce348" office:value-type="string" calcext:value-type="string">
            <text:p>thouare , schedules, collection, memo</text:p>
          </table:table-cell>
          <table:table-cell table:style-name="ce339" office:value-type="string" calcext:value-type="string">
            <text:p>memo-thouare-1296561208069_1302270598579.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05" table:formula="of:=JSONDOCS([Docs.A17];[Docs.B17];[Docs.C17];[Docs.D17];[Docs.E17];[Docs.F17];[Docs.G17];[Docs.J17];[Docs.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envie44</text:p>
          </table:table-cell>
          <table:table-cell table:style-name="ce339" office:value-type="string" calcext:value-type="string">
            <text:p>Présentation de 'Envie 44'</text:p>
          </table:table-cell>
          <table:table-cell table:style-name="ce348" office:value-type="string" calcext:value-type="string">
            <text:p>Presentation of 'Envie 44'</text:p>
          </table:table-cell>
          <table:table-cell table:style-name="ce339" office:value-type="string" calcext:value-type="string">
            <text:p>envie</text:p>
          </table:table-cell>
          <table:table-cell table:style-name="ce348" office:value-type="string" calcext:value-type="string">
            <text:p>envie</text:p>
          </table:table-cell>
          <table:table-cell table:style-name="ce339" office:value-type="string" calcext:value-type="string">
            <text:p>Envie44.pdf</text:p>
          </table:table-cell>
          <table:table-cell table:style-name="ce339"/>
          <table:table-cell table:style-name="ce408" table:number-columns-repeated="2"/>
          <table:table-cell table:style-name="ce339" office:value-type="string" calcext:value-type="string">
            <text:p>application-pdf.png</text:p>
          </table:table-cell>
          <table:table-cell table:style-name="ce339" office:value-type="string" calcext:value-type="string">
            <text:p>09/2015</text:p>
          </table:table-cell>
          <table:table-cell table:number-columns-repeated="2"/>
          <table:table-cell table:style-name="ce405" table:formula="of:=JSONDOCS([Docs.A18];[Docs.B18];[Docs.C18];[Docs.D18];[Docs.E18];[Docs.F18];[Docs.G18];[Docs.J18];[Docs.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339" office:value-type="string" calcext:value-type="string">
            <text:p>doc_batteries</text:p>
          </table:table-cell>
          <table:table-cell table:style-name="ce406" office:value-type="string" calcext:value-type="string">
            <text:p>Prolonger la durée des batteries</text:p>
          </table:table-cell>
          <table:table-cell table:style-name="ce339" office:value-type="string" calcext:value-type="string">
            <text:p>Extend battery duration</text:p>
          </table:table-cell>
          <table:table-cell table:style-name="ce339" office:value-type="string" calcext:value-type="string">
            <text:p>batterie</text:p>
          </table:table-cell>
          <table:table-cell table:style-name="ce339" office:value-type="string" calcext:value-type="string">
            <text:p>battery</text:p>
          </table:table-cell>
          <table:table-cell table:style-name="ce339" office:value-type="string" calcext:value-type="string">
            <text:p>batteries_Lithium_Ion.pdf</text:p>
          </table:table-cell>
          <table:table-cell table:style-name="ce339"/>
          <table:table-cell table:style-name="ce408" office:value-type="string" calcext:value-type="string">
            <text:p>Explication du bon <text:span text:style-name="T4">usage des batteries de PC portables, téléphone et autre baladeurs MP3.</text:span></text:p>
          </table:table-cell>
          <table:table-cell table:style-name="ce408" office:value-type="string" calcext:value-type="string">
            <text:p>Understanding the proper use of laptop batteries PC, phone and other MP3 players.</text:p>
          </table:table-cell>
          <table:table-cell table:style-name="ce339" office:value-type="string" calcext:value-type="string">
            <text:p>batterie_lithium.png</text:p>
          </table:table-cell>
          <table:table-cell table:style-name="ce339" office:value-type="string" calcext:value-type="string">
            <text:p>10/2016</text:p>
          </table:table-cell>
          <table:table-cell table:number-columns-repeated="2"/>
          <table:table-cell table:style-name="ce405" table:formula="of:=JSONDOCS([Docs.A19];[Docs.B19];[Docs.C19];[Docs.D19];[Docs.E19];[Docs.F19];[Docs.G19];[Docs.J19];[Docs.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339" table:number-columns-repeated="7"/>
          <table:table-cell table:style-name="ce408" table:number-columns-repeated="2"/>
          <table:table-cell table:style-name="ce339" office:value-type="string" calcext:value-type="string">
            <text:p>application-pdf.png</text:p>
          </table:table-cell>
          <table:table-cell table:style-name="ce339"/>
          <table:table-cell table:number-columns-repeated="2"/>
          <table:table-cell table:style-name="ce410"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339" table:number-columns-repeated="7"/>
          <table:table-cell table:style-name="ce408" table:number-columns-repeated="2"/>
          <table:table-cell table:style-name="ce339" table:number-columns-repeated="2"/>
          <table:table-cell table:number-columns-repeated="2"/>
          <table:table-cell table:style-name="ce410"/>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row table:style-name="ro2">
          <table:table-cell table:style-name="ce411"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412"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383"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413" office:value-type="string" calcext:value-type="string">
            <text:p>Code</text:p>
          </table:table-cell>
          <table:table-cell table:style-name="ce413"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423" office:value-type="string" calcext:value-type="string">
            <text:p>Nom_en</text:p>
          </table:table-cell>
          <table:table-cell table:style-name="ce423" office:value-type="string" calcext:value-type="string">
            <text:p>Description</text:p>
          </table:table-cell>
          <table:table-cell table:style-name="ce423" office:value-type="string" calcext:value-type="string">
            <text:p>Description_en</text:p>
          </table:table-cell>
          <table:table-cell table:style-name="ce423" office:value-type="string" calcext:value-type="string">
            <text:p>Fiche</text:p>
          </table:table-cell>
          <table:table-cell table:style-name="ce423" office:value-type="string" calcext:value-type="string">
            <text:p>Fiche OLD</text:p>
          </table:table-cell>
          <table:table-cell table:style-name="ce437" office:value-type="string" calcext:value-type="string">
            <text:p>Date vérif</text:p>
          </table:table-cell>
          <table:table-cell table:style-name="ce437" office:value-type="string" calcext:value-type="string">
            <text:p>Source</text:p>
          </table:table-cell>
          <table:table-cell/>
          <table:table-cell table:style-name="ce404"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246"/>
        </table:table-row>
        <table:table-row table:style-name="ro7">
          <table:table-cell table:style-name="ce341" office:value-type="string" calcext:value-type="string">
            <text:p>cons_collectes_bacs</text:p>
          </table:table-cell>
          <table:table-cell table:style-name="ce341" office:value-type="string" calcext:value-type="string">
            <text:p>Une collecte par semaine pour les bacs</text:p>
          </table:table-cell>
          <table:table-cell table:style-name="ce355" office:value-type="string" calcext:value-type="string">
            <text:p>Per week for a collection bins</text:p>
          </table:table-cell>
          <table:table-cell table:style-name="ce355" office:value-type="string" calcext:value-type="string">
            <text:p>Depuis lundi 2 janvier 2012, il y a une collecte de bac jaune par semaine, et une collecte de bac bleu par semaine également.</text:p>
          </table:table-cell>
          <table:table-cell table:style-name="ce355" office:value-type="string" calcext:value-type="string">
            <text:p>Since Monday, January 2, 2012, there is a yellow bin collection week, and a blue bin collection week also.</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5];[.B5];[.C5];[.D5];[.E5];[.G5];[.H5];[.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ac_casse</text:p>
          </table:table-cell>
          <table:table-cell table:style-name="ce341" office:value-type="string" calcext:value-type="string">
            <text:p>Bac cassé</text:p>
          </table:table-cell>
          <table:table-cell table:style-name="ce355" office:value-type="string" calcext:value-type="string">
            <text:p>Broken tray</text:p>
          </table:table-cell>
          <table:table-cell table:style-name="ce422"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422"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6];[.B6];[.C6];[.D6];[.E6];[.G6];[.H6];[.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noeudtrisac</text:p>
          </table:table-cell>
          <table:table-cell table:style-name="ce341" office:value-type="string" calcext:value-type="string">
            <text:p>Double nœud</text:p>
          </table:table-cell>
          <table:table-cell table:style-name="ce355" office:value-type="string" calcext:value-type="string">
            <text:p>Double knot</text:p>
          </table:table-cell>
          <table:table-cell table:style-name="ce355" office:value-type="string" calcext:value-type="string">
            <text:p>Les sacs doivent être fermés par un double nœud.</text:p>
          </table:table-cell>
          <table:table-cell table:style-name="ce355" office:value-type="string" calcext:value-type="string">
            <text:p>Bags must be closed with a double knot.</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7];[.B7];[.C7];[.D7];[.E7];[.G7];[.H7];[.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trisac</text:p>
          </table:table-cell>
          <table:table-cell table:style-name="ce341" office:value-type="string" calcext:value-type="string">
            <text:p>Quoi mettre dans les Tri'sac</text:p>
          </table:table-cell>
          <table:table-cell table:style-name="ce355" office:value-type="string" calcext:value-type="string">
            <text:p>What to put in Tri'sac</text:p>
          </table:table-cell>
          <table:table-cell table:style-name="ce355" office:value-type="string" calcext:value-type="string">
            <text:p>Les sacs Trisac sont bleus pour les ordures ménagères, jaunes pour les déchets recyclables (emballages carton, bouteilles plastiques, papier).</text:p>
          </table:table-cell>
          <table:table-cell table:style-name="ce355" office:value-type="string" calcext:value-type="string">
            <text:p>The Trisac blue bags are for household waste, yellow for recyclable waste (cardboard packaging, plastic bottles, paper).</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8];[.B8];[.C8];[.D8];[.E8];[.G8];[.H8];[.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ssacpoubelle</text:p>
          </table:table-cell>
          <table:table-cell table:style-name="ce341" office:value-type="string" calcext:value-type="string">
            <text:p>Utiliser uniquement les sacs Tri'sac.</text:p>
          </table:table-cell>
          <table:table-cell table:style-name="ce355" office:value-type="string" calcext:value-type="string">
            <text:p>Use Tri'sac bags only.</text:p>
          </table:table-cell>
          <table:table-cell table:style-name="ce355" office:value-type="string" calcext:value-type="string">
            <text:p>N'utilisez pas d'autres types de sacs poubelles que les sacs jaunes et bleus de Tri'sac.</text:p>
          </table:table-cell>
          <table:table-cell table:style-name="ce355" office:value-type="string" calcext:value-type="string">
            <text:p>Do not use other types of trash bags that yellow and blue bags Tri'sac.</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9];[.B9];[.C9];[.D9];[.E9];[.G9];[.H9];[.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cier</text:p>
          </table:table-cell>
          <table:table-cell table:style-name="ce341" office:value-type="string" calcext:value-type="string">
            <text:p>L'acier disparaît en 5-10 ans.</text:p>
          </table:table-cell>
          <table:table-cell table:style-name="ce355" office:value-type="string" calcext:value-type="string">
            <text:p>Steel disappears in 5-10 years.</text:p>
          </table:table-cell>
          <table:table-cell table:style-name="ce355" office:value-type="string" calcext:value-type="string">
            <text:p>L'acier se recycle très facilement, mais à l'air libre, il met de 5 à 10 ans à disparaître.</text:p>
          </table:table-cell>
          <table:table-cell table:style-name="ce355" office:value-type="string" calcext:value-type="string">
            <text:p>Steel can be recycled easily, but in the open air, it puts 5 to 10 years to disappear.</text:p>
          </table:table-cell>
          <table:table-cell table:style-name="ce355" office:value-type="string" calcext:value-type="string">
            <text:p><text:s/></text:p>
          </table:table-cell>
          <table:table-cell table:style-name="ce355" office:value-type="string" calcext:value-type="string">
            <text:p>fiche_acier</text:p>
          </table:table-cell>
          <table:table-cell table:style-name="ce438" office:value-type="string" calcext:value-type="string">
            <text:p>Vérif le 03/2013</text:p>
          </table:table-cell>
          <table:table-cell table:style-name="ce69"/>
          <table:table-cell/>
          <table:table-cell table:style-name="ce410" table:formula="of:=JSONCONSEIL([.A10];[.B10];[.C10];[.D10];[.E10];[.G10];[.H10];[.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rcencielvalorena</text:p>
          </table:table-cell>
          <table:table-cell table:style-name="ce341" office:value-type="string" calcext:value-type="string">
            <text:p>2 sites d'incinération</text:p>
          </table:table-cell>
          <table:table-cell table:style-name="ce355" office:value-type="string" calcext:value-type="string">
            <text:p>2 burning sites</text:p>
          </table:table-cell>
          <table:table-cell table:style-name="ce355" office:value-type="string" calcext:value-type="string">
            <text:p>Les ordures ménagères sont incinérées à l'usine d'Arc en Ciel (Couëron) et Valoréna (Nantes). Une partie de l'énergie récupérée alimente un réseau de chauffage urbain.</text:p>
          </table:table-cell>
          <table:table-cell table:style-name="ce355" office:value-type="string" calcext:value-type="string">
            <text:p>Household waste is incinerated at the plant Arc en Ciel (Couëron) and Valoréna (Nantes). Part of the recovered energy powers a district heating network.</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11];[.B11];[.C11];[.D11];[.E11];[.G11];[.H11];[.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nbconteneurverre</text:p>
          </table:table-cell>
          <table:table-cell table:style-name="ce341" office:value-type="string" calcext:value-type="string">
            <text:p>879 conteneurs en verre</text:p>
          </table:table-cell>
          <table:table-cell table:style-name="ce355" office:value-type="string" calcext:value-type="string">
            <text:p>879 glass containers</text:p>
          </table:table-cell>
          <table:table-cell table:style-name="ce355" office:value-type="string" calcext:value-type="string">
            <text:p>IL y a 879 conteneurs verres sur l la communauté urbaine, soit 1 conteneur pour 625 habitants.</text:p>
          </table:table-cell>
          <table:table-cell table:style-name="ce355" office:value-type="string" calcext:value-type="string">
            <text:p>THERE are 879 glass containers on the urban community, or 1 container for 625 inhabitants.</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12];[.B12];[.C12];[.D12];[.E12];[.G12];[.H12];[.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encombrants</text:p>
          </table:table-cell>
          <table:table-cell table:style-name="ce341" office:value-type="string" calcext:value-type="string">
            <text:p>Collecte des encombrants</text:p>
          </table:table-cell>
          <table:table-cell table:style-name="ce355" office:value-type="string" calcext:value-type="string">
            <text:p>Collection of bulky</text:p>
          </table:table-cell>
          <table:table-cell table:style-name="ce35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355"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355" office:value-type="string" calcext:value-type="string">
            <text:p><text:s/></text:p>
          </table:table-cell>
          <table:table-cell table:style-name="ce355" office:value-type="string" calcext:value-type="string">
            <text:p>fiche_encombrant</text:p>
          </table:table-cell>
          <table:table-cell table:style-name="ce438" office:value-type="string" calcext:value-type="string">
            <text:p>Vérif le 03/2013</text:p>
          </table:table-cell>
          <table:table-cell table:style-name="ce69"/>
          <table:table-cell/>
          <table:table-cell table:style-name="ce410" table:formula="of:=JSONCONSEIL([.A13];[.B13];[.C13];[.D13];[.E13];[.G13];[.H13];[.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numerosencombrants</text:p>
          </table:table-cell>
          <table:table-cell table:style-name="ce341" office:value-type="string" calcext:value-type="string">
            <text:p>Numéros de téléphones des encombrants</text:p>
          </table:table-cell>
          <table:table-cell table:style-name="ce355" office:value-type="string" calcext:value-type="string">
            <text:p>Bulky telephone numbers</text:p>
          </table:table-cell>
          <table:table-cell table:style-name="ce422"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422"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14];[.B14];[.C14];[.D14];[.E14];[.G14];[.H14];[.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ouchon</text:p>
          </table:table-cell>
          <table:table-cell table:style-name="ce341" office:value-type="string" calcext:value-type="string">
            <text:p>Bouchons acceptés</text:p>
          </table:table-cell>
          <table:table-cell table:style-name="ce355" office:value-type="string" calcext:value-type="string">
            <text:p>Plugs accepted</text:p>
          </table:table-cell>
          <table:table-cell table:style-name="ce425" office:value-type="string" calcext:value-type="string">
            <text:p>Vous pouvez mettre les bouchons en plastique.</text:p>
          </table:table-cell>
          <table:table-cell table:style-name="ce426" office:value-type="string" calcext:value-type="string">
            <text:p>You can put the plastic plugs.</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15];[.B15];[.C15];[.D15];[.E15];[.G15];[.H15];[.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ouchonamour</text:p>
          </table:table-cell>
          <table:table-cell table:style-name="ce341" office:value-type="string" calcext:value-type="string">
            <text:p>Bouchon d'amour récupère les bouchons plastiques</text:p>
          </table:table-cell>
          <table:table-cell table:style-name="ce355" office:value-type="string" calcext:value-type="string">
            <text:p>Love stopper recovers plastic plugs</text:p>
          </table:table-cell>
          <table:table-cell table:style-name="ce426"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426" office:value-type="string" calcext:value-type="string">
            <text:p>Plugs accepted: water, milk, soda, oil, vinegar, wine, sauce, cream, dishwashing liquid, aerosols, toothpaste, shampoo ... &lt;br/&gt; plugs refused: toxic chemicals, detergents, cork.</text:p>
          </table:table-cell>
          <table:table-cell table:style-name="ce355" office:value-type="string" calcext:value-type="string">
            <text:p><text:s/></text:p>
          </table:table-cell>
          <table:table-cell table:style-name="ce355" office:value-type="string" calcext:value-type="string">
            <text:p>fiche_bouchon_amour</text:p>
          </table:table-cell>
          <table:table-cell table:style-name="ce69" table:number-columns-repeated="2"/>
          <table:table-cell/>
          <table:table-cell table:style-name="ce410" table:formula="of:=JSONCONSEIL([.A16];[.B16];[.C16];[.D16];[.E16];[.G16];[.H16];[.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ouchonliege</text:p>
          </table:table-cell>
          <table:table-cell table:style-name="ce341" office:value-type="string" calcext:value-type="string">
            <text:p>Action Cancer 44 récupère les bouchons de liège</text:p>
          </table:table-cell>
          <table:table-cell table:style-name="ce355" office:value-type="string" calcext:value-type="string">
            <text:p>Cancer 44 retrieves corks</text:p>
          </table:table-cell>
          <table:table-cell table:style-name="ce426"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426"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17];[.B17];[.C17];[.D17];[.E17];[.G17];[.H17];[.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llu</text:p>
          </table:table-cell>
          <table:table-cell table:style-name="ce341" office:value-type="string" calcext:value-type="string">
            <text:p>L'aluminium se recycle à 100%</text:p>
          </table:table-cell>
          <table:table-cell table:style-name="ce355" office:value-type="string" calcext:value-type="string">
            <text:p>Aluminium can be recycled to 100%!</text:p>
          </table:table-cell>
          <table:table-cell table:style-name="ce355" office:value-type="string" calcext:value-type="string">
            <text:p>Il peut être recyclé à l'infini sans perdre ses caractéristiques physiques.</text:p>
          </table:table-cell>
          <table:table-cell table:style-name="ce355" office:value-type="string" calcext:value-type="string">
            <text:p>It can be recycled infinitely without losing its physical characteristics.</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18];[.B18];[.C18];[.D18];[.E18];[.G18];[.H18];[.I18])"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340" office:value-type="string" calcext:value-type="string">
            <text:p>cons_couverclemetal</text:p>
          </table:table-cell>
          <table:table-cell table:style-name="ce420" office:value-type="string" calcext:value-type="string">
            <text:p>Bouchons métalliques</text:p>
          </table:table-cell>
          <table:table-cell table:style-name="ce424" office:value-type="string" calcext:value-type="string">
            <text:p>Metal plugs</text:p>
          </table:table-cell>
          <table:table-cell table:style-name="ce424" office:value-type="string" calcext:value-type="string">
            <text:p>Les bouchons métalliques peuvent se mettre avec le métal.</text:p>
          </table:table-cell>
          <table:table-cell table:style-name="ce424" office:value-type="string" calcext:value-type="string">
            <text:p>The metal caps can get with the metal.</text:p>
          </table:table-cell>
          <table:table-cell table:style-name="ce355" office:value-type="string" calcext:value-type="string">
            <text:p><text:s/></text:p>
          </table:table-cell>
          <table:table-cell table:style-name="ce424"/>
          <table:table-cell table:style-name="ce438" office:value-type="string" calcext:value-type="string">
            <text:p>Vérif le 06/2013</text:p>
          </table:table-cell>
          <table:table-cell table:style-name="ce69"/>
          <table:table-cell/>
          <table:table-cell table:style-name="ce410" table:formula="of:=JSONCONSEIL([.A19];[.B19];[.C19];[.D19];[.E19];[.G19];[.H19];[.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sans_bouchon_ni_couvercle</text:p>
          </table:table-cell>
          <table:table-cell table:style-name="ce341" office:value-type="string" calcext:value-type="string">
            <text:p>Ni bouchon ni couvercle</text:p>
          </table:table-cell>
          <table:table-cell table:style-name="ce355" office:value-type="string" calcext:value-type="string">
            <text:p>Neither cap or cover</text:p>
          </table:table-cell>
          <table:table-cell table:style-name="ce355" office:value-type="string" calcext:value-type="string">
            <text:p>Ne pas mettre de bouchons, de couvercles ou de collerettes de plomb (autour des bouteilles en verre)</text:p>
          </table:table-cell>
          <table:table-cell table:style-name="ce355" office:value-type="string" calcext:value-type="string">
            <text:p>Do not put caps, lids or lead collars (around glass bottles)</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20];[.B20];[.C20];[.D20];[.E20];[.G20];[.H20];[.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sbouchonamour</text:p>
          </table:table-cell>
          <table:table-cell table:style-name="ce341" office:value-type="string" calcext:value-type="string">
            <text:p>Ne pas mettre dans les bouchons d'amour</text:p>
          </table:table-cell>
          <table:table-cell table:style-name="ce355" office:value-type="string" calcext:value-type="string">
            <text:p>Do not place in the caps of love</text:p>
          </table:table-cell>
          <table:table-cell table:style-name="ce355" office:value-type="string" calcext:value-type="string">
            <text:p>Les bouchons suivant sont refusés : produits toxiques, détergents.</text:p>
          </table:table-cell>
          <table:table-cell table:style-name="ce355" office:value-type="string" calcext:value-type="string">
            <text:p>The following plugs are rejected: toxic chemicals, detergents.</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21];[.B21];[.C21];[.D21];[.E21];[.G21];[.H21];[.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remplacergobelet</text:p>
          </table:table-cell>
          <table:table-cell table:style-name="ce341" office:value-type="string" calcext:value-type="string">
            <text:p>Supprimer la vaisselle jetable</text:p>
          </table:table-cell>
          <table:table-cell table:style-name="ce355" office:value-type="string" calcext:value-type="string">
            <text:p>Remove disposable tableware</text:p>
          </table:table-cell>
          <table:table-cell table:style-name="ce355" office:value-type="string" calcext:value-type="string">
            <text:p>Utiliser de préférence de la vaiselle en plastique dur, que l'on ne jette pas : verre, tasse, gobelet...</text:p>
          </table:table-cell>
          <table:table-cell table:style-name="ce355" office:value-type="string" calcext:value-type="string">
            <text:p>Preferably use of hard plastic dishes, we do not throw glass, cup, cup ...</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22];[.B22];[.C22];[.D22];[.E22];[.G22];[.H22];[.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vaissellebiodegradable</text:p>
          </table:table-cell>
          <table:table-cell table:style-name="ce341" office:value-type="string" calcext:value-type="string">
            <text:p>Vaisselle bio-dégradable</text:p>
          </table:table-cell>
          <table:table-cell table:style-name="ce355" office:value-type="string" calcext:value-type="string">
            <text:p>Biodegradable Tableware</text:p>
          </table:table-cell>
          <table:table-cell table:style-name="ce427" office:value-type="string" calcext:value-type="string">
            <text:p>A base de fibre de canne à sucre, la vaiselle bio-dégradable.</text:p>
          </table:table-cell>
          <table:table-cell table:style-name="ce427" office:value-type="string" calcext:value-type="string">
            <text:p>A basic sugar cane fiber, biodegradable dishes.</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23];[.B23];[.C23];[.D23];[.E23];[.G23];[.H23];[.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ilerechargeable</text:p>
          </table:table-cell>
          <table:table-cell table:style-name="ce341" office:value-type="string" calcext:value-type="string">
            <text:p>Pile rechargeable</text:p>
          </table:table-cell>
          <table:table-cell table:style-name="ce355" office:value-type="string" calcext:value-type="string">
            <text:p>Rechargeable battery</text:p>
          </table:table-cell>
          <table:table-cell table:style-name="ce428" office:value-type="string" calcext:value-type="string">
            <text:p>Selon une étude réalisée en 2007 par Bio Intelligence Service, les piles rechargeables ont jusqu'à 32 fois moins d'impact sur l'environnement que les piles jetables.</text:p>
          </table:table-cell>
          <table:table-cell table:style-name="ce428" office:value-type="string" calcext:value-type="string">
            <text:p>According to a 2007 study by Bio Intelligence Service, rechargeable batteries have up to 32 times less environmental impact than disposable batteries.</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24];[.B24];[.C24];[.D24];[.E24];[.G24];[.H24];[.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compostage</text:p>
          </table:table-cell>
          <table:table-cell table:style-name="ce341" office:value-type="string" calcext:value-type="string">
            <text:p>Compostage</text:p>
          </table:table-cell>
          <table:table-cell table:style-name="ce355" office:value-type="string" calcext:value-type="string">
            <text:p>Composting</text:p>
          </table:table-cell>
          <table:table-cell table:style-name="ce355"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355" office:value-type="string" calcext:value-type="string">
            <text:p>You can deposit the compost kitchen scraps (vegetable peelings, coffee grounds ...), the garden (leaves ...), home (hair, towels ...). Avoid dairy products and meats.</text:p>
          </table:table-cell>
          <table:table-cell table:style-name="ce355" office:value-type="string" calcext:value-type="string">
            <text:p><text:s/></text:p>
          </table:table-cell>
          <table:table-cell table:style-name="ce355" office:value-type="string" calcext:value-type="string">
            <text:p>fiche_compostage</text:p>
          </table:table-cell>
          <table:table-cell table:style-name="ce438" office:value-type="string" calcext:value-type="string">
            <text:p>Vérif le 04/2013</text:p>
          </table:table-cell>
          <table:table-cell table:style-name="ce69"/>
          <table:table-cell/>
          <table:table-cell table:style-name="ce410" table:formula="of:=JSONCONSEIL([.A25];[.B25];[.C25];[.D25];[.E25];[.G25];[.H25];[.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
          <table:table-cell table:style-name="ce414" office:value-type="string" calcext:value-type="string">
            <text:p>cons_souille</text:p>
          </table:table-cell>
          <table:table-cell table:style-name="ce341" office:value-type="string" calcext:value-type="string">
            <text:p>Papiers souillés</text:p>
          </table:table-cell>
          <table:table-cell table:style-name="ce355" office:value-type="string" calcext:value-type="string">
            <text:p>Soiled paper</text:p>
          </table:table-cell>
          <table:table-cell table:style-name="ce428" office:value-type="string" calcext:value-type="string">
            <text:p>Les papiers sales (tachés de nourriture...) sont considérés comme souillés et ne peuvent être recyclés.</text:p>
          </table:table-cell>
          <table:table-cell table:style-name="ce428" office:value-type="string" calcext:value-type="string">
            <text:p>Dirty paper (stained food ...) are considered contaminated and can not be recycled.</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26];[.B26];[.C26];[.D26];[.E26];[.G26];[.H26];[.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ecoparticipation</text:p>
          </table:table-cell>
          <table:table-cell table:style-name="ce341" office:value-type="string" calcext:value-type="string">
            <text:p>Écoparticipation</text:p>
          </table:table-cell>
          <table:table-cell table:style-name="ce355" office:value-type="string" calcext:value-type="string">
            <text:p>Environmental fee</text:p>
          </table:table-cell>
          <table:table-cell table:style-name="ce355"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355"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355" office:value-type="string" calcext:value-type="string">
            <text:p><text:s/></text:p>
          </table:table-cell>
          <table:table-cell table:style-name="ce355"/>
          <table:table-cell table:style-name="ce438" office:value-type="string" calcext:value-type="string">
            <text:p>Vérif le 03/2013</text:p>
          </table:table-cell>
          <table:table-cell table:style-name="ce69"/>
          <table:table-cell/>
          <table:table-cell table:style-name="ce410" table:formula="of:=JSONCONSEIL([.A27];[.B27];[.C27];[.D27];[.E27];[.G27];[.H27];[.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deuxiemevie</text:p>
          </table:table-cell>
          <table:table-cell table:style-name="ce341" office:value-type="string" calcext:value-type="string">
            <text:p>Deuxième vie</text:p>
          </table:table-cell>
          <table:table-cell table:style-name="ce355" office:value-type="string" calcext:value-type="string">
            <text:p>Second Life</text:p>
          </table:table-cell>
          <table:table-cell table:style-name="ce355" office:value-type="string" calcext:value-type="string">
            <text:p>L'association \"Deuxième vie\" recence les associations et entreprises spécialisées qui redonnent une vie au déchet.&lt;br/&gt;&lt;a href='http :\\www.deuxieme-vie.org' &gt;www.deuxieme-vie.org&lt;/a&gt;</text:p>
          </table:table-cell>
          <table:table-cell table:style-name="ce355" office:value-type="string" calcext:value-type="string">
            <text:p>The association 'Deuxième vie' recency associations and specialized firms that restore life to waste. &lt;br/&gt;&lt;a href='http :\\www.deuxieme-vie.org'&gt;www.deuxieme-vie.org&lt;/a&gt;</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suniquementbouteilleflacon</text:p>
          </table:table-cell>
          <table:table-cell table:style-name="ce341" office:value-type="string" calcext:value-type="string">
            <text:p>Tous les plastiques dans les bacs jaunes nantais</text:p>
          </table:table-cell>
          <table:table-cell table:style-name="ce355" office:value-type="string" calcext:value-type="string">
            <text:p>All plastics in the yellow bins Nantes</text:p>
          </table:table-cell>
          <table:table-cell table:style-name="ce69"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69"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355" office:value-type="string" calcext:value-type="string">
            <text:p><text:s/></text:p>
          </table:table-cell>
          <table:table-cell table:style-name="ce355" office:value-type="string" calcext:value-type="string">
            <text:p>fiche_pet</text:p>
          </table:table-cell>
          <table:table-cell table:style-name="ce69" table:number-columns-repeated="2"/>
          <table:table-cell/>
          <table:table-cell table:style-name="ce410" table:formula="of:=JSONCONSEIL([.A29];[.B29];[.C29];[.D29];[.E29];[.G29];[.H29];[.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pieralu</text:p>
          </table:table-cell>
          <table:table-cell table:style-name="ce341" office:value-type="string" calcext:value-type="string">
            <text:p>Petit aluminium non recyclé</text:p>
          </table:table-cell>
          <table:table-cell table:style-name="ce355" office:value-type="string" calcext:value-type="string">
            <text:p>Breakfast not recycled aluminum</text:p>
          </table:table-cell>
          <table:table-cell table:style-name="ce355"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355"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30];[.B30];[.C30];[.D30];[.E30];[.G30];[.H30];[.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mpoulemercure</text:p>
          </table:table-cell>
          <table:table-cell table:style-name="ce341" office:value-type="string" calcext:value-type="string">
            <text:p>Le mercure est toxique</text:p>
          </table:table-cell>
          <table:table-cell table:style-name="ce355" office:value-type="string" calcext:value-type="string">
            <text:p>Mercury is toxic</text:p>
          </table:table-cell>
          <table:table-cell table:style-name="ce355" office:value-type="string" calcext:value-type="string">
            <text:p>Ce sont des produits toxiques car contiennent un peu de mercure. C'est pourquoi il faut les ramener en déchèterie ou les points de ventes (supermachés, magasins de bricolage...).</text:p>
          </table:table-cell>
          <table:table-cell table:style-name="ce355" office:value-type="string" calcext:value-type="string">
            <text:p>These are toxic because contain some mercury. That is why we must bring them to recycling center or sales points (Supermarkets, DIY stores ...).</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31];[.B31];[.C31];[.D31];[.E31];[.G31];[.H31];[.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sansbouchon</text:p>
          </table:table-cell>
          <table:table-cell table:style-name="ce341" office:value-type="string" calcext:value-type="string">
            <text:p>Que faire du bouchon / couvercle …</text:p>
          </table:table-cell>
          <table:table-cell table:style-name="ce355" office:value-type="string" calcext:value-type="string">
            <text:p>What cap / lid?</text:p>
          </table:table-cell>
          <table:table-cell table:style-name="ce355"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355" office:value-type="string" calcext:value-type="string">
            <text:p>The cap / lid must be ordered separately (although it can be sorted). See &lt;br/&gt; waste &lt;i&gt; Plastic cap '&lt;/ i&gt; and waste &lt;i&gt;' Metal cover '&lt;/ i&gt;.</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32];[.B32];[.C32];[.D32];[.E32];[.G32];[.H32];[.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capsulelait</text:p>
          </table:table-cell>
          <table:table-cell table:style-name="ce341" office:value-type="string" calcext:value-type="string">
            <text:p>Que faire de l'opercule …</text:p>
          </table:table-cell>
          <table:table-cell table:style-name="ce355" office:value-type="string" calcext:value-type="string">
            <text:p>What of the metal cap …</text:p>
          </table:table-cell>
          <table:table-cell table:style-name="ce355" office:value-type="string" calcext:value-type="string">
            <text:p>La capsule doit être mis dans les déchets ménagers ('bac bleu' ou 'sac bleu'). Ils sont rejetées par le processus de tri du fait de leur taille.</text:p>
          </table:table-cell>
          <table:table-cell table:style-name="ce355" office:value-type="string" calcext:value-type="string">
            <text:p>The capsule should be placed in household waste ('blue box' or 'blue bag'). they are rejected by the sorting process due to their size.</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33];[.B33];[.C33];[.D33];[.E33];[.G33];[.H33];[.I33])"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otsmoutarde</text:p>
          </table:table-cell>
          <table:table-cell table:style-name="ce341" office:value-type="string" calcext:value-type="string">
            <text:p>Les verres des pots de moutarde et Nutella</text:p>
          </table:table-cell>
          <table:table-cell table:style-name="ce355" office:value-type="string" calcext:value-type="string">
            <text:p>The glasses mustard pots and nutella</text:p>
          </table:table-cell>
          <table:table-cell table:style-name="ce355" office:value-type="string" calcext:value-type="string">
            <text:p>Les pots de moutarde et de Nutella (qui peuvent être transformés en verre à boire) peuvent être recyclés (conseil AlloPropreté 05/2014).</text:p>
          </table:table-cell>
          <table:table-cell table:style-name="ce355" office:value-type="string" calcext:value-type="string">
            <text:p>Mustard Pots and Nutella (which can be turned into drinking glass) can be recycled (board AlloPropreté 05/2014).</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34];[.B34];[.C34];[.D34];[.E34];[.G34];[.H34];[.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recuppdv1</text:p>
          </table:table-cell>
          <table:table-cell table:style-name="ce341" office:value-type="string" calcext:value-type="string">
            <text:p>Les magasins récupèrent l'ancien appareil pour l'achat d'un nouveau</text:p>
          </table:table-cell>
          <table:table-cell table:style-name="ce355" office:value-type="string" calcext:value-type="string">
            <text:p>The stores recover the old device for the purchase of a new</text:p>
          </table:table-cell>
          <table:table-cell table:style-name="ce355" office:value-type="string" calcext:value-type="string">
            <text:p>Vous achetez un appareil neuf, le distributeur est désormais tenu de reprendre <text:s/>l'ancien à l'achat ou la livraison. C'est le principe de la reprise 'un pour un'.</text:p>
          </table:table-cell>
          <table:table-cell table:style-name="ce355" office:value-type="string" calcext:value-type="string">
            <text:p>You buy a new appliance, the distributor is now required to take the former for the purchase or delivery. This is the principle of the recovery 'one for one'.</text:p>
          </table:table-cell>
          <table:table-cell table:style-name="ce355" office:value-type="string" calcext:value-type="string">
            <text:p><text:s/></text:p>
          </table:table-cell>
          <table:table-cell table:style-name="ce355" office:value-type="string" calcext:value-type="string">
            <text:p>fiche_reprise</text:p>
          </table:table-cell>
          <table:table-cell table:style-name="ce69" office:value-type="string" calcext:value-type="string">
            <text:p><text:s/></text:p>
          </table:table-cell>
          <table:table-cell table:style-name="ce69"/>
          <table:table-cell/>
          <table:table-cell table:style-name="ce410" table:formula="of:=JSONCONSEIL([.A35];[.B35];[.C35];[.D35];[.E35];[.G35];[.H35];[.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
          <table:table-cell table:style-name="ce415" office:value-type="string" calcext:value-type="string">
            <text:p>cons_recuppdv2</text:p>
          </table:table-cell>
          <table:table-cell table:style-name="ce415" office:value-type="string" calcext:value-type="string">
            <text:p>Les magasins qui les vendent récupèrent : cartouches d'imprimantes, piles, ampoules basse consommation, néon</text:p>
          </table:table-cell>
          <table:table-cell table:style-name="ce419" office:value-type="string" calcext:value-type="string">
            <text:p>Stores that sell them recover: printer cartridges, batteries, energy saving light bulbs, neon</text:p>
          </table:table-cell>
          <table:table-cell table:style-name="ce429"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29" office:value-type="string" calcext:value-type="string">
            <text:p>The outlets are obliged to recover the used items they sell: printer cartridges, batteries, energy saving light bulbs, fluorescent tubes (neons).</text:p>
          </table:table-cell>
          <table:table-cell table:style-name="ce355" office:value-type="string" calcext:value-type="string">
            <text:p><text:s/></text:p>
          </table:table-cell>
          <table:table-cell table:number-columns-repeated="2" table:style-name="ce69" office:value-type="string" calcext:value-type="string">
            <text:p><text:s/></text:p>
          </table:table-cell>
          <table:table-cell table:style-name="ce69"/>
          <table:table-cell/>
          <table:table-cell table:style-name="ce410" table:formula="of:=JSONCONSEIL([.A36];[.B36];[.C36];[.D36];[.E36];[.G36];[.H36];[.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verre</text:p>
          </table:table-cell>
          <table:table-cell table:style-name="ce341" office:value-type="string" calcext:value-type="string">
            <text:p>Recyclage du verre</text:p>
          </table:table-cell>
          <table:table-cell table:style-name="ce355" office:value-type="string" calcext:value-type="string">
            <text:p>Glass recycling</text:p>
          </table:table-cell>
          <table:table-cell table:style-name="ce355" office:value-type="string" calcext:value-type="string">
            <text:p>Seul le 'verre d'emballage' (bouteille, bocaux) peut être recyclé (on peut l'intégrer au calcin utilisé dans les fours verriers)</text:p>
          </table:table-cell>
          <table:table-cell table:style-name="ce355" office:value-type="string" calcext:value-type="string">
            <text:p>Only the 'glass packaging' (bottles, jars) can be recycled (we can integrate it into the cullet used in glass furnaces)</text:p>
          </table:table-cell>
          <table:table-cell table:style-name="ce355" office:value-type="string" calcext:value-type="string">
            <text:p><text:s/></text:p>
          </table:table-cell>
          <table:table-cell table:style-name="ce355" office:value-type="string" calcext:value-type="string">
            <text:p>fiche_verre</text:p>
          </table:table-cell>
          <table:table-cell table:style-name="ce69" table:number-columns-repeated="2"/>
          <table:table-cell/>
          <table:table-cell table:style-name="ce410" table:formula="of:=JSONCONSEIL([.A37];[.B37];[.C37];[.D37];[.E37];[.G37];[.H37];[.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
          <table:table-cell table:style-name="ce351" office:value-type="string" calcext:value-type="string">
            <text:p>cons_recupmedicament</text:p>
          </table:table-cell>
          <table:table-cell table:style-name="ce355" office:value-type="string" calcext:value-type="string">
            <text:p>Récupération des médicaments</text:p>
          </table:table-cell>
          <table:table-cell table:style-name="ce355" office:value-type="string" calcext:value-type="string">
            <text:p>Retrieving drugs</text:p>
          </table:table-cell>
          <table:table-cell table:style-name="ce355" office:value-type="string" calcext:value-type="string">
            <text:p>Les pharmacies ont l'obligation de récupérer les anciens médicaments, avec ou sans conditionnement.</text:p>
          </table:table-cell>
          <table:table-cell table:style-name="ce355" office:value-type="string" calcext:value-type="string">
            <text:p>Pharmacies have the obligation to recover the older drugs, with or without conditioning.</text:p>
          </table:table-cell>
          <table:table-cell table:style-name="ce355" office:value-type="string" calcext:value-type="string">
            <text:p><text:s/></text:p>
          </table:table-cell>
          <table:table-cell table:style-name="ce355" office:value-type="string" calcext:value-type="string">
            <text:p>fiche_medicament</text:p>
          </table:table-cell>
          <table:table-cell table:style-name="ce69" table:number-columns-repeated="2"/>
          <table:table-cell/>
          <table:table-cell table:style-name="ce410" table:formula="of:=JSONCONSEIL([.A38];[.B38];[.C38];[.D38];[.E38];[.G38];[.H38];[.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
          <table:table-cell table:style-name="ce351" office:value-type="string" calcext:value-type="string">
            <text:p>cons_medicamentembal</text:p>
          </table:table-cell>
          <table:table-cell table:style-name="ce355" office:value-type="string" calcext:value-type="string">
            <text:p>Trier séparément les emballages.</text:p>
          </table:table-cell>
          <table:table-cell table:style-name="ce355" office:value-type="string" calcext:value-type="string">
            <text:p>Sort packaging separately.</text:p>
          </table:table-cell>
          <table:table-cell table:style-name="ce355" office:value-type="string" calcext:value-type="string">
            <text:p>Les emballages et les notices peuvent être mis au recyclage (carton-papier).</text:p>
          </table:table-cell>
          <table:table-cell table:style-name="ce355" office:value-type="string" calcext:value-type="string">
            <text:p>Packaging and instructions can be recycled (paperboard).</text:p>
          </table:table-cell>
          <table:table-cell table:style-name="ce355" table:number-columns-repeated="2"/>
          <table:table-cell table:style-name="ce69" table:number-columns-repeated="2"/>
          <table:table-cell/>
          <table:table-cell table:style-name="ce410" table:formula="of:=JSONCONSEIL([.A39];[.B39];[.C39];[.D39];[.E39];[.G39];[.H39];[.I39])"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table:number-columns-repeated="247"/>
        </table:table-row>
        <table:table-row table:style-name="ro2">
          <table:table-cell table:style-name="ce416" office:value-type="string" calcext:value-type="string">
            <text:p>cons_fenetre_enveloppe</text:p>
          </table:table-cell>
          <table:table-cell table:style-name="ce355" office:value-type="string" calcext:value-type="string">
            <text:p>Suppression fenêtre</text:p>
          </table:table-cell>
          <table:table-cell table:style-name="ce355" office:value-type="string" calcext:value-type="string">
            <text:p>Removal window</text:p>
          </table:table-cell>
          <table:table-cell table:style-name="ce430" office:value-type="string" calcext:value-type="string">
            <text:p>La fenêtre en plastique peut être laissée <text:s/>(source : AlloPropreté le 07/08/2013)</text:p>
          </table:table-cell>
          <table:table-cell table:style-name="ce430" office:value-type="string" calcext:value-type="string">
            <text:p>The plastic window can be left (source: AlloPropreté the 07/08/2013)</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40];[.B40];[.C40];[.D40];[.E40];[.G40];[.H40];[.I40])"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tetrapak</text:p>
          </table:table-cell>
          <table:table-cell table:style-name="ce355" office:value-type="string" calcext:value-type="string">
            <text:p>Recyclage Tétrapak</text:p>
          </table:table-cell>
          <table:table-cell table:style-name="ce355" office:value-type="string" calcext:value-type="string">
            <text:p>Tetrapak recycling</text:p>
          </table:table-cell>
          <table:table-cell table:style-name="ce355" office:value-type="string" calcext:value-type="string">
            <text:p>Les Tétra Pak se recyclent : le carton est récupéré, le reste est très rarement récupéré. Préféré les emballages en verre.</text:p>
          </table:table-cell>
          <table:table-cell table:style-name="ce355" office:value-type="string" calcext:value-type="string">
            <text:p>The Tetra Pak recycling: cardboard is collected, the rest is rarely recovered. Preferred glass packaging.</text:p>
          </table:table-cell>
          <table:table-cell table:style-name="ce355" office:value-type="string" calcext:value-type="string">
            <text:p><text:s/></text:p>
          </table:table-cell>
          <table:table-cell table:style-name="ce355" office:value-type="string" calcext:value-type="string">
            <text:p>fiche_tetrapak</text:p>
          </table:table-cell>
          <table:table-cell table:style-name="ce69" table:number-columns-repeated="2"/>
          <table:table-cell/>
          <table:table-cell table:style-name="ce410" table:formula="of:=JSONCONSEIL([.A41];[.B41];[.C41];[.D41];[.E41];[.G41];[.H41];[.I4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8">
          <table:table-cell table:style-name="ce355" office:value-type="string" calcext:value-type="string">
            <text:p>cons_distrisac_relais</text:p>
          </table:table-cell>
          <table:table-cell table:style-name="ce355" office:value-type="string" calcext:value-type="string">
            <text:p>Retrait de sacs en relais - 3 rouleaux par retrait, 2 retraits par an</text:p>
          </table:table-cell>
          <table:table-cell table:style-name="ce355" office:value-type="string" calcext:value-type="string">
            <text:p>Relay bags withdrawal (3 rolls per withdrawal, two withdrawals per year)</text:p>
          </table:table-cell>
          <table:table-cell table:style-name="ce355" office:value-type="string" calcext:value-type="string">
            <text:p>Les relais sont des lieux de réapprovisionnement destinés à dépanner : vous pouvez retirer 3 rouleaux de sacs (bleus et/ou jaunes). Vous pouvez vous y rendre 2 fois par an.</text:p>
          </table:table-cell>
          <table:table-cell table:style-name="ce355" office:value-type="string" calcext:value-type="string">
            <text:p>Relays are restocking places for help: You can remove 3 rolls of bags (blue and / or yellow). You can go there 2 times a year.</text:p>
          </table:table-cell>
          <table:table-cell table:style-name="ce355" office:value-type="string" calcext:value-type="string">
            <text:p><text:s/></text:p>
          </table:table-cell>
          <table:table-cell table:style-name="ce69"/>
          <table:table-cell table:style-name="ce438" office:value-type="string" calcext:value-type="string">
            <text:p>Vérif le 04/2013</text:p>
          </table:table-cell>
          <table:table-cell table:style-name="ce69"/>
          <table:table-cell/>
          <table:table-cell table:style-name="ce410" table:formula="of:=JSONCONSEIL([.A42];[.B42];[.C42];[.D42];[.E42];[.G42];[.H42];[.I42])"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distrisac_achat</text:p>
          </table:table-cell>
          <table:table-cell table:style-name="ce355" office:value-type="string" calcext:value-type="string">
            <text:p>Achats de sacs Trisacs</text:p>
          </table:table-cell>
          <table:table-cell table:style-name="ce355" office:value-type="string" calcext:value-type="string">
            <text:p>Trisacs shopping bags (2.20 € the 30 bags roll)</text:p>
          </table:table-cell>
          <table:table-cell table:style-name="ce355"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355"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355" office:value-type="string" calcext:value-type="string">
            <text:p><text:s/></text:p>
          </table:table-cell>
          <table:table-cell table:style-name="ce69"/>
          <table:table-cell table:style-name="ce438" office:value-type="string" calcext:value-type="string">
            <text:p>Vérif le 04/2013</text:p>
          </table:table-cell>
          <table:table-cell table:style-name="ce69"/>
          <table:table-cell/>
          <table:table-cell table:style-name="ce410" table:formula="of:=JSONCONSEIL([.A43];[.B43];[.C43];[.D43];[.E43];[.G43];[.H43];[.I43])"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distrisac_piecesobligatoires</text:p>
          </table:table-cell>
          <table:table-cell table:style-name="ce355" office:value-type="string" calcext:value-type="string">
            <text:p>Amener carte retrait pour <text:s/>'dépôt' et <text:s/>'rendez-vous'</text:p>
          </table:table-cell>
          <table:table-cell table:style-name="ce355" office:value-type="string" calcext:value-type="string">
            <text:p>Bring card withdrawal for 'deposit' and 'go'</text:p>
          </table:table-cell>
          <table:table-cell table:style-name="ce355" office:value-type="string" calcext:value-type="string">
            <text:p>Pour le retrait, munissez-vous de votre carte de retrait, envoyée par courrier.&lt;br/&gt;&lt;IMG SRC='resources/images/carte_retrait_trisacs.png' /&gt;</text:p>
          </table:table-cell>
          <table:table-cell table:style-name="ce355" office:value-type="string" calcext:value-type="string">
            <text:p>For removal, please have your ATM card, sent by mail. &lt;br/&gt; &lt;IMG SRC='resources/images/carte_retrait_trisacs.png' /&gt;</text:p>
          </table:table-cell>
          <table:table-cell table:style-name="ce355" office:value-type="string" calcext:value-type="string">
            <text:p><text:s/></text:p>
          </table:table-cell>
          <table:table-cell table:style-name="ce69"/>
          <table:table-cell table:style-name="ce439" office:value-type="string" calcext:value-type="string">
            <text:p>A VERIFIER</text:p>
          </table:table-cell>
          <table:table-cell table:style-name="ce69"/>
          <table:table-cell/>
          <table:table-cell table:style-name="ce410" table:formula="of:=JSONCONSEIL([.A44];[.B44];[.C44];[.D44];[.E44];[.G44];[.H44];[.I44])"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vider_paslaver</text:p>
          </table:table-cell>
          <table:table-cell table:style-name="ce355" office:value-type="string" calcext:value-type="string">
            <text:p>Vidé, mais pas lavé</text:p>
          </table:table-cell>
          <table:table-cell table:style-name="ce355" office:value-type="string" calcext:value-type="string">
            <text:p>Emptied but not washed</text:p>
          </table:table-cell>
          <table:table-cell table:style-name="ce355" office:value-type="string" calcext:value-type="string">
            <text:p>Ne laver les éléments triés (ceci est réalisé dans les centres de tri). Il suffit de les vider.</text:p>
          </table:table-cell>
          <table:table-cell table:style-name="ce355" office:value-type="string" calcext:value-type="string">
            <text:p>Only wash the sorted elements (this is done in the sorting centers). Simply empty.</text:p>
          </table:table-cell>
          <table:table-cell table:style-name="ce355" office:value-type="string" calcext:value-type="string">
            <text:p><text:s/></text:p>
          </table:table-cell>
          <table:table-cell table:style-name="ce69"/>
          <table:table-cell table:style-name="ce439" office:value-type="string" calcext:value-type="string">
            <text:p>A INTEGRER</text:p>
          </table:table-cell>
          <table:table-cell table:style-name="ce69"/>
          <table:table-cell/>
          <table:table-cell table:style-name="ce410" table:formula="of:=JSONCONSEIL([.A45];[.B45];[.C45];[.D45];[.E45];[.G45];[.H45];[.I45])"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alloproprete</text:p>
          </table:table-cell>
          <table:table-cell table:style-name="ce355" office:value-type="string" calcext:value-type="string">
            <text:p>Des questions ... 02 40 41 9000</text:p>
          </table:table-cell>
          <table:table-cell table:style-name="ce355" office:value-type="string" calcext:value-type="string">
            <text:p>Questions ? 02 40 41 9000</text:p>
          </table:table-cell>
          <table:table-cell table:style-name="ce355" office:value-type="string" calcext:value-type="string">
            <text:p>AlloNantes est un numéro gratuit pour les Nantais (notamment pour les questions sur le tri). Ouvert de 8h à 19h du lundi au vendredi, et le samedi de 8h à 13h.</text:p>
          </table:table-cell>
          <table:table-cell table:style-name="ce355" office:value-type="string" calcext:value-type="string">
            <text:p>AlloNantes is a free number for Nantais (including questions about sorting). Open from 8 am to 19h from Monday to Friday, and Saturday from 8 to 13h.</text:p>
          </table:table-cell>
          <table:table-cell table:style-name="ce355" office:value-type="string" calcext:value-type="string">
            <text:p><text:s/></text:p>
          </table:table-cell>
          <table:table-cell table:style-name="ce69" table:number-columns-repeated="3"/>
          <table:table-cell/>
          <table:table-cell table:style-name="ce410" table:formula="of:=JSONCONSEIL([.A46];[.B46];[.C46];[.D46];[.E46];[.G46];[.H46];[.I4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pastoxique</text:p>
          </table:table-cell>
          <table:table-cell table:style-name="ce355" office:value-type="string" calcext:value-type="string">
            <text:p>Non recyclable car présence produits toxiques</text:p>
          </table:table-cell>
          <table:table-cell table:style-name="ce355" office:value-type="string" calcext:value-type="string">
            <text:p>Not recyclable as presence toxic</text:p>
          </table:table-cell>
          <table:table-cell table:style-name="ce355" office:value-type="string" calcext:value-type="string">
            <text:p>Les bombes de peintures contiennent des produits toxiques, et ne peuvent pas être recyclées (contrairement aux bombes aérosols comme les déodorants).</text:p>
          </table:table-cell>
          <table:table-cell table:style-name="ce355" office:value-type="string" calcext:value-type="string">
            <text:p>Paints bombs contain toxic products and can not be recycled (unlike aerosols such as deodorants).</text:p>
          </table:table-cell>
          <table:table-cell table:style-name="ce355" office:value-type="string" calcext:value-type="string">
            <text:p><text:s/></text:p>
          </table:table-cell>
          <table:table-cell table:style-name="ce69" table:number-columns-repeated="3"/>
          <table:table-cell/>
          <table:table-cell table:style-name="ce410" table:formula="of:=JSONCONSEIL([.A47];[.B47];[.C47];[.D47];[.E47];[.G47];[.H47];[.I47])"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toxique</text:p>
          </table:table-cell>
          <table:table-cell table:style-name="ce355" office:value-type="string" calcext:value-type="string">
            <text:p>Produit toxique</text:p>
          </table:table-cell>
          <table:table-cell table:style-name="ce355" office:value-type="string" calcext:value-type="string">
            <text:p>Toxicant</text:p>
          </table:table-cell>
          <table:table-cell table:style-name="ce355" office:value-type="string" calcext:value-type="string">
            <text:p>Les produits toxiques ne doivent pas être mis avec les ordures ménagères. Ils doivent être déposés dans les déchèteries et écopoints.</text:p>
          </table:table-cell>
          <table:table-cell table:style-name="ce355" office:value-type="string" calcext:value-type="string">
            <text:p>Toxic products should not be placed with household waste. They must be deposited in the waste collection centers and ecopoints.</text:p>
          </table:table-cell>
          <table:table-cell table:style-name="ce355" office:value-type="string" calcext:value-type="string">
            <text:p><text:s/></text:p>
          </table:table-cell>
          <table:table-cell table:style-name="ce69" table:number-columns-repeated="3"/>
          <table:table-cell/>
          <table:table-cell table:style-name="ce410" table:formula="of:=JSONCONSEIL([.A48];[.B48];[.C48];[.D48];[.E48];[.G48];[.H48];[.I48])"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lerelais</text:p>
          </table:table-cell>
          <table:table-cell table:style-name="ce421" office:value-type="string" calcext:value-type="string">
            <text:p>Vous pouvez déposer dans les conteneurs 'Le Relais'</text:p>
          </table:table-cell>
          <table:table-cell table:style-name="ce421" office:value-type="string" calcext:value-type="string">
            <text:p>You can file in the containers 'Le Relais'</text:p>
          </table:table-cell>
          <table:table-cell table:style-name="ce355" office:value-type="string" calcext:value-type="string">
            <text:p>Vêtements, linge de maison, chaussures (liées par paire), maroquinerie &lt;B&gt;dans un sac bien fermé&lt;/B&gt;.</text:p>
          </table:table-cell>
          <table:table-cell table:style-name="ce355" office:value-type="string" calcext:value-type="string">
            <text:p>Clothing, linens, shoes (linked in pairs), leather goods &lt;B&gt; in a sealed bag &lt;/b&gt;.</text:p>
          </table:table-cell>
          <table:table-cell table:style-name="ce355" office:value-type="string" calcext:value-type="string">
            <text:p><text:s/></text:p>
          </table:table-cell>
          <table:table-cell table:style-name="ce69" office:value-type="string" calcext:value-type="string">
            <text:p>fiche_contvet</text:p>
          </table:table-cell>
          <table:table-cell table:style-name="ce69" table:number-columns-repeated="2"/>
          <table:table-cell/>
          <table:table-cell table:style-name="ce410" table:formula="of:=JSONCONSEIL([.A49];[.B49];[.C49];[.D49];[.E49];[.G49];[.H49];[.I49])"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sacs</text:p>
          </table:table-cell>
          <table:table-cell table:style-name="ce421" office:value-type="string" calcext:value-type="string">
            <text:p>Rappels sur les sacs</text:p>
          </table:table-cell>
          <table:table-cell table:style-name="ce421" office:value-type="string" calcext:value-type="string">
            <text:p>Reminders on bags</text:p>
          </table:table-cell>
          <table:table-cell table:style-name="ce355" office:value-type="string" calcext:value-type="string">
            <text:p>Les sacs sont à déposer dans le même bac, les déchets recyclables dans le sac jaune, les déchets non recyclables dans le sac bleu.</text:p>
          </table:table-cell>
          <table:table-cell table:style-name="ce434" office:value-type="string" calcext:value-type="string">
            <text:p>Bags are to be deposited in the same bin, recyclable waste in the yolk sac, non-recyclable waste in the blue bag.</text:p>
          </table:table-cell>
          <table:table-cell table:style-name="ce355" office:value-type="string" calcext:value-type="string">
            <text:p><text:s/></text:p>
          </table:table-cell>
          <table:table-cell table:style-name="ce355" office:value-type="string" calcext:value-type="string">
            <text:p>fiche_sacjaune</text:p>
          </table:table-cell>
          <table:table-cell table:style-name="ce69" table:number-columns-repeated="2"/>
          <table:table-cell/>
          <table:table-cell table:style-name="ce410" table:formula="of:=JSONCONSEIL([.A50];[.B50];[.C50];[.D50];[.E50];[.G50];[.H50];[.I50])"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
          <table:table-cell table:style-name="ce355" office:value-type="string" calcext:value-type="string">
            <text:p>cons_bacs</text:p>
          </table:table-cell>
          <table:table-cell table:style-name="ce421" office:value-type="string" calcext:value-type="string">
            <text:p>Rappels sur les bacs</text:p>
          </table:table-cell>
          <table:table-cell table:style-name="ce421" office:value-type="string" calcext:value-type="string">
            <text:p>Reminders on the bins</text:p>
          </table:table-cell>
          <table:table-cell table:style-name="ce355" office:value-type="string" calcext:value-type="string">
            <text:p>Les déchets recyclables dans le bac jaune, les déchets non recyclables dans le bac bleu.</text:p>
          </table:table-cell>
          <table:table-cell table:style-name="ce434" office:value-type="string" calcext:value-type="string">
            <text:p>Recyclable waste in the yellow bin, non-recyclable waste in the blue bin.</text:p>
          </table:table-cell>
          <table:table-cell table:style-name="ce355" office:value-type="string" calcext:value-type="string">
            <text:p><text:s/></text:p>
          </table:table-cell>
          <table:table-cell table:style-name="ce355" office:value-type="string" calcext:value-type="string">
            <text:p>fiche_bacjaune</text:p>
          </table:table-cell>
          <table:table-cell table:style-name="ce69" table:number-columns-repeated="2"/>
          <table:table-cell/>
          <table:table-cell table:style-name="ce410" table:formula="of:=JSONCONSEIL([.A51];[.B51];[.C51];[.D51];[.E51];[.G51];[.H51];[.I51])"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
          <table:table-cell table:style-name="ce353" office:value-type="string" calcext:value-type="string">
            <text:p>cons_collecte6h14h</text:p>
          </table:table-cell>
          <table:table-cell table:style-name="ce421" office:value-type="string" calcext:value-type="string">
            <text:p>Les collectes ont lieu de 6h à 14h</text:p>
          </table:table-cell>
          <table:table-cell table:style-name="ce421" office:value-type="string" calcext:value-type="string">
            <text:p>Collections take place from 6 to 14h</text:p>
          </table:table-cell>
          <table:table-cell table:style-name="ce355" office:value-type="string" calcext:value-type="string">
            <text:p>Présentez votre bac avant 6h ou la veille.</text:p>
          </table:table-cell>
          <table:table-cell table:style-name="ce355" office:value-type="string" calcext:value-type="string">
            <text:p>Present your tray before 6 am or before.</text:p>
          </table:table-cell>
          <table:table-cell table:style-name="ce355" office:value-type="string" calcext:value-type="string">
            <text:p><text:s/></text:p>
          </table:table-cell>
          <table:table-cell table:style-name="ce69" table:number-columns-repeated="3"/>
          <table:table-cell/>
          <table:table-cell table:style-name="ce410" table:formula="of:=JSONCONSEIL([.A52];[.B52];[.C52];[.D52];[.E52];[.G52];[.H52];[.I52])"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353" office:value-type="string" calcext:value-type="string">
            <text:p>cons_collecte6h21h</text:p>
          </table:table-cell>
          <table:table-cell table:style-name="ce421" office:value-type="string" calcext:value-type="string">
            <text:p>Les collectes ont lieu de 6h à 21h</text:p>
          </table:table-cell>
          <table:table-cell table:style-name="ce421" office:value-type="string" calcext:value-type="string">
            <text:p>Collections take place from 6 to 21h</text:p>
          </table:table-cell>
          <table:table-cell table:style-name="ce355" office:value-type="string" calcext:value-type="string">
            <text:p>Présentez votre bac avant 6h ou la veille.</text:p>
          </table:table-cell>
          <table:table-cell table:style-name="ce355" office:value-type="string" calcext:value-type="string">
            <text:p>Present your tray before 6 am or before.</text:p>
          </table:table-cell>
          <table:table-cell table:style-name="ce355" office:value-type="string" calcext:value-type="string">
            <text:p><text:s/></text:p>
          </table:table-cell>
          <table:table-cell table:style-name="ce69" table:number-columns-repeated="3"/>
          <table:table-cell/>
          <table:table-cell table:style-name="ce410" table:formula="of:=JSONCONSEIL([.A53];[.B53];[.C53];[.D53];[.E53];[.G53];[.H53];[.I53])"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417" office:value-type="string" calcext:value-type="string">
            <text:p>cons_proximite</text:p>
          </table:table-cell>
          <table:table-cell table:style-name="ce422" office:value-type="string" calcext:value-type="string">
            <text:p>Des questions ... 0800 800 868</text:p>
          </table:table-cell>
          <table:table-cell table:style-name="ce422" office:value-type="string" calcext:value-type="string">
            <text:p>Questions ? 0800 800 868</text:p>
          </table:table-cell>
          <table:table-cell table:style-name="ce422"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422"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355" office:value-type="string" calcext:value-type="string">
            <text:p><text:s/></text:p>
          </table:table-cell>
          <table:table-cell table:style-name="ce436" office:value-type="string" calcext:value-type="string">
            <text:p>fiche_telephone</text:p>
          </table:table-cell>
          <table:table-cell table:style-name="ce69" table:number-columns-repeated="2"/>
          <table:table-cell/>
          <table:table-cell table:style-name="ce410" table:formula="of:=JSONCONSEIL([.A54];[.B54];[.C54];[.D54];[.E54];[.G54];[.H54];[.I54])"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
          <table:table-cell table:style-name="ce418" office:value-type="string" calcext:value-type="string">
            <text:p>cons_dec_coucheBebe</text:p>
          </table:table-cell>
          <table:table-cell table:style-name="ce355" office:value-type="string" calcext:value-type="string">
            <text:p>Couches lavables</text:p>
          </table:table-cell>
          <table:table-cell table:style-name="ce355" office:value-type="string" calcext:value-type="string">
            <text:p>Cloth diapers</text:p>
          </table:table-cell>
          <table:table-cell table:style-name="ce355"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35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355" office:value-type="string" calcext:value-type="string">
            <text:p><text:s/></text:p>
          </table:table-cell>
          <table:table-cell table:style-name="ce69" table:number-columns-repeated="3"/>
          <table:table-cell/>
          <table:table-cell table:style-name="ce410" table:formula="of:=JSONCONSEIL([.A55];[.B55];[.C55];[.D55];[.E55];[.G55];[.H55];[.I5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418" office:value-type="string" calcext:value-type="string">
            <text:p>cons_nespresso</text:p>
          </table:table-cell>
          <table:table-cell table:style-name="ce355" office:value-type="string" calcext:value-type="string">
            <text:p>Nespresso récupère ses capsules et soutien le recyclage du petit aluminium.</text:p>
          </table:table-cell>
          <table:table-cell table:style-name="ce355" office:value-type="string" calcext:value-type="string">
            <text:p>Nespresso capsules and recovers its support recycling aluminum small.</text:p>
          </table:table-cell>
          <table:table-cell table:style-name="ce355"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355"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355" office:value-type="string" calcext:value-type="string">
            <text:p><text:s/></text:p>
          </table:table-cell>
          <table:table-cell table:style-name="ce69" table:number-columns-repeated="3"/>
          <table:table-cell/>
          <table:table-cell table:style-name="ce410" table:formula="of:=JSONCONSEIL([.A56];[.B56];[.C56];[.D56];[.E56];[.G56];[.H56];[.I56])"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418" office:value-type="string" calcext:value-type="string">
            <text:p>cons_trop_petit</text:p>
          </table:table-cell>
          <table:table-cell table:style-name="ce355" office:value-type="string" calcext:value-type="string">
            <text:p>Trop petit pour être trié</text:p>
          </table:table-cell>
          <table:table-cell table:style-name="ce355" office:value-type="string" calcext:value-type="string">
            <text:p>Too small to be sorted</text:p>
          </table:table-cell>
          <table:table-cell table:style-name="ce355" office:value-type="string" calcext:value-type="string">
            <text:p>Ce matériau pourrait être récyclé, mais étant trop petit (ou ne représentant pas assez de matières) il doit être mis avec les ordures ménagères.</text:p>
          </table:table-cell>
          <table:table-cell table:style-name="ce355" office:value-type="string" calcext:value-type="string">
            <text:p>This material could be recycled, but is too small (or not representative enough métières) it must be put in household waste.</text:p>
          </table:table-cell>
          <table:table-cell table:style-name="ce355" office:value-type="string" calcext:value-type="string">
            <text:p><text:s/></text:p>
          </table:table-cell>
          <table:table-cell table:style-name="ce69"/>
          <table:table-cell table:style-name="ce69" office:value-type="string" calcext:value-type="string">
            <text:p>Vérif le 04/2015</text:p>
          </table:table-cell>
          <table:table-cell table:style-name="ce69"/>
          <table:table-cell/>
          <table:table-cell table:style-name="ce410" table:formula="of:=JSONCONSEIL([.A57];[.B57];[.C57];[.D57];[.E57];[.G57];[.H57];[.I57])"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418" office:value-type="string" calcext:value-type="string">
            <text:p>cons_plus2vers</text:p>
          </table:table-cell>
          <table:table-cell table:style-name="ce355" office:value-type="string" calcext:value-type="string">
            <text:p>Asso Plus2vers : partage de lombrics et conseils sur le lombricompostage</text:p>
          </table:table-cell>
          <table:table-cell table:style-name="ce355" office:value-type="string" calcext:value-type="string">
            <text:p>Asso Plus2vers: sharing earthworms and advice on vermicomposting</text:p>
          </table:table-cell>
          <table:table-cell table:style-name="ce355"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355"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355" office:value-type="string" calcext:value-type="string">
            <text:p><text:s/></text:p>
          </table:table-cell>
          <table:table-cell table:style-name="ce69" table:number-columns-repeated="3"/>
          <table:table-cell/>
          <table:table-cell table:style-name="ce410" table:formula="of:=JSONCONSEIL([.A58];[.B58];[.C58];[.D58];[.E58];[.G58];[.H58];[.I58])"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418" office:value-type="string" calcext:value-type="string">
            <text:p>cons_assocompostage</text:p>
          </table:table-cell>
          <table:table-cell table:style-name="ce355" office:value-type="string" calcext:value-type="string">
            <text:p>2 assos sur compostage à Nantes</text:p>
          </table:table-cell>
          <table:table-cell table:style-name="ce355" office:value-type="string" calcext:value-type="string">
            <text:p>2 assos on composting in Nantes</text:p>
          </table:table-cell>
          <table:table-cell table:style-name="ce355" table:number-columns-repeated="2"/>
          <table:table-cell table:style-name="ce355" office:value-type="string" calcext:value-type="string">
            <text:p><text:s/></text:p>
          </table:table-cell>
          <table:table-cell table:style-name="ce69" table:number-columns-repeated="3"/>
          <table:table-cell/>
          <table:table-cell table:style-name="ce410" table:formula="of:=JSONCONSEIL([.A59];[.B59];[.C59];[.D59];[.E59];[.G59];[.H59];[.I59])"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419" office:value-type="string" calcext:value-type="string">
            <text:p>cons_decheterieecopointquartheure</text:p>
          </table:table-cell>
          <table:table-cell table:style-name="ce355" office:value-type="string" calcext:value-type="string">
            <text:p>Venir 15 minutes avant la fin</text:p>
          </table:table-cell>
          <table:table-cell table:style-name="ce355" office:value-type="string" calcext:value-type="string">
            <text:p>Come 15 minutes before the end</text:p>
          </table:table-cell>
          <table:table-cell table:style-name="ce355" office:value-type="string" calcext:value-type="string">
            <text:p>Venir un quart d'heure avant la fermeture (le gardien refusera éventuellement l'entrée)</text:p>
          </table:table-cell>
          <table:table-cell table:style-name="ce355" office:value-type="string" calcext:value-type="string">
            <text:p>Coming fifteen minutes before closing (the guardian may refuse entry)</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60];[.B60];[.C60];[.D60];[.E60];[.G60];[.H60];[.I60])"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419" office:value-type="string" calcext:value-type="string">
            <text:p>cons_dechetecolimite2metres</text:p>
          </table:table-cell>
          <table:table-cell table:style-name="ce355" office:value-type="string" calcext:value-type="string">
            <text:p>Limite de 2 mètres</text:p>
          </table:table-cell>
          <table:table-cell table:style-name="ce355" office:value-type="string" calcext:value-type="string">
            <text:p>Limit of 2 meters</text:p>
          </table:table-cell>
          <table:table-cell table:style-name="ce355" office:value-type="string" calcext:value-type="string">
            <text:p>Une barre limite les véhicules de plus de 2 mètres de haut, sauf pour les déchèteries de La Chapelle-sur-Erdre et de Saint-Sébastien-sur-Loire.</text:p>
          </table:table-cell>
          <table:table-cell table:style-name="ce355" office:value-type="string" calcext:value-type="string">
            <text:p>A bar limit vehicles over 2 meters high, except for waste collection centers in La Chapelle-sur-Erdre and Saint-Sébastien-sur-Loire.</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61];[.B61];[.C61];[.D61];[.E61];[.G61];[.H61];[.I61])"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419" office:value-type="string" calcext:value-type="string">
            <text:p>cons_huileAlimentaire</text:p>
          </table:table-cell>
          <table:table-cell table:style-name="ce355" office:value-type="string" calcext:value-type="string">
            <text:p>Mettre dans une bouteille</text:p>
          </table:table-cell>
          <table:table-cell table:style-name="ce355" office:value-type="string" calcext:value-type="string">
            <text:p>Put in a bottle</text:p>
          </table:table-cell>
          <table:table-cell table:style-name="ce431" office:value-type="string" calcext:value-type="string">
            <text:p>Mettre l'huile dans une bouteille que vous déposez dans le sac bleu ou dans le bac bleu.</text:p>
          </table:table-cell>
          <table:table-cell table:style-name="ce355" office:value-type="string" calcext:value-type="string">
            <text:p>Put the oil in a bottle you drop in the blue bag or in the blue bin.</text:p>
          </table:table-cell>
          <table:table-cell table:style-name="ce355" office:value-type="string" calcext:value-type="string">
            <text:p><text:s/></text:p>
          </table:table-cell>
          <table:table-cell table:style-name="ce355"/>
          <table:table-cell table:style-name="ce69" table:number-columns-repeated="2"/>
          <table:table-cell/>
          <table:table-cell table:style-name="ce410" table:formula="of:=JSONCONSEIL([.A62];[.B62];[.C62];[.D62];[.E62];[.G62];[.H62];[.I62])"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419" office:value-type="string" calcext:value-type="string">
            <text:p>cons_spirale</text:p>
          </table:table-cell>
          <table:table-cell table:style-name="ce355" office:value-type="string" calcext:value-type="string">
            <text:p>Doit-on supprimer les spirales ...</text:p>
          </table:table-cell>
          <table:table-cell table:style-name="ce355" office:value-type="string" calcext:value-type="string">
            <text:p>Should we remove the spirals ?</text:p>
          </table:table-cell>
          <table:table-cell table:style-name="ce355" office:value-type="string" calcext:value-type="string">
            <text:p>Non ce n'est pas obligatoire.</text:p>
          </table:table-cell>
          <table:table-cell table:style-name="ce435" office:value-type="string" calcext:value-type="string">
            <text:p>No this is not mandatory. </text:p>
          </table:table-cell>
          <table:table-cell table:style-name="ce355" office:value-type="string" calcext:value-type="string">
            <text:p><text:s/></text:p>
          </table:table-cell>
          <table:table-cell table:style-name="ce426"/>
          <table:table-cell table:style-name="ce69" office:value-type="string" calcext:value-type="string">
            <text:p>Vérif le 09/2015</text:p>
          </table:table-cell>
          <table:table-cell table:style-name="ce69"/>
          <table:table-cell/>
          <table:table-cell table:style-name="ce410" table:formula="of:=JSONCONSEIL([.A63];[.B63];[.C63];[.D63];[.E63];[.G63];[.H63];[.I63])"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table:number-columns-repeated="247"/>
        </table:table-row>
        <table:table-row table:style-name="ro2">
          <table:table-cell table:style-name="ce355" office:value-type="string" calcext:value-type="string">
            <text:p>cons_bouteillepaspet</text:p>
          </table:table-cell>
          <table:table-cell table:style-name="ce355" office:value-type="string" calcext:value-type="string">
            <text:p>Peut-on recycler les nouvelles bouteilles plastiques ...</text:p>
          </table:table-cell>
          <table:table-cell table:style-name="ce355" office:value-type="string" calcext:value-type="string">
            <text:p>Can the new plastic bottles be recycled ?</text:p>
          </table:table-cell>
          <table:table-cell table:style-name="ce355" office:value-type="string" calcext:value-type="string">
            <text:p>Selon les consignes de Nantes Métropole (04/2017) les nouvelles plastiques (celles qui sont brillantes, qui ne sont pas en PET) peuvent être mises au recyclage.</text:p>
          </table:table-cell>
          <table:table-cell table:style-name="ce435" office:value-type="string" calcext:value-type="string">
            <text:p>According to the instructions of Nantes Métropole (04/2017) the new plastics (those which are brilliant, which are not in PET) can be recycled.</text:p>
          </table:table-cell>
          <table:table-cell table:style-name="ce355" office:value-type="string" calcext:value-type="string">
            <text:p><text:s/></text:p>
          </table:table-cell>
          <table:table-cell table:style-name="ce426"/>
          <table:table-cell table:style-name="ce69" office:value-type="string" calcext:value-type="string">
            <text:p>Vérif le 04/2017</text:p>
          </table:table-cell>
          <table:table-cell table:style-name="ce69"/>
          <table:table-cell/>
          <table:table-cell table:style-name="ce410" table:formula="of:=JSONCONSEIL([.A64];[.B64];[.C64];[.D64];[.E64];[.G64];[.H64];[.I64])"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
          <table:table-cell table:number-columns-repeated="3"/>
          <table:table-cell table:style-name="ce432" table:number-columns-repeated="2"/>
          <table:table-cell table:number-columns-repeated="5"/>
          <table:table-cell table:style-name="ce405"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office:value-type="string" calcext:value-type="string">
            <text:p><text:s/></text:p>
          </table:table-cell>
          <table:table-cell table:number-columns-repeated="246"/>
        </table:table-row>
        <table:table-row table:style-name="ro2">
          <table:table-cell table:number-columns-repeated="11"/>
          <table:table-cell table:style-name="ce440"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43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341" office:value-type="string" calcext:value-type="string">
            <text:p>cons_coupant</text:p>
          </table:table-cell>
          <table:table-cell table:style-name="ce341" office:value-type="string" calcext:value-type="string">
            <text:p>Coupant</text:p>
          </table:table-cell>
          <table:table-cell table:style-name="ce341"/>
          <table:table-cell table:style-name="ce347" office:value-type="string" calcext:value-type="string">
            <text:p>Certains déchets non valorisables (vaisselle, faïence, miroir) ne peuvent être mis dans les sacs poubelles car ils déchireraient les sacs, ou seraient dangereux à manipuler.</text:p>
          </table:table-cell>
          <table:table-cell table:style-name="ce347"/>
          <table:table-cell table:style-name="ce360" table:number-columns-repeated="2"/>
          <table:table-cell table:style-name="ce433"/>
          <table:table-cell table:number-columns-repeated="2"/>
          <table:table-cell table:style-name="ce410"/>
          <table:table-cell table:number-columns-repeated="247"/>
        </table:table-row>
        <table:table-row table:style-name="ro2" table:number-rows-repeated="65478">
          <table:table-cell table:number-columns-repeated="258"/>
        </table:table-row>
        <table:table-row table:style-name="ro9">
          <table:table-cell table:number-columns-repeated="258"/>
        </table:table-row>
        <table:table-row table:style-name="ro1" table:number-rows-repeated="983025">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411" office:value-type="string" calcext:value-type="string" table:number-columns-spanned="9" table:number-rows-spanned="1">
            <text:p>FAQ</text:p>
          </table:table-cell>
          <table:covered-table-cell table:number-columns-repeated="3" table:style-name="ce411"/>
          <table:covered-table-cell table:number-columns-repeated="5"/>
          <table:table-cell table:number-columns-repeated="254"/>
        </table:table-row>
        <table:table-row table:style-name="ro2">
          <table:table-cell table:style-name="ce412" office:value-type="string" calcext:value-type="string" table:number-columns-spanned="9" table:number-rows-spanned="1">
            <text:p>Commentaires associés à un élément de l'application.</text:p>
          </table:table-cell>
          <table:covered-table-cell table:number-columns-repeated="3" table:style-name="ce412"/>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383"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423" office:value-type="string" calcext:value-type="string">
            <text:p>Code</text:p>
          </table:table-cell>
          <table:table-cell table:style-name="ce423" office:value-type="string" calcext:value-type="string">
            <text:p>Type</text:p>
          </table:table-cell>
          <table:table-cell table:style-name="ce423" office:value-type="string" calcext:value-type="string">
            <text:p>Auteurs</text:p>
          </table:table-cell>
          <table:table-cell table:style-name="ce423" office:value-type="string" calcext:value-type="string">
            <text:p>Dates</text:p>
          </table:table-cell>
          <table:table-cell table:style-name="ce423" office:value-type="string" calcext:value-type="string">
            <text:p>Nom</text:p>
          </table:table-cell>
          <table:table-cell table:style-name="ce423" office:value-type="string" calcext:value-type="string">
            <text:p>Nom_en</text:p>
          </table:table-cell>
          <table:table-cell table:style-name="ce423" office:value-type="string" calcext:value-type="string">
            <text:p>Description</text:p>
          </table:table-cell>
          <table:table-cell table:style-name="ce423" office:value-type="string" calcext:value-type="string">
            <text:p>Description_en</text:p>
          </table:table-cell>
          <table:table-cell table:style-name="ce423" office:value-type="string" calcext:value-type="string">
            <text:p>Éléments</text:p>
          </table:table-cell>
          <table:table-cell/>
          <table:table-cell table:style-name="ce404"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355" office:value-type="string" calcext:value-type="string">
            <text:p>faq_papierparticulier</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1-01" calcext:value-type="date">
            <text:p>01/01/13</text:p>
          </table:table-cell>
          <table:table-cell table:style-name="ce355" office:value-type="string" calcext:value-type="string">
            <text:p>Il existe des papiers cadeaux qui peuvent être recyclés.</text:p>
          </table:table-cell>
          <table:table-cell table:style-name="ce355" office:value-type="string" calcext:value-type="string">
            <text:p>There are gifts paper that can be recycled.</text:p>
          </table:table-cell>
          <table:table-cell table:style-name="ce355"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355"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42" office:value-type="string" calcext:value-type="string">
            <text:p>dec_papierCadeau,dec_papierPeint</text:p>
          </table:table-cell>
          <table:table-cell/>
          <table:table-cell table:style-name="ce410"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355" office:value-type="string" calcext:value-type="string">
            <text:p>faq_imagemanquante</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1-01" calcext:value-type="date">
            <text:p>01/01/13</text:p>
          </table:table-cell>
          <table:table-cell table:style-name="ce355" office:value-type="string" calcext:value-type="string">
            <text:p>Image manquante ou incorrecte</text:p>
          </table:table-cell>
          <table:table-cell table:style-name="ce355" office:value-type="string" calcext:value-type="string">
            <text:p>Missing or incorrect picture</text:p>
          </table:table-cell>
          <table:table-cell table:style-name="ce355"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355"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40"/>
          <table:table-cell/>
          <table:table-cell table:style-name="ce410"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355" office:value-type="string" calcext:value-type="string">
            <text:p>faq_cons_nbconteneurverre</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1-01" calcext:value-type="date">
            <text:p>01/01/13</text:p>
          </table:table-cell>
          <table:table-cell table:style-name="ce355" office:value-type="string" calcext:value-type="string">
            <text:p>Info inutile ?</text:p>
          </table:table-cell>
          <table:table-cell table:style-name="ce355" office:value-type="string" calcext:value-type="string">
            <text:p>Useless info ?</text:p>
          </table:table-cell>
          <table:table-cell table:style-name="ce355" office:value-type="string" calcext:value-type="string">
            <text:p>Est-ce utile comme info ?</text:p>
          </table:table-cell>
          <table:table-cell table:style-name="ce355" office:value-type="string" calcext:value-type="string">
            <text:p>Is it useful as info?</text:p>
          </table:table-cell>
          <table:table-cell table:style-name="ce355" office:value-type="string" calcext:value-type="string">
            <text:p>cons_nbconteneurverre</text:p>
          </table:table-cell>
          <table:table-cell/>
          <table:table-cell table:style-name="ce410"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355" office:value-type="string" calcext:value-type="string">
            <text:p>faq_uaie</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6-01" calcext:value-type="date">
            <text:p>01/06/13</text:p>
          </table:table-cell>
          <table:table-cell table:style-name="ce355" office:value-type="string" calcext:value-type="string">
            <text:p>Quartiers administratifs</text:p>
          </table:table-cell>
          <table:table-cell table:style-name="ce355" office:value-type="string" calcext:value-type="string">
            <text:p>Administrative districts</text:p>
          </table:table-cell>
          <table:table-cell table:style-name="ce355"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355"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355"/>
          <table:table-cell/>
          <table:table-cell table:style-name="ce410"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355" office:value-type="string" calcext:value-type="string">
            <text:p>faq_fiche_compost</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6-05" calcext:value-type="date">
            <text:p>05/06/13</text:p>
          </table:table-cell>
          <table:table-cell table:style-name="ce355" office:value-type="string" calcext:value-type="string">
            <text:p>Conseils Compostri</text:p>
          </table:table-cell>
          <table:table-cell table:style-name="ce355" office:value-type="string" calcext:value-type="string">
            <text:p>Compostri tips</text:p>
          </table:table-cell>
          <table:table-cell table:style-name="ce355" office:value-type="string" calcext:value-type="string">
            <text:p>En réalité on peut mettre les déchets type branches, coquilles de noix et noisettes... à condition de les découper en petits morceaux.</text:p>
          </table:table-cell>
          <table:table-cell table:style-name="ce355" office:value-type="string" calcext:value-type="string">
            <text:p>In reality it is possible to waste such branches, walnut shells and hazelnuts ... if cut into small pieces.</text:p>
          </table:table-cell>
          <table:table-cell table:style-name="ce353" office:value-type="string" calcext:value-type="string">
            <text:p>fiche_compostage</text:p>
          </table:table-cell>
          <table:table-cell/>
          <table:table-cell table:style-name="ce410"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355" office:value-type="string" calcext:value-type="string">
            <text:p>faq_fiche_lombricompost</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6-05" calcext:value-type="date">
            <text:p>05/06/13</text:p>
          </table:table-cell>
          <table:table-cell table:style-name="ce355" office:value-type="string" calcext:value-type="string">
            <text:p>Retour d'expérience</text:p>
          </table:table-cell>
          <table:table-cell table:style-name="ce355" office:value-type="string" calcext:value-type="string">
            <text:p>Feedback</text:p>
          </table:table-cell>
          <table:table-cell table:style-name="ce355"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355" office:value-type="string" calcext:value-type="string">
            <text:p>I killed my entire colony once with vacuum dust (too many synthetic elements such as dust clothes). &lt;br/&gt; I put garlic and users handkerchiefs &lt;br/&gt;</text:p>
          </table:table-cell>
          <table:table-cell table:style-name="ce355" office:value-type="string" calcext:value-type="string">
            <text:p>fiche_lombricompost</text:p>
          </table:table-cell>
          <table:table-cell/>
          <table:table-cell table:style-name="ce410"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355" office:value-type="string" calcext:value-type="string">
            <text:p>faq_donnees_ourecycler</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6-05" calcext:value-type="date">
            <text:p>05/06/13</text:p>
          </table:table-cell>
          <table:table-cell table:style-name="ce355" office:value-type="string" calcext:value-type="string">
            <text:p>Données de <text:a xlink:href="http://ourecycler.fr/" xlink:type="simple">http://ourecycler.fr/</text:a> non exploitables</text:p>
          </table:table-cell>
          <table:table-cell table:style-name="ce355" office:value-type="string" calcext:value-type="string">
            <text:p>Unusable data http://ourecycler.fr/</text:p>
          </table:table-cell>
          <table:table-cell table:style-name="ce355"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355"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355"/>
          <table:table-cell/>
          <table:table-cell table:style-name="ce410"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355" office:value-type="string" calcext:value-type="string">
            <text:p>faq_modco_contmpb</text:p>
          </table:table-cell>
          <table:table-cell table:style-name="ce355" office:value-type="string" calcext:value-type="string">
            <text:p>modco</text:p>
          </table:table-cell>
          <table:table-cell table:style-name="ce355" office:value-type="string" calcext:value-type="string">
            <text:p>Chris-ren</text:p>
          </table:table-cell>
          <table:table-cell table:style-name="ce441" office:value-type="date" office:date-value="2013-06-15" calcext:value-type="date">
            <text:p>15/06/13</text:p>
          </table:table-cell>
          <table:table-cell table:style-name="ce355" office:value-type="string" calcext:value-type="string">
            <text:p>Pas de brique ni de métal </text:p>
          </table:table-cell>
          <table:table-cell table:style-name="ce355" office:value-type="string" calcext:value-type="string">
            <text:p>No brick or metal</text:p>
          </table:table-cell>
          <table:table-cell table:style-name="ce355"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355"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355" office:value-type="string" calcext:value-type="string">
            <text:p>modco_contmpb</text:p>
          </table:table-cell>
          <table:table-cell/>
          <table:table-cell table:style-name="ce410"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355" office:value-type="string" calcext:value-type="string">
            <text:p>faq_pb_plastique</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table:table-cell table:style-name="ce355" office:value-type="string" calcext:value-type="string">
            <text:p>Pb plastique</text:p>
          </table:table-cell>
          <table:table-cell table:style-name="ce355" office:value-type="string" calcext:value-type="string">
            <text:p>plastic Pb</text:p>
          </table:table-cell>
          <table:table-cell table:style-name="ce355" office:value-type="string" calcext:value-type="string">
            <text:p>Les plastiques sont mis dans la catégorie de traitement cat_emr, alors qu'il existe des conteneurs réservés aux plastiques (donc pas à tous les emr)</text:p>
          </table:table-cell>
          <table:table-cell table:style-name="ce355" office:value-type="string" calcext:value-type="string">
            <text:p>Plastics are used in the treatment cat_emr category, while there are reserved for plastic containers (ie not at all emr)</text:p>
          </table:table-cell>
          <table:table-cell table:style-name="ce355"/>
          <table:table-cell/>
          <table:table-cell table:style-name="ce410"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355" office:value-type="string" calcext:value-type="string">
            <text:p>faq_bouteillegaz</text:p>
          </table:table-cell>
          <table:table-cell table:style-name="ce355" office:value-type="string" calcext:value-type="string">
            <text:p>dechet</text:p>
          </table:table-cell>
          <table:table-cell table:style-name="ce355" office:value-type="string" calcext:value-type="string">
            <text:p>Chris-ren</text:p>
          </table:table-cell>
          <table:table-cell table:style-name="ce441" office:value-type="date" office:date-value="2014-01-20" calcext:value-type="date">
            <text:p>20/01/14</text:p>
          </table:table-cell>
          <table:table-cell table:style-name="ce355" office:value-type="string" calcext:value-type="string">
            <text:p>Bouteille de gaz</text:p>
          </table:table-cell>
          <table:table-cell table:style-name="ce355" office:value-type="string" calcext:value-type="string">
            <text:p>Gas cylinder</text:p>
          </table:table-cell>
          <table:table-cell table:style-name="ce355" office:value-type="string" calcext:value-type="string">
            <text:p>Témoignage : les écopoints ne les acceptent pas.</text:p>
          </table:table-cell>
          <table:table-cell table:style-name="ce355" office:value-type="string" calcext:value-type="string">
            <text:p>Testimony: ecopoints do not accept.</text:p>
          </table:table-cell>
          <table:table-cell table:style-name="ce426" office:value-type="string" calcext:value-type="string">
            <text:p>dec_bouteilleGaz</text:p>
          </table:table-cell>
          <table:table-cell/>
          <table:table-cell table:style-name="ce410"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355" office:value-type="string" calcext:value-type="string">
            <text:p>fac_depotamiante</text:p>
          </table:table-cell>
          <table:table-cell table:style-name="ce355" office:value-type="string" calcext:value-type="string">
            <text:p>dechet</text:p>
          </table:table-cell>
          <table:table-cell table:style-name="ce355" office:value-type="string" calcext:value-type="string">
            <text:p>Chris-ren</text:p>
          </table:table-cell>
          <table:table-cell table:style-name="ce441" office:value-type="date" office:date-value="2014-01-20" calcext:value-type="date">
            <text:p>20/01/14</text:p>
          </table:table-cell>
          <table:table-cell table:style-name="ce355" office:value-type="string" calcext:value-type="string">
            <text:p>Dépôt amiante</text:p>
          </table:table-cell>
          <table:table-cell table:style-name="ce355" office:value-type="string" calcext:value-type="string">
            <text:p>Asbestos deposit</text:p>
          </table:table-cell>
          <table:table-cell table:style-name="ce355"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355"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355"/>
          <table:table-cell/>
          <table:table-cell table:style-name="ce410"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355" office:value-type="string" calcext:value-type="string">
            <text:p>fac_nantesecologie</text:p>
          </table:table-cell>
          <table:table-cell table:style-name="ce355" office:value-type="string" calcext:value-type="string">
            <text:p>dechet</text:p>
          </table:table-cell>
          <table:table-cell table:style-name="ce355" office:value-type="string" calcext:value-type="string">
            <text:p>Chris-ren</text:p>
          </table:table-cell>
          <table:table-cell table:style-name="ce441" office:value-type="date" office:date-value="2014-04-11" calcext:value-type="date">
            <text:p>11/04/14</text:p>
          </table:table-cell>
          <table:table-cell table:style-name="ce355" office:value-type="string" calcext:value-type="string">
            <text:p>La réinsertion par le tri</text:p>
          </table:table-cell>
          <table:table-cell table:style-name="ce355" office:value-type="string" calcext:value-type="string">
            <text:p>Reintegration by sorting</text:p>
          </table:table-cell>
          <table:table-cell table:style-name="ce355"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355"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426" office:value-type="string" calcext:value-type="string">
            <text:p>stco_reemploi35,stco_reemploi51</text:p>
          </table:table-cell>
          <table:table-cell/>
          <table:table-cell table:style-name="ce410"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426" office:value-type="string" calcext:value-type="string">
            <text:p>fac_coucheBebe</text:p>
          </table:table-cell>
          <table:table-cell table:style-name="ce355" office:value-type="string" calcext:value-type="string">
            <text:p>dechet</text:p>
          </table:table-cell>
          <table:table-cell table:style-name="ce434" office:value-type="string" calcext:value-type="string">
            <text:p>Chris-ren</text:p>
          </table:table-cell>
          <table:table-cell table:style-name="ce441" office:value-type="date" office:date-value="2014-12-10" calcext:value-type="date">
            <text:p>10/12/14</text:p>
          </table:table-cell>
          <table:table-cell table:style-name="ce355" office:value-type="string" calcext:value-type="string">
            <text:p>Couches lavables oui mais les couches imperméables</text:p>
          </table:table-cell>
          <table:table-cell table:style-name="ce355" office:value-type="string" calcext:value-type="string">
            <text:p>Cloth diapers yes but impermeable layers</text:p>
          </table:table-cell>
          <table:table-cell table:style-name="ce355"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355" office:value-type="string" calcext:value-type="string">
            <text:p>Among some cloth diapers are really better (eg model 'Bum Genius') because they are waterproof. The people who told me they had stopped all cottons old layers.</text:p>
          </table:table-cell>
          <table:table-cell table:style-name="ce426" office:value-type="string" calcext:value-type="string">
            <text:p>dec_coucheBebe</text:p>
          </table:table-cell>
          <table:table-cell/>
          <table:table-cell table:style-name="ce410"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355" office:value-type="string" calcext:value-type="string">
            <text:p>faq_cons_coupant</text:p>
          </table:table-cell>
          <table:table-cell table:style-name="ce355" office:value-type="string" calcext:value-type="string">
            <text:p>appli</text:p>
          </table:table-cell>
          <table:table-cell table:style-name="ce355" office:value-type="string" calcext:value-type="string">
            <text:p>Chris-ren</text:p>
          </table:table-cell>
          <table:table-cell table:style-name="ce441" office:value-type="date" office:date-value="2013-04-12" calcext:value-type="date">
            <text:p>12/04/13</text:p>
          </table:table-cell>
          <table:table-cell table:style-name="ce355" office:value-type="string" calcext:value-type="string">
            <text:p>Conseil coupant admis</text:p>
          </table:table-cell>
          <table:table-cell table:style-name="ce355" office:value-type="string" calcext:value-type="string">
            <text:p>Council admitted cutting</text:p>
          </table:table-cell>
          <table:table-cell table:style-name="ce355" office:value-type="string" calcext:value-type="string">
            <text:p>Depuis un an les documentations de Nantes Métropôle signalent que l'on peut mettre les déchets coupants dans les sacs.</text:p>
          </table:table-cell>
          <table:table-cell table:style-name="ce355" office:value-type="string" calcext:value-type="string">
            <text:p>For a year the documentations of Nantes Métropôle report that can be put sharps waste in the bags.</text:p>
          </table:table-cell>
          <table:table-cell table:style-name="ce426" office:value-type="string" calcext:value-type="string">
            <text:p>dec_miroir,dec_porcelaine,dec_poterie,dec_vaisselleVerrePorcelaine,dec_vitre</text:p>
          </table:table-cell>
          <table:table-cell/>
          <table:table-cell table:style-name="ce410"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355" table:number-columns-repeated="9"/>
          <table:table-cell/>
          <table:table-cell table:style-name="ce405"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32"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355" office:value-type="string" calcext:value-type="string">
            <text:p>faq_panneaux_ecotox</text:p>
          </table:table-cell>
          <table:table-cell table:style-name="ce355" office:value-type="string" calcext:value-type="string">
            <text:p>modco</text:p>
          </table:table-cell>
          <table:table-cell table:style-name="ce355" office:value-type="string" calcext:value-type="string">
            <text:p>Chris-ren</text:p>
          </table:table-cell>
          <table:table-cell table:style-name="ce441" office:value-type="date" office:date-value="2013-01-01" calcext:value-type="date">
            <text:p>01/01/13</text:p>
          </table:table-cell>
          <table:table-cell table:style-name="ce355" office:value-type="string" calcext:value-type="string">
            <text:p>Panneaux Écotox / site Internet pas à jour</text:p>
          </table:table-cell>
          <table:table-cell table:style-name="ce355"/>
          <table:table-cell table:style-name="ce355"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355" table:number-columns-repeated="2"/>
          <table:table-cell/>
          <table:table-cell table:style-name="ce410"/>
          <table:table-cell table:number-columns-repeated="4" office:value-type="string" calcext:value-type="string">
            <text:p><text:s/></text:p>
          </table:table-cell>
          <table:table-cell table:number-columns-repeated="248"/>
        </table:table-row>
        <table:table-row table:style-name="ro2">
          <table:table-cell table:style-name="ce355" office:value-type="string" calcext:value-type="string">
            <text:p>faq_ecotox</text:p>
          </table:table-cell>
          <table:table-cell table:style-name="ce355" office:value-type="string" calcext:value-type="string">
            <text:p>modco</text:p>
          </table:table-cell>
          <table:table-cell table:style-name="ce355" office:value-type="string" calcext:value-type="string">
            <text:p>Chris-ren</text:p>
          </table:table-cell>
          <table:table-cell table:style-name="ce441" office:value-type="date" office:date-value="2013-01-01" calcext:value-type="date">
            <text:p>01/01/13</text:p>
          </table:table-cell>
          <table:table-cell table:style-name="ce355" office:value-type="string" calcext:value-type="string">
            <text:p>Usage Écotox</text:p>
          </table:table-cell>
          <table:table-cell table:style-name="ce355"/>
          <table:table-cell table:style-name="ce355"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355" table:number-columns-repeated="2"/>
          <table:table-cell/>
          <table:table-cell table:style-name="ce410"/>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40"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office:forms form:automatic-focus="false" form:apply-design-mode="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number-columns-repeated="4" table:default-cell-style-name="Default"/>
        <table:table-column table:style-name="co93" table:default-cell-style-name="Default"/>
        <table:table-column table:style-name="co94" table:default-cell-style-name="Default"/>
        <table:table-column table:style-name="co95" table:number-columns-repeated="2"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73" table:number-columns-repeated="3" table:default-cell-style-name="Default"/>
        <table:table-column table:style-name="co40" table:number-columns-repeated="233" table:default-cell-style-name="Default"/>
        <table:table-row table:style-name="ro13">
          <table:table-cell table:style-name="ce258"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307" office:value-type="string" calcext:value-type="string">
            <text:p>_GETHASHDATAS("_hashFichesDatas"; ROW(Fiches.A5); ROW(Fiches.A37); "Fiches"; COLUMN(Fiches.A5); COLUMN(Fiches.I5); COLUMN(Fiches.J5))</text:p>
          </table:table-cell>
          <table:table-cell table:number-columns-repeated="243"/>
        </table:table-row>
        <table:table-row table:style-name="ro13">
          <table:table-cell table:style-name="ce259"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13">
          <table:table-cell table:style-name="ce383" table:number-columns-repeated="11"/>
          <table:table-cell table:number-columns-repeated="254"/>
        </table:table-row>
        <table:table-row table:style-name="ro13">
          <table:table-cell table:style-name="ce341" office:value-type="string" calcext:value-type="string">
            <text:p>_Code</text:p>
          </table:table-cell>
          <table:table-cell table:style-name="ce341" office:value-type="string" calcext:value-type="string">
            <text:p>_Nom</text:p>
          </table:table-cell>
          <table:table-cell table:style-name="ce341" office:value-type="string" calcext:value-type="string">
            <text:p>Nom en</text:p>
          </table:table-cell>
          <table:table-cell table:style-name="ce341" office:value-type="string" calcext:value-type="string">
            <text:p>Type</text:p>
          </table:table-cell>
          <table:table-cell table:style-name="ce341" office:value-type="string" calcext:value-type="string">
            <text:p>Type_en</text:p>
          </table:table-cell>
          <table:table-cell table:style-name="ce347" office:value-type="string" calcext:value-type="string">
            <text:p>_Description</text:p>
          </table:table-cell>
          <table:table-cell table:style-name="ce347" office:value-type="string" calcext:value-type="string">
            <text:p>Description en</text:p>
          </table:table-cell>
          <table:table-cell table:style-name="ce360" office:value-type="string" calcext:value-type="string">
            <text:p>_Image</text:p>
          </table:table-cell>
          <table:table-cell table:style-name="ce360" office:value-type="string" calcext:value-type="string">
            <text:p>Mots clés</text:p>
          </table:table-cell>
          <table:table-cell table:style-name="ce360" office:value-type="string" calcext:value-type="string">
            <text:p>Mots clés en</text:p>
          </table:table-cell>
          <table:table-cell table:style-name="ce360" office:value-type="string" calcext:value-type="string">
            <text:p>URL</text:p>
          </table:table-cell>
          <table:table-cell table:style-name="ce69" office:value-type="string" calcext:value-type="string">
            <text:p>_Bouton</text:p>
          </table:table-cell>
          <table:table-cell table:style-name="ce69" office:value-type="string" calcext:value-type="string">
            <text:p>Source</text:p>
          </table:table-cell>
          <table:table-cell table:style-name="ce69" office:value-type="string" calcext:value-type="string">
            <text:p>Catégorie</text:p>
          </table:table-cell>
          <table:table-cell table:style-name="ce69" office:value-type="string" calcext:value-type="string">
            <text:p>Images</text:p>
          </table:table-cell>
          <table:table-cell table:number-columns-repeated="3"/>
          <table:table-cell table:style-name="ce404" office:value-type="string" calcext:value-type="string">
            <text:p><text:span text:style-name="T2">var</text:span><text:span text:style-name="T3"> _infosDatas = [</text:span></text:p>
          </table:table-cell>
          <table:table-cell table:style-name="ce440"/>
          <table:table-cell table:number-columns-repeated="245"/>
        </table:table-row>
        <table:table-row table:style-name="ro13">
          <table:table-cell office:value-type="string" calcext:value-type="string">
            <text:p>fiche_aremacs</text:p>
          </table:table-cell>
          <table:table-cell office:value-type="string" calcext:value-type="string">
            <text:p>Aremacs</text:p>
          </table:table-cell>
          <table:table-cell table:style-name="ce348" office:value-type="string" calcext:value-type="string">
            <text:p>Aremacs</text:p>
          </table:table-cell>
          <table:table-cell table:style-name="ce348" table:number-columns-repeated="2"/>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53" office:value-type="string" calcext:value-type="string">
            <text:p>nantes/aremacs_mini.png</text:p>
          </table:table-cell>
          <table:table-cell table:style-name="ce35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305" table:formula="of:=JSONFICHE([.A5];[.B5];[.C5];[.D5];[.E5];[.F5];[.G5];[.H5];[.I5];[.J5];[.K5];[.L5];[.M5];[.N5];[.O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bacjaune</text:p>
          </table:table-cell>
          <table:table-cell table:style-name="ce355" office:value-type="string" calcext:value-type="string">
            <text:p>Bacs jaunes et bleus</text:p>
          </table:table-cell>
          <table:table-cell table:style-name="ce348" office:value-type="string" calcext:value-type="string">
            <text:p>Yellow and blue bins</text:p>
          </table:table-cell>
          <table:table-cell table:style-name="ce348" table:number-columns-repeated="2"/>
          <table:table-cell table:style-name="ce291"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291"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53" office:value-type="string" calcext:value-type="string">
            <text:p>nantes/bacs_jaune_et_bleu.png</text:p>
          </table:table-cell>
          <table:table-cell table:style-name="ce353" office:value-type="string" calcext:value-type="string">
            <text:p>bacs,jaunes,bleus</text:p>
          </table:table-cell>
          <table:table-cell table:style-name="ce348" office:value-type="string" calcext:value-type="string">
            <text:p>bins,yellow,blue</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6];[.B6];[.C6];[.D6];[.E6];[.F6];[.G6];[.H6];[.I6];[.J6];[.K6];[.L6];[.M6];[.N6];[.O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bouchon_amour</text:p>
          </table:table-cell>
          <table:table-cell table:style-name="ce341" office:value-type="string" calcext:value-type="string">
            <text:p>Bouchons d'amour</text:p>
          </table:table-cell>
          <table:table-cell table:style-name="ce414" office:value-type="string" calcext:value-type="string">
            <text:p>Bouchons d'amour</text:p>
          </table:table-cell>
          <table:table-cell table:style-name="ce414" table:number-columns-repeated="2"/>
          <table:table-cell table:style-name="ce292"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292"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41" office:value-type="string" calcext:value-type="string">
            <text:p>bouchon_plastique_mini.png</text:p>
          </table:table-cell>
          <table:table-cell table:style-name="ce341" office:value-type="string" calcext:value-type="string">
            <text:p>bouchons,amour</text:p>
          </table:table-cell>
          <table:table-cell table:style-name="ce348" office:value-type="string" calcext:value-type="string">
            <text:p>caps,love</text:p>
          </table:table-cell>
          <table:table-cell table:style-name="ce348" office:value-type="string" calcext:value-type="string">
            <text:p>http://www.bouchonsdamour.com/les-bons-bouchons</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7];[.B7];[.C7];[.D7];[.E7];[.F7];[.G7];[.H7];[.I7];[.J7];[.K7];[.L7];[.M7];[.N7];[.O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40" office:value-type="string" calcext:value-type="string">
            <text:p><text:s/></text:p>
          </table:table-cell>
          <table:table-cell table:number-columns-repeated="245"/>
        </table:table-row>
        <table:table-row table:style-name="ro13">
          <table:table-cell table:style-name="ce353" office:value-type="string" calcext:value-type="string">
            <text:p>fiche_encombrant</text:p>
          </table:table-cell>
          <table:table-cell table:style-name="ce353" office:value-type="string" calcext:value-type="string">
            <text:p>Collecte des encombrants</text:p>
          </table:table-cell>
          <table:table-cell table:style-name="ce348" office:value-type="string" calcext:value-type="string">
            <text:p>Collection of bulky</text:p>
          </table:table-cell>
          <table:table-cell table:style-name="ce348" table:number-columns-repeated="2"/>
          <table:table-cell table:style-name="ce293"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293"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53" office:value-type="string" calcext:value-type="string">
            <text:p>nantes/encombrant_mini.png</text:p>
          </table:table-cell>
          <table:table-cell table:style-name="ce353" office:value-type="string" calcext:value-type="string">
            <text:p>collecte,encombrant</text:p>
          </table:table-cell>
          <table:table-cell table:style-name="ce348" office:value-type="string" calcext:value-type="string">
            <text:p>collection,bulky</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8];[.B8];[.C8];[.D8];[.E8];[.F8];[.G8];[.H8];[.I8];[.J8];[.K8];[.L8];[.M8];[.N8];[.O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3" office:value-type="string" calcext:value-type="string">
            <text:p>fiche_compostage</text:p>
          </table:table-cell>
          <table:table-cell table:style-name="ce353" office:value-type="string" calcext:value-type="string">
            <text:p>Compostage</text:p>
          </table:table-cell>
          <table:table-cell table:style-name="ce348" office:value-type="string" calcext:value-type="string">
            <text:p>Composting</text:p>
          </table:table-cell>
          <table:table-cell table:style-name="ce348" table:number-columns-repeated="2"/>
          <table:table-cell table:style-name="ce34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34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53" office:value-type="string" calcext:value-type="string">
            <text:p>composteur_mini.png</text:p>
          </table:table-cell>
          <table:table-cell table:style-name="ce353" office:value-type="string" calcext:value-type="string">
            <text:p>compostage</text:p>
          </table:table-cell>
          <table:table-cell table:style-name="ce348" office:value-type="string" calcext:value-type="string">
            <text:p>compostri</text:p>
          </table:table-cell>
          <table:table-cell table:style-name="ce348" office:value-type="string" calcext:value-type="string">
            <text:p><text:a xlink:href="https://www.ekopedia.fr/wiki/Compost" xlink:type="simple">https://www.ekopedia.fr/wiki/Compost</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9];[.B9];[.C9];[.D9];[.E9];[.F9];[.G9];[.H9];[.I9];[.J9];[.K9];[.L9];[.M9];[.N9];[.O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40" office:value-type="string" calcext:value-type="string">
            <text:p><text:s/></text:p>
          </table:table-cell>
          <table:table-cell table:number-columns-repeated="245"/>
        </table:table-row>
        <table:table-row table:style-name="ro13">
          <table:table-cell office:value-type="string" calcext:value-type="string">
            <text:p>fiche_compostri</text:p>
          </table:table-cell>
          <table:table-cell office:value-type="string" calcext:value-type="string">
            <text:p>Compostri</text:p>
          </table:table-cell>
          <table:table-cell table:style-name="ce348" office:value-type="string" calcext:value-type="string">
            <text:p>Compostri</text:p>
          </table:table-cell>
          <table:table-cell table:style-name="ce348" table:number-columns-repeated="2"/>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text:a xlink:href="mailto:contact@compostri.fr" xlink:type="simple">contact@compostri.fr</text:a></text:p>
          </table:table-cell>
          <table:table-cell table:style-name="ce353" office:value-type="string" calcext:value-type="string">
            <text:p>nantes/logo_compostri_mini.png</text:p>
          </table:table-cell>
          <table:table-cell table:style-name="ce353" office:value-type="string" calcext:value-type="string">
            <text:p>compostri</text:p>
          </table:table-cell>
          <table:table-cell table:style-name="ce348" office:value-type="string" calcext:value-type="string">
            <text:p>container,packaging,newspaper,magazine</text:p>
          </table:table-cell>
          <table:table-cell table:style-name="ce348" office:value-type="string" calcext:value-type="string">
            <text:p>http://www.compostri.fr</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305" table:formula="of:=JSONFICHE([.A10];[.B10];[.C10];[.D10];[.E10];[.F10];[.G10];[.H10];[.I10];[.J10];[.K10];[.L10];[.M10];[.N10];[.O10])" office:value-type="string" office:string-value="   {&#10;      &quot;code&quot;:&quot;fiche_compostri&quot;,&#10;      &quot;nom&quot;:&quot;Compostri&quot;,&#10;      &quot;nom_en&quot;:&quot;Compostri&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quot;,&#10;      &quot;descr_en&quot;:&quot;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Mieux trier à Nantes&quot;,&#10;      &quot;urls&quot;:&quot;http://www.compostri.fr&quot;&#10;   }," calcext:value-type="string">
            <text:p>   {</text:p>
            <text:p>      "code":"fiche_compostri",</text:p>
            <text:p>      "nom":"Compostri",</text:p>
            <text:p>      "nom_en":"Compostri",</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text:p>
            <text:p>      "descr_en":"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Mieux trier à Nantes",</text:p>
            <text:p>      "urls":"http://www.compostri.fr"</text:p>
            <text:p>   },</text:p>
          </table:table-cell>
          <table:table-cell table:style-name="ce440"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13">
          <table:table-cell table:style-name="ce355" office:value-type="string" calcext:value-type="string">
            <text:p>fiche_contembjournmag</text:p>
          </table:table-cell>
          <table:table-cell table:style-name="ce355" office:value-type="string" calcext:value-type="string">
            <text:p>Cont. embal. journ. mag.</text:p>
          </table:table-cell>
          <table:table-cell table:style-name="ce348" office:value-type="string" calcext:value-type="string">
            <text:p>Cont. embal. journ. Mag.</text:p>
          </table:table-cell>
          <table:table-cell table:style-name="ce348" table:number-columns-repeated="2"/>
          <table:table-cell table:style-name="ce355"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355"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53" office:value-type="string" calcext:value-type="string">
            <text:p>conteneur_emballages_journaux_magazines_mini.png</text:p>
          </table:table-cell>
          <table:table-cell table:style-name="ce353" office:value-type="string" calcext:value-type="string">
            <text:p>conteneur,emballage,journal,magasine</text:p>
          </table:table-cell>
          <table:table-cell table:style-name="ce348" office:value-type="string" calcext:value-type="string">
            <text:p>containers,clothing</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11];[.B11];[.C11];[.D11];[.E11];[.F11];[.G11];[.H11];[.I11];[.J11];[.K11];[.L11];[.M11];[.N11];[.O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3" office:value-type="string" calcext:value-type="string">
            <text:p>fiche_contvet</text:p>
          </table:table-cell>
          <table:table-cell table:style-name="ce353" office:value-type="string" calcext:value-type="string">
            <text:p>Conteneurs vêtements</text:p>
          </table:table-cell>
          <table:table-cell table:style-name="ce348" office:value-type="string" calcext:value-type="string">
            <text:p>Containers clothing</text:p>
          </table:table-cell>
          <table:table-cell table:style-name="ce348" table:number-columns-repeated="2"/>
          <table:table-cell table:style-name="ce34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34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53" office:value-type="string" calcext:value-type="string">
            <text:p>conteneur_lerelais_mini.png</text:p>
          </table:table-cell>
          <table:table-cell table:style-name="ce353" office:value-type="string" calcext:value-type="string">
            <text:p>conteneurs,vêtements</text:p>
          </table:table-cell>
          <table:table-cell table:number-columns-repeated="2"/>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text:p>
          </table:table-cell>
          <table:table-cell table:style-name="ce69"/>
          <table:table-cell table:number-columns-repeated="3"/>
          <table:table-cell table:style-name="ce305" table:formula="of:=JSONFICHE([.A12];[.B12];[.C12];[.D12];[.E12];[.F12];[.G12];[.H12];[.I12];[.J12];[.K12];[.L12];[.M12];[.N12];[.O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quot;,&#10;      &quot;source&quot;:&quot;Mieux trier à Nantes&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3" office:value-type="string" calcext:value-type="string">
            <text:p>fiche_coucheslavables</text:p>
          </table:table-cell>
          <table:table-cell table:style-name="ce353" office:value-type="string" calcext:value-type="string">
            <text:p>Couches lavables</text:p>
          </table:table-cell>
          <table:table-cell table:style-name="ce348" office:value-type="string" calcext:value-type="string">
            <text:p>Cloth diapers</text:p>
          </table:table-cell>
          <table:table-cell table:style-name="ce348" table:number-columns-repeated="2"/>
          <table:table-cell table:style-name="ce34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34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53" office:value-type="string" calcext:value-type="string">
            <text:p>couches_lavables_1.png</text:p>
          </table:table-cell>
          <table:table-cell table:style-name="ce35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text:p>
          </table:table-cell>
          <table:table-cell table:style-name="ce69"/>
          <table:table-cell table:number-columns-repeated="3"/>
          <table:table-cell table:style-name="ce305" table:formula="of:=JSONFICHE([.A13];[.B13];[.C13];[.D13];[.E13];[.F13];[.G13];[.H13];[.I13];[.J13];[.K13];[.L13];[.M13];[.N13];[.O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text:p>
            <text:p>      "source":"Mieux trier à Nantes",</text:p>
            <text:p>      "urls":"https://mieuxtrieranantes.wordpress.com/2014/12/22/arbalange-service-couches-lavabl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contpapiercarton</text:p>
          </table:table-cell>
          <table:table-cell table:style-name="ce355" office:value-type="string" calcext:value-type="string">
            <text:p>Conteneur papier carton</text:p>
          </table:table-cell>
          <table:table-cell table:style-name="ce348" office:value-type="string" calcext:value-type="string">
            <text:p>Paper cardboard container</text:p>
          </table:table-cell>
          <table:table-cell table:style-name="ce348" table:number-columns-repeated="2"/>
          <table:table-cell table:style-name="ce355"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355"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53" office:value-type="string" calcext:value-type="string">
            <text:p>conteneur_carton_mini.png</text:p>
          </table:table-cell>
          <table:table-cell table:style-name="ce353" office:value-type="string" calcext:value-type="string">
            <text:p>conteneur,papier,carton</text:p>
          </table:table-cell>
          <table:table-cell table:style-name="ce348" office:value-type="string" calcext:value-type="string">
            <text:p>container,paper,cardboard</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14];[.B14];[.C14];[.D14];[.E14];[.F14];[.G14];[.H14];[.I14];[.J14];[.K14];[.L14];[.M14];[.N14];[.O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contmpb</text:p>
          </table:table-cell>
          <table:table-cell table:style-name="ce355" office:value-type="string" calcext:value-type="string">
            <text:p>Conteneur plastique</text:p>
          </table:table-cell>
          <table:table-cell table:style-name="ce348" office:value-type="string" calcext:value-type="string">
            <text:p>Plastic container</text:p>
          </table:table-cell>
          <table:table-cell table:style-name="ce348" table:number-columns-repeated="2"/>
          <table:table-cell table:style-name="ce421"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21"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53" office:value-type="string" calcext:value-type="string">
            <text:p>conteneur_plastique_mini.png</text:p>
          </table:table-cell>
          <table:table-cell table:style-name="ce353" office:value-type="string" calcext:value-type="string">
            <text:p>conteneur,plastique</text:p>
          </table:table-cell>
          <table:table-cell table:style-name="ce348" office:value-type="string" calcext:value-type="string">
            <text:p>container,plastic</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15];[.B15];[.C15];[.D15];[.E15];[.F15];[.G15];[.H15];[.I15];[.J15];[.K15];[.L15];[.M15];[.N15];[.O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contverre</text:p>
          </table:table-cell>
          <table:table-cell table:style-name="ce355" office:value-type="string" calcext:value-type="string">
            <text:p>Conteneur verre</text:p>
          </table:table-cell>
          <table:table-cell table:style-name="ce348" office:value-type="string" calcext:value-type="string">
            <text:p>Glass container</text:p>
          </table:table-cell>
          <table:table-cell table:style-name="ce348" table:number-columns-repeated="2"/>
          <table:table-cell table:style-name="ce355"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355"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53" office:value-type="string" calcext:value-type="string">
            <text:p>conteneur_verre_mini.png</text:p>
          </table:table-cell>
          <table:table-cell table:style-name="ce353" office:value-type="string" calcext:value-type="string">
            <text:p>conteneur,verre</text:p>
          </table:table-cell>
          <table:table-cell table:style-name="ce348" office:value-type="string" calcext:value-type="string">
            <text:p>container,glass</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16];[.B16];[.C16];[.D16];[.E16];[.F16];[.G16];[.H16];[.I16];[.J16];[.K16];[.L16];[.M16];[.N16];[.O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ecopoint</text:p>
          </table:table-cell>
          <table:table-cell table:style-name="ce355" office:value-type="string" calcext:value-type="string">
            <text:p>Déchèteries / écopoint</text:p>
          </table:table-cell>
          <table:table-cell table:style-name="ce348" office:value-type="string" calcext:value-type="string">
            <text:p>Déchèteries / écopoint</text:p>
          </table:table-cell>
          <table:table-cell table:style-name="ce348" table:number-columns-repeated="2"/>
          <table:table-cell table:style-name="ce355"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355"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355" office:value-type="string" calcext:value-type="string">
            <text:p>nantes/ecopoint_viarme_mini.png</text:p>
          </table:table-cell>
          <table:table-cell table:style-name="ce355" office:value-type="string" calcext:value-type="string">
            <text:p>déchèteries,écopoint</text:p>
          </table:table-cell>
          <table:table-cell table:style-name="ce348" office:value-type="string" calcext:value-type="string">
            <text:p>déchèteries,ecopoint</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17];[.B17];[.C17];[.D17];[.E17];[.F17];[.G17];[.H17];[.I17];[.J17];[.K17];[.L17];[.M17];[.N17];[.O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414" office:value-type="string" calcext:value-type="string">
            <text:p>fiche_ecoparticipation</text:p>
          </table:table-cell>
          <table:table-cell table:style-name="ce341" office:value-type="string" calcext:value-type="string">
            <text:p>Eco-participation</text:p>
          </table:table-cell>
          <table:table-cell table:style-name="ce348" office:value-type="string" calcext:value-type="string">
            <text:p>Green tax</text:p>
          </table:table-cell>
          <table:table-cell table:style-name="ce348" table:number-columns-repeated="2"/>
          <table:table-cell table:style-name="ce34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4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41" office:value-type="string" calcext:value-type="string">
            <text:p>ticket_caisse_ecoparticipation_mini.png</text:p>
          </table:table-cell>
          <table:table-cell table:style-name="ce341" office:value-type="string" calcext:value-type="string">
            <text:p>Eco-participation,taxe</text:p>
          </table:table-cell>
          <table:table-cell table:style-name="ce348" office:value-type="string" calcext:value-type="string">
            <text:p>greentax</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18];[.B18];[.C18];[.D18];[.E18];[.F18];[.G18];[.H18];[.I18];[.J18];[.K18];[.L18];[.M18];[.N18];[.O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poubelle</text:p>
          </table:table-cell>
          <table:table-cell table:number-columns-repeated="2" table:style-name="ce341" office:value-type="string" calcext:value-type="string">
            <text:p>Eugène Poubelle</text:p>
          </table:table-cell>
          <table:table-cell table:style-name="ce341" table:number-columns-repeated="2"/>
          <table:table-cell table:style-name="ce34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34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300" office:value-type="string" calcext:value-type="string">
            <text:p>images_externes_libres/portrait_eugene_poubelle_mini.png</text:p>
          </table:table-cell>
          <table:table-cell table:number-columns-repeated="2" table:style-name="ce300" office:value-type="string" calcext:value-type="string">
            <text:p>eugène,poubelle</text:p>
          </table:table-cell>
          <table:table-cell table:style-name="ce300" office:value-type="string" calcext:value-type="string">
            <text:p>http://fr.wikipedia.org/wiki/Eug%C3%A8ne_Poubelle</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19];[.B19];[.C19];[.D19];[.E19];[.F19];[.G19];[.H19];[.I19];[.J19];[.K19];[.L19];[.M19];[.N19];[.O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logos</text:p>
          </table:table-cell>
          <table:table-cell table:style-name="ce341" office:value-type="string" calcext:value-type="string">
            <text:p>Logos utilisés</text:p>
          </table:table-cell>
          <table:table-cell table:style-name="ce348" office:value-type="string" calcext:value-type="string">
            <text:p>Logos used</text:p>
          </table:table-cell>
          <table:table-cell table:style-name="ce348" table:number-columns-repeated="2"/>
          <table:table-cell table:style-name="ce294"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294"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301" office:value-type="string" calcext:value-type="string">
            <text:p><text:span text:style-name="T6">images_non_libres/</text:span><text:span text:style-name="T7">logo_contribution_mini.png</text:span></text:p>
          </table:table-cell>
          <table:table-cell table:style-name="ce301" office:value-type="string" calcext:value-type="string">
            <text:p>logo,eco-emballage,adelphe,cyclamed,pet,pehd,peld,pp,pse,triman</text:p>
          </table:table-cell>
          <table:table-cell table:style-name="ce348" office:value-type="string" calcext:value-type="string">
            <text:p>logo,eco-emballage,adelphe,cyclamed,pet,pehd,peld,pp,pse,triman</text:p>
          </table:table-cell>
          <table:table-cell table:style-name="ce348" office:value-type="string" calcext:value-type="string">
            <text:p>http://www.lemballageecologique.com/actualites/symboles-logos-recyclage-emballages-plastiques</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20];[.B20];[.C20];[.D20];[.E20];[.F20];[.G20];[.H20];[.I20];[.J20];[.K20];[.L20];[.M20];[.N20];[.O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lombricompost</text:p>
          </table:table-cell>
          <table:table-cell table:style-name="ce341" office:value-type="string" calcext:value-type="string">
            <text:p>Lombricompost</text:p>
          </table:table-cell>
          <table:table-cell table:style-name="ce348" office:value-type="string" calcext:value-type="string">
            <text:p>Vermicompost</text:p>
          </table:table-cell>
          <table:table-cell table:style-name="ce348" table:number-columns-repeated="2"/>
          <table:table-cell table:style-name="ce295"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294"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41" office:value-type="string" calcext:value-type="string">
            <text:p>compost_mini.png</text:p>
          </table:table-cell>
          <table:table-cell table:style-name="ce341" office:value-type="string" calcext:value-type="string">
            <text:p>lombricompost</text:p>
          </table:table-cell>
          <table:table-cell table:style-name="ce348" office:value-type="string" calcext:value-type="string">
            <text:p>vermicompost</text:p>
          </table:table-cell>
          <table:table-cell table:style-name="ce294" office:value-type="string" calcext:value-type="string">
            <text:p><text:span text:style-name="T9"><text:a xlink:href="http://fr.ekopedia.org/Lombricompostage" xlink:type="simple">http://fr.ekopedia.org/Lombricompostage</text:a></text:span></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21];[.B21];[.C21];[.D21];[.E21];[.F21];[.G21];[.H21];[.I21];[.J21];[.K21];[.L21];[.M21];[.N21];[.O21])" office:value-type="string" office:string-value="   {&#10;      &quot;code&quot;:&quot;fiche_lombricompost&quot;,&#10;      &quot;nom&quot;:&quot;Lombricompost&quot;,&#10;      &quot;nom_en&quot;:&quot;Vermicompost&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mieuxtrierannantes</text:p>
          </table:table-cell>
          <table:table-cell table:number-columns-repeated="2" table:style-name="ce341" office:value-type="string" calcext:value-type="string">
            <text:p>Mieux trier à Nantes</text:p>
          </table:table-cell>
          <table:table-cell table:style-name="ce341" table:number-columns-repeated="2"/>
          <table:table-cell table:style-name="ce294"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294"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39" office:value-type="string" calcext:value-type="string">
            <text:p>nantes/logo_mieuxtrieranantes.png</text:p>
          </table:table-cell>
          <table:table-cell table:style-name="ce341" office:value-type="string" calcext:value-type="string">
            <text:p>mieux,trier,nantes</text:p>
          </table:table-cell>
          <table:table-cell table:style-name="ce303" office:value-type="string" calcext:value-type="string">
            <text:p>mieux,trier,nantes</text:p>
          </table:table-cell>
          <table:table-cell table:style-name="ce303"/>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305" table:formula="of:=JSONFICHE([.A22];[.B22];[.C22];[.D22];[.E22];[.F22];[.G22];[.H22];[.I22];[.J22];[.K22];[.L22];[.M22];[.N22];[.O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source&quot;:&quot;Mieux trier à 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plastik</text:p>
          </table:table-cell>
          <table:table-cell table:number-columns-repeated="2" table:style-name="ce341" office:value-type="string" calcext:value-type="string">
            <text:p>PP Plastic Pickup</text:p>
          </table:table-cell>
          <table:table-cell table:style-name="ce341" table:number-columns-repeated="2"/>
          <table:table-cell table:style-name="ce294"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294"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39" office:value-type="string" calcext:value-type="string">
            <text:p><text:span text:style-name="T8">nantes/</text:span>logo_plasticpickup.png</text:p>
          </table:table-cell>
          <table:table-cell table:style-name="ce341" office:value-type="string" calcext:value-type="string">
            <text:p>plastique,pp,plastic,pickup,oceane,reze</text:p>
          </table:table-cell>
          <table:table-cell table:style-name="ce341" office:value-type="string" calcext:value-type="string">
            <text:p>pp,plastic,pickup,oceane,reze</text:p>
          </table:table-cell>
          <table:table-cell table:style-name="ce341" office:value-type="string" calcext:value-type="string">
            <text:p><text:a xlink:href="http://www.plastiques.eu/" xlink:type="simple">http://www.plastiques.eu</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305" table:formula="of:=JSONFICHE([.A23];[.B23];[.C23];[.D23];[.E23];[.F23];[.G23];[.H23];[.I23];[.J23];[.K23];[.L23];[.M23];[.N23];[.O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plus2vers</text:p>
          </table:table-cell>
          <table:table-cell table:style-name="ce341" office:value-type="string" calcext:value-type="string">
            <text:p>Plus2vers - échange de lombrics</text:p>
          </table:table-cell>
          <table:table-cell table:style-name="ce348" office:value-type="string" calcext:value-type="string">
            <text:p>Plus2vers - exchange of earthworms</text:p>
          </table:table-cell>
          <table:table-cell table:style-name="ce348" table:number-columns-repeated="2"/>
          <table:table-cell table:style-name="ce294"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294"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39" office:value-type="string" calcext:value-type="string">
            <text:p>nantes/logo_plus2vers.png</text:p>
          </table:table-cell>
          <table:table-cell table:style-name="ce341" office:value-type="string" calcext:value-type="string">
            <text:p>plus2vers,échange,lombrics</text:p>
          </table:table-cell>
          <table:table-cell table:style-name="ce348" office:value-type="string" calcext:value-type="string">
            <text:p>plus2vers,exchange,,earthworms</text:p>
          </table:table-cell>
          <table:table-cell table:style-name="ce348" office:value-type="string" calcext:value-type="string">
            <text:p>http://plus2vers.fr</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305" table:formula="of:=JSONFICHE([.A24];[.B24];[.C24];[.D24];[.E24];[.F24];[.G24];[.H24];[.I24];[.J24];[.K24];[.L24];[.M24];[.N24];[.O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quot;categorie&quot;:&quot;initiative_locale&quot;,&#10;      &quot;source&quot;:&quot;Mieux trier à Nantes&quot;,&#10;      &quot;urls&quot;:&quot;http://plus2vers.fr&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categorie":"initiative_locale",</text:p>
            <text:p>      "source":"Mieux trier à Nantes",</text:p>
            <text:p>      "urls":"http://plus2vers.fr"</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medicament</text:p>
          </table:table-cell>
          <table:table-cell table:style-name="ce341" office:value-type="string" calcext:value-type="string">
            <text:p>Récupération médicaments</text:p>
          </table:table-cell>
          <table:table-cell table:style-name="ce348" office:value-type="string" calcext:value-type="string">
            <text:p>Drugs recovery</text:p>
          </table:table-cell>
          <table:table-cell table:style-name="ce348" table:number-columns-repeated="2"/>
          <table:table-cell table:style-name="ce34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4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39" office:value-type="string" calcext:value-type="string">
            <text:p>medicaments_mini.png</text:p>
          </table:table-cell>
          <table:table-cell table:style-name="ce341" office:value-type="string" calcext:value-type="string">
            <text:p>récupération,médicaments</text:p>
          </table:table-cell>
          <table:table-cell table:style-name="ce348" office:value-type="string" calcext:value-type="string">
            <text:p>recovery,medicine</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25];[.B25];[.C25];[.D25];[.E25];[.F25];[.G25];[.H25];[.I25];[.J25];[.K25];[.L25];[.M25];[.N25];[.O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plusieurstrisac</text:p>
          </table:table-cell>
          <table:table-cell table:style-name="ce355" office:value-type="string" calcext:value-type="string">
            <text:p>Récupérer sacs jaunes et bleus</text:p>
          </table:table-cell>
          <table:table-cell table:style-name="ce348" office:value-type="string" calcext:value-type="string">
            <text:p>Collect yellow and blue bags</text:p>
          </table:table-cell>
          <table:table-cell table:style-name="ce348" table:number-columns-repeated="2"/>
          <table:table-cell table:style-name="ce296"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296"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39" office:value-type="string" calcext:value-type="string">
            <text:p>distributeur_trisac_mini.png</text:p>
          </table:table-cell>
          <table:table-cell table:style-name="ce353" office:value-type="string" calcext:value-type="string">
            <text:p>récupérer,sacs,jaunes,bleus</text:p>
          </table:table-cell>
          <table:table-cell table:style-name="ce348" office:value-type="string" calcext:value-type="string">
            <text:p>getbags,yellow,andblue</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26];[.B26];[.C26];[.D26];[.E26];[.F26];[.G26];[.H26];[.I26];[.J26];[.K26];[.L26];[.M26];[.N26];[.O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acier</text:p>
          </table:table-cell>
          <table:table-cell table:style-name="ce341" office:value-type="string" calcext:value-type="string">
            <text:p>Recyclage acier</text:p>
          </table:table-cell>
          <table:table-cell table:style-name="ce348" office:value-type="string" calcext:value-type="string">
            <text:p>Steel recycling</text:p>
          </table:table-cell>
          <table:table-cell table:style-name="ce348" table:number-columns-repeated="2"/>
          <table:table-cell table:style-name="ce297"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297"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39" office:value-type="string" calcext:value-type="string">
            <text:p>aerosol_mini.png</text:p>
          </table:table-cell>
          <table:table-cell table:style-name="ce341" office:value-type="string" calcext:value-type="string">
            <text:p>recyclage,acier</text:p>
          </table:table-cell>
          <table:table-cell table:style-name="ce348" office:value-type="string" calcext:value-type="string">
            <text:p>recycling,steel</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27];[.B27];[.C27];[.D27];[.E27];[.F27];[.G27];[.H27];[.I27];[.J27];[.K27];[.L27];[.M27];[.N27];[.O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pet</text:p>
          </table:table-cell>
          <table:table-cell table:style-name="ce341" office:value-type="string" calcext:value-type="string">
            <text:p>Recyclage plastique</text:p>
          </table:table-cell>
          <table:table-cell table:style-name="ce348" office:value-type="string" calcext:value-type="string">
            <text:p>Plastic recycling</text:p>
          </table:table-cell>
          <table:table-cell table:style-name="ce348" table:number-columns-repeated="2"/>
          <table:table-cell table:style-name="ce34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4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41" office:value-type="string" calcext:value-type="string">
            <text:p>bouteille_transparente_mini.png</text:p>
          </table:table-cell>
          <table:table-cell table:style-name="ce341" office:value-type="string" calcext:value-type="string">
            <text:p>recyclage,plastique</text:p>
          </table:table-cell>
          <table:table-cell table:style-name="ce348" office:value-type="string" calcext:value-type="string">
            <text:p>recyclingplastic</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28];[.B28];[.C28];[.D28];[.E28];[.F28];[.G28];[.H28];[.I28];[.J28];[.K28];[.L28];[.M28];[.N28];[.O28])"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tetrapak</text:p>
          </table:table-cell>
          <table:table-cell table:style-name="ce341" office:value-type="string" calcext:value-type="string">
            <text:p>Recyclage Tétrapak</text:p>
          </table:table-cell>
          <table:table-cell table:style-name="ce348" office:value-type="string" calcext:value-type="string">
            <text:p>Tetrapak recycling</text:p>
          </table:table-cell>
          <table:table-cell table:style-name="ce348" table:number-columns-repeated="2"/>
          <table:table-cell table:style-name="ce294"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294"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41" office:value-type="string" calcext:value-type="string">
            <text:p>brique_lait_mini.png</text:p>
          </table:table-cell>
          <table:table-cell table:style-name="ce341" office:value-type="string" calcext:value-type="string">
            <text:p>recyclage,tétrapak,brique</text:p>
          </table:table-cell>
          <table:table-cell table:style-name="ce348" office:value-type="string" calcext:value-type="string">
            <text:p>recycling,tetrapak</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29];[.B29];[.C29];[.D29];[.E29];[.F29];[.G29];[.H29];[.I29];[.J29];[.K29];[.L29];[.M29];[.N29];[.O29])"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verre</text:p>
          </table:table-cell>
          <table:table-cell table:style-name="ce341" office:value-type="string" calcext:value-type="string">
            <text:p>Recyclage verre</text:p>
          </table:table-cell>
          <table:table-cell table:style-name="ce348" office:value-type="string" calcext:value-type="string">
            <text:p>Glass recycling</text:p>
          </table:table-cell>
          <table:table-cell table:style-name="ce348" table:number-columns-repeated="2"/>
          <table:table-cell table:style-name="ce34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4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41" office:value-type="string" calcext:value-type="string">
            <text:p>bocal_verre_mini.png</text:p>
          </table:table-cell>
          <table:table-cell table:style-name="ce341" office:value-type="string" calcext:value-type="string">
            <text:p>recyclage,verre</text:p>
          </table:table-cell>
          <table:table-cell table:style-name="ce348" office:value-type="string" calcext:value-type="string">
            <text:p>recyclingglass</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30];[.B30];[.C30];[.D30];[.E30];[.F30];[.G30];[.H30];[.I30];[.J30];[.K30];[.L30];[.M30];[.N30];[.O30])"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office:value-type="string" calcext:value-type="string">
            <text:p>fiche_velo</text:p>
          </table:table-cell>
          <table:table-cell office:value-type="string" calcext:value-type="string">
            <text:p>Réemploi vélo</text:p>
          </table:table-cell>
          <table:table-cell table:style-name="ce348" office:value-type="string" calcext:value-type="string">
            <text:p>Reuse bike</text:p>
          </table:table-cell>
          <table:table-cell table:style-name="ce348" table:number-columns-repeated="2"/>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353" office:value-type="string" calcext:value-type="string">
            <text:p>veloenfant_mini.png</text:p>
          </table:table-cell>
          <table:table-cell table:style-name="ce353" office:value-type="string" calcext:value-type="string">
            <text:p>réemploi,vélo,transformeurs,atao,place,autour</text:p>
          </table:table-cell>
          <table:table-cell table:style-name="ce348" office:value-type="string" calcext:value-type="string">
            <text:p>reuse,bike,transformeurs,atao,place,autour</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305" table:formula="of:=JSONFICHE([.A31];[.B31];[.C31];[.D31];[.E31];[.F31];[.G31];[.H31];[.I31];[.J31];[.K31];[.L31];[.M31];[.N31];[.O31])"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quot;categorie&quot;:&quot;initiative_locale&quot;,&#10;      &quot;source&quot;:&quot;Mieux trier à Nantes&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categorie":"initiativ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reprise</text:p>
          </table:table-cell>
          <table:table-cell table:style-name="ce355" office:value-type="string" calcext:value-type="string">
            <text:p>Reprise magasins</text:p>
          </table:table-cell>
          <table:table-cell table:style-name="ce398" office:value-type="string" calcext:value-type="string">
            <text:p>Resumption stores</text:p>
          </table:table-cell>
          <table:table-cell table:style-name="ce398" table:number-columns-repeated="2"/>
          <table:table-cell table:style-name="ce355"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355"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41" office:value-type="string" calcext:value-type="string">
            <text:p>telephone_mini.png</text:p>
          </table:table-cell>
          <table:table-cell table:style-name="ce341" office:value-type="string" calcext:value-type="string">
            <text:p>reprise,magasins</text:p>
          </table:table-cell>
          <table:table-cell table:style-name="ce348" office:value-type="string" calcext:value-type="string">
            <text:p>recovery,stores</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305" table:formula="of:=JSONFICHE([.A32];[.B32];[.C32];[.D32];[.E32];[.F32];[.G32];[.H32];[.I32];[.J32];[.K32];[.L32];[.M32];[.N32];[.O32])"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sacjaune</text:p>
          </table:table-cell>
          <table:table-cell table:style-name="ce355" office:value-type="string" calcext:value-type="string">
            <text:p>Sacs jaunes et bleus</text:p>
          </table:table-cell>
          <table:table-cell table:style-name="ce348" office:value-type="string" calcext:value-type="string">
            <text:p>Yellow and blue bags</text:p>
          </table:table-cell>
          <table:table-cell table:style-name="ce348" table:number-columns-repeated="2"/>
          <table:table-cell table:style-name="ce296"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296"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53" office:value-type="string" calcext:value-type="string">
            <text:p>nantes/sacs_jaune_et_bleu.png</text:p>
          </table:table-cell>
          <table:table-cell table:style-name="ce353" office:value-type="string" calcext:value-type="string">
            <text:p>sacs,jaunes,bleus</text:p>
          </table:table-cell>
          <table:table-cell table:style-name="ce348" office:value-type="string" calcext:value-type="string">
            <text:p>bags,yellow,blue</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33];[.B33];[.C33];[.D33];[.E33];[.F33];[.G33];[.H33];[.I33];[.J33];[.K33];[.L33];[.M33];[.N33];[.O33])"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telephone</text:p>
          </table:table-cell>
          <table:table-cell table:style-name="ce355" office:value-type="string" calcext:value-type="string">
            <text:p>Numéros de téléphones</text:p>
          </table:table-cell>
          <table:table-cell table:style-name="ce348" office:value-type="string" calcext:value-type="string">
            <text:p>Phone numbers</text:p>
          </table:table-cell>
          <table:table-cell table:style-name="ce348" table:number-columns-repeated="2"/>
          <table:table-cell table:style-name="ce296"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296"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53" office:value-type="string" calcext:value-type="string">
            <text:p>phone_black.png</text:p>
          </table:table-cell>
          <table:table-cell table:style-name="ce353" office:value-type="string" calcext:value-type="string">
            <text:p>allo,allonantes,proximité,téléphone,tél,appeler,doute,question</text:p>
          </table:table-cell>
          <table:table-cell table:style-name="ce348" office:value-type="string" calcext:value-type="string">
            <text:p>allo,allonantes,proximity,telephone,phone,call,doubt,question</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34];[.B34];[.C34];[.D34];[.E34];[.F34];[.G34];[.H34];[.I34];[.J34];[.K34];[.L34];[.M34];[.N34];[.O34])"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55" office:value-type="string" calcext:value-type="string">
            <text:p>fiche_jaimetesbocaux</text:p>
          </table:table-cell>
          <table:table-cell table:number-columns-repeated="2" table:style-name="ce355" office:value-type="string" calcext:value-type="string">
            <text:p>Collectif J’aime tes Bocaux et tes sacs aussi</text:p>
          </table:table-cell>
          <table:table-cell table:style-name="ce348" table:number-columns-repeated="2"/>
          <table:table-cell table:style-name="ce296"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296"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53" office:value-type="string" calcext:value-type="string">
            <text:p>nantes/jaimetesbocaux.png</text:p>
          </table:table-cell>
          <table:table-cell table:number-columns-repeated="2" table:style-name="ce457" office:value-type="string" calcext:value-type="string">
            <text:p>aime,bocal,bocaux,sac</text:p>
          </table:table-cell>
          <table:table-cell table:style-name="ce348" office:value-type="string" calcext:value-type="string">
            <text:p><text:a xlink:href="https://www.facebook.com/Jaime-tes-bocaux-1147296918725687/" xlink:type="simple">https://www.facebook.com/Jaime-tes-bocaux-1147296918725687/</text:a></text:p>
          </table:table-cell>
          <table:table-cell table:style-name="ce69" office:value-type="string" calcext:value-type="string">
            <text:p>fiche</text:p>
          </table:table-cell>
          <table:table-cell table:style-name="ce69" office:value-type="string" calcext:value-type="string">
            <text:p>Mieux trier à Nantes 10/2017</text:p>
          </table:table-cell>
          <table:table-cell table:style-name="ce69" office:value-type="string" calcext:value-type="string">
            <text:p>consigne_locale</text:p>
          </table:table-cell>
          <table:table-cell table:style-name="ce69"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305"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arcenciel</text:p>
          </table:table-cell>
          <table:table-cell table:style-name="ce341" office:value-type="string" calcext:value-type="string">
            <text:p>Usine Arc-en-ciel</text:p>
          </table:table-cell>
          <table:table-cell table:style-name="ce348" office:value-type="string" calcext:value-type="string">
            <text:p>Arc-en-ciel Factory</text:p>
          </table:table-cell>
          <table:table-cell table:style-name="ce348" table:number-columns-repeated="2"/>
          <table:table-cell table:style-name="ce34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4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41" office:value-type="string" calcext:value-type="string">
            <text:p>nantes/usine_arcenciel_mini.png</text:p>
          </table:table-cell>
          <table:table-cell table:style-name="ce341" office:value-type="string" calcext:value-type="string">
            <text:p>usine,arc-en-ciel,arc,ciel,coueron</text:p>
          </table:table-cell>
          <table:table-cell table:style-name="ce348" office:value-type="string" calcext:value-type="string">
            <text:p>factory,arc-en-ciel,coueron</text:p>
          </table:table-cell>
          <table:table-cell table:style-name="ce34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36];[.B36];[.C36];[.D36];[.E36];[.F36];[.G36];[.H36];[.I36];[.J36];[.K36];[.L36];[.M36];[.N36];[.O36])"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source&quot;:&quot;Mieux trier à Nantes&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boutabout</text:p>
          </table:table-cell>
          <table:table-cell table:style-name="ce348" office:value-type="string" calcext:value-type="string">
            <text:p>Bout' à Bout' - consigne de verre</text:p>
          </table:table-cell>
          <table:table-cell table:style-name="ce348" office:value-type="string" calcext:value-type="string">
            <text:p>Bout' à Bout'</text:p>
          </table:table-cell>
          <table:table-cell table:style-name="ce348" table:number-columns-repeated="2"/>
          <table:table-cell table:style-name="ce34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34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341" office:value-type="string" calcext:value-type="string">
            <text:p>nantes/logo_boutabout.png</text:p>
          </table:table-cell>
          <table:table-cell table:style-name="ce341" office:value-type="string" calcext:value-type="string">
            <text:p>consigne,bouteille,verre,boutabout,bout</text:p>
          </table:table-cell>
          <table:table-cell table:style-name="ce348" office:value-type="string" calcext:value-type="string">
            <text:p>setpoint, bottle, glass, Boutabout,bout</text:p>
          </table:table-cell>
          <table:table-cell table:style-name="ce348" office:value-type="string" calcext:value-type="string">
            <text:p>http://www.boutabout.org/</text:p>
          </table:table-cell>
          <table:table-cell table:style-name="ce69" office:value-type="string" calcext:value-type="string">
            <text:p>fiche</text:p>
          </table:table-cell>
          <table:table-cell table:style-name="ce69" office:value-type="string" calcext:value-type="string">
            <text:p>Mail envoyé par la structure le 10/2017,</text:p>
          </table:table-cell>
          <table:table-cell table:style-name="ce69" office:value-type="string" calcext:value-type="string">
            <text:p>initiative_locale</text:p>
          </table:table-cell>
          <table:table-cell table:style-name="ce304"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305" table:formula="of:=JSONFICHE([.A37];[.B37];[.C37];[.D37];[.E37];[.F37];[.G37];[.H37];[.I37];[.J37];[.K37];[.L37];[.M37];[.N37];[.O37])" office:value-type="string" office:string-value="   {&#10;      &quot;code&quot;:&quot;fiche_boutabout&quot;,&#10;      &quot;nom&quot;:&quot;Bout' à Bout' - consigne de verre&quot;,&#10;      &quot;nom_en&quot;:&quot;Bout' à Bout'&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fiche_valorena</text:p>
          </table:table-cell>
          <table:table-cell table:style-name="ce341" office:value-type="string" calcext:value-type="string">
            <text:p>Usine Valorena</text:p>
          </table:table-cell>
          <table:table-cell table:style-name="ce348" office:value-type="string" calcext:value-type="string">
            <text:p>Valorena factory </text:p>
          </table:table-cell>
          <table:table-cell table:style-name="ce348" table:number-columns-repeated="2"/>
          <table:table-cell table:style-name="ce34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34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341" office:value-type="string" calcext:value-type="string">
            <text:p>nantes/usine_valorena.png</text:p>
          </table:table-cell>
          <table:table-cell table:style-name="ce341" office:value-type="string" calcext:value-type="string">
            <text:p>usine,valorena</text:p>
          </table:table-cell>
          <table:table-cell table:style-name="ce348" office:value-type="string" calcext:value-type="string">
            <text:p>factory,valorena</text:p>
          </table:table-cell>
          <table:table-cell table:style-name="ce303" office:value-type="string" calcext:value-type="string">
            <text:p><text:span text:style-name="T10"><text:a xlink:href="http://www.youtube.com/watch?v=H69lhVN7QXE" xlink:type="simple">http://www.youtube.com/watch?v=H69lhVN7QXE</text:a></text:span></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305" table:formula="of:=JSONFICHE([.A38];[.B38];[.C38];[.D38];[.E38];[.F38];[.G38];[.H38];[.I38];[.J38];[.K38];[.L38];[.M38];[.N38];[.O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40" office:value-type="string" calcext:value-type="string">
            <text:p><text:s/></text:p>
          </table:table-cell>
          <table:table-cell table:number-columns-repeated="245"/>
        </table:table-row>
        <table:table-row table:style-name="ro13">
          <table:table-cell table:number-columns-repeated="3" table:style-name="ce348" office:value-type="string" calcext:value-type="string">
            <text:p>Oasis Environnement</text:p>
          </table:table-cell>
          <table:table-cell table:style-name="ce348" office:value-type="string" calcext:value-type="string">
            <text:p>Association accompagnant les entreprises souhaitant recycler</text:p>
          </table:table-cell>
          <table:table-cell table:style-name="ce348" office:value-type="string" calcext:value-type="string">
            <text:p>Association accompanying companies wishing to recycle</text:p>
          </table:table-cell>
          <table:table-cell table:style-name="ce29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29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348" office:value-type="string" calcext:value-type="string">
            <text:p>nantes/logo_oasis_environnement_mini.jpg</text:p>
          </table:table-cell>
          <table:table-cell table:style-name="ce348" office:value-type="string" calcext:value-type="string">
            <text:p>oasis,environnement,entreprise,accompagnement</text:p>
          </table:table-cell>
          <table:table-cell table:style-name="ce348" office:value-type="string" calcext:value-type="string">
            <text:p>oasis,environnement,business,support</text:p>
          </table:table-cell>
          <table:table-cell table:style-name="ce348" office:value-type="string" calcext:value-type="string">
            <text:p><text:a xlink:href="http://www.oasis-environnement.org/" xlink:type="simple">http://www.oasis-environnement.org/</text:a></text:p>
          </table:table-cell>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305"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40" office:value-type="string" calcext:value-type="string">
            <text:p><text:s/></text:p>
          </table:table-cell>
          <table:table-cell table:number-columns-repeated="245"/>
        </table:table-row>
        <table:table-row table:style-name="ro13">
          <table:table-cell table:style-name="ce348" office:value-type="string" calcext:value-type="string">
            <text:p>soluent_solutionrecyclage</text:p>
          </table:table-cell>
          <table:table-cell table:number-columns-repeated="2" table:style-name="ce348" office:value-type="string" calcext:value-type="string">
            <text:p>Solution recyclage</text:p>
          </table:table-cell>
          <table:table-cell table:style-name="ce348" office:value-type="string" calcext:value-type="string">
            <text:p>Entreprise fournissant des solutions complètes de recyclage</text:p>
          </table:table-cell>
          <table:table-cell table:style-name="ce348" office:value-type="string" calcext:value-type="string">
            <text:p>Company providing complete recycling solutions</text:p>
          </table:table-cell>
          <table:table-cell table:style-name="ce29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29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348" office:value-type="string" calcext:value-type="string">
            <text:p>nantes/logo_solutionrecyclage_mini.png</text:p>
          </table:table-cell>
          <table:table-cell table:style-name="ce348" office:value-type="string" calcext:value-type="string">
            <text:p>entreprise,carton,bouteille,moquette ,gobelet</text:p>
          </table:table-cell>
          <table:table-cell table:style-name="ce348"/>
          <table:table-cell table:style-name="ce348" office:value-type="string" calcext:value-type="string">
            <text:p>http://www.solution-recyclage.fr,<text:a xlink:href="http://www.youtube.com/watch?v=mmBruXXhBWA" xlink:type="simple">http://www.youtube.com/watch?v=mmBruXXhBWA</text:a></text:p>
          </table:table-cell>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348" office:value-type="string" calcext:value-type="string">
            <text:p><text:s/></text:p>
          </table:table-cell>
          <table:table-cell table:number-columns-repeated="2"/>
          <table:table-cell table:style-name="ce305"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entreprise,carton,bouteille,moquette ,gobelet&quot;,&#10;      &quot;mots_cles_en&quot;:&quot;&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entreprise,carton,bouteille,moquette ,gobelet",</text:p>
            <text:p>      "mots_cles_en":"",</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40" office:value-type="string" calcext:value-type="string">
            <text:p><text:s/></text:p>
          </table:table-cell>
          <table:table-cell table:number-columns-repeated="245"/>
        </table:table-row>
        <table:table-row table:style-name="ro13">
          <table:table-cell table:style-name="ce348" office:value-type="string" calcext:value-type="string">
            <text:p>soluent_paprec</text:p>
          </table:table-cell>
          <table:table-cell table:number-columns-repeated="2" table:style-name="ce348" office:value-type="string" calcext:value-type="string">
            <text:p>Paprec</text:p>
          </table:table-cell>
          <table:table-cell table:style-name="ce348" office:value-type="string" calcext:value-type="string">
            <text:p>Entreprise fournissant des solutions complètes de recyclage</text:p>
          </table:table-cell>
          <table:table-cell table:style-name="ce348" office:value-type="string" calcext:value-type="string">
            <text:p>Company providing complete recycling solutions</text:p>
          </table:table-cell>
          <table:table-cell table:style-name="ce348"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348"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348" office:value-type="string" calcext:value-type="string">
            <text:p>nantes/logo_paprec_group_mini.png</text:p>
          </table:table-cell>
          <table:table-cell table:style-name="ce348" office:value-type="string" calcext:value-type="string">
            <text:p>entreprise</text:p>
          </table:table-cell>
          <table:table-cell table:style-name="ce348" table:number-columns-repeated="2"/>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348"/>
          <table:table-cell table:number-columns-repeated="2"/>
          <table:table-cell table:style-name="ce305"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40" office:value-type="string" calcext:value-type="string">
            <text:p><text:s/></text:p>
          </table:table-cell>
          <table:table-cell table:number-columns-repeated="245"/>
        </table:table-row>
        <table:table-row table:style-name="ro13">
          <table:table-cell table:style-name="ce348" office:value-type="string" calcext:value-type="string">
            <text:p>soluent_arbres</text:p>
          </table:table-cell>
          <table:table-cell table:number-columns-repeated="2" table:style-name="ce348" office:value-type="string" calcext:value-type="string">
            <text:p>ARBRES</text:p>
          </table:table-cell>
          <table:table-cell table:style-name="ce348" office:value-type="string" calcext:value-type="string">
            <text:p>Association spécialisée dans récupération de papier</text:p>
          </table:table-cell>
          <table:table-cell table:style-name="ce348" office:value-type="string" calcext:value-type="string">
            <text:p>Association specialized in paper recovery</text:p>
          </table:table-cell>
          <table:table-cell table:style-name="ce348"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348"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348" office:value-type="string" calcext:value-type="string">
            <text:p>nantes/association_arbres_mini.png</text:p>
          </table:table-cell>
          <table:table-cell table:style-name="ce348" office:value-type="string" calcext:value-type="string">
            <text:p>entreprise,papier,carton</text:p>
          </table:table-cell>
          <table:table-cell table:style-name="ce348" table:number-columns-repeated="2"/>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348"/>
          <table:table-cell table:number-columns-repeated="2"/>
          <table:table-cell table:style-name="ce305"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40" office:value-type="string" calcext:value-type="string">
            <text:p><text:s/></text:p>
          </table:table-cell>
          <table:table-cell table:number-columns-repeated="245"/>
        </table:table-row>
        <table:table-row table:style-name="ro13">
          <table:table-cell table:style-name="ce348" office:value-type="string" calcext:value-type="string">
            <text:p>soluent_papiersdelespoir</text:p>
          </table:table-cell>
          <table:table-cell table:number-columns-repeated="2" table:style-name="ce348" office:value-type="string" calcext:value-type="string">
            <text:p>Les Papiers de l'espoir</text:p>
          </table:table-cell>
          <table:table-cell table:style-name="ce348" office:value-type="string" calcext:value-type="string">
            <text:p>Association spécialisée dans récupération de papier</text:p>
          </table:table-cell>
          <table:table-cell table:style-name="ce348" office:value-type="string" calcext:value-type="string">
            <text:p>Association specialized in paper recovery</text:p>
          </table:table-cell>
          <table:table-cell table:style-name="ce348"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348"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348" office:value-type="string" calcext:value-type="string">
            <text:p>nantes/logo_papierdelespoir_mini.png</text:p>
          </table:table-cell>
          <table:table-cell table:style-name="ce348" office:value-type="string" calcext:value-type="string">
            <text:p>entreprise,papier,carton</text:p>
          </table:table-cell>
          <table:table-cell table:style-name="ce348" table:number-columns-repeated="2"/>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348"/>
          <table:table-cell table:number-columns-repeated="2"/>
          <table:table-cell table:style-name="ce305"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40" office:value-type="string" calcext:value-type="string">
            <text:p><text:s/></text:p>
          </table:table-cell>
          <table:table-cell table:number-columns-repeated="245"/>
        </table:table-row>
        <table:table-row table:style-name="ro13">
          <table:table-cell table:style-name="ce348" office:value-type="string" calcext:value-type="string">
            <text:p>soluent_stationsservices</text:p>
          </table:table-cell>
          <table:table-cell table:number-columns-repeated="2" table:style-name="ce348" office:value-type="string" calcext:value-type="string">
            <text:p>Stations services</text:p>
          </table:table-cell>
          <table:table-cell table:style-name="ce348" office:value-type="string" calcext:value-type="string">
            <text:p>Association spécialisée dans récupération de matériaux</text:p>
          </table:table-cell>
          <table:table-cell table:style-name="ce348" office:value-type="string" calcext:value-type="string">
            <text:p>Association specialized in materials recovery</text:p>
          </table:table-cell>
          <table:table-cell table:style-name="ce348"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348" office:value-type="string" calcext:value-type="string">
            <text:p>We recover the own raw materials that could then be resold at very low prices to be creative reuse.&lt;br/&gt;Open to individuals and companies.</text:p>
          </table:table-cell>
          <table:table-cell table:style-name="ce348" office:value-type="string" calcext:value-type="string">
            <text:p>nantes/logo_stationsservices_mini.png</text:p>
          </table:table-cell>
          <table:table-cell table:style-name="ce348" office:value-type="string" calcext:value-type="string">
            <text:p>entreprise,matériaux</text:p>
          </table:table-cell>
          <table:table-cell table:style-name="ce348" table:number-columns-repeated="2"/>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348"/>
          <table:table-cell table:number-columns-repeated="2"/>
          <table:table-cell table:style-name="ce305"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40" office:value-type="string" calcext:value-type="string">
            <text:p><text:s/></text:p>
          </table:table-cell>
          <table:table-cell table:number-columns-repeated="245"/>
        </table:table-row>
        <table:table-row table:style-name="ro13">
          <table:table-cell table:style-name="ce348" office:value-type="string" calcext:value-type="string">
            <text:p>soluent_recyclivre</text:p>
          </table:table-cell>
          <table:table-cell table:number-columns-repeated="2" table:style-name="ce348" office:value-type="string" calcext:value-type="string">
            <text:p>RecycLivre</text:p>
          </table:table-cell>
          <table:table-cell table:style-name="ce348" office:value-type="string" calcext:value-type="string">
            <text:p>Entreprise spécialisée dans récupération de livre</text:p>
          </table:table-cell>
          <table:table-cell table:style-name="ce348" office:value-type="string" calcext:value-type="string">
            <text:p>Company specialized in books recovery</text:p>
          </table:table-cell>
          <table:table-cell table:style-name="ce348"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348"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348" office:value-type="string" calcext:value-type="string">
            <text:p>nantes/logo_recyclivre_mini.png</text:p>
          </table:table-cell>
          <table:table-cell table:style-name="ce348" office:value-type="string" calcext:value-type="string">
            <text:p>entreprise,recyclivre,livre</text:p>
          </table:table-cell>
          <table:table-cell table:style-name="ce348" table:number-columns-repeated="2"/>
          <table:table-cell table:style-name="ce69" office:value-type="string" calcext:value-type="string">
            <text:p>fiche</text:p>
          </table:table-cell>
          <table:table-cell table:style-name="ce34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348"/>
          <table:table-cell table:number-columns-repeated="2"/>
          <table:table-cell table:style-name="ce305"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soluent_consultri</text:p>
          </table:table-cell>
          <table:table-cell table:number-columns-repeated="2" table:style-name="ce341" office:value-type="string" calcext:value-type="string">
            <text:p>Consultri</text:p>
          </table:table-cell>
          <table:table-cell table:style-name="ce290" office:value-type="string" calcext:value-type="string">
            <text:p>Entreprise spécialisée dans accompagnement entreprise</text:p>
          </table:table-cell>
          <table:table-cell table:style-name="ce348" office:value-type="string" calcext:value-type="string">
            <text:p>Company specialized in company support</text:p>
          </table:table-cell>
          <table:table-cell table:style-name="ce34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341" office:value-type="string" calcext:value-type="string">
            <text:p>Consultri is a waste management consulting company, our goal is to reduce the waste bills of our customers thanks to an overall cost control.</text:p>
          </table:table-cell>
          <table:table-cell table:style-name="ce341" office:value-type="string" calcext:value-type="string">
            <text:p>nantes/logo_consultri_mini.png</text:p>
          </table:table-cell>
          <table:table-cell table:style-name="ce341" office:value-type="string" calcext:value-type="string">
            <text:p>entreprise,accompagnement</text:p>
          </table:table-cell>
          <table:table-cell table:style-name="ce348"/>
          <table:table-cell table:style-name="ce303"/>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solutions_entreprises_nantes</text:p>
          </table:table-cell>
          <table:table-cell table:style-name="ce69"/>
          <table:table-cell office:value-type="string" calcext:value-type="string">
            <text:p><text:s/></text:p>
          </table:table-cell>
          <table:table-cell table:number-columns-repeated="2"/>
          <table:table-cell table:style-name="ce305"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solution_tricyclerie</text:p>
          </table:table-cell>
          <table:table-cell table:style-name="ce341" office:value-type="string" calcext:value-type="string">
            <text:p>Tricyclerie</text:p>
          </table:table-cell>
          <table:table-cell table:style-name="ce348" office:value-type="string" calcext:value-type="string">
            <text:p>Tricyclerie</text:p>
          </table:table-cell>
          <table:table-cell table:style-name="ce290" office:value-type="string" calcext:value-type="string">
            <text:p>Association spécialisée dans récupération déchets organiques</text:p>
          </table:table-cell>
          <table:table-cell table:style-name="ce348" office:value-type="string" calcext:value-type="string">
            <text:p>Association specialized in organic waste recovery</text:p>
          </table:table-cell>
          <table:table-cell table:style-name="ce34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34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341" office:value-type="string" calcext:value-type="string">
            <text:p>nantes/logo_tricyclerie_mini.jpg</text:p>
          </table:table-cell>
          <table:table-cell table:style-name="ce302" office:value-type="string" calcext:value-type="string">
            <text:p>entreprise,organique</text:p>
          </table:table-cell>
          <table:table-cell table:style-name="ce348"/>
          <table:table-cell table:style-name="ce303"/>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solutions_entreprises_nantes</text:p>
          </table:table-cell>
          <table:table-cell table:style-name="ce69"/>
          <table:table-cell office:value-type="string" calcext:value-type="string">
            <text:p><text:s/></text:p>
          </table:table-cell>
          <table:table-cell table:number-columns-repeated="2"/>
          <table:table-cell table:style-name="ce305"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40" office:value-type="string" calcext:value-type="string">
            <text:p><text:s/></text:p>
          </table:table-cell>
          <table:table-cell table:number-columns-repeated="245"/>
        </table:table-row>
        <table:table-row table:style-name="ro13">
          <table:table-cell table:style-name="ce341" office:value-type="string" calcext:value-type="string">
            <text:p>zero_dechet</text:p>
          </table:table-cell>
          <table:table-cell table:number-columns-repeated="2" table:style-name="ce341" office:value-type="string" calcext:value-type="string">
            <text:p>Conseil zéro déchet</text:p>
          </table:table-cell>
          <table:table-cell table:style-name="ce290" office:value-type="string" calcext:value-type="string">
            <text:p>Conseil pour basculer en mode de vie zéro déchet</text:p>
          </table:table-cell>
          <table:table-cell table:style-name="ce348" office:value-type="string" calcext:value-type="string">
            <text:p>Advice to switch to zero-waste lifestyle</text:p>
          </table:table-cell>
          <table:table-cell table:style-name="ce29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341" table:number-columns-repeated="2"/>
          <table:table-cell table:style-name="ce302" office:value-type="string" calcext:value-type="string">
            <text:p>zero,dechet</text:p>
          </table:table-cell>
          <table:table-cell table:style-name="ce348"/>
          <table:table-cell table:style-name="ce303"/>
          <table:table-cell table:style-name="ce69" office:value-type="string" calcext:value-type="string">
            <text:p>fiche</text:p>
          </table:table-cell>
          <table:table-cell table:style-name="ce69" office:value-type="string" calcext:value-type="string">
            <text:p>Auteur <text:a xlink:href="mailto:charles.duvergey@laposte.net" xlink:type="simple">charles.duvergey@laposte.net</text:a></text:p>
          </table:table-cell>
          <table:table-cell table:style-name="ce69" office:value-type="string" calcext:value-type="string">
            <text:p>zero_dechet_nantes</text:p>
          </table:table-cell>
          <table:table-cell table:style-name="ce69"/>
          <table:table-cell table:number-columns-repeated="3"/>
          <table:table-cell table:style-name="ce305" table:formula="of:=JSONFICHE([.A48];[.B48];[.C48];[.D48];[.E48];[.F48];[.G48];[.H48];[.I48];[.J48];[.K48];[.L48];[.M48];[.N48];[.O48])"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40" office:value-type="string" calcext:value-type="string">
            <text:p><text:s/></text:p>
          </table:table-cell>
          <table:table-cell table:number-columns-repeated="245"/>
        </table:table-row>
        <table:table-row table:style-name="ro13">
          <table:table-cell table:style-name="ce341" table:number-columns-repeated="2"/>
          <table:table-cell table:style-name="ce348"/>
          <table:table-cell table:style-name="ce290"/>
          <table:table-cell table:style-name="ce348"/>
          <table:table-cell table:style-name="ce341" table:number-columns-repeated="3"/>
          <table:table-cell table:style-name="ce302"/>
          <table:table-cell table:style-name="ce348"/>
          <table:table-cell table:style-name="ce303"/>
          <table:table-cell table:style-name="ce69" table:number-columns-repeated="4"/>
          <table:table-cell table:number-columns-repeated="3"/>
          <table:table-cell table:style-name="ce305"/>
          <table:table-cell table:style-name="ce440" office:value-type="string" calcext:value-type="string">
            <text:p><text:s/></text:p>
          </table:table-cell>
          <table:table-cell table:number-columns-repeated="245"/>
        </table:table-row>
        <table:table-row table:style-name="ro13">
          <table:table-cell table:style-name="ce341" table:number-columns-repeated="2"/>
          <table:table-cell table:style-name="ce348"/>
          <table:table-cell table:style-name="ce290"/>
          <table:table-cell table:style-name="ce348"/>
          <table:table-cell table:style-name="ce341" table:number-columns-repeated="3"/>
          <table:table-cell table:style-name="ce302"/>
          <table:table-cell table:style-name="ce348"/>
          <table:table-cell table:style-name="ce303"/>
          <table:table-cell table:style-name="ce69" table:number-columns-repeated="4"/>
          <table:table-cell table:number-columns-repeated="3"/>
          <table:table-cell table:style-name="ce305"/>
          <table:table-cell table:style-name="ce440" office:value-type="string" calcext:value-type="string">
            <text:p><text:s/></text:p>
          </table:table-cell>
          <table:table-cell table:number-columns-repeated="245"/>
        </table:table-row>
        <table:table-row table:style-name="ro13">
          <table:table-cell table:style-name="ce341" table:number-columns-repeated="2"/>
          <table:table-cell table:style-name="ce348" table:number-columns-repeated="3"/>
          <table:table-cell table:style-name="ce341" table:number-columns-repeated="4"/>
          <table:table-cell table:style-name="ce348"/>
          <table:table-cell table:style-name="ce303"/>
          <table:table-cell table:style-name="ce69" table:number-columns-repeated="4"/>
          <table:table-cell table:number-columns-repeated="3"/>
          <table:table-cell table:style-name="ce306" office:value-type="string" calcext:value-type="string">
            <text:p>{}]</text:p>
          </table:table-cell>
          <table:table-cell table:style-name="ce440" office:value-type="string" calcext:value-type="string">
            <text:p><text:s/></text:p>
          </table:table-cell>
          <table:table-cell table:number-columns-repeated="245"/>
        </table:table-row>
        <table:table-row table:style-name="ro13">
          <table:table-cell table:style-name="ce432" table:number-columns-repeated="11"/>
          <table:table-cell table:number-columns-repeated="8"/>
          <table:table-cell table:style-name="ce440" office:value-type="string" calcext:value-type="string">
            <text:p><text:s/></text:p>
          </table:table-cell>
          <table:table-cell table:number-columns-repeated="245"/>
        </table:table-row>
        <table:table-row table:style-name="ro13">
          <table:table-cell table:number-columns-repeated="19"/>
          <table:table-cell table:style-name="ce440" office:value-type="string" calcext:value-type="string">
            <text:p><text:s/></text:p>
          </table:table-cell>
          <table:table-cell table:number-columns-repeated="245"/>
        </table:table-row>
        <table:table-row table:style-name="ro13">
          <table:table-cell table:number-columns-repeated="19"/>
          <table:table-cell table:style-name="ce440" office:value-type="string" calcext:value-type="string">
            <text:p><text:s/></text:p>
          </table:table-cell>
          <table:table-cell table:number-columns-repeated="245"/>
        </table:table-row>
        <table:table-row table:style-name="ro13">
          <table:table-cell table:number-columns-repeated="19"/>
          <table:table-cell table:style-name="ce440" office:value-type="string" calcext:value-type="string">
            <text:p><text:s/></text:p>
          </table:table-cell>
          <table:table-cell table:number-columns-repeated="245"/>
        </table:table-row>
        <table:table-row table:style-name="ro13" table:number-rows-repeated="1048520">
          <table:table-cell table:number-columns-repeated="265"/>
        </table:table-row>
        <table:table-row table:style-name="ro13">
          <table:table-cell table:number-columns-repeated="265"/>
        </table:table-row>
      </table:table>
      <table:table table:name="CategoriesUsuelle" table:style-name="ta5" table:print="false">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20" table:default-cell-style-name="Default"/>
        <table:table-column table:style-name="co119" table:number-columns-repeated="3" table:default-cell-style-name="Default"/>
        <table:table-column table:style-name="co120" table:default-cell-style-name="Default"/>
        <table:table-column table:style-name="co29" table:number-columns-repeated="2" table:default-cell-style-name="Default"/>
        <table:table-column table:style-name="co121" table:number-columns-repeated="2" table:default-cell-style-name="Default"/>
        <table:table-column table:style-name="co29" table:default-cell-style-name="Default"/>
        <table:table-column table:style-name="co121" table:number-columns-repeated="2" table:default-cell-style-name="Default"/>
        <table:table-column table:style-name="co122" table:number-columns-repeated="3" table:default-cell-style-name="Default"/>
        <table:table-column table:style-name="co123" table:default-cell-style-name="Default"/>
        <table:table-column table:style-name="co124" table:default-cell-style-name="Default"/>
        <table:table-column table:style-name="co125" table:default-cell-style-name="Default"/>
        <table:table-column table:style-name="co20" table:default-cell-style-name="Default"/>
        <table:table-column table:style-name="co126" table:default-cell-style-name="Default"/>
        <table:table-column table:style-name="co127" table:default-cell-style-name="Default"/>
        <table:table-column table:style-name="co128" table:default-cell-style-name="Default"/>
        <table:table-column table:style-name="co33" table:number-columns-repeated="3" table:default-cell-style-name="Default"/>
        <table:table-column table:style-name="co129" table:default-cell-style-name="Default"/>
        <table:table-column table:style-name="co104" table:number-columns-repeated="3" table:default-cell-style-name="Default"/>
        <table:table-column table:style-name="co130" table:default-cell-style-name="Default"/>
        <table:table-column table:style-name="co20" table:default-cell-style-name="Default"/>
        <table:table-column table:style-name="co35" table:default-cell-style-name="Default"/>
        <table:table-column table:style-name="co29" table:default-cell-style-name="Default"/>
        <table:table-column table:style-name="co131" table:number-columns-repeated="6" table:default-cell-style-name="Default"/>
        <table:table-column table:style-name="co38" table:default-cell-style-name="Default"/>
        <table:table-column table:style-name="co131" table:default-cell-style-name="Default"/>
        <table:table-column table:style-name="co39" table:default-cell-style-name="Default"/>
        <table:table-column table:style-name="co40" table:number-columns-repeated="219" table:default-cell-style-name="Default"/>
        <table:table-row table:style-name="ro1">
          <table:table-cell table:style-name="ce411"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4">
          <table:table-cell table:style-name="ce423" office:value-type="string" calcext:value-type="string">
            <text:p>Code</text:p>
          </table:table-cell>
          <table:table-cell table:style-name="ce423" office:value-type="string" calcext:value-type="string">
            <text:p>Nom</text:p>
          </table:table-cell>
          <table:table-cell table:style-name="ce423" office:value-type="string" calcext:value-type="string">
            <text:p>Nom_en</text:p>
          </table:table-cell>
          <table:table-cell table:style-name="ce423" office:value-type="string" calcext:value-type="string">
            <text:p>Description</text:p>
          </table:table-cell>
          <table:table-cell table:style-name="ce423" office:value-type="string" calcext:value-type="string">
            <text:p>Sous-catégories</text:p>
          </table:table-cell>
          <table:table-cell table:style-name="ce423" office:value-type="string" calcext:value-type="string">
            <text:p>EstSousCatégorie</text:p>
          </table:table-cell>
          <table:table-cell table:style-name="ce423" office:value-type="string" calcext:value-type="string">
            <text:p>Bouton</text:p>
          </table:table-cell>
          <table:table-cell table:style-name="ce423" office:value-type="string" calcext:value-type="string">
            <text:p>Source</text:p>
          </table:table-cell>
          <table:table-cell table:style-name="ce423" office:value-type="string" calcext:value-type="string">
            <text:p>Image</text:p>
          </table:table-cell>
          <table:table-cell table:style-name="ce423" office:value-type="string" calcext:value-type="string">
            <text:p>Statut</text:p>
          </table:table-cell>
          <table:table-cell table:style-name="ce423" office:value-type="string" calcext:value-type="string">
            <text:p><text:s/></text:p>
          </table:table-cell>
          <table:table-cell table:style-name="ce470" table:number-columns-repeated="3"/>
          <table:table-cell table:style-name="ce404"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355" office:value-type="string" calcext:value-type="string">
            <text:p>cu_plastique</text:p>
          </table:table-cell>
          <table:table-cell table:style-name="ce355" office:value-type="string" calcext:value-type="string">
            <text:p>Plastique Brique</text:p>
          </table:table-cell>
          <table:table-cell table:style-name="ce435" office:value-type="string" calcext:value-type="string">
            <text:p>Plastic Brick</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bouteille_lait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473"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papierscartons</text:p>
          </table:table-cell>
          <table:table-cell table:style-name="ce355" office:value-type="string" calcext:value-type="string">
            <text:p>Papier Carton</text:p>
          </table:table-cell>
          <table:table-cell table:style-name="ce435" office:value-type="string" calcext:value-type="string">
            <text:p>Paper Cardboard</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journal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473"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metal</text:p>
          </table:table-cell>
          <table:table-cell table:style-name="ce355" office:value-type="string" calcext:value-type="string">
            <text:p>Métal</text:p>
          </table:table-cell>
          <table:table-cell table:style-name="ce435" office:value-type="string" calcext:value-type="string">
            <text:p>Metal</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bidon_metal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473"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vertbois</text:p>
          </table:table-cell>
          <table:table-cell table:style-name="ce355" office:value-type="string" calcext:value-type="string">
            <text:p>Déchet vert Bois</text:p>
          </table:table-cell>
          <table:table-cell table:style-name="ce435" office:value-type="string" calcext:value-type="string">
            <text:p>Green waste Wood</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epeluchur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473"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verrevaisselle</text:p>
          </table:table-cell>
          <table:table-cell table:style-name="ce355" office:value-type="string" calcext:value-type="string">
            <text:p>Verre Vaisselle</text:p>
          </table:table-cell>
          <table:table-cell table:style-name="ce435" office:value-type="string" calcext:value-type="string">
            <text:p>Glass tableware</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vas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473"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vetementtissu</text:p>
          </table:table-cell>
          <table:table-cell table:style-name="ce355" office:value-type="string" calcext:value-type="string">
            <text:p>Vêtement Tissu</text:p>
          </table:table-cell>
          <table:table-cell table:style-name="ce465" office:value-type="string" calcext:value-type="string">
            <text:p>Clothing Fabric</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jean_usag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473"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encombrantelectronique</text:p>
          </table:table-cell>
          <table:table-cell table:style-name="ce355" office:value-type="string" calcext:value-type="string">
            <text:p>Encombrant Élec.</text:p>
          </table:table-cell>
          <table:table-cell table:style-name="ce435" office:value-type="string" calcext:value-type="string">
            <text:p>Bulky Electronic</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refrigerateur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473"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divers</text:p>
          </table:table-cell>
          <table:table-cell table:style-name="ce355" office:value-type="string" calcext:value-type="string">
            <text:p>Divers</text:p>
          </table:table-cell>
          <table:table-cell table:style-name="ce435" office:value-type="string" calcext:value-type="string">
            <text:p>Various</text:p>
          </table:table-cell>
          <table:table-cell table:style-name="ce355" table:number-columns-repeated="2"/>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rouge_a_levr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473"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cu_toxique</text:p>
          </table:table-cell>
          <table:table-cell table:style-name="ce355" office:value-type="string" calcext:value-type="string">
            <text:p>Toxique</text:p>
          </table:table-cell>
          <table:table-cell table:style-name="ce435" office:value-type="string" calcext:value-type="string">
            <text:p>toxic </text:p>
          </table:table-cell>
          <table:table-cell table:style-name="ce355"/>
          <table:table-cell table:style-name="ce355" office:value-type="string" calcext:value-type="string">
            <text:p>scu_medicament,scu_toxiquejardin,scu_toxiquegarage,scu_toxiquecuisine,scu_toxiquesdb,scu_toxiquebrico,scu_toxiqueparasite,scu_toxiquedivers</text:p>
          </table:table-cell>
          <table:table-cell table:style-name="ce466" office:value-type="string" calcext:value-type="string">
            <text:p>false</text:p>
          </table:table-cell>
          <table:table-cell table:style-name="ce355" office:value-type="string" calcext:value-type="string">
            <text:p>cu</text:p>
          </table:table-cell>
          <table:table-cell table:style-name="ce355"/>
          <table:table-cell table:style-name="ce431" office:value-type="string" calcext:value-type="string">
            <text:p>batterie_voitur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473"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473"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355" office:value-type="string" calcext:value-type="string">
            <text:p>scu_medicament</text:p>
          </table:table-cell>
          <table:table-cell table:style-name="ce355" office:value-type="string" calcext:value-type="string">
            <text:p>Médicament</text:p>
          </table:table-cell>
          <table:table-cell table:style-name="ce435" office:value-type="string" calcext:value-type="string">
            <text:p>Drug</text:p>
          </table:table-cell>
          <table:table-cell table:style-name="ce355" table:number-columns-repeated="2"/>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426" office:value-type="string" calcext:value-type="string">
            <text:p>medicaments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2" office:value-type="string" calcext:value-type="string">
            <text:p>{}];</text:p>
          </table:table-cell>
          <table:table-cell table:number-columns-repeated="2"/>
          <table:table-cell table:style-name="ce473"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jardin</text:p>
          </table:table-cell>
          <table:table-cell table:style-name="ce355" office:value-type="string" calcext:value-type="string">
            <text:p>Déchet toxique du Jardinage</text:p>
          </table:table-cell>
          <table:table-cell table:style-name="ce435" office:value-type="string" calcext:value-type="string">
            <text:p>Toxic Waste of Gardening</text:p>
          </table:table-cell>
          <table:table-cell table:style-name="ce355" office:value-type="string" calcext:value-type="string">
            <text:p><text:s/>Engrais chimiques, herbicides, fongicides, insecticides...</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355" office:value-type="string" calcext:value-type="string">
            <text:p>desherbant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garage</text:p>
          </table:table-cell>
          <table:table-cell table:style-name="ce355" office:value-type="string" calcext:value-type="string">
            <text:p>Déchet toxique du Garage</text:p>
          </table:table-cell>
          <table:table-cell table:style-name="ce435" office:value-type="string" calcext:value-type="string">
            <text:p>Toxic Waste Garage</text:p>
          </table:table-cell>
          <table:table-cell table:style-name="ce355" office:value-type="string" calcext:value-type="string">
            <text:p><text:s/>Antigel, liquide de refroidissement, mastic de carrosserie, peinture antirouille, huile minérale, filtre à huile...</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431" office:value-type="string" calcext:value-type="string">
            <text:p>batterie_voitur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cuisine</text:p>
          </table:table-cell>
          <table:table-cell table:style-name="ce355" office:value-type="string" calcext:value-type="string">
            <text:p>Déchet toxique de la Cuisine</text:p>
          </table:table-cell>
          <table:table-cell table:style-name="ce435" office:value-type="string" calcext:value-type="string">
            <text:p>Toxic Waste in the Kitchen</text:p>
          </table:table-cell>
          <table:table-cell table:style-name="ce355" office:value-type="string" calcext:value-type="string">
            <text:p>Nettoyants cuivre et argenterie, nettoyants à l'ammoniac, récurant pour four...</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468" office:value-type="string" calcext:value-type="string">
            <text:p>bouteille_ammoniaqu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sdb</text:p>
          </table:table-cell>
          <table:table-cell table:style-name="ce355" office:value-type="string" calcext:value-type="string">
            <text:p>Déchet toxique de la Salle de bain</text:p>
          </table:table-cell>
          <table:table-cell table:style-name="ce435" office:value-type="string" calcext:value-type="string">
            <text:p>Toxic Waste in the bathroom</text:p>
          </table:table-cell>
          <table:table-cell table:style-name="ce355" office:value-type="string" calcext:value-type="string">
            <text:p>Déboucheur liquide, détachant, eau de Javel, nettoyants à sol, récurant pour toilette, thermomètres à mercure...</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355" office:value-type="string" calcext:value-type="string">
            <text:p>desinfectant_toilett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brico</text:p>
          </table:table-cell>
          <table:table-cell table:style-name="ce355" office:value-type="string" calcext:value-type="string">
            <text:p>Déchet toxique du Bricolage</text:p>
          </table:table-cell>
          <table:table-cell table:style-name="ce435" office:value-type="string" calcext:value-type="string">
            <text:p>Toxic Waste of Housing</text:p>
          </table:table-cell>
          <table:table-cell table:style-name="ce355" office:value-type="string" calcext:value-type="string">
            <text:p>Colles, produits de traitement du bois, enduits et vernis, peintures huile et eau, <text:s/>laques, résines, diluants, solvants...</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431" office:value-type="string" calcext:value-type="string">
            <text:p>peinture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parasite</text:p>
          </table:table-cell>
          <table:table-cell table:style-name="ce355" office:value-type="string" calcext:value-type="string">
            <text:p>Déchet toxique du traitement des parasites</text:p>
          </table:table-cell>
          <table:table-cell table:style-name="ce435" office:value-type="string" calcext:value-type="string">
            <text:p>Toxic Waste treatment parasites</text:p>
          </table:table-cell>
          <table:table-cell table:style-name="ce355" office:value-type="string" calcext:value-type="string">
            <text:p>Anti-fourmis, insecticides, naphtaline, mort aux rats...</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355" office:value-type="string" calcext:value-type="string">
            <text:p>mortaurat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355" office:value-type="string" calcext:value-type="string">
            <text:p>scu_toxiquedivers</text:p>
          </table:table-cell>
          <table:table-cell table:style-name="ce355" office:value-type="string" calcext:value-type="string">
            <text:p>Déchet toxique divers</text:p>
          </table:table-cell>
          <table:table-cell table:style-name="ce435" office:value-type="string" calcext:value-type="string">
            <text:p>Various toxic waste</text:p>
          </table:table-cell>
          <table:table-cell table:style-name="ce355" office:value-type="string" calcext:value-type="string">
            <text:p>acides, bases, essence de térébenthine, radiographie, révélateur et fixateur photo, néons...</text:p>
          </table:table-cell>
          <table:table-cell table:style-name="ce355"/>
          <table:table-cell table:style-name="ce466" office:value-type="string" calcext:value-type="string">
            <text:p>true</text:p>
          </table:table-cell>
          <table:table-cell table:style-name="ce355" office:value-type="string" calcext:value-type="string">
            <text:p>cu_toxique</text:p>
          </table:table-cell>
          <table:table-cell table:style-name="ce355"/>
          <table:table-cell table:style-name="ce355" office:value-type="string" calcext:value-type="string">
            <text:p>pile_45_mini.png</text:p>
          </table:table-cell>
          <table:table-cell table:style-name="ce355"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number-columns-repeated="3"/>
          <table:table-cell table:style-name="ce473"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432" table:number-columns-repeated="10"/>
          <table:table-cell table:style-name="ce469"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464" table:number-columns-repeated="14"/>
          <table:table-cell table:number-columns-repeated="257"/>
        </table:table-row>
        <table:table-row table:style-name="ro1">
          <table:table-cell table:number-columns-repeated="271"/>
        </table:table-row>
        <table:table-row table:style-name="ro2">
          <table:table-cell table:style-name="ce355" office:value-type="string" calcext:value-type="string">
            <text:p>cu_electronique</text:p>
          </table:table-cell>
          <table:table-cell table:style-name="ce426" office:value-type="string" calcext:value-type="string">
            <text:p>Électronique</text:p>
          </table:table-cell>
          <table:table-cell table:style-name="ce426"/>
          <table:table-cell table:style-name="ce355" table:number-columns-repeated="2"/>
          <table:table-cell table:style-name="ce467" office:value-type="string" calcext:value-type="string">
            <text:p>false</text:p>
          </table:table-cell>
          <table:table-cell table:style-name="ce355" office:value-type="string" calcext:value-type="string">
            <text:p>cu</text:p>
          </table:table-cell>
          <table:table-cell table:style-name="ce341"/>
          <table:table-cell table:style-name="ce353" office:value-type="string" calcext:value-type="string">
            <text:p>telephone_fixe_mini.png</text:p>
          </table:table-cell>
          <table:table-cell table:style-name="ce341" office:value-type="string" calcext:value-type="string">
            <text:p>Vérif le 03/2013</text:p>
          </table:table-cell>
          <table:table-cell table:style-name="ce355" office:value-type="string" calcext:value-type="string">
            <text:p><text:s/></text:p>
          </table:table-cell>
          <table:table-cell table:style-name="ce469" table:number-columns-repeated="3"/>
          <table:table-cell table:style-name="ce471"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473"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472"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office:forms form:automatic-focus="false" form:apply-design-mode="false"/>
        <table:table-column table:style-name="co40"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29" table:default-cell-style-name="Default"/>
        <table:table-column table:style-name="co40" table:number-columns-repeated="217" table:default-cell-style-name="Default"/>
        <table:table-row table:style-name="ro1">
          <table:table-cell table:style-name="ce411"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383"/>
          <table:table-cell table:style-name="ce476"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423" office:value-type="string" calcext:value-type="string">
            <text:p>Code</text:p>
          </table:table-cell>
          <table:table-cell table:style-name="ce423" office:value-type="string" calcext:value-type="string">
            <text:p>Nom</text:p>
          </table:table-cell>
          <table:table-cell table:style-name="ce423" office:value-type="string" calcext:value-type="string">
            <text:p>Modes De Collectes</text:p>
          </table:table-cell>
          <table:table-cell table:style-name="ce423" office:value-type="string" calcext:value-type="string">
            <text:p>description</text:p>
          </table:table-cell>
          <table:table-cell table:style-name="ce423" office:value-type="string" calcext:value-type="string">
            <text:p>Conseil</text:p>
          </table:table-cell>
          <table:table-cell table:style-name="ce423"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7">
          <table:table-cell table:style-name="ce474" office:value-type="string" calcext:value-type="string">
            <text:p>cat_omr</text:p>
          </table:table-cell>
          <table:table-cell table:style-name="ce474" office:value-type="string" calcext:value-type="string">
            <text:p>Ordures Ménagères Résiduelles (OMR)</text:p>
          </table:table-cell>
          <table:table-cell table:style-name="ce478" office:value-type="string" calcext:value-type="string">
            <text:p>modco_bacbleuhorsnantes,modco_bacbleunantes,modco_sacbleu</text:p>
          </table:table-cell>
          <table:table-cell table:style-name="ce474"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474"/>
          <table:table-cell table:style-name="ce474" office:value-type="string" calcext:value-type="string">
            <text:p>NON</text:p>
          </table:table-cell>
          <table:table-cell table:style-name="ce43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8">
          <table:table-cell table:style-name="ce426" office:value-type="string" calcext:value-type="string">
            <text:p>cat_omr_plastique</text:p>
          </table:table-cell>
          <table:table-cell table:style-name="ce474" office:value-type="string" calcext:value-type="string">
            <text:p>Ordures Ménagères Résiduelles (OMR) recyclé sur Nantes uniquement</text:p>
          </table:table-cell>
          <table:table-cell table:style-name="ce431" office:value-type="string" calcext:value-type="string">
            <text:p>modco_bacjaunenantes,modco_bacbleuhorsnantes,modco_sacbleu</text:p>
          </table:table-cell>
          <table:table-cell table:style-name="ce474"/>
          <table:table-cell table:style-name="ce355" office:value-type="string" calcext:value-type="string">
            <text:p>cons_pasuniquementbouteilleflacon</text:p>
          </table:table-cell>
          <table:table-cell table:style-name="ce431" office:value-type="string" calcext:value-type="string">
            <text:p>OUI_ET_NON</text:p>
          </table:table-cell>
          <table:table-cell table:style-name="ce433"/>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emr</text:p>
          </table:table-cell>
          <table:table-cell table:style-name="ce474" office:value-type="string" calcext:value-type="string">
            <text:p>Emballages ménagers récupérés (EMR)</text:p>
          </table:table-cell>
          <table:table-cell table:style-name="ce474" office:value-type="string" calcext:value-type="string">
            <text:p>modco_decheterie,modco_ecopoint,modco_bacjaunehorsnantes,modco_sacjaune,modco_contembjournmag</text:p>
          </table:table-cell>
          <table:table-cell table:style-name="ce474" office:value-type="string" calcext:value-type="string">
            <text:p>Boîtes en carton plat ou ondulé, les étuis, les sacs et sachets en papier…</text:p>
          </table:table-cell>
          <table:table-cell table:style-name="ce474"/>
          <table:table-cell table:style-name="ce474" office:value-type="string" calcext:value-type="string">
            <text:p>OUI</text:p>
          </table:table-cell>
          <table:table-cell table:style-name="ce43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9">
          <table:table-cell table:style-name="ce474" office:value-type="string" calcext:value-type="string">
            <text:p>cat_ela</text:p>
          </table:table-cell>
          <table:table-cell table:style-name="ce474" office:value-type="string" calcext:value-type="string">
            <text:p>Emballages pour liquides alimentaires (ELA)</text:p>
          </table:table-cell>
          <table:table-cell table:style-name="ce431" office:value-type="string" calcext:value-type="string">
            <text:p>modco_bacjaunehorsnantes,modco_sacjaune,modco_contembjournmag</text:p>
          </table:table-cell>
          <table:table-cell table:style-name="ce474"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474"/>
          <table:table-cell table:style-name="ce474" office:value-type="string" calcext:value-type="string">
            <text:p>OUI</text:p>
          </table:table-cell>
          <table:table-cell table:style-name="ce43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acier</text:p>
          </table:table-cell>
          <table:table-cell table:style-name="ce474" office:value-type="string" calcext:value-type="string">
            <text:p>Acier</text:p>
          </table:table-cell>
          <table:table-cell table:style-name="ce474" office:value-type="string" calcext:value-type="string">
            <text:p>modco_decheterie,modco_ecopoint,modco_bacjaunehorsnantes,modco_sacjaune,modco_contembjournmag</text:p>
          </table:table-cell>
          <table:table-cell table:style-name="ce474"/>
          <table:table-cell table:style-name="ce474" office:value-type="string" calcext:value-type="string">
            <text:p>cons_ferraille,cons_acier</text:p>
          </table:table-cell>
          <table:table-cell table:style-name="ce474" office:value-type="string" calcext:value-type="string">
            <text:p>OUI</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allu</text:p>
          </table:table-cell>
          <table:table-cell table:style-name="ce474" office:value-type="string" calcext:value-type="string">
            <text:p>Aluminium</text:p>
          </table:table-cell>
          <table:table-cell table:style-name="ce474" office:value-type="string" calcext:value-type="string">
            <text:p>modco_decheterie,modco_ecopoint,modco_bacjaunehorsnantes,modco_sacjaune,modco_contembjournmag</text:p>
          </table:table-cell>
          <table:table-cell table:style-name="ce474"/>
          <table:table-cell table:style-name="ce426" office:value-type="string" calcext:value-type="string">
            <text:p>cons_allu</text:p>
          </table:table-cell>
          <table:table-cell table:style-name="ce426" office:value-type="string" calcext:value-type="string">
            <text:p>OUI</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encombrant</text:p>
          </table:table-cell>
          <table:table-cell table:style-name="ce474" office:value-type="string" calcext:value-type="string">
            <text:p>Encombrants</text:p>
          </table:table-cell>
          <table:table-cell table:style-name="ce474" office:value-type="string" calcext:value-type="string">
            <text:p>modco_encombrant,modco_decheterie</text:p>
          </table:table-cell>
          <table:table-cell table:style-name="ce474"/>
          <table:table-cell table:style-name="ce474" office:value-type="string" calcext:value-type="string">
            <text:p>cons_numerosencombrants,cons_encombrants</text:p>
          </table:table-cell>
          <table:table-cell table:style-name="ce474" office:value-type="string" calcext:value-type="string">
            <text:p>PAS_POUBELLE</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organiquegros</text:p>
          </table:table-cell>
          <table:table-cell table:style-name="ce474" office:value-type="string" calcext:value-type="string">
            <text:p>Déchets organiques</text:p>
          </table:table-cell>
          <table:table-cell table:style-name="ce474" office:value-type="string" calcext:value-type="string">
            <text:p>modco_decheterie,modco_ecopoint,modco_compostage</text:p>
          </table:table-cell>
          <table:table-cell table:style-name="ce474" office:value-type="string" calcext:value-type="string">
            <text:p>déchets de jardin, sapin de noël</text:p>
          </table:table-cell>
          <table:table-cell table:style-name="ce474" office:value-type="string" calcext:value-type="string">
            <text:p>cons_compostage</text:p>
          </table:table-cell>
          <table:table-cell table:style-name="ce474" office:value-type="string" calcext:value-type="string">
            <text:p>PAS_POUBELLE</text:p>
          </table:table-cell>
          <table:table-cell table:style-name="ce482"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4">
          <table:table-cell table:style-name="ce474" office:value-type="string" calcext:value-type="string">
            <text:p>cat_organique</text:p>
          </table:table-cell>
          <table:table-cell table:style-name="ce474" office:value-type="string" calcext:value-type="string">
            <text:p>Déchets organiques</text:p>
          </table:table-cell>
          <table:table-cell table:style-name="ce474" office:value-type="string" calcext:value-type="string">
            <text:p>modco_bacbleunantes,modco_sacbleu,modco_decheterie,modco_compostage</text:p>
          </table:table-cell>
          <table:table-cell table:style-name="ce474" office:value-type="string" calcext:value-type="string">
            <text:p>thé, épluchure, papier à usage unique (papier toilette, essuie-tout), plante, reste de repas (nourriture)</text:p>
          </table:table-cell>
          <table:table-cell table:style-name="ce474" office:value-type="string" calcext:value-type="string">
            <text:p>cons_compostage</text:p>
          </table:table-cell>
          <table:table-cell table:style-name="ce474" office:value-type="string" calcext:value-type="string">
            <text:p>NON</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papiercarton</text:p>
          </table:table-cell>
          <table:table-cell table:style-name="ce474" office:value-type="string" calcext:value-type="string">
            <text:p>Papiers cartons cartonnettes</text:p>
          </table:table-cell>
          <table:table-cell table:style-name="ce474" office:value-type="string" calcext:value-type="string">
            <text:p>modco_contpapiercarton,modco_bacjaunehorsnantes,modco_sacjaune,modco_contembjournmag</text:p>
          </table:table-cell>
          <table:table-cell table:style-name="ce474" table:number-columns-repeated="2"/>
          <table:table-cell table:style-name="ce474" office:value-type="string" calcext:value-type="string">
            <text:p>OUI</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474" office:value-type="string" calcext:value-type="string">
            <text:p>cat_verre</text:p>
          </table:table-cell>
          <table:table-cell table:style-name="ce474" office:value-type="string" calcext:value-type="string">
            <text:p>Verre d'emballage</text:p>
          </table:table-cell>
          <table:table-cell table:style-name="ce431" office:value-type="string" calcext:value-type="string">
            <text:p>modco_contverre,modco_decheterie,modco_ecopoint</text:p>
          </table:table-cell>
          <table:table-cell table:style-name="ce480" office:value-type="string" calcext:value-type="string">
            <text:p>&lt;P&gt;Les bouteilles de verre et le verre d'emballage (bocaux...) sont &lt;B&gt;recyclable&lt;/B&gt;, contrairement aux autres types de verre et la vaisselle/porcelaine.&lt;/P&gt;</text:p>
          </table:table-cell>
          <table:table-cell table:style-name="ce474" office:value-type="string" calcext:value-type="string">
            <text:p>cons_verre</text:p>
          </table:table-cell>
          <table:table-cell table:style-name="ce474" office:value-type="string" calcext:value-type="string">
            <text:p>OUI</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474" office:value-type="string" calcext:value-type="string">
            <text:p>cat_verrenonvalovaisselleporcelaine</text:p>
          </table:table-cell>
          <table:table-cell table:style-name="ce474" office:value-type="string" calcext:value-type="string">
            <text:p>Vaisselle</text:p>
          </table:table-cell>
          <table:table-cell table:style-name="ce429" office:value-type="string" calcext:value-type="string">
            <text:p>modco_bacbleunantes,modco_sacbleu,modco_decheterie,modco_ecopoint,smco_vaisselle</text:p>
          </table:table-cell>
          <table:table-cell table:style-name="ce480" office:value-type="string" calcext:value-type="string">
            <text:p>&lt;P&gt;On ne recycle que les bouteilles de verre et le verre d'emballage (bocaux...). Les autres types de verre et la vaisselle/porcelaine ne sont &lt;B&gt;pas recyclables&lt;/B&gt;.&lt;/P&gt;</text:p>
          </table:table-cell>
          <table:table-cell table:style-name="ce474" office:value-type="string" calcext:value-type="string">
            <text:p>cons_verre</text:p>
          </table:table-cell>
          <table:table-cell table:style-name="ce474" office:value-type="string" calcext:value-type="string">
            <text:p>NON</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0">
          <table:table-cell table:style-name="ce474" office:value-type="string" calcext:value-type="string">
            <text:p>cat_d3e</text:p>
          </table:table-cell>
          <table:table-cell table:style-name="ce474" office:value-type="string" calcext:value-type="string">
            <text:p>Déchets d'équipement électrique et électronique (D3E)</text:p>
          </table:table-cell>
          <table:table-cell table:style-name="ce474" office:value-type="string" calcext:value-type="string">
            <text:p>modco_decheterie,modco_ecopoint,smco_reprise,smco_reprise_1pour0</text:p>
          </table:table-cell>
          <table:table-cell table:style-name="ce474"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474" office:value-type="string" calcext:value-type="string">
            <text:p>cons_recuppdv1,cons_ecoparticipation</text:p>
          </table:table-cell>
          <table:table-cell table:style-name="ce474" office:value-type="string" calcext:value-type="string">
            <text:p>PAS_POUBELLE</text:p>
          </table:table-cell>
          <table:table-cell table:style-name="ce4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1">
          <table:table-cell table:style-name="ce474" office:value-type="string" calcext:value-type="string">
            <text:p>cat_ddm</text:p>
          </table:table-cell>
          <table:table-cell table:style-name="ce474" office:value-type="string" calcext:value-type="string">
            <text:p>Les déchets dangereux des ménages (DDM)</text:p>
          </table:table-cell>
          <table:table-cell table:style-name="ce474" office:value-type="string" calcext:value-type="string">
            <text:p>modco_decheterie,modco_ecopoint</text:p>
          </table:table-cell>
          <table:table-cell table:style-name="ce474"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355" office:value-type="string" calcext:value-type="string">
            <text:p>cons_toxique</text:p>
          </table:table-cell>
          <table:table-cell table:style-name="ce474" office:value-type="string" calcext:value-type="string">
            <text:p>PAS_POUBELLE</text:p>
          </table:table-cell>
          <table:table-cell table:style-name="ce482"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ddm_gros</text:p>
          </table:table-cell>
          <table:table-cell table:style-name="ce474" office:value-type="string" calcext:value-type="string">
            <text:p>Les déchets dangereux des ménages (DDM) trop gros</text:p>
          </table:table-cell>
          <table:table-cell table:style-name="ce474" office:value-type="string" calcext:value-type="string">
            <text:p>modco_decheterie</text:p>
          </table:table-cell>
          <table:table-cell table:style-name="ce474" office:value-type="string" calcext:value-type="string">
            <text:p>Idem cat_ddm mais que les gros déchets</text:p>
          </table:table-cell>
          <table:table-cell table:style-name="ce355" office:value-type="string" calcext:value-type="string">
            <text:p>cons_toxique</text:p>
          </table:table-cell>
          <table:table-cell table:style-name="ce474" office:value-type="string" calcext:value-type="string">
            <text:p>PAS_POUBELLE</text:p>
          </table:table-cell>
          <table:table-cell table:style-name="ce482"/>
          <table:table-cell table:number-columns-repeated="219"/>
        </table:table-row>
        <table:table-row table:style-name="ro3">
          <table:table-cell table:style-name="ce474" office:value-type="string" calcext:value-type="string">
            <text:p>cat_vetement</text:p>
          </table:table-cell>
          <table:table-cell table:style-name="ce474" office:value-type="string" calcext:value-type="string">
            <text:p>Vêtements (propres)</text:p>
          </table:table-cell>
          <table:table-cell table:style-name="ce478" office:value-type="string" calcext:value-type="string">
            <text:p>smco_conteneurlerelais,smco_reempvet</text:p>
          </table:table-cell>
          <table:table-cell table:style-name="ce474"/>
          <table:table-cell table:style-name="ce478" office:value-type="string" calcext:value-type="string">
            <text:p>cons_lerelais</text:p>
          </table:table-cell>
          <table:table-cell table:style-name="ce474"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velo</text:p>
          </table:table-cell>
          <table:table-cell table:style-name="ce474" office:value-type="string" calcext:value-type="string">
            <text:p>Vélo/trottinette</text:p>
          </table:table-cell>
          <table:table-cell table:style-name="ce355" office:value-type="string" calcext:value-type="string">
            <text:p>smco_velo,modco_decheterie,modco_ecopoint</text:p>
          </table:table-cell>
          <table:table-cell table:style-name="ce474" table:number-columns-repeated="2"/>
          <table:table-cell table:style-name="ce474" office:value-type="string" calcext:value-type="string">
            <text:p>PAS_POUBELLE</text:p>
          </table:table-cell>
          <table:table-cell table:style-name="ce483"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lunette</text:p>
          </table:table-cell>
          <table:table-cell table:style-name="ce474" office:value-type="string" calcext:value-type="string">
            <text:p>Lunettes</text:p>
          </table:table-cell>
          <table:table-cell table:style-name="ce474" office:value-type="string" calcext:value-type="string">
            <text:p>modco_bacbleunantes,modco_sacbleu,smco_vendeurlunette</text:p>
          </table:table-cell>
          <table:table-cell table:style-name="ce474" table:number-columns-repeated="2"/>
          <table:table-cell table:style-name="ce474" office:value-type="string" calcext:value-type="string">
            <text:p>PAS_POUBELLE</text:p>
          </table:table-cell>
          <table:table-cell table:style-name="ce483"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instrument</text:p>
          </table:table-cell>
          <table:table-cell table:style-name="ce474" office:value-type="string" calcext:value-type="string">
            <text:p>Instrument de musique</text:p>
          </table:table-cell>
          <table:table-cell table:style-name="ce474" office:value-type="string" calcext:value-type="string">
            <text:p>smco_reempdivers,modco_decheterie,modco_ecopoint,modco_encombrant</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info</text:p>
          </table:table-cell>
          <table:table-cell table:style-name="ce474" office:value-type="string" calcext:value-type="string">
            <text:p>Équipements informatiques</text:p>
          </table:table-cell>
          <table:table-cell table:style-name="ce426" office:value-type="string" calcext:value-type="string">
            <text:p>smco_reempinfo,modco_decheterie,modco_ecopoint</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31" office:value-type="string" calcext:value-type="string">
            <text:p>cat_ampouleseco</text:p>
          </table:table-cell>
          <table:table-cell table:style-name="ce431" office:value-type="string" calcext:value-type="string">
            <text:p>Ampoules basses consommations / néons</text:p>
          </table:table-cell>
          <table:table-cell table:style-name="ce431" office:value-type="string" calcext:value-type="string">
            <text:p>modco_pointsdevente</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8/2013</text:p>
          </table:table-cell>
          <table:table-cell table:number-columns-repeated="219"/>
        </table:table-row>
        <table:table-row table:style-name="ro14">
          <table:table-cell table:style-name="ce474" office:value-type="string" calcext:value-type="string">
            <text:p>cat_cartouche</text:p>
          </table:table-cell>
          <table:table-cell table:style-name="ce474" office:value-type="string" calcext:value-type="string">
            <text:p>Cartouche d'encre</text:p>
          </table:table-cell>
          <table:table-cell table:style-name="ce426" office:value-type="string" calcext:value-type="string">
            <text:p>modco_pointsdevente,modco_decheterie,modco_ecopoint</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pile</text:p>
          </table:table-cell>
          <table:table-cell table:style-name="ce474" office:value-type="string" calcext:value-type="string">
            <text:p>Pile</text:p>
          </table:table-cell>
          <table:table-cell table:style-name="ce479" office:value-type="string" calcext:value-type="string">
            <text:p>modco_decheterie,modco_ecopoint,modco_pointsdevente</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jouetpile</text:p>
          </table:table-cell>
          <table:table-cell table:style-name="ce474" office:value-type="string" calcext:value-type="string">
            <text:p>Jouet (avec pile)</text:p>
          </table:table-cell>
          <table:table-cell table:style-name="ce426" office:value-type="string" calcext:value-type="string">
            <text:p>smco_reempjouet,modco_decheterie,modco_ecopoint</text:p>
          </table:table-cell>
          <table:table-cell table:style-name="ce474"/>
          <table:table-cell table:style-name="ce474" office:value-type="string" calcext:value-type="string">
            <text:p>cons_recuppdv1,cons_ecoparticipation</text:p>
          </table:table-cell>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jouet</text:p>
          </table:table-cell>
          <table:table-cell table:style-name="ce474" office:value-type="string" calcext:value-type="string">
            <text:p>Jouet (sans pile)</text:p>
          </table:table-cell>
          <table:table-cell table:style-name="ce426" office:value-type="string" calcext:value-type="string">
            <text:p>smco_reempjouet,modco_bacbleunantes,modco_sacbleu</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474" office:value-type="string" calcext:value-type="string">
            <text:p>cat_batterie</text:p>
          </table:table-cell>
          <table:table-cell table:style-name="ce474" office:value-type="string" calcext:value-type="string">
            <text:p>Batterie</text:p>
          </table:table-cell>
          <table:table-cell table:style-name="ce426" office:value-type="string" calcext:value-type="string">
            <text:p>smco_garage,modco_decheterie,modco_ecopoint</text:p>
          </table:table-cell>
          <table:table-cell table:style-name="ce474"/>
          <table:table-cell table:style-name="ce480" office:value-type="string" calcext:value-type="string">
            <text:p>cons_toxique</text:p>
          </table:table-cell>
          <table:table-cell table:style-name="ce474" office:value-type="string" calcext:value-type="string">
            <text:p>OUI</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voiture</text:p>
          </table:table-cell>
          <table:table-cell table:style-name="ce474" office:value-type="string" calcext:value-type="string">
            <text:p>Voitures</text:p>
          </table:table-cell>
          <table:table-cell table:style-name="ce426" office:value-type="string" calcext:value-type="string">
            <text:p>smco_vendeurcassevoiture,modco_reprise</text:p>
          </table:table-cell>
          <table:table-cell table:style-name="ce474" table:number-columns-repeated="2"/>
          <table:table-cell table:style-name="ce474" office:value-type="string" calcext:value-type="string">
            <text:p>OUI</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medicament</text:p>
          </table:table-cell>
          <table:table-cell table:style-name="ce474" office:value-type="string" calcext:value-type="string">
            <text:p>Médicaments</text:p>
          </table:table-cell>
          <table:table-cell table:style-name="ce426" office:value-type="string" calcext:value-type="string">
            <text:p>smco_pharmacie,modco_decheterie,modco_ecopoint</text:p>
          </table:table-cell>
          <table:table-cell table:style-name="ce474" table:number-columns-repeated="2"/>
          <table:table-cell table:style-name="ce474" office:value-type="string" calcext:value-type="string">
            <text:p>PAS_POUBELLE</text:p>
          </table:table-cell>
          <table:table-cell table:style-name="ce38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74" office:value-type="string" calcext:value-type="string">
            <text:p>cat_materiaux</text:p>
          </table:table-cell>
          <table:table-cell table:style-name="ce474" office:value-type="string" calcext:value-type="string">
            <text:p>Matériaux</text:p>
          </table:table-cell>
          <table:table-cell table:style-name="ce474" office:value-type="string" calcext:value-type="string">
            <text:p>modco_decheterie</text:p>
          </table:table-cell>
          <table:table-cell table:style-name="ce474"/>
          <table:table-cell table:style-name="ce481" office:value-type="string" calcext:value-type="string">
            <text:p>cons_paspoubelle</text:p>
          </table:table-cell>
          <table:table-cell table:style-name="ce474" office:value-type="string" calcext:value-type="string">
            <text:p>PAS_POUBELLE</text:p>
          </table:table-cell>
          <table:table-cell table:style-name="ce433"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475"/>
          <table:table-cell table:style-name="ce477"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7" table:print="false">
        <office:forms form:automatic-focus="false" form:apply-design-mode="false"/>
        <table:table-column table:style-name="co139" table:default-cell-style-name="Default"/>
        <table:table-column table:style-name="co140" table:default-cell-style-name="Default"/>
        <table:table-column table:style-name="co141" table:number-columns-repeated="2" table:default-cell-style-name="Default"/>
        <table:table-column table:style-name="co102" table:default-cell-style-name="Default"/>
        <table:table-column table:style-name="co142" table:default-cell-style-name="Default"/>
        <table:table-column table:style-name="co143" table:number-columns-repeated="3" table:default-cell-style-name="Default"/>
        <table:table-column table:style-name="co144" table:number-columns-repeated="4" table:default-cell-style-name="Default"/>
        <table:table-column table:style-name="co53"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29" table:number-columns-repeated="2" table:default-cell-style-name="Default"/>
        <table:table-column table:style-name="co150" table:default-cell-style-name="Default"/>
        <table:table-column table:style-name="co29" table:number-columns-repeated="2" table:default-cell-style-name="Default"/>
        <table:table-column table:style-name="co40" table:default-cell-style-name="Default"/>
        <table:table-column table:style-name="co151" table:number-columns-repeated="4" table:default-cell-style-name="Default"/>
        <table:table-column table:style-name="co152" table:default-cell-style-name="Default"/>
        <table:table-column table:style-name="co2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7" table:number-columns-repeated="2" table:default-cell-style-name="Default"/>
        <table:table-column table:style-name="co2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108"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40" table:number-columns-repeated="219" table:default-cell-style-name="Default"/>
        <table:table-row table:style-name="ro3">
          <table:table-cell table:style-name="ce411"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464"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22">
          <table:table-cell/>
          <table:table-cell table:style-name="ce486"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23">
          <table:table-cell table:style-name="ce423" office:value-type="string" calcext:value-type="string">
            <text:p>Code</text:p>
          </table:table-cell>
          <table:table-cell table:style-name="ce423" office:value-type="string" calcext:value-type="string">
            <text:p>Nom</text:p>
          </table:table-cell>
          <table:table-cell table:style-name="ce423" office:value-type="string" calcext:value-type="string">
            <text:p>nom_en</text:p>
          </table:table-cell>
          <table:table-cell table:style-name="ce423" office:value-type="string" calcext:value-type="string">
            <text:p>Sous Modes de Collecte</text:p>
          </table:table-cell>
          <table:table-cell table:style-name="ce423" office:value-type="string" calcext:value-type="string">
            <text:p>Est un sous mode de collecte</text:p>
          </table:table-cell>
          <table:table-cell table:style-name="ce423" office:value-type="string" calcext:value-type="string">
            <text:p>description</text:p>
          </table:table-cell>
          <table:table-cell table:style-name="ce423" office:value-type="string" calcext:value-type="string">
            <text:p>description_en</text:p>
          </table:table-cell>
          <table:table-cell table:style-name="ce423" office:value-type="string" calcext:value-type="string">
            <text:p>admis</text:p>
          </table:table-cell>
          <table:table-cell table:style-name="ce423" office:value-type="string" calcext:value-type="string">
            <text:p>Conseils</text:p>
          </table:table-cell>
          <table:table-cell table:style-name="ce423" office:value-type="string" calcext:value-type="string">
            <text:p>Fiches</text:p>
          </table:table-cell>
          <table:table-cell table:style-name="ce423" office:value-type="string" calcext:value-type="string">
            <text:p>Lieux</text:p>
          </table:table-cell>
          <table:table-cell table:style-name="ce423" office:value-type="string" calcext:value-type="string">
            <text:p>Image</text:p>
          </table:table-cell>
          <table:table-cell table:style-name="ce437" office:value-type="string" calcext:value-type="string">
            <text:p>Statut</text:p>
          </table:table-cell>
          <table:table-cell table:style-name="ce437" office:value-type="string" calcext:value-type="string">
            <text:p>Bouton</text:p>
          </table:table-cell>
          <table:table-cell table:style-name="ce437" office:value-type="string" calcext:value-type="string">
            <text:p>Mots clés</text:p>
          </table:table-cell>
          <table:table-cell table:style-name="ce437" office:value-type="string" calcext:value-type="string">
            <text:p>Mots clés en</text:p>
          </table:table-cell>
          <table:table-cell table:style-name="ce437" office:value-type="string" calcext:value-type="string">
            <text:p>Admis_en</text:p>
          </table:table-cell>
          <table:table-cell/>
          <table:table-cell table:style-name="ce404"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24">
          <table:table-cell table:style-name="ce484" office:value-type="string" calcext:value-type="string">
            <text:p>modco_contmpb</text:p>
          </table:table-cell>
          <table:table-cell table:style-name="ce484" office:value-type="string" calcext:value-type="string">
            <text:p>Conteneur plastique</text:p>
          </table:table-cell>
          <table:table-cell table:style-name="ce484" office:value-type="string" calcext:value-type="string">
            <text:p>Plastic container</text:p>
          </table:table-cell>
          <table:table-cell table:style-name="ce484"/>
          <table:table-cell table:style-name="ce487" office:value-type="string" calcext:value-type="string">
            <text:p>false</text:p>
          </table:table-cell>
          <table:table-cell table:style-name="ce489"/>
          <table:table-cell table:style-name="ce48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48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493"/>
          <table:table-cell table:style-name="ce493" office:value-type="string" calcext:value-type="string">
            <text:p>fiche_contembjournmag</text:p>
          </table:table-cell>
          <table:table-cell table:style-name="ce493"/>
          <table:table-cell table:style-name="ce491" office:value-type="string" calcext:value-type="string">
            <text:p>conteneur_plastique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Conteneur,plastique</text:p>
          </table:table-cell>
          <table:table-cell table:style-name="ce496" office:value-type="string" calcext:value-type="string">
            <text:p>container,plastic</text:p>
          </table:table-cell>
          <table:table-cell table:style-name="ce48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410"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ModesDeCollecte.P5];[ModesDeCollecte.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484" office:value-type="string" calcext:value-type="string">
            <text:p>modco_contpapiercarton</text:p>
          </table:table-cell>
          <table:table-cell table:style-name="ce484" office:value-type="string" calcext:value-type="string">
            <text:p>Conteneur&lt;br/&gt;papier carton</text:p>
          </table:table-cell>
          <table:table-cell table:style-name="ce484" office:value-type="string" calcext:value-type="string">
            <text:p>Paperboard container</text:p>
          </table:table-cell>
          <table:table-cell table:style-name="ce484"/>
          <table:table-cell table:style-name="ce487" office:value-type="string" calcext:value-type="string">
            <text:p>false</text:p>
          </table:table-cell>
          <table:table-cell table:style-name="ce484" office:value-type="string" calcext:value-type="string">
            <text:p>On peut mettre : cartons (bruns), cartonnettes, emballage en carton, enveloppe, feuilles, journaux, magazines, prospectus, <text:s/>boîte à œuf en carton.</text:p>
          </table:table-cell>
          <table:table-cell table:style-name="ce484" office:value-type="string" calcext:value-type="string">
            <text:p>You can put: cartons (brown), cardboards, carton, envelope, paper, newspapers, magazines, brochures, egg carton.</text:p>
          </table:table-cell>
          <table:table-cell table:style-name="ce484" office:value-type="string" calcext:value-type="string">
            <text:p>cartons (bruns), cartonnettes, emballage en carton, enveloppe, feuilles, journaux, magazines, prospectus, <text:s/>boîte à œuf en carton</text:p>
          </table:table-cell>
          <table:table-cell table:style-name="ce484" office:value-type="string" calcext:value-type="string">
            <text:p>cons_souille</text:p>
          </table:table-cell>
          <table:table-cell table:style-name="ce484" table:number-columns-repeated="2"/>
          <table:table-cell table:style-name="ce491" office:value-type="string" calcext:value-type="string">
            <text:p>conteneur_carton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Conteneur,papier,carton</text:p>
          </table:table-cell>
          <table:table-cell table:style-name="ce496" office:value-type="string" calcext:value-type="string">
            <text:p>container,paper,cardboard</text:p>
          </table:table-cell>
          <table:table-cell table:style-name="ce48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410"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ModesDeCollecte.P6];[ModesDeCollecte.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484" office:value-type="string" calcext:value-type="string">
            <text:p>modco_contverre</text:p>
          </table:table-cell>
          <table:table-cell table:style-name="ce484" office:value-type="string" calcext:value-type="string">
            <text:p>Conteneur verre</text:p>
          </table:table-cell>
          <table:table-cell table:style-name="ce484" office:value-type="string" calcext:value-type="string">
            <text:p>Glass container</text:p>
          </table:table-cell>
          <table:table-cell table:style-name="ce484"/>
          <table:table-cell table:style-name="ce487" office:value-type="string" calcext:value-type="string">
            <text:p>false</text:p>
          </table:table-cell>
          <table:table-cell table:style-name="ce484"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484"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484" office:value-type="string" calcext:value-type="string">
            <text:p>bouteilles, pots, bocaux</text:p>
          </table:table-cell>
          <table:table-cell table:style-name="ce484" office:value-type="string" calcext:value-type="string">
            <text:p>cons_verre,cons_sans_bouchon_ni_couvercle,cons_nbconteneurverre</text:p>
          </table:table-cell>
          <table:table-cell table:style-name="ce484" table:number-columns-repeated="2"/>
          <table:table-cell table:style-name="ce491" office:value-type="string" calcext:value-type="string">
            <text:p>conteneur_verre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Conteneur,verre</text:p>
          </table:table-cell>
          <table:table-cell table:style-name="ce496" office:value-type="string" calcext:value-type="string">
            <text:p>container,glass</text:p>
          </table:table-cell>
          <table:table-cell table:style-name="ce489" office:value-type="string" calcext:value-type="string">
            <text:p>bottles, pots, jars</text:p>
          </table:table-cell>
          <table:table-cell office:value-type="string" calcext:value-type="string">
            <text:p><text:s/></text:p>
          </table:table-cell>
          <table:table-cell table:style-name="ce410"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ModesDeCollecte.P7];[ModesDeCollecte.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484" office:value-type="string" calcext:value-type="string">
            <text:p>modco_contembjournmag</text:p>
          </table:table-cell>
          <table:table-cell table:style-name="ce484" office:value-type="string" calcext:value-type="string">
            <text:p>Conteneur&lt;br/&gt;emballages&lt;br/&gt;journaux magazines</text:p>
          </table:table-cell>
          <table:table-cell table:style-name="ce484" office:value-type="string" calcext:value-type="string">
            <text:p>Container packaging newspapers magazines</text:p>
          </table:table-cell>
          <table:table-cell table:style-name="ce484"/>
          <table:table-cell table:style-name="ce487" office:value-type="string" calcext:value-type="string">
            <text:p>false</text:p>
          </table:table-cell>
          <table:table-cell table:style-name="ce484"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484" office:value-type="string" calcext:value-type="string">
            <text:p>You can put. Tin, aluminum trays, cans, aerosols, metal bottle syrup, water bottles, bottle, brick (fruit, milk juice), cardboards, paper, newspapers, magazines.</text:p>
          </table:table-cell>
          <table:table-cell table:style-name="ce484" office:value-type="string" calcext:value-type="string">
            <text:p>boîte de conserve, barquette aluminium, cannette, aérosol, bouteille métal sirop, bouteilles d'eau, flacon, brique (jus de fruit, lait), cartonnettes, papier, journaux, magazines</text:p>
          </table:table-cell>
          <table:table-cell table:style-name="ce484" office:value-type="string" calcext:value-type="string">
            <text:p>cons_sans_bouchon_ni_couvercle</text:p>
          </table:table-cell>
          <table:table-cell table:style-name="ce484" office:value-type="string" calcext:value-type="string">
            <text:p>fiche_contembjournmag</text:p>
          </table:table-cell>
          <table:table-cell table:style-name="ce484"/>
          <table:table-cell table:style-name="ce491" office:value-type="string" calcext:value-type="string">
            <text:p>conteneur_emballages_journaux_magazines_mini.png</text:p>
          </table:table-cell>
          <table:table-cell table:style-name="ce496" office:value-type="string" calcext:value-type="string">
            <text:p>Vérif le 06/2013</text:p>
          </table:table-cell>
          <table:table-cell table:style-name="ce496" office:value-type="string" calcext:value-type="string">
            <text:p>modco</text:p>
          </table:table-cell>
          <table:table-cell table:style-name="ce496" office:value-type="string" calcext:value-type="string">
            <text:p>Conteneur,emballages,journaux,magazines</text:p>
          </table:table-cell>
          <table:table-cell table:style-name="ce496" office:value-type="string" calcext:value-type="string">
            <text:p>container,packaging,newspapers,magazines</text:p>
          </table:table-cell>
          <table:table-cell table:style-name="ce48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410"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ModesDeCollecte.P8];[ModesDeCollecte.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table:number-columns-repeated="253"/>
        </table:table-row>
        <table:table-row table:style-name="ro27">
          <table:table-cell table:style-name="ce484" office:value-type="string" calcext:value-type="string">
            <text:p>modco_bacbleuhorsnantes</text:p>
          </table:table-cell>
          <table:table-cell table:style-name="ce484" office:value-type="string" calcext:value-type="string">
            <text:p>Bacs bleus (hors Nantes)</text:p>
          </table:table-cell>
          <table:table-cell table:style-name="ce484" office:value-type="string" calcext:value-type="string">
            <text:p>Blue bins (excluding Nantes)</text:p>
          </table:table-cell>
          <table:table-cell table:style-name="ce484"/>
          <table:table-cell table:style-name="ce487" office:value-type="string" calcext:value-type="string">
            <text:p>false</text:p>
          </table:table-cell>
          <table:table-cell table:style-name="ce484" office:value-type="string" calcext:value-type="string">
            <text:p>On met les &lt;B&gt;déchets ménagers non recyclés&lt;/B&gt;.</text:p>
          </table:table-cell>
          <table:table-cell table:style-name="ce484" office:value-type="string" calcext:value-type="string">
            <text:p>It puts the &lt;B&gt; non-recycled household waste &lt;/b&gt;.</text:p>
          </table:table-cell>
          <table:table-cell table:style-name="ce484"/>
          <table:table-cell table:style-name="ce484" office:value-type="string" calcext:value-type="string">
            <text:p>cons_bac_casse,cons_collectes_bacs,cons_arcencielvalorena</text:p>
          </table:table-cell>
          <table:table-cell table:style-name="ce484" table:number-columns-repeated="2"/>
          <table:table-cell table:style-name="ce491" office:value-type="string" calcext:value-type="string">
            <text:p>bac_bleu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Bacs,bleus</text:p>
          </table:table-cell>
          <table:table-cell table:style-name="ce496" office:value-type="string" calcext:value-type="string">
            <text:p>bins,blue</text:p>
          </table:table-cell>
          <table:table-cell table:style-name="ce489"/>
          <table:table-cell office:value-type="string" calcext:value-type="string">
            <text:p><text:s/></text:p>
          </table:table-cell>
          <table:table-cell table:style-name="ce410"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ModesDeCollecte.P9];[ModesDeCollecte.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table:number-columns-repeated="253"/>
        </table:table-row>
        <table:table-row table:style-name="ro28">
          <table:table-cell table:style-name="ce484" office:value-type="string" calcext:value-type="string">
            <text:p>modco_bacbleunantes</text:p>
          </table:table-cell>
          <table:table-cell table:style-name="ce484" office:value-type="string" calcext:value-type="string">
            <text:p>Bacs bleus</text:p>
          </table:table-cell>
          <table:table-cell table:style-name="ce484" office:value-type="string" calcext:value-type="string">
            <text:p>Blue bins</text:p>
          </table:table-cell>
          <table:table-cell table:style-name="ce484"/>
          <table:table-cell table:style-name="ce487" table:formula="of:=[ModesDeCollecte.E9]" office:value-type="string" office:string-value="false" calcext:value-type="string">
            <text:p>false</text:p>
          </table:table-cell>
          <table:table-cell table:style-name="ce484" table:formula="of:=[ModesDeCollecte.F9]" office:value-type="string" office:string-value="On met les &lt;B&gt;déchets ménagers non recyclés&lt;/B&gt;." calcext:value-type="string">
            <text:p>On met les &lt;B&gt;déchets ménagers non recyclés&lt;/B&gt;.</text:p>
          </table:table-cell>
          <table:table-cell table:style-name="ce484" table:formula="of:=[ModesDeCollecte.G9]" office:value-type="string" office:string-value="It puts the &lt;B&gt; non-recycled household waste &lt;/b&gt;." calcext:value-type="string">
            <text:p>It puts the &lt;B&gt; non-recycled household waste &lt;/b&gt;.</text:p>
          </table:table-cell>
          <table:table-cell table:style-name="ce484"/>
          <table:table-cell table:style-name="ce484" table:formula="of:=[ModesDeCollecte.I9]" office:value-type="string" office:string-value="cons_bac_casse,cons_collectes_bacs,cons_arcencielvalorena" calcext:value-type="string">
            <text:p>cons_bac_casse,cons_collectes_bacs,cons_arcencielvalorena</text:p>
          </table:table-cell>
          <table:table-cell table:style-name="ce484" table:number-columns-repeated="2"/>
          <table:table-cell table:style-name="ce491" table:formula="of:=[ModesDeCollecte.L9]" office:value-type="string" office:string-value="bac_bleu_mini.png" calcext:value-type="string">
            <text:p>bac_bleu_mini.png</text:p>
          </table:table-cell>
          <table:table-cell table:style-name="ce496" table:formula="of:=[ModesDeCollecte.M9]" office:value-type="string" office:string-value="Vérif le 03/2013" calcext:value-type="string">
            <text:p>Vérif le 03/2013</text:p>
          </table:table-cell>
          <table:table-cell table:style-name="ce496" table:formula="of:=[ModesDeCollecte.N9]" office:value-type="string" office:string-value="modco" calcext:value-type="string">
            <text:p>modco</text:p>
          </table:table-cell>
          <table:table-cell table:style-name="ce496" office:value-type="string" calcext:value-type="string">
            <text:p>Bacs,bleus</text:p>
          </table:table-cell>
          <table:table-cell table:style-name="ce496" office:value-type="string" calcext:value-type="string">
            <text:p>bins,blue</text:p>
          </table:table-cell>
          <table:table-cell table:style-name="ce489"/>
          <table:table-cell/>
          <table:table-cell table:style-name="ce410"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ModesDeCollecte.P10];[ModesDeCollecte.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484" office:value-type="string" calcext:value-type="string">
            <text:p>modco_bacjaunenantes</text:p>
          </table:table-cell>
          <table:table-cell table:style-name="ce484" office:value-type="string" calcext:value-type="string">
            <text:p>Bacs jaunes (Nantes)</text:p>
          </table:table-cell>
          <table:table-cell table:style-name="ce484" office:value-type="string" calcext:value-type="string">
            <text:p>Yellow Bacs (Nantes)</text:p>
          </table:table-cell>
          <table:table-cell table:style-name="ce484"/>
          <table:table-cell table:style-name="ce487" office:value-type="string" calcext:value-type="string">
            <text:p>false</text:p>
          </table:table-cell>
          <table:table-cell table:style-name="ce490"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490"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490"/>
          <table:table-cell table:style-name="ce484" office:value-type="string" calcext:value-type="string">
            <text:p>cons_pasuniquementbouteilleflacon,cons_bac_casse,cons_collectes_bacs</text:p>
          </table:table-cell>
          <table:table-cell table:style-name="ce484" office:value-type="string" calcext:value-type="string">
            <text:p>fiche_bacjaune</text:p>
          </table:table-cell>
          <table:table-cell table:style-name="ce484"/>
          <table:table-cell table:style-name="ce491" office:value-type="string" calcext:value-type="string">
            <text:p>bac_jaune_en_cours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Bacs,jaunes</text:p>
          </table:table-cell>
          <table:table-cell table:style-name="ce496" office:value-type="string" calcext:value-type="string">
            <text:p>bins,yellow</text:p>
          </table:table-cell>
          <table:table-cell table:style-name="ce496"/>
          <table:table-cell/>
          <table:table-cell table:style-name="ce410"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ModesDeCollecte.P11];[ModesDeCollecte.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table:number-columns-repeated="253"/>
        </table:table-row>
        <table:table-row table:style-name="ro29">
          <table:table-cell table:style-name="ce484" office:value-type="string" calcext:value-type="string">
            <text:p>modco_bacjaunehorsnantes</text:p>
          </table:table-cell>
          <table:table-cell table:style-name="ce484" office:value-type="string" calcext:value-type="string">
            <text:p>Bacs jaunes</text:p>
          </table:table-cell>
          <table:table-cell table:style-name="ce484" office:value-type="string" calcext:value-type="string">
            <text:p>Yellow Bacs</text:p>
          </table:table-cell>
          <table:table-cell table:style-name="ce484"/>
          <table:table-cell table:style-name="ce487" office:value-type="string" calcext:value-type="string">
            <text:p>false</text:p>
          </table:table-cell>
          <table:table-cell table:style-name="ce49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490" office:value-type="string" calcext:value-type="string">
            <text:p>You can put &lt;BR/&gt;: cartons, cardboards, envelopes, sheets, newspapers, magazines, bricks, water bottles soda oil, corks, bottles, aluminum trays, cans, tins, aerosols, bombs. </text:p>
          </table:table-cell>
          <table:table-cell table:style-name="ce490"/>
          <table:table-cell table:style-name="ce484" office:value-type="string" calcext:value-type="string">
            <text:p>cons_pasuniquementbouteilleflacon,cons_bac_casse,cons_collectes_bacs</text:p>
          </table:table-cell>
          <table:table-cell table:style-name="ce484" office:value-type="string" calcext:value-type="string">
            <text:p>fiche_bacjaune</text:p>
          </table:table-cell>
          <table:table-cell table:style-name="ce484"/>
          <table:table-cell table:style-name="ce491" office:value-type="string" calcext:value-type="string">
            <text:p>bac_jaune_en_cours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Bacs,jaunes</text:p>
          </table:table-cell>
          <table:table-cell table:style-name="ce496" office:value-type="string" calcext:value-type="string">
            <text:p>bins,yellow</text:p>
          </table:table-cell>
          <table:table-cell table:style-name="ce496"/>
          <table:table-cell/>
          <table:table-cell table:style-name="ce410"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ModesDeCollecte.P12];[ModesDeCollecte.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84" office:value-type="string" calcext:value-type="string">
            <text:p>modco_sacbleu</text:p>
          </table:table-cell>
          <table:table-cell table:style-name="ce484" office:value-type="string" calcext:value-type="string">
            <text:p>Sacs bleus</text:p>
          </table:table-cell>
          <table:table-cell table:style-name="ce484" office:value-type="string" calcext:value-type="string">
            <text:p>Blue bags</text:p>
          </table:table-cell>
          <table:table-cell table:style-name="ce484"/>
          <table:table-cell table:style-name="ce487" office:value-type="string" calcext:value-type="string">
            <text:p>false</text:p>
          </table:table-cell>
          <table:table-cell table:style-name="ce491" office:value-type="string" calcext:value-type="string">
            <text:p>&lt;IMG SRC='resources/images/nantes/sac_bleu_mini.png' ALIGN='right' WIDTH='150px' /&gt;On met dans les sacs bleus les &lt;B&gt;déchets ménagers non recyclés&lt;/B&gt;.</text:p>
          </table:table-cell>
          <table:table-cell table:style-name="ce491" office:value-type="string" calcext:value-type="string">
            <text:p>&lt;IMG SRC='resources/images/nantes/sac_bleu_mini.png' align='right' WIDTH='150px' /&gt; are placed in blue bags the &lt;B&gt; non-recycled household waste &lt;/b&gt;.</text:p>
          </table:table-cell>
          <table:table-cell table:style-name="ce491"/>
          <table:table-cell table:style-name="ce484" office:value-type="string" calcext:value-type="string">
            <text:p>cons_noeudtrisac,cons_passacpoubelle</text:p>
          </table:table-cell>
          <table:table-cell table:style-name="ce484" table:number-columns-repeated="2"/>
          <table:table-cell table:style-name="ce491" office:value-type="string" calcext:value-type="string">
            <text:p>nantes/sac_bleu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Sacs,bleus</text:p>
          </table:table-cell>
          <table:table-cell table:style-name="ce496" office:value-type="string" calcext:value-type="string">
            <text:p>bags,blue</text:p>
          </table:table-cell>
          <table:table-cell table:style-name="ce496"/>
          <table:table-cell/>
          <table:table-cell table:style-name="ce410"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ModesDeCollecte.P13];[ModesDeCollecte.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484" office:value-type="string" calcext:value-type="string">
            <text:p>modco_sacjaune</text:p>
          </table:table-cell>
          <table:table-cell table:style-name="ce484" office:value-type="string" calcext:value-type="string">
            <text:p>Sacs jaunes</text:p>
          </table:table-cell>
          <table:table-cell table:style-name="ce484" office:value-type="string" calcext:value-type="string">
            <text:p>Yellow bags</text:p>
          </table:table-cell>
          <table:table-cell table:style-name="ce484"/>
          <table:table-cell table:style-name="ce487" office:value-type="string" calcext:value-type="string">
            <text:p>false</text:p>
          </table:table-cell>
          <table:table-cell table:style-name="ce484"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484"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484"/>
          <table:table-cell table:style-name="ce484" office:value-type="string" calcext:value-type="string">
            <text:p>cons_souille,cons_noeudtrisac,cons_passacpoubelle</text:p>
          </table:table-cell>
          <table:table-cell table:style-name="ce484" office:value-type="string" calcext:value-type="string">
            <text:p>fiche_sacjaune</text:p>
          </table:table-cell>
          <table:table-cell table:style-name="ce484"/>
          <table:table-cell table:style-name="ce491" office:value-type="string" calcext:value-type="string">
            <text:p>nantes/sac_jaune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Sacs,jaunes</text:p>
          </table:table-cell>
          <table:table-cell table:style-name="ce496" office:value-type="string" calcext:value-type="string">
            <text:p>bags,yellow</text:p>
          </table:table-cell>
          <table:table-cell table:style-name="ce496"/>
          <table:table-cell/>
          <table:table-cell table:style-name="ce410"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ModesDeCollecte.P14];[ModesDeCollecte.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484" office:value-type="string" calcext:value-type="string">
            <text:p>modco_ecopoint</text:p>
          </table:table-cell>
          <table:table-cell table:style-name="ce484" office:value-type="string" calcext:value-type="string">
            <text:p><text:span text:style-name="T11">É</text:span>copoint</text:p>
          </table:table-cell>
          <table:table-cell table:style-name="ce484" office:value-type="string" calcext:value-type="string">
            <text:p>Ecopoint</text:p>
          </table:table-cell>
          <table:table-cell table:style-name="ce484"/>
          <table:table-cell table:style-name="ce487" office:value-type="string" calcext:value-type="string">
            <text:p>false</text:p>
          </table:table-cell>
          <table:table-cell table:style-name="ce484"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484"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484" table:number-columns-repeated="2"/>
          <table:table-cell table:style-name="ce484" office:value-type="string" calcext:value-type="string">
            <text:p>fiche_ecopoint</text:p>
          </table:table-cell>
          <table:table-cell table:style-name="ce484"/>
          <table:table-cell table:style-name="ce484" office:value-type="string" calcext:value-type="string">
            <text:p>nantes/ecopoint_viarme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office:value-type="string" calcext:value-type="string">
            <text:p>Écopoint</text:p>
          </table:table-cell>
          <table:table-cell table:style-name="ce496" office:value-type="string" calcext:value-type="string">
            <text:p>ecopoint</text:p>
          </table:table-cell>
          <table:table-cell table:style-name="ce496"/>
          <table:table-cell/>
          <table:table-cell table:style-name="ce410"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ModesDeCollecte.P15];[ModesDeCollecte.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1">
          <table:table-cell table:style-name="ce355" office:value-type="string" calcext:value-type="string">
            <text:p>modco_contomr</text:p>
          </table:table-cell>
          <table:table-cell table:style-name="ce355" office:value-type="string" calcext:value-type="string">
            <text:p>Conteneurs ordures ménagers</text:p>
          </table:table-cell>
          <table:table-cell table:style-name="ce355" office:value-type="string" calcext:value-type="string">
            <text:p>Container for household waste</text:p>
          </table:table-cell>
          <table:table-cell table:style-name="ce355"/>
          <table:table-cell table:style-name="ce466" office:value-type="string" calcext:value-type="string">
            <text:p>false</text:p>
          </table:table-cell>
          <table:table-cell table:style-name="ce355" office:value-type="string" calcext:value-type="string">
            <text:p>On met les &lt;B&gt;déchets ménagers non recyclés&lt;/B&gt;.</text:p>
          </table:table-cell>
          <table:table-cell table:style-name="ce355" office:value-type="string" calcext:value-type="string">
            <text:p>It puts the &lt;B&gt; non-recycled household waste &lt;/b&gt;.</text:p>
          </table:table-cell>
          <table:table-cell table:style-name="ce355" table:number-columns-repeated="4"/>
          <table:table-cell table:style-name="ce353" office:value-type="string" calcext:value-type="string">
            <text:p>conteneur_enterre.png</text:p>
          </table:table-cell>
          <table:table-cell table:style-name="ce438" table:number-columns-repeated="2"/>
          <table:table-cell table:style-name="ce438" office:value-type="string" calcext:value-type="string">
            <text:p>conteneur,déchet,ménager</text:p>
          </table:table-cell>
          <table:table-cell table:style-name="ce438" office:value-type="string" calcext:value-type="string">
            <text:p>container,waste,household</text:p>
          </table:table-cell>
          <table:table-cell table:style-name="ce438"/>
          <table:table-cell/>
          <table:table-cell table:style-name="ce410"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ModesDeCollecte.P16];[ModesDeCollecte.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2">
          <table:table-cell table:style-name="ce355" office:value-type="string" calcext:value-type="string">
            <text:p>modco_dechetssecs</text:p>
          </table:table-cell>
          <table:table-cell table:style-name="ce355" office:value-type="string" calcext:value-type="string">
            <text:p>Conteneurs déchets secs</text:p>
          </table:table-cell>
          <table:table-cell table:style-name="ce355" office:value-type="string" calcext:value-type="string">
            <text:p>modco_decheterie,modco_ecopoint,smco_reprise,smco_reprise_1pour0</text:p>
          </table:table-cell>
          <table:table-cell table:style-name="ce355"/>
          <table:table-cell table:style-name="ce466" office:value-type="string" calcext:value-type="string">
            <text:p>false</text:p>
          </table:table-cell>
          <table:table-cell table:style-name="ce422" office:value-type="string" calcext:value-type="string">
            <text:p>On met les &lt;B&gt;déchets ménagers non recyclés&lt;/B&gt;.</text:p>
          </table:table-cell>
          <table:table-cell table:style-name="ce422" office:value-type="string" calcext:value-type="string">
            <text:p>It puts the &lt;B&gt; non-recycled household waste &lt;/b&gt;.</text:p>
          </table:table-cell>
          <table:table-cell table:style-name="ce422"/>
          <table:table-cell table:style-name="ce355" table:number-columns-repeated="3"/>
          <table:table-cell table:style-name="ce353" office:value-type="string" calcext:value-type="string">
            <text:p>conteneur_ordure_menageres_petit.png</text:p>
          </table:table-cell>
          <table:table-cell table:style-name="ce69"/>
          <table:table-cell table:style-name="ce438"/>
          <table:table-cell table:style-name="ce438" office:value-type="string" calcext:value-type="string">
            <text:p>conteneurs,déchets,secs</text:p>
          </table:table-cell>
          <table:table-cell table:style-name="ce438" office:value-type="string" calcext:value-type="string">
            <text:p>containers,waste,dry</text:p>
          </table:table-cell>
          <table:table-cell table:style-name="ce438"/>
          <table:table-cell/>
          <table:table-cell table:style-name="ce410"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ModesDeCollecte.P17];[ModesDeCollecte.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3">
          <table:table-cell table:style-name="ce355" office:value-type="string" calcext:value-type="string">
            <text:p>modco_reemploi</text:p>
          </table:table-cell>
          <table:table-cell table:style-name="ce355" office:value-type="string" calcext:value-type="string">
            <text:p>Entreprises et assos spécialisées</text:p>
          </table:table-cell>
          <table:table-cell table:style-name="ce355" office:value-type="string" calcext:value-type="string">
            <text:p>Specialized companies and assos</text:p>
          </table:table-cell>
          <table:table-cell table:style-name="ce355"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466" office:value-type="string" calcext:value-type="string">
            <text:p>false</text:p>
          </table:table-cell>
          <table:table-cell table:style-name="ce355"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355"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355"/>
          <table:table-cell table:style-name="ce355" office:value-type="string" calcext:value-type="string">
            <text:p>cons_deuxiemevie</text:p>
          </table:table-cell>
          <table:table-cell table:style-name="ce355" table:number-columns-repeated="2"/>
          <table:table-cell table:style-name="ce353" office:value-type="string" calcext:value-type="string">
            <text:p>structures_reemplois_mini.png</text:p>
          </table:table-cell>
          <table:table-cell table:style-name="ce69" office:value-type="string" calcext:value-type="string">
            <text:p>vérif le 03/2013</text:p>
          </table:table-cell>
          <table:table-cell table:style-name="ce438" office:value-type="string" calcext:value-type="string">
            <text:p>modco</text:p>
          </table:table-cell>
          <table:table-cell table:style-name="ce438" office:value-type="string" calcext:value-type="string">
            <text:p>entreprise,association,asso</text:p>
          </table:table-cell>
          <table:table-cell table:style-name="ce438" office:value-type="string" calcext:value-type="string">
            <text:p>company,association,asso</text:p>
          </table:table-cell>
          <table:table-cell table:style-name="ce438"/>
          <table:table-cell/>
          <table:table-cell table:style-name="ce410"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ModesDeCollecte.P18];[ModesDeCollecte.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modco_pointsdevente</text:p>
          </table:table-cell>
          <table:table-cell table:style-name="ce355" office:value-type="string" calcext:value-type="string">
            <text:p>Reprise en points de vente</text:p>
          </table:table-cell>
          <table:table-cell table:style-name="ce355" office:value-type="string" calcext:value-type="string">
            <text:p>Recovery in retail outlets</text:p>
          </table:table-cell>
          <table:table-cell table:style-name="ce355" office:value-type="string" calcext:value-type="string">
            <text:p>smco_vendeurcartoucheencre,smco_vendeurpile,smco_reprise,smco_reprise_1pour0,smco_vendeur_lampe_eco,smco_vendeurcassevoiture,smco_garage</text:p>
          </table:table-cell>
          <table:table-cell table:style-name="ce466" office:value-type="string" calcext:value-type="string">
            <text:p>false</text:p>
          </table:table-cell>
          <table:table-cell table:style-name="ce29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296" office:value-type="string" calcext:value-type="string">
            <text:p>The outlets are obliged to recover the used items they sell: printer cartridges, batteries, energy saving light bulbs, fluorescent tubes (neons).</text:p>
          </table:table-cell>
          <table:table-cell table:style-name="ce296"/>
          <table:table-cell table:style-name="ce341" office:value-type="string" calcext:value-type="string">
            <text:p>cons_recuppdv1,cons_recuppdv2</text:p>
          </table:table-cell>
          <table:table-cell table:style-name="ce341" table:number-columns-repeated="2"/>
          <table:table-cell table:style-name="ce495" office:value-type="string" calcext:value-type="string">
            <text:p>recyclage_point_de_vente_mini.png</text:p>
          </table:table-cell>
          <table:table-cell table:style-name="ce69" office:value-type="string" calcext:value-type="string">
            <text:p>vérif le 03/2013</text:p>
          </table:table-cell>
          <table:table-cell table:style-name="ce438" office:value-type="string" calcext:value-type="string">
            <text:p>modco</text:p>
          </table:table-cell>
          <table:table-cell table:style-name="ce438" office:value-type="string" calcext:value-type="string">
            <text:p>Reprise,vente</text:p>
          </table:table-cell>
          <table:table-cell table:style-name="ce438" office:value-type="string" calcext:value-type="string">
            <text:p>recovery,sale</text:p>
          </table:table-cell>
          <table:table-cell table:style-name="ce438"/>
          <table:table-cell/>
          <table:table-cell table:style-name="ce410"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ModesDeCollecte.P19];[ModesDeCollecte.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55" office:value-type="string" calcext:value-type="string">
            <text:p>modco_decheterie</text:p>
          </table:table-cell>
          <table:table-cell table:number-columns-repeated="2" table:style-name="ce355" office:value-type="string" calcext:value-type="string">
            <text:p>Déchèteries</text:p>
          </table:table-cell>
          <table:table-cell table:style-name="ce355"/>
          <table:table-cell table:style-name="ce466" office:value-type="string" calcext:value-type="string">
            <text:p>false</text:p>
          </table:table-cell>
          <table:table-cell table:style-name="ce484"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484"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484"/>
          <table:table-cell table:style-name="ce355"/>
          <table:table-cell table:style-name="ce355" office:value-type="string" calcext:value-type="string">
            <text:p>fiche_ecopoint</text:p>
          </table:table-cell>
          <table:table-cell table:style-name="ce355"/>
          <table:table-cell table:style-name="ce495" office:value-type="string" calcext:value-type="string">
            <text:p>panneau_dechetterie_mini.png</text:p>
          </table:table-cell>
          <table:table-cell table:style-name="ce69" office:value-type="string" calcext:value-type="string">
            <text:p>vérif le 03/2013</text:p>
          </table:table-cell>
          <table:table-cell table:style-name="ce438" office:value-type="string" calcext:value-type="string">
            <text:p>modco</text:p>
          </table:table-cell>
          <table:table-cell table:style-name="ce438" office:value-type="string" calcext:value-type="string">
            <text:p>Déchèteries</text:p>
          </table:table-cell>
          <table:table-cell table:style-name="ce438" office:value-type="string" calcext:value-type="string">
            <text:p>déchèteries</text:p>
          </table:table-cell>
          <table:table-cell table:style-name="ce438"/>
          <table:table-cell/>
          <table:table-cell table:style-name="ce410"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ModesDeCollecte.P20];[ModesDeCollecte.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4">
          <table:table-cell table:style-name="ce355" office:value-type="string" calcext:value-type="string">
            <text:p>modco_compostage</text:p>
          </table:table-cell>
          <table:table-cell table:style-name="ce355" office:value-type="string" calcext:value-type="string">
            <text:p>Compostage</text:p>
          </table:table-cell>
          <table:table-cell table:style-name="ce355" office:value-type="string" calcext:value-type="string">
            <text:p>Composting</text:p>
          </table:table-cell>
          <table:table-cell table:style-name="ce355"/>
          <table:table-cell table:style-name="ce466" office:value-type="string" calcext:value-type="string">
            <text:p>false</text:p>
          </table:table-cell>
          <table:table-cell table:style-name="ce352" office:value-type="string" calcext:value-type="string">
            <text:p>thé, épluchure, papier à usage unique (papier toilette, essuie-tout), plante, reste de repas (nourriture).</text:p>
          </table:table-cell>
          <table:table-cell table:style-name="ce352" office:value-type="string" calcext:value-type="string">
            <text:p>tea, peel, disposable paper (toilet paper, paper towels), plant, rest of meals (food).</text:p>
          </table:table-cell>
          <table:table-cell table:style-name="ce352"/>
          <table:table-cell table:style-name="ce355"/>
          <table:table-cell table:style-name="ce355" office:value-type="string" calcext:value-type="string">
            <text:p>fiche_compostage</text:p>
          </table:table-cell>
          <table:table-cell table:style-name="ce355"/>
          <table:table-cell table:style-name="ce355" office:value-type="string" calcext:value-type="string">
            <text:p>composteur_mini.png</text:p>
          </table:table-cell>
          <table:table-cell table:style-name="ce69" office:value-type="string" calcext:value-type="string">
            <text:p>vérif le 03/2013</text:p>
          </table:table-cell>
          <table:table-cell table:style-name="ce438"/>
          <table:table-cell table:style-name="ce438" office:value-type="string" calcext:value-type="string">
            <text:p>Compostage</text:p>
          </table:table-cell>
          <table:table-cell table:style-name="ce438" office:value-type="string" calcext:value-type="string">
            <text:p>composting</text:p>
          </table:table-cell>
          <table:table-cell table:style-name="ce438"/>
          <table:table-cell/>
          <table:table-cell table:style-name="ce410"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ModesDeCollecte.P21];[ModesDeCollecte.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55" office:value-type="string" calcext:value-type="string">
            <text:p>modco_encombrant</text:p>
          </table:table-cell>
          <table:table-cell table:style-name="ce355" office:value-type="string" calcext:value-type="string">
            <text:p>Point dépôt encombrant</text:p>
          </table:table-cell>
          <table:table-cell table:style-name="ce355" office:value-type="string" calcext:value-type="string">
            <text:p>Point bulky filing</text:p>
          </table:table-cell>
          <table:table-cell table:style-name="ce355"/>
          <table:table-cell table:style-name="ce466" office:value-type="string" calcext:value-type="string">
            <text:p>false</text:p>
          </table:table-cell>
          <table:table-cell table:style-name="ce42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2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22"/>
          <table:table-cell table:style-name="ce355"/>
          <table:table-cell table:style-name="ce494" office:value-type="string" calcext:value-type="string">
            <text:p>encombrant</text:p>
          </table:table-cell>
          <table:table-cell table:style-name="ce494"/>
          <table:table-cell table:style-name="ce355" office:value-type="string" calcext:value-type="string">
            <text:p>nantes/encombrant_mini.png</text:p>
          </table:table-cell>
          <table:table-cell table:style-name="ce69"/>
          <table:table-cell table:style-name="ce438" office:value-type="string" calcext:value-type="string">
            <text:p>modco</text:p>
          </table:table-cell>
          <table:table-cell table:style-name="ce438" office:value-type="string" calcext:value-type="string">
            <text:p>Point,dépôt,encombrant</text:p>
          </table:table-cell>
          <table:table-cell table:style-name="ce438" office:value-type="string" calcext:value-type="string">
            <text:p>point deposit,bulky</text:p>
          </table:table-cell>
          <table:table-cell table:style-name="ce438"/>
          <table:table-cell/>
          <table:table-cell table:style-name="ce410"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ModesDeCollecte.P22];[ModesDeCollecte.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5">
          <table:table-cell table:style-name="ce353" office:value-type="string" calcext:value-type="string">
            <text:p>smco_conteneurlerelais</text:p>
          </table:table-cell>
          <table:table-cell table:style-name="ce353" office:value-type="string" calcext:value-type="string">
            <text:p>Conteneur vêtements</text:p>
          </table:table-cell>
          <table:table-cell table:style-name="ce353" office:value-type="string" calcext:value-type="string">
            <text:p>Container clothing</text:p>
          </table:table-cell>
          <table:table-cell table:style-name="ce355"/>
          <table:table-cell table:style-name="ce466" office:value-type="string" calcext:value-type="string">
            <text:p>false</text:p>
          </table:table-cell>
          <table:table-cell table:style-name="ce355"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355"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355"/>
          <table:table-cell table:style-name="ce355" office:value-type="string" calcext:value-type="string">
            <text:p>cons_lerelais</text:p>
          </table:table-cell>
          <table:table-cell table:style-name="ce355" office:value-type="string" calcext:value-type="string">
            <text:p>fiche_contvet</text:p>
          </table:table-cell>
          <table:table-cell table:style-name="ce355"/>
          <table:table-cell table:style-name="ce353" office:value-type="string" calcext:value-type="string">
            <text:p>conteneur_lerelais_mini.png</text:p>
          </table:table-cell>
          <table:table-cell table:style-name="ce69"/>
          <table:table-cell table:style-name="ce438" office:value-type="string" calcext:value-type="string">
            <text:p>modco</text:p>
          </table:table-cell>
          <table:table-cell table:style-name="ce438" office:value-type="string" calcext:value-type="string">
            <text:p>Conteneur,vêtements</text:p>
          </table:table-cell>
          <table:table-cell table:style-name="ce438" office:value-type="string" calcext:value-type="string">
            <text:p>container,clothing</text:p>
          </table:table-cell>
          <table:table-cell table:style-name="ce438"/>
          <table:table-cell/>
          <table:table-cell table:style-name="ce410"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ModesDeCollecte.P23];[ModesDeCollecte.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electromenag <text:s/></text:p>
          </table:table-cell>
          <table:table-cell table:style-name="ce355" office:value-type="string" calcext:value-type="string">
            <text:p>Réemploi appareils électroménager</text:p>
          </table:table-cell>
          <table:table-cell table:style-name="ce355" office:value-type="string" calcext:value-type="string">
            <text:p>Reuse household appliances</text:p>
          </table:table-cell>
          <table:table-cell table:style-name="ce355"/>
          <table:table-cell table:style-name="ce466" office:value-type="string" calcext:value-type="string">
            <text:p>true</text:p>
          </table:table-cell>
          <table:table-cell table:style-name="ce355" office:value-type="string" calcext:value-type="string">
            <text:p>Réemploi des appareils électroménager</text:p>
          </table:table-cell>
          <table:table-cell table:style-name="ce355" office:value-type="string" calcext:value-type="string">
            <text:p>Reuse of household appliances</text:p>
          </table:table-cell>
          <table:table-cell table:style-name="ce355" table:number-columns-repeated="4"/>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appareil,électroménager</text:p>
          </table:table-cell>
          <table:table-cell table:style-name="ce438" office:value-type="string" calcext:value-type="string">
            <text:p>reuse,apparatus,appliances</text:p>
          </table:table-cell>
          <table:table-cell table:style-name="ce438"/>
          <table:table-cell/>
          <table:table-cell table:style-name="ce410"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ModesDeCollecte.P24];[ModesDeCollecte.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info</text:p>
          </table:table-cell>
          <table:table-cell table:style-name="ce355" office:value-type="string" calcext:value-type="string">
            <text:p>Réemploi appareils informatique</text:p>
          </table:table-cell>
          <table:table-cell table:style-name="ce355" office:value-type="string" calcext:value-type="string">
            <text:p>Reuse computer devices</text:p>
          </table:table-cell>
          <table:table-cell table:style-name="ce355"/>
          <table:table-cell table:style-name="ce466" office:value-type="string" calcext:value-type="string">
            <text:p>true</text:p>
          </table:table-cell>
          <table:table-cell table:style-name="ce422" office:value-type="string" calcext:value-type="string">
            <text:p>Plusieurs organismes ('Alis 44' à Nantes, 'Actif Ouest' à Saint-Herblain, 'Nâga' à Rezé) récupèrent les anciens apareils informatiques. &lt;br/&gt;Voir page 'lieux'.</text:p>
          </table:table-cell>
          <table:table-cell table:style-name="ce422" office:value-type="string" calcext:value-type="string">
            <text:p>Several organizations (Alis 44 'in Nantes, western Active' in Saint-Herblain, 'Naga' in Rezé) recover old computer apareils. See page &lt;br/&gt; 'places'.</text:p>
          </table:table-cell>
          <table:table-cell table:style-name="ce42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appareil,informatique</text:p>
          </table:table-cell>
          <table:table-cell table:style-name="ce438" office:value-type="string" calcext:value-type="string">
            <text:p>reuse,appliance,computer</text:p>
          </table:table-cell>
          <table:table-cell table:style-name="ce438"/>
          <table:table-cell/>
          <table:table-cell table:style-name="ce410"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ModesDeCollecte.P25];[ModesDeCollecte.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cartouchetoner</text:p>
          </table:table-cell>
          <table:table-cell table:style-name="ce355" office:value-type="string" calcext:value-type="string">
            <text:p>Réemploi cartouches encres et tuners</text:p>
          </table:table-cell>
          <table:table-cell table:style-name="ce355" office:value-type="string" calcext:value-type="string">
            <text:p>Reuse ink cartridges and tuners</text:p>
          </table:table-cell>
          <table:table-cell table:style-name="ce355"/>
          <table:table-cell table:style-name="ce466" office:value-type="string" calcext:value-type="string">
            <text:p>true</text:p>
          </table:table-cell>
          <table:table-cell table:style-name="ce422" office:value-type="string" calcext:value-type="string">
            <text:p>Plusieurs organismes ('Lever l'encre' et 'Oce'encre' à Nantes, 'encre Station' à Saint-Herblain) récupèrent les anciennes cartouches d'encrest. &lt;br/&gt;Voir page 'lieux'.</text:p>
          </table:table-cell>
          <table:table-cell table:style-name="ce422" office:value-type="string" calcext:value-type="string">
            <text:p>Several agencies ('Sunrise ink' and 'Oce'encre' in Nantes, Ink Station 'in Saint-Herblain) recover old cartridges encrest. See page &lt;br/&gt; 'places'.</text:p>
          </table:table-cell>
          <table:table-cell table:style-name="ce42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cartouche,encre,tuner</text:p>
          </table:table-cell>
          <table:table-cell table:style-name="ce438" office:value-type="string" calcext:value-type="string">
            <text:p>re-use,cartridges,ink,tuner</text:p>
          </table:table-cell>
          <table:table-cell table:style-name="ce438"/>
          <table:table-cell/>
          <table:table-cell table:style-name="ce410"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ModesDeCollecte.P26];[ModesDeCollecte.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livreCD</text:p>
          </table:table-cell>
          <table:table-cell table:style-name="ce355" office:value-type="string" calcext:value-type="string">
            <text:p>Réemploi livre/BD/CD/DVD</text:p>
          </table:table-cell>
          <table:table-cell table:style-name="ce355" office:value-type="string" calcext:value-type="string">
            <text:p>Book reuse / BD / CD / DVD</text:p>
          </table:table-cell>
          <table:table-cell table:style-name="ce355"/>
          <table:table-cell table:style-name="ce466" office:value-type="string" calcext:value-type="string">
            <text:p>true</text:p>
          </table:table-cell>
          <table:table-cell table:style-name="ce422" office:value-type="string" calcext:value-type="string">
            <text:p>Plusieurs organismes (association ‘Nantes écologie l air livre’, ‘La croix rouge’, ‘RecycLivre’...) récupèrent les anciens livres.</text:p>
          </table:table-cell>
          <table:table-cell table:style-name="ce422" office:value-type="string" calcext:value-type="string">
            <text:p>Several organizations (‘Nantes écologie l air livre’, ‘la croix rouge’) recover the ancient books.</text:p>
          </table:table-cell>
          <table:table-cell table:style-name="ce422"/>
          <table:table-cell table:style-name="ce355" table:number-columns-repeated="2"/>
          <table:table-cell table:style-name="ce355" office:value-type="string" calcext:value-type="string">
            <text:p>stco_reemploi47,stco_reemploi51</text:p>
          </table:table-cell>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livre/BD/CD/DVD</text:p>
          </table:table-cell>
          <table:table-cell table:style-name="ce438" office:value-type="string" calcext:value-type="string">
            <text:p>reuse,book,bd,cd,dvd</text:p>
          </table:table-cell>
          <table:table-cell table:style-name="ce438"/>
          <table:table-cell/>
          <table:table-cell table:style-name="ce410"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ModesDeCollecte.P27];[ModesDeCollecte.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jouet</text:p>
          </table:table-cell>
          <table:table-cell table:style-name="ce355" office:value-type="string" calcext:value-type="string">
            <text:p>Réemploi jouets</text:p>
          </table:table-cell>
          <table:table-cell table:style-name="ce355" office:value-type="string" calcext:value-type="string">
            <text:p>Reuse toys</text:p>
          </table:table-cell>
          <table:table-cell table:style-name="ce428" office:value-type="string" calcext:value-type="string">
            <text:p>cat_omr</text:p>
          </table:table-cell>
          <table:table-cell table:style-name="ce466" office:value-type="string" calcext:value-type="string">
            <text:p>true</text:p>
          </table:table-cell>
          <table:table-cell table:style-name="ce422" office:value-type="string" calcext:value-type="string">
            <text:p>Plusieurs organismes ('Ateliers du Retz Emploi', 'La Ressourcerie de l'ïle', 'Emmaüs', 'Véti Frat', 'La Croix Rouge') récupèrent les anciens jouets. &lt;br/&gt;Voir page 'lieux'.</text:p>
          </table:table-cell>
          <table:table-cell table:style-name="ce422" office:value-type="string" calcext:value-type="string">
            <text:p>Several agencies ('Retz Employment Workshops', 'The Ressourcerie of the island', 'Emmaus', 'Veti Frat', 'The Red Cross') recover old toys. See page &lt;br/&gt; 'places'.</text:p>
          </table:table-cell>
          <table:table-cell table:style-name="ce42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jouet</text:p>
          </table:table-cell>
          <table:table-cell table:style-name="ce438" office:value-type="string" calcext:value-type="string">
            <text:p>reuse,toy</text:p>
          </table:table-cell>
          <table:table-cell table:style-name="ce438"/>
          <table:table-cell/>
          <table:table-cell table:style-name="ce410"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ModesDeCollecte.P28];[ModesDeCollecte.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meuble</text:p>
          </table:table-cell>
          <table:table-cell table:style-name="ce355" office:value-type="string" calcext:value-type="string">
            <text:p>Réemploi meubles</text:p>
          </table:table-cell>
          <table:table-cell table:style-name="ce355" office:value-type="string" calcext:value-type="string">
            <text:p>Reuse furniture</text:p>
          </table:table-cell>
          <table:table-cell table:style-name="ce355"/>
          <table:table-cell table:style-name="ce466" office:value-type="string" calcext:value-type="string">
            <text:p>true</text:p>
          </table:table-cell>
          <table:table-cell table:style-name="ce422" office:value-type="string" calcext:value-type="string">
            <text:p>Plusieurs organismes ('Emmaus', 'Secours Populaire', 'Retz'agir', 'Le comptoir du Solilab') récupèrent les anciens meubles. &lt;br/&gt;Voir page 'lieux'.</text:p>
          </table:table-cell>
          <table:table-cell table:style-name="ce422" office:value-type="string" calcext:value-type="string">
            <text:p>Several organizations (Emmaus' 'Secours Populaire', 'Retz'agir', 'The counter Solilab') recover antique furniture. See page &lt;br/&gt; 'places'.</text:p>
          </table:table-cell>
          <table:table-cell table:style-name="ce42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meuble</text:p>
          </table:table-cell>
          <table:table-cell table:style-name="ce438" office:value-type="string" calcext:value-type="string">
            <text:p>re-use furniture</text:p>
          </table:table-cell>
          <table:table-cell table:style-name="ce438"/>
          <table:table-cell/>
          <table:table-cell table:style-name="ce410"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ModesDeCollecte.P29];[ModesDeCollecte.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vet</text:p>
          </table:table-cell>
          <table:table-cell table:style-name="ce355" office:value-type="string" calcext:value-type="string">
            <text:p>Réemploi vêtements</text:p>
          </table:table-cell>
          <table:table-cell table:style-name="ce355" office:value-type="string" calcext:value-type="string">
            <text:p>Reuse clothing</text:p>
          </table:table-cell>
          <table:table-cell table:style-name="ce355"/>
          <table:table-cell table:style-name="ce466" office:value-type="string" calcext:value-type="string">
            <text:p>true</text:p>
          </table:table-cell>
          <table:table-cell table:style-name="ce422" office:value-type="string" calcext:value-type="string">
            <text:p>Plusieurs organismes ('Ding-Fring', 'Secours Populaire', ) récupèrent les vêtements. &lt;br/&gt;Voir page 'lieux'.</text:p>
          </table:table-cell>
          <table:table-cell table:style-name="ce422" office:value-type="string" calcext:value-type="string">
            <text:p>Several agencies ('Ding Fring', 'Secours Populaire') recover clothing. See page &lt;br/&gt; 'places'.</text:p>
          </table:table-cell>
          <table:table-cell table:style-name="ce42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vêtement</text:p>
          </table:table-cell>
          <table:table-cell table:style-name="ce438" office:value-type="string" calcext:value-type="string">
            <text:p>reuse,clothing</text:p>
          </table:table-cell>
          <table:table-cell table:style-name="ce438"/>
          <table:table-cell/>
          <table:table-cell table:style-name="ce410"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ModesDeCollecte.P30];[ModesDeCollecte.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reempdivers</text:p>
          </table:table-cell>
          <table:table-cell table:style-name="ce355" office:value-type="string" calcext:value-type="string">
            <text:p>Réemploi Objets divers</text:p>
          </table:table-cell>
          <table:table-cell table:style-name="ce355" office:value-type="string" calcext:value-type="string">
            <text:p>Reuse Miscellaneous objects</text:p>
          </table:table-cell>
          <table:table-cell table:style-name="ce355"/>
          <table:table-cell table:style-name="ce466" office:value-type="string" calcext:value-type="string">
            <text:p>true</text:p>
          </table:table-cell>
          <table:table-cell table:style-name="ce422" office:value-type="string" calcext:value-type="string">
            <text:p>Plusieurs organismes (associations...) récupèrent les anciens meubles. &lt;br/&gt;Voir page 'lieux'.</text:p>
          </table:table-cell>
          <table:table-cell table:style-name="ce422" office:value-type="string" calcext:value-type="string">
            <text:p>Several organizations (associations ...) recover the antique furniture. See page &lt;br/&gt; 'places'.</text:p>
          </table:table-cell>
          <table:table-cell table:style-name="ce42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divers</text:p>
          </table:table-cell>
          <table:table-cell table:style-name="ce438" office:value-type="string" calcext:value-type="string">
            <text:p>reuse,various</text:p>
          </table:table-cell>
          <table:table-cell table:style-name="ce438"/>
          <table:table-cell/>
          <table:table-cell table:style-name="ce410"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ModesDeCollecte.P31];[ModesDeCollecte.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vaisselle</text:p>
          </table:table-cell>
          <table:table-cell table:style-name="ce355" office:value-type="string" calcext:value-type="string">
            <text:p>Réemploi Vaisselle</text:p>
          </table:table-cell>
          <table:table-cell table:style-name="ce355" office:value-type="string" calcext:value-type="string">
            <text:p>Reuse Crockery</text:p>
          </table:table-cell>
          <table:table-cell table:style-name="ce355"/>
          <table:table-cell table:style-name="ce466" office:value-type="string" calcext:value-type="string">
            <text:p>true</text:p>
          </table:table-cell>
          <table:table-cell table:style-name="ce492" office:value-type="string" calcext:value-type="string">
            <text:p>Plusieurs organismes (association 'La croix rouge', 'La ressourcerie de l'ïle'..) récupèrent la vaisselle.</text:p>
          </table:table-cell>
          <table:table-cell table:style-name="ce492" office:value-type="string" calcext:value-type="string">
            <text:p>Several organizations ('The red cross', 'La ressourcerie de l'ïle'…) recover the ancient books.</text:p>
          </table:table-cell>
          <table:table-cell table:style-name="ce492"/>
          <table:table-cell table:style-name="ce355" table:number-columns-repeated="3"/>
          <table:table-cell table:style-name="ce353" office:value-type="string" calcext:value-type="string">
            <text:p>reemploi_petit.png</text:p>
          </table:table-cell>
          <table:table-cell table:style-name="ce69"/>
          <table:table-cell table:style-name="ce438"/>
          <table:table-cell table:style-name="ce438" office:value-type="string" calcext:value-type="string">
            <text:p>réemploi,vaisselle</text:p>
          </table:table-cell>
          <table:table-cell table:style-name="ce438" office:value-type="string" calcext:value-type="string">
            <text:p>reuse,dishes</text:p>
          </table:table-cell>
          <table:table-cell table:style-name="ce438"/>
          <table:table-cell/>
          <table:table-cell table:style-name="ce410"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ModesDeCollecte.P32];[ModesDeCollecte.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26" office:value-type="string" calcext:value-type="string">
            <text:p>smco_papier</text:p>
          </table:table-cell>
          <table:table-cell table:style-name="ce426" office:value-type="string" calcext:value-type="string">
            <text:p>Recyclage papier associations.</text:p>
          </table:table-cell>
          <table:table-cell table:style-name="ce426" office:value-type="string" calcext:value-type="string">
            <text:p>Paper recycling associations.</text:p>
          </table:table-cell>
          <table:table-cell table:style-name="ce355"/>
          <table:table-cell table:style-name="ce466" office:value-type="string" calcext:value-type="string">
            <text:p>true</text:p>
          </table:table-cell>
          <table:table-cell table:style-name="ce426" office:value-type="string" calcext:value-type="string">
            <text:p>Plusieurs organismes (associations ’Nantes écologie l air livre’, ‘La croix rouge’...) récupèrent les anciens livres.</text:p>
          </table:table-cell>
          <table:table-cell table:style-name="ce426" office:value-type="string" calcext:value-type="string">
            <text:p>Several organizations (associations ’Nantes écologie l air livre’, ‘La croix rouge’...) recover the ancient books.</text:p>
          </table:table-cell>
          <table:table-cell table:style-name="ce426" table:number-columns-repeated="4"/>
          <table:table-cell table:style-name="ce353" office:value-type="string" calcext:value-type="string">
            <text:p>reemploi_petit.png</text:p>
          </table:table-cell>
          <table:table-cell table:style-name="ce69"/>
          <table:table-cell table:style-name="ce438"/>
          <table:table-cell table:style-name="ce438" office:value-type="string" calcext:value-type="string">
            <text:p>Recyclage,papier,association</text:p>
          </table:table-cell>
          <table:table-cell table:style-name="ce438" office:value-type="string" calcext:value-type="string">
            <text:p>recycling paper combination</text:p>
          </table:table-cell>
          <table:table-cell table:style-name="ce438"/>
          <table:table-cell/>
          <table:table-cell table:style-name="ce410"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ModesDeCollecte.P33];[ModesDeCollecte.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vendeurlunette</text:p>
          </table:table-cell>
          <table:table-cell table:style-name="ce355" office:value-type="string" calcext:value-type="string">
            <text:p>Vendeur lunette</text:p>
          </table:table-cell>
          <table:table-cell table:style-name="ce355" office:value-type="string" calcext:value-type="string">
            <text:p>Seller window</text:p>
          </table:table-cell>
          <table:table-cell table:style-name="ce355"/>
          <table:table-cell table:style-name="ce466" office:value-type="string" calcext:value-type="string">
            <text:p>true</text:p>
          </table:table-cell>
          <table:table-cell table:style-name="ce355"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355"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355" table:number-columns-repeated="4"/>
          <table:table-cell table:style-name="ce353" office:value-type="string" calcext:value-type="string">
            <text:p>reemploi_petit.png</text:p>
          </table:table-cell>
          <table:table-cell table:style-name="ce69" table:number-columns-repeated="2"/>
          <table:table-cell table:style-name="ce69" office:value-type="string" calcext:value-type="string">
            <text:p>Vendeur,lunette</text:p>
          </table:table-cell>
          <table:table-cell table:style-name="ce69" office:value-type="string" calcext:value-type="string">
            <text:p>seller window</text:p>
          </table:table-cell>
          <table:table-cell table:style-name="ce69"/>
          <table:table-cell/>
          <table:table-cell table:style-name="ce410"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ModesDeCollecte.P34];[ModesDeCollecte.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84" office:value-type="string" calcext:value-type="string">
            <text:p>smco_reprise_1pour0</text:p>
          </table:table-cell>
          <table:table-cell table:style-name="ce484" office:value-type="string" calcext:value-type="string">
            <text:p>Reprise par magasins : principe du 1 pour 0</text:p>
          </table:table-cell>
          <table:table-cell table:style-name="ce484" office:value-type="string" calcext:value-type="string">
            <text:p>Takeover by stores</text:p>
          </table:table-cell>
          <table:table-cell table:style-name="ce484"/>
          <table:table-cell table:style-name="ce487" office:value-type="string" calcext:value-type="string">
            <text:p>true</text:p>
          </table:table-cell>
          <table:table-cell table:style-name="ce484"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484" office:value-type="string" calcext:value-type="string">
            <text:p>You buy a new appliance, the distributor is now required to take the former for the purchase or delivery. This is the principle of the recovery 'one for one'.</text:p>
          </table:table-cell>
          <table:table-cell table:style-name="ce484"/>
          <table:table-cell table:style-name="ce484" office:value-type="string" calcext:value-type="string">
            <text:p>cons_ecopart</text:p>
          </table:table-cell>
          <table:table-cell table:style-name="ce484" table:number-columns-repeated="2"/>
          <table:table-cell table:style-name="ce353" office:value-type="string" calcext:value-type="string">
            <text:p>reemploi_petit.png</text:p>
          </table:table-cell>
          <table:table-cell table:style-name="ce496" table:number-columns-repeated="2"/>
          <table:table-cell table:style-name="ce496" office:value-type="string" calcext:value-type="string">
            <text:p>Reprise,magasin</text:p>
          </table:table-cell>
          <table:table-cell table:style-name="ce496" office:value-type="string" calcext:value-type="string">
            <text:p>recovery store</text:p>
          </table:table-cell>
          <table:table-cell table:style-name="ce496"/>
          <table:table-cell/>
          <table:table-cell table:style-name="ce410"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ModesDeCollecte.P35];[ModesDeCollecte.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473"/>
          <table:table-cell table:number-columns-repeated="253"/>
        </table:table-row>
        <table:table-row table:style-name="ro36">
          <table:table-cell table:style-name="ce484" office:value-type="string" calcext:value-type="string">
            <text:p>smco_reprise</text:p>
          </table:table-cell>
          <table:table-cell table:style-name="ce484" office:value-type="string" calcext:value-type="string">
            <text:p>Reprise par magasins : principe du 1 pour 1</text:p>
          </table:table-cell>
          <table:table-cell table:style-name="ce484" office:value-type="string" calcext:value-type="string">
            <text:p>Takeover by stores</text:p>
          </table:table-cell>
          <table:table-cell table:style-name="ce484"/>
          <table:table-cell table:style-name="ce487" office:value-type="string" calcext:value-type="string">
            <text:p>true</text:p>
          </table:table-cell>
          <table:table-cell table:style-name="ce484" office:value-type="string" calcext:value-type="string">
            <text:p>Vous achetez un appareil neuf, le distributeur est désormais tenu de reprendre <text:s/>l'ancien à l'achat ou la livraison. C'est le principe de la reprise « 1 pour 1.</text:p>
          </table:table-cell>
          <table:table-cell table:style-name="ce484" office:value-type="string" calcext:value-type="string">
            <text:p>You buy a new appliance, the distributor is now required to take the former for the purchase or delivery. This is the principle of the recovery 'one for one'.</text:p>
          </table:table-cell>
          <table:table-cell table:style-name="ce484"/>
          <table:table-cell table:style-name="ce484" office:value-type="string" calcext:value-type="string">
            <text:p>cons_ecopart</text:p>
          </table:table-cell>
          <table:table-cell table:style-name="ce484" table:number-columns-repeated="2"/>
          <table:table-cell table:style-name="ce353" office:value-type="string" calcext:value-type="string">
            <text:p>reemploi_petit.png</text:p>
          </table:table-cell>
          <table:table-cell table:style-name="ce496" table:number-columns-repeated="2"/>
          <table:table-cell table:style-name="ce496" office:value-type="string" calcext:value-type="string">
            <text:p>Reprise,magasin</text:p>
          </table:table-cell>
          <table:table-cell table:style-name="ce496" office:value-type="string" calcext:value-type="string">
            <text:p>recovery store</text:p>
          </table:table-cell>
          <table:table-cell table:style-name="ce496"/>
          <table:table-cell/>
          <table:table-cell table:style-name="ce410"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ModesDeCollecte.P36];[ModesDeCollecte.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Vous achetez un appareil neuf, le distributeur est désormais tenu de reprendre  l'ancien à l'achat ou la livraison. C'est le principe de la reprise «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Vous achetez un appareil neuf, le distributeur est désormais tenu de reprendre  l'ancien à l'achat ou la livraison. C'est le principe de la reprise «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vendeurcassevoiture</text:p>
          </table:table-cell>
          <table:table-cell table:style-name="ce355" office:value-type="string" calcext:value-type="string">
            <text:p>Casse automobile</text:p>
          </table:table-cell>
          <table:table-cell table:style-name="ce355" office:value-type="string" calcext:value-type="string">
            <text:p>Car breakers</text:p>
          </table:table-cell>
          <table:table-cell table:style-name="ce355"/>
          <table:table-cell table:style-name="ce466" office:value-type="string" calcext:value-type="string">
            <text:p>true</text:p>
          </table:table-cell>
          <table:table-cell table:style-name="ce355" office:value-type="string" calcext:value-type="string">
            <text:p>Les casses automobile ('fourrières') récupèrent les anciens véhicules.</text:p>
          </table:table-cell>
          <table:table-cell table:style-name="ce355" office:value-type="string" calcext:value-type="string">
            <text:p>The car breaks ('headland') recover older vehicles.</text:p>
          </table:table-cell>
          <table:table-cell table:style-name="ce355" table:number-columns-repeated="4"/>
          <table:table-cell table:style-name="ce353" office:value-type="string" calcext:value-type="string">
            <text:p>reemploi_petit.png</text:p>
          </table:table-cell>
          <table:table-cell table:style-name="ce69" office:value-type="string" calcext:value-type="string">
            <text:p>vérif le 03/2013</text:p>
          </table:table-cell>
          <table:table-cell table:style-name="ce69"/>
          <table:table-cell table:style-name="ce69" office:value-type="string" calcext:value-type="string">
            <text:p>Casse,automobile</text:p>
          </table:table-cell>
          <table:table-cell table:style-name="ce69" office:value-type="string" calcext:value-type="string">
            <text:p>car breakers</text:p>
          </table:table-cell>
          <table:table-cell table:style-name="ce69"/>
          <table:table-cell/>
          <table:table-cell table:style-name="ce410"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ModesDeCollecte.P37];[ModesDeCollecte.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velo</text:p>
          </table:table-cell>
          <table:table-cell table:style-name="ce355" office:value-type="string" calcext:value-type="string">
            <text:p>Réemploi <text:s/>vélos</text:p>
          </table:table-cell>
          <table:table-cell table:style-name="ce355" office:value-type="string" calcext:value-type="string">
            <text:p>Reuse bike</text:p>
          </table:table-cell>
          <table:table-cell table:style-name="ce355"/>
          <table:table-cell table:style-name="ce466" office:value-type="string" calcext:value-type="string">
            <text:p>true</text:p>
          </table:table-cell>
          <table:table-cell table:style-name="ce355" office:value-type="string" calcext:value-type="string">
            <text:p>Plusieurs organismes (associations ‘ATAO’, ‘Place aux vélos’, ‘Vélo Campus’) récupèrent les anciens vélos.</text:p>
          </table:table-cell>
          <table:table-cell table:style-name="ce355" office:value-type="string" calcext:value-type="string">
            <text:p>Several organizations (associations ‘ATAO’, ‘Place aux vélos’, ‘Vélo Campus’) recover old bikes.</text:p>
          </table:table-cell>
          <table:table-cell table:style-name="ce355" table:number-columns-repeated="2"/>
          <table:table-cell table:style-name="ce355" office:value-type="string" calcext:value-type="string">
            <text:p>stco_reemploi14</text:p>
          </table:table-cell>
          <table:table-cell table:style-name="ce355"/>
          <table:table-cell table:style-name="ce353" office:value-type="string" calcext:value-type="string">
            <text:p>reemploi_petit.png</text:p>
          </table:table-cell>
          <table:table-cell table:style-name="ce438" office:value-type="string" calcext:value-type="string">
            <text:p>Vérif le 03/2013</text:p>
          </table:table-cell>
          <table:table-cell table:style-name="ce438"/>
          <table:table-cell table:style-name="ce438" office:value-type="string" calcext:value-type="string">
            <text:p>Réemploi,vélos</text:p>
          </table:table-cell>
          <table:table-cell table:style-name="ce438" office:value-type="string" calcext:value-type="string">
            <text:p>reuse,bicycle</text:p>
          </table:table-cell>
          <table:table-cell table:style-name="ce438"/>
          <table:table-cell/>
          <table:table-cell table:style-name="ce410"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ModesDeCollecte.P38];[ModesDeCollecte.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55" office:value-type="string" calcext:value-type="string">
            <text:p>smco_pharmacie</text:p>
          </table:table-cell>
          <table:table-cell table:style-name="ce355" office:value-type="string" calcext:value-type="string">
            <text:p>Pharmacie</text:p>
          </table:table-cell>
          <table:table-cell table:style-name="ce355" office:value-type="string" calcext:value-type="string">
            <text:p>Pharmacy</text:p>
          </table:table-cell>
          <table:table-cell table:style-name="ce355"/>
          <table:table-cell table:style-name="ce466" office:value-type="string" calcext:value-type="string">
            <text:p>true</text:p>
          </table:table-cell>
          <table:table-cell table:style-name="ce355" office:value-type="string" calcext:value-type="string">
            <text:p>Les pharmacies ont l'obligation de récupérer les anciens médicaments, avec ou sans conditionnement.</text:p>
          </table:table-cell>
          <table:table-cell table:style-name="ce355" office:value-type="string" calcext:value-type="string">
            <text:p>Pharmacies have the obligation to recover the older drugs, with or without conditioning.</text:p>
          </table:table-cell>
          <table:table-cell table:style-name="ce355"/>
          <table:table-cell table:style-name="ce494" office:value-type="string" calcext:value-type="string">
            <text:p>medicaments</text:p>
          </table:table-cell>
          <table:table-cell table:style-name="ce355" table:number-columns-repeated="2"/>
          <table:table-cell table:style-name="ce353" office:value-type="string" calcext:value-type="string">
            <text:p>reemploi_petit.png</text:p>
          </table:table-cell>
          <table:table-cell table:style-name="ce438" office:value-type="string" calcext:value-type="string">
            <text:p>Vérif le 03/2013</text:p>
          </table:table-cell>
          <table:table-cell table:style-name="ce438"/>
          <table:table-cell table:style-name="ce438" office:value-type="string" calcext:value-type="string">
            <text:p>Pharmacie</text:p>
          </table:table-cell>
          <table:table-cell table:style-name="ce438" office:value-type="string" calcext:value-type="string">
            <text:p>pharmacy</text:p>
          </table:table-cell>
          <table:table-cell table:style-name="ce438"/>
          <table:table-cell/>
          <table:table-cell table:style-name="ce410" table:formula="of:=JSONMODESDECOLLECTE([ModesDeCollecte.A39];[ModesDeCollecte.B39];[ModesDeCollecte.C39];[ModesDeCollecte.D39];[ModesDeCollecte.E39];[ModesDeCollecte.F39];[ModesDeCollecte.G39];[ModesDeCollecte.H39];[ModesDeCollecte.I39];[ModesDeCollecte.J39];[ModesDeCollecte.K39];[ModesDeCollecte.L39];[ModesDeCollecte.M39];[ModesDeCollecte.N39];[ModesDeCollecte.O39];[ModesDeCollecte.P39];[ModesDeCollecte.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4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85"/>
          <table:table-cell table:style-name="ce415" table:number-columns-repeated="3"/>
          <table:table-cell table:style-name="ce488"/>
          <table:table-cell table:style-name="ce415" table:number-columns-repeated="7"/>
          <table:table-cell table:number-columns-repeated="6"/>
          <table:table-cell table:style-name="ce405"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263"/>
        </table:table-row>
        <table:table-row table:style-name="ro2"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37">
          <table:table-cell table:style-name="ce484" office:value-type="string" calcext:value-type="string">
            <text:p>modco_ecotox</text:p>
          </table:table-cell>
          <table:table-cell table:style-name="ce484" office:value-type="string" calcext:value-type="string">
            <text:p>Ecotox</text:p>
          </table:table-cell>
          <table:table-cell table:style-name="ce484" table:number-columns-repeated="2"/>
          <table:table-cell table:style-name="ce487" office:value-type="string" calcext:value-type="string">
            <text:p>false</text:p>
          </table:table-cell>
          <table:table-cell table:style-name="ce484"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484" table:number-columns-repeated="5"/>
          <table:table-cell table:style-name="ce491" office:value-type="string" calcext:value-type="string">
            <text:p>ecotox_panneau_malakoff_mini.png</text:p>
          </table:table-cell>
          <table:table-cell table:style-name="ce496" office:value-type="string" calcext:value-type="string">
            <text:p>Vérif le 03/2013</text:p>
          </table:table-cell>
          <table:table-cell table:style-name="ce496" office:value-type="string" calcext:value-type="string">
            <text:p>modco</text:p>
          </table:table-cell>
          <table:table-cell table:style-name="ce496" table:number-columns-repeated="3"/>
          <table:table-cell/>
          <table:table-cell table:style-name="ce410"/>
          <table:table-cell office:value-type="string" calcext:value-type="string">
            <text:p><text:s/></text:p>
          </table:table-cell>
          <table:table-cell/>
          <table:table-cell table:style-name="ce473"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355" office:value-type="string" calcext:value-type="string">
            <text:p>smco_vendeur_lampe_eco</text:p>
          </table:table-cell>
          <table:table-cell table:style-name="ce355" office:value-type="string" calcext:value-type="string">
            <text:p>Vendeur lampe économie énergie</text:p>
          </table:table-cell>
          <table:table-cell table:style-name="ce355" table:number-columns-repeated="2"/>
          <table:table-cell table:style-name="ce466" office:value-type="string" calcext:value-type="string">
            <text:p>true</text:p>
          </table:table-cell>
          <table:table-cell table:style-name="ce355" table:number-columns-repeated="7"/>
          <table:table-cell table:style-name="ce69" table:number-columns-repeated="5"/>
          <table:table-cell/>
          <table:table-cell table:style-name="ce410"/>
          <table:table-cell table:number-columns-repeated="256"/>
        </table:table-row>
        <table:table-row table:style-name="ro3">
          <table:table-cell table:style-name="ce355" office:value-type="string" calcext:value-type="string">
            <text:p>smco_vendeurcartoucheencre</text:p>
          </table:table-cell>
          <table:table-cell table:style-name="ce355" office:value-type="string" calcext:value-type="string">
            <text:p>Vendeur cartouche d'encre</text:p>
          </table:table-cell>
          <table:table-cell table:style-name="ce355" table:number-columns-repeated="2"/>
          <table:table-cell table:style-name="ce466" office:value-type="string" calcext:value-type="string">
            <text:p>true</text:p>
          </table:table-cell>
          <table:table-cell table:style-name="ce355" table:number-columns-repeated="7"/>
          <table:table-cell table:style-name="ce69"/>
          <table:table-cell table:style-name="ce438" table:number-columns-repeated="4"/>
          <table:table-cell/>
          <table:table-cell table:style-name="ce410"/>
          <table:table-cell table:number-columns-repeated="256"/>
        </table:table-row>
        <table:table-row table:style-name="ro3" table:number-rows-repeated="1048517">
          <table:table-cell table:number-columns-repeated="275"/>
        </table:table-row>
        <table:table-row table:style-name="ro3">
          <table:table-cell table:number-columns-repeated="275"/>
        </table:table-row>
      </table:table>
      <table:table table:name="DiversDéchets" table:style-name="ta1"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0" table:number-columns-repeated="2" table:default-cell-style-name="Default"/>
        <table:table-column table:style-name="co165" table:default-cell-style-name="Default"/>
        <table:table-row table:style-name="ro1">
          <table:table-cell table:number-columns-repeated="7"/>
        </table:table-row>
        <table:table-row table:style-name="ro38">
          <table:table-cell office:value-type="string" calcext:value-type="string">
            <text:p><text:s/></text:p>
          </table:table-cell>
          <table:table-cell table:style-name="ce49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348"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348"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348"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38">
          <table:table-cell/>
          <table:table-cell table:style-name="ce49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2">
          <table:table-cell/>
          <table:table-cell table:style-name="ce348"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0">
          <table:table-cell/>
          <table:table-cell table:style-name="ce348"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498"/>
          <table:table-cell table:number-columns-repeated="5"/>
        </table:table-row>
        <table:table-row table:style-name="ro41">
          <table:table-cell/>
          <table:table-cell table:style-name="ce348"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2">
          <table:table-cell/>
          <table:table-cell table:style-name="ce348"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498"/>
          <table:table-cell table:number-columns-repeated="5"/>
        </table:table-row>
        <table:table-row table:style-name="ro38">
          <table:table-cell/>
          <table:table-cell table:style-name="ce499" office:value-type="string" calcext: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348"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50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348"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2">
          <table:table-cell/>
          <table:table-cell table:style-name="ce50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348"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49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348"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Ex :</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2">
          <table:table-cell/>
          <table:table-cell table:style-name="ce348"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2">
          <table:table-cell/>
          <table:table-cell table:style-name="ce348"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2">
          <table:table-cell/>
          <table:table-cell table:style-name="ce348"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497" office:value-type="string" calcext:value-type="string" table:number-columns-spanned="3" table:number-rows-spanned="1">
            <text:p>Les encombrants</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2">
          <table:table-cell/>
          <table:table-cell table:style-name="ce348"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348"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2">
          <table:table-cell/>
          <table:table-cell table:style-name="ce348"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497" office:value-type="string" calcext:value-type="string" table:number-columns-spanned="3" table:number-rows-spanned="1">
            <text:p>Les déchets d'équipement électrique et électronique (D3E)</text:p>
          </table:table-cell>
          <table:covered-table-cell table:number-columns-repeated="2" table:style-name="ce502"/>
          <table:table-cell table:number-columns-repeated="3"/>
        </table:table-row>
        <table:table-row table:style-name="ro22">
          <table:table-cell/>
          <table:table-cell table:style-name="ce348"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6" table:default-cell-style-name="Default"/>
        <table:table-column table:style-name="co167" table:default-cell-style-name="Default"/>
        <table:table-column table:style-name="co168"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13" office:value-type="string" calcext:value-type="string">
            <text:p>code</text:p>
          </table:table-cell>
          <table:table-cell table:style-name="ce413" office:value-type="string" calcext:value-type="string">
            <text:p>libelle_fr</text:p>
          </table:table-cell>
          <table:table-cell table:style-name="ce413" office:value-type="string" calcext:value-type="string">
            <text:p>libelle_en</text:p>
          </table:table-cell>
          <table:table-cell office:value-type="string" calcext:value-type="string">
            <text:p><text:s/></text:p>
          </table:table-cell>
          <table:table-cell table:style-name="ce503"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404"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404"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46">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404" table:formula="of:=JSONLIBELLESSPECIFIQUES([LibellesSpecifiques.A8];[LibellesSpecifiques.B8];[LibellesSpecifiques.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35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5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404"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style-name="ce404" office:value-type="string" calcext:value-type="string">
            <text:p><text:s text:c="4"/>'zz' :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style-name="ce404" office:value-type="string" calcext:value-type="string">
            <text:p>};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6"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13" office:value-type="string" calcext:value-type="string">
            <text:p>code</text:p>
          </table:table-cell>
          <table:table-cell table:style-name="ce413" office:value-type="string" calcext:value-type="string">
            <text:p>libelle_fr</text:p>
          </table:table-cell>
          <table:table-cell table:style-name="ce413" office:value-type="string" calcext:value-type="string">
            <text:p>libelle_en</text:p>
          </table:table-cell>
          <table:table-cell table:style-name="ce413" office:value-type="string" calcext:value-type="string">
            <text:p>descr_fr</text:p>
          </table:table-cell>
          <table:table-cell table:style-name="ce413" office:value-type="string" calcext:value-type="string">
            <text:p>descr_en</text:p>
          </table:table-cell>
          <table:table-cell office:value-type="string" calcext:value-type="string">
            <text:p><text:s/></text:p>
          </table:table-cell>
          <table:table-cell table:style-name="ce404" office:value-type="string" calcext:value-type="string">
            <text:p>var <text:span text:style-name="T13">_newsDatas</text:span> = [</text:p>
          </table:table-cell>
          <table:table-cell office:value-type="string" calcext:value-type="string">
            <text:p><text:s/></text:p>
          </table:table-cell>
        </table:table-row>
        <table:table-row table:style-name="ro47">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404" table:formula="of:=JSONNEWS([Actualites.A6];[Actualites.B6];[Actualites.C6];[Actualites.D6];[Actualites.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47">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404"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47">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404" table:formula="of:=JSONNEWS([Actualites.A8];[Actualites.B8];[Actualites.C8];[Actualites.D8];[Actualites.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style-name="ce504" office:value-type="string" calcext:value-type="string">
            <text:p>{}];</text:p>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2">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4" table:default-cell-style-name="Default"/>
        <table:table-column table:style-name="co175" table:default-cell-style-name="Default"/>
        <table:table-column table:style-name="co10" table:number-columns-repeated="3" table:default-cell-style-name="Default"/>
        <table:table-column table:style-name="co176"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13" office:value-type="string" calcext:value-type="string">
            <text:p>code</text:p>
          </table:table-cell>
          <table:table-cell table:style-name="ce413" office:value-type="string" calcext:value-type="string">
            <text:p>valeur</text:p>
          </table:table-cell>
          <table:table-cell table:style-name="ce413" table:number-columns-repeated="2"/>
          <table:table-cell/>
          <table:table-cell table:style-name="ce404" office:value-type="string" calcext:value-type="string">
            <text:p>var <text:span text:style-name="T13">_paramsDatas</text:span> = {</text:p>
          </table:table-cell>
          <table:table-cell office:value-type="string" calcext:value-type="string">
            <text:p><text:s/></text:p>
          </table:table-cell>
        </table:table-row>
        <table:table-row table:style-name="ro48">
          <table:table-cell table:style-name="ce69" office:value-type="string" calcext:value-type="string">
            <text:p>geo.<text:span text:style-name="T14">boundsMinLong'</text:span></text:p>
          </table:table-cell>
          <table:table-cell table:style-name="ce507" office:value-type="string" calcext:value-type="string">
            <text:p>-2.26</text:p>
          </table:table-cell>
          <table:table-cell table:style-name="ce69" table:number-columns-repeated="2"/>
          <table:table-cell/>
          <table:table-cell table:style-name="ce404"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48">
          <table:table-cell table:style-name="ce69" office:value-type="string" calcext:value-type="string">
            <text:p>geo.<text:span text:style-name="T14">boundsMinLat</text:span></text:p>
          </table:table-cell>
          <table:table-cell table:style-name="ce507" office:value-type="string" calcext:value-type="string">
            <text:p>47.84</text:p>
          </table:table-cell>
          <table:table-cell table:style-name="ce69" table:number-columns-repeated="2"/>
          <table:table-cell/>
          <table:table-cell table:style-name="ce404"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48">
          <table:table-cell table:style-name="ce69" office:value-type="string" calcext:value-type="string">
            <text:p>geo.boundsMaxLong</text:p>
          </table:table-cell>
          <table:table-cell table:style-name="ce507" office:value-type="string" calcext:value-type="string">
            <text:p>-1.13</text:p>
          </table:table-cell>
          <table:table-cell table:style-name="ce510"/>
          <table:table-cell table:style-name="ce69"/>
          <table:table-cell/>
          <table:table-cell table:style-name="ce404"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48">
          <table:table-cell table:style-name="ce69" office:value-type="string" calcext:value-type="string">
            <text:p>geo.<text:span text:style-name="T14">boundsMaxLat</text:span></text:p>
          </table:table-cell>
          <table:table-cell table:style-name="ce507" office:value-type="string" calcext:value-type="string">
            <text:p>47.11</text:p>
          </table:table-cell>
          <table:table-cell table:style-name="ce69" table:number-columns-repeated="2"/>
          <table:table-cell/>
          <table:table-cell table:style-name="ce404"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48">
          <table:table-cell table:style-name="ce505" office:value-type="string" calcext:value-type="string">
            <text:p>geo.defaultLat</text:p>
          </table:table-cell>
          <table:table-cell table:style-name="ce507" office:value-type="string" calcext:value-type="string">
            <text:p>47.21</text:p>
          </table:table-cell>
          <table:table-cell table:style-name="ce69" table:number-columns-repeated="2"/>
          <table:table-cell/>
          <table:table-cell table:style-name="ce404"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48">
          <table:table-cell table:style-name="ce505" office:value-type="string" calcext:value-type="string">
            <text:p>geo.defaultLong</text:p>
          </table:table-cell>
          <table:table-cell table:style-name="ce508" office:value-type="string" calcext:value-type="string">
            <text:p>-1.54</text:p>
          </table:table-cell>
          <table:table-cell table:style-name="ce69" table:number-columns-repeated="2"/>
          <table:table-cell/>
          <table:table-cell table:style-name="ce404"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48">
          <table:table-cell table:style-name="ce505" office:value-type="string" calcext:value-type="string">
            <text:p>geo.zoomInit</text:p>
          </table:table-cell>
          <table:table-cell table:style-name="ce509" office:value-type="float" office:value="14" calcext:value-type="float">
            <text:p>14</text:p>
          </table:table-cell>
          <table:table-cell table:style-name="ce69" table:number-columns-repeated="2"/>
          <table:table-cell/>
          <table:table-cell table:style-name="ce404"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48">
          <table:table-cell table:style-name="ce505" office:value-type="string" calcext:value-type="string">
            <text:p>geo.zoomMin</text:p>
          </table:table-cell>
          <table:table-cell table:style-name="ce509" office:value-type="float" office:value="11" calcext:value-type="float">
            <text:p>11</text:p>
          </table:table-cell>
          <table:table-cell table:style-name="ce69" table:number-columns-repeated="2"/>
          <table:table-cell/>
          <table:table-cell table:style-name="ce404"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48">
          <table:table-cell table:style-name="ce506" office:value-type="string" calcext:value-type="string">
            <text:p>geo.zoneDstance</text:p>
          </table:table-cell>
          <table:table-cell table:style-name="ce509" office:value-type="float" office:value="1500" calcext:value-type="float">
            <text:p>1500</text:p>
          </table:table-cell>
          <table:table-cell table:style-name="ce69" table:number-columns-repeated="2"/>
          <table:table-cell/>
          <table:table-cell table:style-name="ce404"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48">
          <table:table-cell table:style-name="ce353" office:value-type="string" calcext:value-type="string">
            <text:p>geo.zoneDistanceAvantRedessiner</text:p>
          </table:table-cell>
          <table:table-cell table:style-name="ce509" office:value-type="float" office:value="1000" calcext:value-type="float">
            <text:p>1000</text:p>
          </table:table-cell>
          <table:table-cell table:style-name="ce69" table:number-columns-repeated="2"/>
          <table:table-cell/>
          <table:table-cell table:style-name="ce404"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48">
          <table:table-cell table:style-name="ce69" office:value-type="string" calcext:value-type="string">
            <text:p>pages.page1.nom</text:p>
          </table:table-cell>
          <table:table-cell table:style-name="ce509" office:value-type="string" calcext:value-type="string">
            <text:p>accueil_nantes</text:p>
          </table:table-cell>
          <table:table-cell table:style-name="ce69" table:number-columns-repeated="2"/>
          <table:table-cell/>
          <table:table-cell table:style-name="ce404"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48">
          <table:table-cell table:style-name="ce69" office:value-type="string" calcext:value-type="string">
            <text:p>pages.page2.nom</text:p>
          </table:table-cell>
          <table:table-cell table:style-name="ce509" office:value-type="string" calcext:value-type="string">
            <text:p>dechets</text:p>
          </table:table-cell>
          <table:table-cell table:style-name="ce69" table:number-columns-repeated="2"/>
          <table:table-cell/>
          <table:table-cell table:style-name="ce404"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48">
          <table:table-cell table:style-name="ce69" office:value-type="string" calcext:value-type="string">
            <text:p>pages.page3.nom</text:p>
          </table:table-cell>
          <table:table-cell table:style-name="ce509" office:value-type="string" calcext:value-type="string">
            <text:p>carte</text:p>
          </table:table-cell>
          <table:table-cell table:style-name="ce69" table:number-columns-repeated="2"/>
          <table:table-cell/>
          <table:table-cell table:style-name="ce404"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48">
          <table:table-cell table:style-name="ce69" office:value-type="string" calcext:value-type="string">
            <text:p>pages.page4.nom</text:p>
          </table:table-cell>
          <table:table-cell table:style-name="ce509" office:value-type="string" calcext:value-type="string">
            <text:p>fiches</text:p>
          </table:table-cell>
          <table:table-cell table:style-name="ce69" table:number-columns-repeated="2"/>
          <table:table-cell/>
          <table:table-cell table:style-name="ce404"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48">
          <table:table-cell table:style-name="ce69" office:value-type="string" calcext:value-type="string">
            <text:p>pages.page5.nom</text:p>
          </table:table-cell>
          <table:table-cell table:style-name="ce509" office:value-type="string" calcext:value-type="string">
            <text:p>lieux</text:p>
          </table:table-cell>
          <table:table-cell table:style-name="ce69" table:number-columns-repeated="2"/>
          <table:table-cell/>
          <table:table-cell table:style-name="ce404"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48">
          <table:table-cell table:style-name="ce69" office:value-type="string" calcext:value-type="string">
            <text:p>pages.page6.nom</text:p>
          </table:table-cell>
          <table:table-cell table:style-name="ce509" office:value-type="string" calcext:value-type="string">
            <text:p>a_domicile</text:p>
          </table:table-cell>
          <table:table-cell table:style-name="ce69" table:number-columns-repeated="2"/>
          <table:table-cell/>
          <table:table-cell table:style-name="ce404"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48">
          <table:table-cell table:style-name="ce69" office:value-type="string" calcext:value-type="string">
            <text:p>pages.page7.nom</text:p>
          </table:table-cell>
          <table:table-cell table:style-name="ce509" office:value-type="string" calcext:value-type="string">
            <text:p>trisacs_nantes</text:p>
          </table:table-cell>
          <table:table-cell table:style-name="ce69" table:number-columns-repeated="2"/>
          <table:table-cell/>
          <table:table-cell table:style-name="ce404"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404"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77" table:default-cell-style-name="Default"/>
        <table:table-column table:style-name="co178" table:default-cell-style-name="Default"/>
        <table:table-column table:style-name="co179"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182"/>
        </table:table-row>
        <table:table-row table:style-name="ro2">
          <table:table-cell table:number-columns-repeated="3"/>
          <table:table-cell table:style-name="ce182" office:value-type="string" calcext:value-type="string">
            <text:p>labels_fr.json</text:p>
          </table:table-cell>
          <table:table-cell table:style-name="ce18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175" office:value-type="string" calcext:value-type="string">
            <text:p>{</text:p>
          </table:table-cell>
          <table:table-cell table:style-name="ce177"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176"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178"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176"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178"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176" table:formula="of:=GETTRADUCTION([Dico.B8];COLUMN([Docs.A5]);COLUMN([Docs.B5]);ROW([Docs.A5]);ROW(#REF!#REF!);[Dico.C8])" office:value-type="string" office:string-value="" calcext:value-type="error">
            <text:p>Err :509</text:p>
          </table:table-cell>
          <table:table-cell table:style-name="ce178" table:formula="of:=GETTRADUCTION([Dico.B8];COLUMN([Docs.A5]);COLUMN([Docs.C5]);ROW([Docs.A5]);ROW(#REF!#REF!);[Dico.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176" table:formula="of:=GETTRADUCTION([Dico.B9];COLUMN([Docs.A5]);COLUMN([Docs.D5]);ROW([Docs.A5]);ROW(#REF!#REF!);[Dico.C9])" office:value-type="string" office:string-value="" calcext:value-type="error">
            <text:p>Err :509</text:p>
          </table:table-cell>
          <table:table-cell table:style-name="ce178" table:formula="of:=GETTRADUCTION([Dico.B9];COLUMN([Docs.A5]);COLUMN([Docs.E5]);ROW([Docs.A5]);ROW(#REF!#REF!);[Dico.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176" table:formula="of:=GETTRADUCTION([Dico.B10];COLUMN([Conseils.A5]);COLUMN([Conseils.B5]);ROW([Conseils.A5]);ROW([Conseils.A64]);[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medicamentembal-nom&quot;:&quot;Trier séparément les emballages.&quot;,&#10;&quot;cons_fenetre_enveloppe-nom&quot;:&quot;Suppression fenêtre&quot;,&#10;&quot;cons_tetrapak-nom&quot;:&quot;Recyclage Tétrapak&quot;,&#10;&quot;cons_distrisac_relais-nom&quot;:&quot;Retrait de sacs en relais - 3 rouleaux par retrait, 2 retraits par an&quot;,&#10;&quot;cons_distrisac_achat-nom&quot;:&quot;Achats de sacs Tri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quot;cons_bouteillepaspet-nom&quot;:&quot;Peut-on recycler les nouvelles bouteilles plastiqu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medicamentembal-nom":"Trier séparément les emballages.",</text:p>
            <text:p>"cons_fenetre_enveloppe-nom":"Suppression fenêtre",</text:p>
            <text:p>"cons_tetrapak-nom":"Recyclage Tétrapak",</text:p>
            <text:p>"cons_distrisac_relais-nom":"Retrait de sacs en relais - 3 rouleaux par retrait, 2 retraits par an",</text:p>
            <text:p>"cons_distrisac_achat-nom":"Achats de sacs Tri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cons_bouteillepaspet-nom":"Peut-on recycler les nouvelles bouteilles plastiques ...",</text:p>
            <text:p/>
          </table:table-cell>
          <table:table-cell table:style-name="ce178" table:formula="of:=GETTRADUCTION([Dico.B10];COLUMN([Conseils.A5]);COLUMN([Conseils.C5]);ROW([Conseils.A5]);ROW([Conseils.A64]);[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 …&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medicamentembal-nom&quot;:&quot;Sort packaging separately.&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quot;cons_bouteillepaspet-nom&quot;:&quot;Can the new plastic bottles be recycled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 …",</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medicamentembal-nom":"Sort packaging separately.",</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cons_bouteillepaspet-nom":"Can the new plastic bottles be recycled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176" table:formula="of:=GETTRADUCTION([Dico.B11];COLUMN([Conseils.A5]);COLUMN([Conseils.G5]);ROW([Conseils.A5]);ROW([Conseils.A64]);[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medicamentembal-concerne_aussi&quot;:&quo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quot;cons_bouteillepaspet-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medicamentembal-concerne_aussi":"",</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cons_bouteillepaspet-concerne_aussi":"",</text:p>
            <text:p/>
          </table:table-cell>
          <table:table-cell table:style-name="ce178" table:formula="of:=GETTRADUCTION([Dico.B11];COLUMN([Conseils.A5]);COLUMN([Conseils.H5]);ROW([Conseils.A5]);ROW([Conseils.A64]);[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medicamentembal-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quot;cons_bouteillepaspet-concerne_aussi&quot;:&quot;Vérif le 04/2017&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medicamentembal-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cons_bouteillepaspet-concerne_aussi":"Vérif le 04/2017",</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176"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178"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176" table:formula="of:=GETTRADUCTION([Dico.B13];COLUMN([Fiches.A5]);COLUMN([Fiches.F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178" table:formula="of:=GETTRADUCTION([Dico.B13];COLUMN([Fiches.A5]);COLUMN([Fiches.G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176" table:formula="of:=GETTRADUCTION([Dico.B14];COLUMN([Fiches.A6]);COLUMN([Fiches.F6]);ROW([Fiches.A7]);ROW([Fiches.A52]);[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178" table:formula="of:=GETTRADUCTION([Dico.B14];COLUMN([Fiches.A6]);COLUMN([Fiches.G6]);ROW([Fiches.A7]);ROW([Fiches.A52]);[Dico.C14])" office:value-type="string" office:string-value="&quot;about_titre-0&quot;:&quot;&quot;,&#10;&quot;about-0&quot;:&quot;&quot;,&#10;&quot;splashmessage-0&quot;:&quot;&quot;,&#10;" calcext:value-type="string">
            <text:p>"about_titre-0":"",</text:p>
            <text:p>"about-0":"",</text:p>
            <text:p>"splashmessage-0":"",</text:p>
            <text:p/>
          </table:table-cell>
          <table:table-cell/>
        </table:table-row>
        <table:table-row table:style-name="ro2">
          <table:table-cell table:number-columns-repeated="3"/>
          <table:table-cell table:style-name="ce176" office:value-type="string" calcext:value-type="string">
            <text:p>"a":"b"</text:p>
          </table:table-cell>
          <table:table-cell table:style-name="ce178"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176" office:value-type="string" calcext:value-type="string">
            <text:p>}</text:p>
          </table:table-cell>
          <table:table-cell table:style-name="ce178"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currency-style style:name="N111P0" style:volatile="true">
      <number:currency-symbol/>
      <number:text> </number:text>
      <number:number number:decimal-places="0" loext:min-decimal-places="0" number:min-integer-digits="1" number:grouping="true"/>
      <number:text> </number:text>
    </number:currency-style>
    <number:currency-style style:name="N111P1" style:volatile="true">
      <number:currency-symbol/>
      <number:text> (</number:text>
      <number:number number:decimal-places="0" loext: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loext:min-decimal-places="2" number:min-integer-digits="1" number:grouping="true"/>
      <number:text> </number:text>
    </number:currency-style>
    <number:currency-style style:name="N118P1" style:volatile="true">
      <number:currency-symbol/>
      <number:text> (</number:text>
      <number:number number:decimal-places="2" loext: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loext:min-decimal-places="2" number:min-integer-digits="1" number:grouping="true"/>
      <number:text> </number:text>
    </number:number-style>
    <number:number-style style:name="N120">
      <number:text>  (</number:text>
      <number:number number:decimal-places="2" loext:min-decimal-places="2" number:min-integer-digits="1" number:grouping="true"/>
      <number:text>)</number:text>
    </number:number-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number-style style:name="N131P0" style:volatile="true">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 €</number:text>
      <style:map style:condition="value()&gt;=0" style:apply-style-name="N132P0"/>
    </number:number-style>
    <number:number-style style:name="N134P0" style:volatile="true">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 €</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 €</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 </number:text>
    </number:number-style>
    <number:number-style style:name="N143P1" style:volatile="true">
      <number:text>-</number:text>
      <number:number number:decimal-places="0" loext: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    </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 </number:text>
    </number:number-style>
    <number:number-style style:name="N151P1" style:volatile="true">
      <number:text>-</number:text>
      <number:number number:decimal-places="2" loext:min-decimal-places="2" number:min-integer-digits="1" number:grouping="true"/>
      <number:text> € </number:text>
    </number:number-style>
    <number:number-style style:name="N151P2" style:volatile="true">
      <number:text>-</number:text>
      <number:number number:decimal-places="0" loext: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60P0" style:volatile="true">
      <number:text>$</number:text>
      <number:number number:decimal-places="2" loext:min-decimal-places="2" number:min-integer-digits="1" number:grouping="true"/>
      <number:text> </number:text>
    </number:number-style>
    <number:number-style style:name="N160">
      <number:text>($</number:text>
      <number:number number:decimal-places="2" loext:min-decimal-places="2" number:min-integer-digits="1" number:grouping="true"/>
      <number:text>)</number:text>
      <style:map style:condition="value()&gt;=0" style:apply-style-name="N160P0"/>
    </number:number-style>
    <number:number-style style:name="N161P0" style:volatile="true">
      <number:text>$</number:text>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loext:min-decimal-places="0" number:min-integer-digits="1" number:grouping="true"/>
      <number:text> </number:text>
    </number:number-style>
    <number:number-style style:name="N177P1" style:volatile="true">
      <number:text> (</number:text>
      <number:number number:decimal-places="0" loext: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loext:min-decimal-places="2" number:min-integer-digits="1" number:grouping="true"/>
      <number:text> </number:text>
    </number:number-style>
    <number:number-style style:name="N179P1" style:volatile="true">
      <number:text> (</number:text>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loext:min-decimal-places="0" number:min-integer-digits="1" number:grouping="true"/>
      <number:text>    </number:text>
    </number:number-style>
    <number:number-style style:name="N181P1" style:volatile="true">
      <number:text>-</number:text>
      <number:number number:decimal-places="0" loext: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loext:min-decimal-places="0" number:min-integer-digits="1" number:grouping="true"/>
      <number:text> € </number:text>
    </number:number-style>
    <number:number-style style:name="N183P1" style:volatile="true">
      <number:text>-</number:text>
      <number:number number:decimal-places="0" loext: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loext:min-decimal-places="2" number:min-integer-digits="1" number:grouping="true"/>
      <number:text>    </number:text>
    </number:number-style>
    <number:number-style style:name="N185P1" style:volatile="true">
      <number:text>-</number:text>
      <number:number number:decimal-places="2" loext:min-decimal-places="2" number:min-integer-digits="1" number:grouping="true"/>
      <number:text>    </number:text>
    </number:number-style>
    <number:number-style style:name="N185P2" style:volatile="true">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loext:min-decimal-places="1" number:min-integer-digits="1"/>
    </number:number-style>
    <number:number-style style:name="N189">
      <number:text>$ </number:text>
      <number:number number:decimal-places="2" loext:min-decimal-places="2" number:min-integer-digits="1" number:grouping="true"/>
      <number:text> </number:text>
    </number:number-style>
    <number:number-style style:name="N190">
      <number:text>$ (</number:text>
      <number:number number:decimal-places="2" loext: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loext:min-decimal-places="0" number:min-integer-digits="1"/>
      <number:text> </number:text>
    </number:number-style>
    <number:number-style style:name="N194">
      <number:text>$ (</number:text>
      <number:number number:decimal-places="0" loext:min-decimal-places="0" number:min-integer-digits="1"/>
      <number:text>)</number:text>
    </number:number-style>
    <number:number-style style:name="N195P0" style:volatile="true">
      <number:text>$ </number:text>
      <number:number number:decimal-places="0" loext:min-decimal-places="0" number:min-integer-digits="1"/>
      <number:text> </number:text>
    </number:number-style>
    <number:number-style style:name="N195P1" style:volatile="true">
      <number:text>$ (</number:text>
      <number:number number:decimal-places="0" loext: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loext:min-decimal-places="0" number:min-integer-digits="1"/>
      <number:text> </number:text>
    </number:number-style>
    <number:number-style style:name="N197">
      <number:text>  (</number:text>
      <number:number number:decimal-places="0" loext:min-decimal-places="0" number:min-integer-digits="1"/>
      <number:text>)</number:text>
    </number:number-style>
    <number:number-style style:name="N198P0" style:volatile="true">
      <number:number number:decimal-places="0" loext:min-decimal-places="0" number:min-integer-digits="1"/>
      <number:text> </number:text>
    </number:number-style>
    <number:number-style style:name="N198P1" style:volatile="true">
      <number:text>  (</number:text>
      <number:number number:decimal-places="0" loext: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loext:min-decimal-places="0" number:min-integer-digits="1" number:grouping="true"/>
      <number:text>    </number:text>
    </number:number-style>
    <number:number-style style:name="N200P1" style:volatile="true">
      <number:number number:decimal-places="0" loext: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loext:min-decimal-places="0" number:min-integer-digits="1" number:grouping="true"/>
      <number:text> € </number:text>
    </number:number-style>
    <number:number-style style:name="N202P1" style:volatile="true">
      <number:number number:decimal-places="0" loext: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loext:min-decimal-places="2" number:min-integer-digits="1" number:grouping="true"/>
      <number:text> € </number:text>
    </number:number-style>
    <number:number-style style:name="N204P1" style:volatile="true">
      <number:number number:decimal-places="2" loext:min-decimal-places="2" number:min-integer-digits="1" number:grouping="true"/>
      <number:text> € </number:text>
    </number:number-style>
    <number:number-style style:name="N204P2" style:volatile="true">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loext:min-decimal-places="2" number:min-integer-digits="1" number:grouping="true"/>
      <number:text> </number:text>
    </number:number-style>
    <number:number-style style:name="N209P1" style:volatile="true">
      <number:text>(</number:text>
      <number:number number:decimal-places="2" loext:min-decimal-places="2" number:min-integer-digits="1" number:grouping="true"/>
      <number:text>)</number:text>
    </number:number-style>
    <number:number-style style:name="N209P2" style:volatile="true">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loext:min-decimal-places="1" number:min-integer-digits="1" number:min-exponent-digits="1" loext:exponent-interval="1" loext:forced-exponent-sign="true"/>
    </number:number-style>
    <number:currency-style style:name="N213P0" style:volatile="true">
      <number:number number:decimal-places="2" loext:min-decimal-places="2" number:min-integer-digits="1" number:grouping="true"/>
      <number:text> </number:text>
      <number:currency-symbol>€</number:currency-symbol>
      <number:text> </number:text>
    </number:currency-style>
    <number:currency-style style:name="N213P1" style:volatile="true">
      <number:number number:decimal-places="2" loext:min-decimal-places="2" number:min-integer-digits="1" number:grouping="true"/>
      <number:text> </number:text>
      <number:currency-symbol>€</number:currency-symbol>
      <number:text> </number:text>
    </number:currency-style>
    <number:currency-style style:name="N213P2" style:volatile="true">
      <number:text>-</number:text>
      <number:number number:decimal-places="0" loext: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loext:min-decimal-places="0" number:min-integer-digits="1" number:grouping="true"/>
      <number:text> </number:text>
    </number:number-style>
    <number:number-style style:name="N215">
      <number:text>(€</number:text>
      <number:number number:decimal-places="0" loext:min-decimal-places="0" number:min-integer-digits="1" number:grouping="true"/>
      <number:text>)</number:text>
      <style:map style:condition="value()&gt;=0" style:apply-style-name="N215P0"/>
    </number:number-style>
    <number:number-style style:name="N216P0" style:volatile="true">
      <number:text>€</number:text>
      <number:number number:decimal-places="0" loext:min-decimal-places="0" number:min-integer-digits="1" number:grouping="true"/>
      <number:text> </number:text>
    </number:number-style>
    <number:number-style style:name="N216">
      <style:text-properties fo:color="#ff0000"/>
      <number:text>(€</number:text>
      <number:number number:decimal-places="0" loext:min-decimal-places="0" number:min-integer-digits="1" number:grouping="true"/>
      <number:text>)</number:text>
      <style:map style:condition="value()&gt;=0" style:apply-style-name="N216P0"/>
    </number:number-style>
    <number:number-style style:name="N218P0" style:volatile="true">
      <number:text>€</number:text>
      <number:number number:decimal-places="2" loext:min-decimal-places="2" number:min-integer-digits="1" number:grouping="true"/>
      <number:text> </number:text>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19P0" style:volatile="true">
      <number:text>€</number:text>
      <number:number number:decimal-places="2" loext:min-decimal-places="2" number:min-integer-digits="1" number:grouping="true"/>
      <number:text> </number:text>
    </number:number-style>
    <number:number-style style:name="N219">
      <style:text-properties fo:color="#ff0000"/>
      <number:text>(€</number:text>
      <number:number number:decimal-places="2" loext:min-decimal-places="2" number:min-integer-digits="1" number:grouping="true"/>
      <number:text>)</number:text>
      <style:map style:condition="value()&gt;=0" style:apply-style-name="N219P0"/>
    </number:number-style>
    <number:number-style style:name="N221P0" style:volatile="true">
      <number:number number:decimal-places="0" loext:min-decimal-places="0" number:min-integer-digits="1" number:grouping="true"/>
      <number:text> F</number:text>
    </number:number-style>
    <number:number-style style:name="N221">
      <number:text>-</number:text>
      <number:number number:decimal-places="0" loext:min-decimal-places="0" number:min-integer-digits="1" number:grouping="true"/>
      <number:text> F</number:text>
      <style:map style:condition="value()&gt;=0" style:apply-style-name="N221P0"/>
    </number:number-style>
    <number:number-style style:name="N222P0" style:volatile="true">
      <number:number number:decimal-places="0" loext:min-decimal-places="0" number:min-integer-digits="1" number:grouping="true"/>
      <number:text> F</number:text>
    </number:number-style>
    <number:number-style style:name="N222">
      <style:text-properties fo:color="#ff0000"/>
      <number:text>-</number:text>
      <number:number number:decimal-places="0" loext:min-decimal-places="0" number:min-integer-digits="1" number:grouping="true"/>
      <number:text> F</number:text>
      <style:map style:condition="value()&gt;=0" style:apply-style-name="N222P0"/>
    </number:number-style>
    <number:number-style style:name="N224P0" style:volatile="true">
      <number:number number:decimal-places="2" loext:min-decimal-places="2" number:min-integer-digits="1" number:grouping="true"/>
      <number:text> F</number:text>
    </number:number-style>
    <number:number-style style:name="N224">
      <number:text>-</number:text>
      <number:number number:decimal-places="2" loext:min-decimal-places="2" number:min-integer-digits="1" number:grouping="true"/>
      <number:text> F</number:text>
      <style:map style:condition="value()&gt;=0" style:apply-style-name="N224P0"/>
    </number:number-style>
    <number:number-style style:name="N225P0" style:volatile="true">
      <number:number number:decimal-places="2" loext:min-decimal-places="2" number:min-integer-digits="1" number:grouping="true"/>
      <number:text> F</number:text>
    </number:number-style>
    <number:number-style style:name="N225">
      <style:text-properties fo:color="#ff0000"/>
      <number:text>-</number:text>
      <number:number number:decimal-places="2" loext:min-decimal-places="2" number:min-integer-digits="1" number:grouping="true"/>
      <number:text> F</number:text>
      <style:map style:condition="value()&gt;=0" style:apply-style-name="N225P0"/>
    </number:number-style>
    <number:number-style style:name="N228P0" style:volatile="true">
      <number:number number:decimal-places="0" loext:min-decimal-places="0" number:min-integer-digits="1" number:grouping="true"/>
      <number:text> F </number:text>
    </number:number-style>
    <number:number-style style:name="N228P1" style:volatile="true">
      <number:number number:decimal-places="0" loext: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loext:min-decimal-places="2" number:min-integer-digits="1" number:grouping="true"/>
      <number:text> F </number:text>
    </number:number-style>
    <number:number-style style:name="N231P1" style:volatile="true">
      <number:number number:decimal-places="2" loext:min-decimal-places="2" number:min-integer-digits="1" number:grouping="true"/>
      <number:text> F </number:text>
    </number:number-style>
    <number:number-style style:name="N231P2" style:volatile="true">
      <number:text>-</number:text>
      <number:number number:decimal-places="0" loext: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1">00/00/0000</text:date>, <text:time style:data-style-name="N2" text:time-value="02:13:12.61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3H26M19S</meta:editing-duration>
    <meta:editing-cycles>1749</meta:editing-cycles>
    <meta:generator>LibreOffice/5.4.1.2$Windows_X86_64 LibreOffice_project/ea7cb86e6eeb2bf3a5af73a8f7777ac570321527</meta:generator>
    <meta:creation-date>2013-06-24T19:02:37.47</meta:creation-date>
    <dc:date>2017-10-11T02:31:36.851000000</dc:date>
    <meta:document-statistic meta:table-count="14" meta:cell-count="5731"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